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Apercu, apple-system, system-ui" svg:font-family="Apercu, apple-system, system-ui" style:font-family-generic="system"/>
    <style:font-face style:name="Monaco, Menlo, 'Ubuntu Mono', '" svg:font-family="Monaco, Menlo, 'Ubuntu Mono', '"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8">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bullet text:level="2" text:style-name="WW_CharLFO20LVL2"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Titre3" style:master-page-name="MP0" style:family="paragraph">
      <style:paragraph-properties fo:break-before="page" fo:text-align="justify"/>
    </style:style>
    <style:style style:name="T2" style:parent-style-name="Policepardéfaut" style:family="text">
      <style:text-properties fo:language="en" fo:country="US" style:language-asian="en" style:country-asian="US" style:language-complex="ar" style:country-complex="SA"/>
    </style:style>
    <style:style style:name="P3" style:parent-style-name="Textbody" style:family="paragraph">
      <style:paragraph-properties fo:text-align="end" fo:line-height="150%"/>
      <style:text-properties fo:font-weight="bold" style:font-weight-asian="bold"/>
    </style:style>
    <style:style style:name="T4" style:parent-style-name="Policepardéfaut" style:family="text">
      <style:text-properties fo:language="en" fo:country="US" style:language-asian="en" style:country-asian="US" style:language-complex="ar" style:country-complex="SA"/>
    </style:style>
    <style:style style:name="T5" style:parent-style-name="Policepardéfaut" style:family="text">
      <style:text-properties fo:language="en" fo:country="US" style:language-asian="en" style:country-asian="US" style:language-complex="ar" style:country-complex="SA"/>
    </style:style>
    <style:style style:name="P6" style:parent-style-name="Textbody" style:family="paragraph">
      <style:paragraph-properties fo:text-align="end" fo:line-height="150%"/>
      <style:text-properties fo:font-weight="bold" style:font-weight-asian="bold"/>
    </style:style>
    <style:style style:name="T7" style:parent-style-name="Policepardéfaut" style:family="text">
      <style:text-properties fo:language="en" fo:country="US" style:language-asian="en" style:country-asian="US" style:language-complex="ar" style:country-complex="SA"/>
    </style:style>
    <style:style style:name="T8" style:parent-style-name="Policepardéfaut" style:family="text">
      <style:text-properties fo:language="en" fo:country="US" style:language-asian="en" style:country-asian="US" style:language-complex="ar" style:country-complex="SA"/>
    </style:style>
    <style:style style:name="P9" style:parent-style-name="Textbody" style:family="paragraph">
      <style:paragraph-properties fo:text-align="end" fo:line-height="150%"/>
      <style:text-properties fo:font-weight="bold" style:font-weight-asian="bold"/>
    </style:style>
    <style:style style:name="T10" style:parent-style-name="Policepardéfaut" style:family="text">
      <style:text-properties fo:language="en" fo:country="US" style:language-asian="en" style:country-asian="US" style:language-complex="ar" style:country-complex="SA"/>
    </style:style>
    <style:style style:name="T11" style:parent-style-name="Policepardéfaut" style:family="text">
      <style:text-properties fo:language="en" fo:country="US" style:language-asian="en" style:country-asian="US" style:language-complex="ar" style:country-complex="SA"/>
    </style:style>
    <style:style style:name="P12" style:parent-style-name="Textbody" style:family="paragraph">
      <style:paragraph-properties fo:text-align="end" fo:line-height="150%"/>
      <style:text-properties fo:font-weight="bold" style:font-weight-asian="bold"/>
    </style:style>
    <style:style style:name="T13" style:parent-style-name="Policepardéfaut" style:family="text">
      <style:text-properties fo:language="en" fo:country="US" style:language-asian="en" style:country-asian="US" style:language-complex="ar" style:country-complex="SA"/>
    </style:style>
    <style:style style:name="T14" style:parent-style-name="Policepardéfaut" style:family="text">
      <style:text-properties fo:language="en" fo:country="US" style:language-asian="en" style:country-asian="US" style:language-complex="ar" style:country-complex="SA"/>
    </style:style>
    <style:style style:name="P15" style:parent-style-name="Textbody" style:family="paragraph">
      <style:paragraph-properties fo:text-align="end" fo:line-height="150%"/>
      <style:text-properties fo:font-weight="bold" style:font-weight-asian="bold"/>
    </style:style>
    <style:style style:name="T16" style:parent-style-name="Policepardéfaut" style:family="text">
      <style:text-properties fo:language="en" fo:country="US" style:language-asian="en" style:country-asian="US" style:language-complex="ar" style:country-complex="SA"/>
    </style:style>
    <style:style style:name="P17" style:parent-style-name="Textbody" style:family="paragraph">
      <style:paragraph-properties fo:text-align="end" fo:line-height="150%"/>
      <style:text-properties fo:font-weight="bold" style:font-weight-asian="bold"/>
    </style:style>
    <style:style style:name="T18" style:parent-style-name="Policepardéfaut" style:family="text">
      <style:text-properties fo:language="en" fo:country="US" style:language-asian="en" style:country-asian="US" style:language-complex="ar" style:country-complex="SA"/>
    </style:style>
    <style:style style:name="T19" style:parent-style-name="Policepardéfaut" style:family="text">
      <style:text-properties fo:language="en" fo:country="US" style:language-asian="en" style:country-asian="US" style:language-complex="ar" style:country-complex="SA"/>
    </style:style>
    <style:style style:name="P20" style:parent-style-name="Textbody" style:family="paragraph">
      <style:paragraph-properties fo:text-align="end" fo:line-height="150%"/>
      <style:text-properties fo:font-weight="bold" style:font-weight-asian="bold"/>
    </style:style>
    <style:style style:name="T21" style:parent-style-name="Policepardéfaut" style:family="text">
      <style:text-properties fo:language="en" fo:country="US" style:language-asian="en" style:country-asian="US" style:language-complex="ar" style:country-complex="SA"/>
    </style:style>
    <style:style style:name="T22" style:parent-style-name="Policepardéfaut" style:family="text">
      <style:text-properties fo:language="en" fo:country="US" style:language-asian="en" style:country-asian="US" style:language-complex="ar" style:country-complex="SA"/>
    </style:style>
    <style:style style:name="P23" style:parent-style-name="Textbody" style:family="paragraph">
      <style:paragraph-properties fo:text-align="end" fo:line-height="150%"/>
      <style:text-properties fo:font-weight="bold" style:font-weight-asian="bold"/>
    </style:style>
    <style:style style:name="T24" style:parent-style-name="Policepardéfaut" style:family="text">
      <style:text-properties style:font-name="Apercu, apple-system, system-ui" fo:font-weight="normal" style:font-weight-asian="normal"/>
    </style:style>
    <style:style style:name="P25" style:parent-style-name="Textbody" style:family="paragraph">
      <style:paragraph-properties fo:text-align="justify"/>
      <style:text-properties style:font-name="Apercu, apple-system, system-ui" fo:color="#10162F" fo:font-size="14pt" style:font-size-asian="14pt"/>
    </style:style>
    <style:style style:name="P26" style:parent-style-name="Textbody" style:family="paragraph">
      <style:paragraph-properties fo:text-align="justify" fo:line-height="160%"/>
      <style:text-properties style:font-name="Apercu, apple-system, system-ui" fo:color="#10162F" fo:font-size="14pt" style:font-size-asian="14pt"/>
    </style:style>
    <style:style style:name="P27" style:parent-style-name="Textbody" style:family="paragraph">
      <style:paragraph-properties fo:text-align="justify" fo:margin-bottom="0in"/>
    </style:style>
    <style:style style:name="T28" style:parent-style-name="Policepardéfaut" style:family="text">
      <style:text-properties fo:language="en" fo:country="US" style:language-asian="en" style:country-asian="US" style:language-complex="ar" style:country-complex="SA"/>
    </style:style>
    <style:style style:name="P29" style:parent-style-name="Textbody" style:family="paragraph">
      <style:text-properties fo:language="en" fo:country="US"/>
    </style:style>
    <style:style style:name="T30"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31" style:parent-style-name="Textbody" style:family="paragraph">
      <style:paragraph-properties fo:text-align="justify"/>
      <style:text-properties style:font-name="Apercu, apple-system, system-ui" fo:color="#10162F" fo:font-size="14pt" style:font-size-asian="14pt"/>
    </style:style>
    <style:style style:name="P32" style:parent-style-name="Textbody" style:family="paragraph">
      <style:paragraph-properties fo:text-align="justify" fo:line-height="160%"/>
      <style:text-properties style:font-name="Apercu, apple-system, system-ui" fo:color="#10162F" fo:font-size="14pt" style:font-size-asian="14pt"/>
    </style:style>
    <style:style style:name="P33" style:parent-style-name="Textbody" style:family="paragraph">
      <style:paragraph-properties fo:text-align="justify" fo:margin-bottom="0in"/>
    </style:style>
    <style:style style:name="T34" style:parent-style-name="Policepardéfaut" style:family="text">
      <style:text-properties fo:language="en" fo:country="US" style:language-asian="en" style:country-asian="US" style:language-complex="ar" style:country-complex="SA"/>
    </style:style>
    <style:style style:name="T35"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36" style:parent-style-name="Textbody" style:family="paragraph">
      <style:paragraph-properties fo:text-align="justify"/>
      <style:text-properties style:font-name="Apercu, apple-system, system-ui" fo:color="#10162F" fo:font-size="14pt" style:font-size-asian="14pt"/>
    </style:style>
    <style:style style:name="P37" style:parent-style-name="Textbody" style:family="paragraph">
      <style:paragraph-properties fo:text-align="justify" fo:line-height="160%"/>
      <style:text-properties style:font-name="Apercu, apple-system, system-ui" fo:color="#10162F" fo:font-size="14pt" style:font-size-asian="14pt"/>
    </style:style>
    <style:style style:name="P38" style:parent-style-name="Textbody" style:family="paragraph">
      <style:paragraph-properties fo:text-align="justify" fo:margin-bottom="0in"/>
    </style:style>
    <style:style style:name="T39" style:parent-style-name="Policepardéfaut" style:family="text">
      <style:text-properties fo:language="en" fo:country="US" style:language-asian="en" style:country-asian="US" style:language-complex="ar" style:country-complex="SA"/>
    </style:style>
    <style:style style:name="T40"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41" style:parent-style-name="Textbody" style:family="paragraph">
      <style:paragraph-properties fo:text-align="justify"/>
      <style:text-properties style:font-name="Apercu, apple-system, system-ui" fo:color="#10162F" fo:font-size="14pt" style:font-size-asian="14pt"/>
    </style:style>
    <style:style style:name="P42" style:parent-style-name="Textbody" style:family="paragraph">
      <style:paragraph-properties fo:text-align="justify" fo:margin-bottom="0in" fo:line-height="160%"/>
      <style:text-properties style:font-name="Apercu, apple-system, system-ui" fo:color="#10162F" fo:font-size="14pt" style:font-size-asian="14pt"/>
    </style:style>
    <style:style style:name="P43" style:parent-style-name="Titre3" style:family="paragraph">
      <style:paragraph-properties fo:text-align="justify"/>
      <style:text-properties style:font-name="Apercu, apple-system, system-ui" fo:font-weight="normal" style:font-weight-asian="normal"/>
    </style:style>
    <style:style style:name="P44" style:parent-style-name="Textbody" style:family="paragraph">
      <style:paragraph-properties fo:text-align="justify"/>
      <style:text-properties style:font-name="Apercu, apple-system, system-ui" fo:color="#10162F" fo:font-size="14pt" style:font-size-asian="14pt"/>
    </style:style>
    <style:style style:name="P45" style:parent-style-name="Textbody" style:family="paragraph">
      <style:paragraph-properties fo:text-align="justify" fo:margin-bottom="0in"/>
    </style:style>
    <style:style style:name="T46" style:parent-style-name="Policepardéfaut" style:family="text">
      <style:text-properties fo:language="en" fo:country="US" style:language-asian="en" style:country-asian="US" style:language-complex="ar" style:country-complex="SA"/>
    </style:style>
    <style:style style:name="P47" style:parent-style-name="Textbody" style:family="paragraph">
      <style:text-properties fo:language="en" fo:country="US"/>
    </style:style>
    <style:style style:name="T48"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49" style:parent-style-name="Textbody" style:family="paragraph">
      <style:paragraph-properties fo:text-align="justify" fo:margin-bottom="0in"/>
      <style:text-properties style:font-name="Apercu, apple-system, system-ui" fo:color="#10162F" fo:font-size="14pt" style:font-size-asian="14pt"/>
    </style:style>
    <style:style style:name="P50" style:parent-style-name="Textbody" style:family="paragraph">
      <style:paragraph-properties fo:text-align="justify" fo:margin-bottom="0in"/>
    </style:style>
    <style:style style:name="T51" style:parent-style-name="Policepardéfaut" style:family="text">
      <style:text-properties fo:language="en" fo:country="US" style:language-asian="en" style:country-asian="US" style:language-complex="ar" style:country-complex="SA"/>
    </style:style>
    <style:style style:name="P52" style:parent-style-name="Textbody" style:family="paragraph">
      <style:text-properties fo:language="en" fo:country="US"/>
    </style:style>
    <style:style style:name="T53"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54" style:parent-style-name="Textbody" style:family="paragraph">
      <style:paragraph-properties fo:text-align="justify" fo:margin-bottom="0in"/>
    </style:style>
    <style:style style:name="T55" style:parent-style-name="Policepardéfaut" style:family="text">
      <style:text-properties style:font-name="Apercu, apple-system, system-ui" fo:color="#10162F" fo:font-size="14pt" style:font-size-asian="14pt"/>
    </style:style>
    <style:style style:name="T56" style:parent-style-name="Policepardéfaut" style:family="text">
      <style:text-properties style:font-name="Apercu, apple-system, system-ui" fo:color="#10162F" fo:font-size="14pt" style:font-size-asian="14pt"/>
    </style:style>
    <style:style style:name="T5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58" style:parent-style-name="Policepardéfaut" style:family="text">
      <style:text-properties style:font-name="Apercu, apple-system, system-ui" fo:color="#10162F" fo:font-size="14pt" style:font-size-asian="14pt"/>
    </style:style>
    <style:style style:name="T59" style:parent-style-name="Policepardéfaut" style:family="text">
      <style:text-properties style:font-name="Apercu, apple-system, system-ui" fo:color="#10162F" fo:font-size="14pt" style:font-size-asian="14pt"/>
    </style:style>
    <style:style style:name="T60" style:parent-style-name="Accentuation" style:family="text">
      <style:text-properties style:font-name="Apercu, apple-system, system-ui" fo:font-style="normal" style:font-style-asian="normal" fo:color="#10162F" fo:font-size="14pt" style:font-size-asian="14pt"/>
    </style:style>
    <style:style style:name="T61" style:parent-style-name="Policepardéfaut" style:family="text">
      <style:text-properties style:font-name="Apercu, apple-system, system-ui" fo:color="#10162F" fo:font-size="14pt" style:font-size-asian="14pt"/>
    </style:style>
    <style:style style:name="P62" style:parent-style-name="PreformattedText" style:family="paragraph">
      <style:paragraph-properties fo:text-align="justify"/>
    </style:style>
    <style:style style:name="T63"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6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65"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P66" style:parent-style-name="Textbody" style:family="paragraph">
      <style:paragraph-properties fo:text-align="justify" fo:line-height="160%"/>
    </style:style>
    <style:style style:name="T67" style:parent-style-name="Policepardéfaut" style:family="text">
      <style:text-properties fo:language="en" fo:country="US" style:language-asian="en" style:country-asian="US" style:language-complex="ar" style:country-complex="SA"/>
    </style:style>
    <style:style style:name="T68" style:parent-style-name="Policepardéfaut" style:family="text">
      <style:text-properties style:font-name="Apercu, apple-system, system-ui" fo:color="#10162F" fo:font-size="14pt" style:font-size-asian="14pt"/>
    </style:style>
    <style:style style:name="T69" style:parent-style-name="Accentuation" style:family="text">
      <style:text-properties style:font-name="Apercu, apple-system, system-ui" fo:font-style="normal" style:font-style-asian="normal" fo:color="#10162F" fo:font-size="14pt" style:font-size-asian="14pt"/>
    </style:style>
    <style:style style:name="T70" style:parent-style-name="Accentuation" style:family="text">
      <style:text-properties style:font-name="Apercu, apple-system, system-ui" fo:font-style="normal" style:font-style-asian="normal" fo:color="#10162F" fo:font-size="14pt" style:font-size-asian="14pt"/>
    </style:style>
    <style:style style:name="T71" style:parent-style-name="Policepardéfaut" style:family="text">
      <style:text-properties style:font-name="Apercu, apple-system, system-ui" fo:color="#10162F" fo:font-size="14pt" style:font-size-asian="14pt"/>
    </style:style>
    <style:style style:name="T72" style:parent-style-name="Policepardéfaut" style:family="text">
      <style:text-properties style:font-name="Apercu, apple-system, system-ui" fo:color="#10162F" fo:font-size="14pt" style:font-size-asian="14pt"/>
    </style:style>
    <style:style style:name="P73" style:parent-style-name="Textbody" style:family="paragraph">
      <style:paragraph-properties fo:text-align="justify"/>
      <style:text-properties fo:color="#10162F"/>
    </style:style>
    <style:style style:name="P74" style:parent-style-name="Textbody" style:family="paragraph">
      <style:paragraph-properties fo:text-align="justify" fo:line-height="160%"/>
      <style:text-properties style:font-name="Apercu, apple-system, system-ui" fo:color="#10162F" fo:font-size="14pt" style:font-size-asian="14pt"/>
    </style:style>
    <style:style style:name="P75" style:parent-style-name="Textbody" style:family="paragraph">
      <style:paragraph-properties fo:text-align="justify" fo:margin-bottom="0in"/>
    </style:style>
    <style:style style:name="T76" style:parent-style-name="Policepardéfaut" style:family="text">
      <style:text-properties fo:language="en" fo:country="US" style:language-asian="en" style:country-asian="US" style:language-complex="ar" style:country-complex="SA"/>
    </style:style>
    <style:style style:name="T77"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78" style:parent-style-name="Textbody" style:family="paragraph">
      <style:paragraph-properties fo:text-align="justify"/>
      <style:text-properties style:font-name="Apercu, apple-system, system-ui" fo:color="#10162F" fo:font-size="14pt" style:font-size-asian="14pt"/>
    </style:style>
    <style:style style:name="P79" style:parent-style-name="Textbody" style:family="paragraph">
      <style:paragraph-properties fo:text-align="justify" fo:margin-bottom="0in" fo:line-height="160%"/>
    </style:style>
    <style:style style:name="T80" style:parent-style-name="Policepardéfaut" style:family="text">
      <style:text-properties style:font-name="Apercu, apple-system, system-ui" fo:color="#10162F" fo:font-size="14pt" style:font-size-asian="14pt"/>
    </style:style>
    <style:style style:name="T81" style:parent-style-name="Accentuation" style:family="text">
      <style:text-properties style:font-name="Apercu, apple-system, system-ui" fo:font-style="normal" style:font-style-asian="normal" fo:color="#10162F" fo:font-size="14pt" style:font-size-asian="14pt"/>
    </style:style>
    <style:style style:name="T82" style:parent-style-name="Policepardéfaut" style:family="text">
      <style:text-properties style:font-name="Apercu, apple-system, system-ui" fo:color="#10162F" fo:font-size="14pt" style:font-size-asian="14pt"/>
    </style:style>
    <style:style style:name="T83" style:parent-style-name="Policepardéfaut" style:family="text">
      <style:text-properties style:font-name="Apercu, apple-system, system-ui" fo:color="#10162F" fo:font-size="14pt" style:font-size-asian="14pt"/>
    </style:style>
    <style:style style:name="T84" style:parent-style-name="Policepardéfaut" style:family="text">
      <style:text-properties style:font-name="Apercu, apple-system, system-ui" fo:color="#10162F" fo:font-size="14pt" style:font-size-asian="14pt"/>
    </style:style>
    <style:style style:name="T85" style:parent-style-name="Policepardéfaut" style:family="text">
      <style:text-properties style:font-name="Apercu, apple-system, system-ui" fo:color="#10162F" fo:font-size="14pt" style:font-size-asian="14pt"/>
    </style:style>
    <style:style style:name="T86" style:parent-style-name="Policepardéfaut" style:family="text">
      <style:text-properties style:font-name="Apercu, apple-system, system-ui" fo:color="#10162F" fo:font-size="14pt" style:font-size-asian="14pt"/>
    </style:style>
    <style:style style:name="P87" style:parent-style-name="Textbody" style:family="paragraph">
      <style:paragraph-properties fo:text-align="justify" fo:margin-bottom="0in"/>
    </style:style>
    <style:style style:name="T88" style:parent-style-name="Policepardéfaut" style:family="text">
      <style:text-properties fo:language="en" fo:country="US" style:language-asian="en" style:country-asian="US" style:language-complex="ar" style:country-complex="SA"/>
    </style:style>
    <style:style style:name="T89"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90" style:parent-style-name="Textbody" style:family="paragraph">
      <style:paragraph-properties fo:text-align="justify"/>
      <style:text-properties style:font-name="Apercu, apple-system, system-ui" fo:color="#10162F" fo:font-size="14pt" style:font-size-asian="14pt"/>
    </style:style>
    <style:style style:name="P91" style:parent-style-name="PreformattedText" style:family="paragraph">
      <style:paragraph-properties fo:text-align="justify"/>
    </style:style>
    <style:style style:name="T92"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P93" style:parent-style-name="PreformattedText" style:family="paragraph">
      <style:paragraph-properties fo:text-align="justify"/>
    </style:style>
    <style:style style:name="T94"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9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96" style:parent-style-name="PreformattedText" style:family="paragraph">
      <style:paragraph-properties fo:text-align="justify"/>
    </style:style>
    <style:style style:name="T97" style:parent-style-name="SourceText" style:family="text">
      <style:text-properties fo:color="#FFFFFF" fo:background-color="#211E2F" fo:language="en" fo:country="US"/>
    </style:style>
    <style:style style:name="T98"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9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0"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0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02" style:parent-style-name="PreformattedText" style:family="paragraph">
      <style:paragraph-properties fo:text-align="justify"/>
    </style:style>
    <style:style style:name="T103" style:parent-style-name="SourceText" style:family="text">
      <style:text-properties fo:color="#FFFFFF" fo:background-color="#211E2F" fo:language="en" fo:country="US"/>
    </style:style>
    <style:style style:name="T104"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105"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06" style:parent-style-name="SourceText" style:family="text">
      <style:text-properties style:font-name="Monaco, Menlo, 'Ubuntu Mono', '" style:font-name-asian="Monaco, Menlo, 'Ubuntu Mono', '" style:font-name-complex="Monaco, Menlo, 'Ubuntu Mono', '" fo:color="#FFE083" fo:font-size="14pt" style:font-size-asian="14pt" fo:background-color="#211E2F"/>
    </style:style>
    <style:style style:name="P107" style:parent-style-name="PreformattedText" style:family="paragraph">
      <style:paragraph-properties fo:text-align="justify"/>
    </style:style>
    <style:style style:name="T10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09" style:parent-style-name="Textbody" style:family="paragraph">
      <style:paragraph-properties fo:text-align="justify" fo:margin-bottom="0in" fo:line-height="160%"/>
    </style:style>
    <style:style style:name="T110" style:parent-style-name="Policepardéfaut" style:family="text">
      <style:text-properties fo:language="en" fo:country="US" style:language-asian="en" style:country-asian="US" style:language-complex="ar" style:country-complex="SA"/>
    </style:style>
    <style:style style:name="T111" style:parent-style-name="Policepardéfaut" style:family="text">
      <style:text-properties style:font-name="Apercu, apple-system, system-ui" fo:color="#10162F" fo:font-size="14pt" style:font-size-asian="14pt"/>
    </style:style>
    <style:style style:name="T11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1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14" style:parent-style-name="Policepardéfaut" style:family="text">
      <style:text-properties style:font-name="Apercu, apple-system, system-ui" fo:color="#10162F" fo:font-size="14pt" style:font-size-asian="14pt"/>
    </style:style>
    <style:style style:name="T11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1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17" style:parent-style-name="Policepardéfaut" style:family="text">
      <style:text-properties style:font-name="Apercu, apple-system, system-ui" fo:color="#10162F" fo:font-size="14pt" style:font-size-asian="14pt"/>
    </style:style>
    <style:style style:name="T118"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19" style:parent-style-name="Policepardéfaut" style:family="text">
      <style:text-properties style:font-name="Apercu, apple-system, system-ui" fo:color="#10162F" fo:font-size="14pt" style:font-size-asian="14pt"/>
    </style:style>
    <style:style style:name="T12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3" style:parent-style-name="Policepardéfaut" style:family="text">
      <style:text-properties style:font-name="Apercu, apple-system, system-ui" fo:color="#10162F" fo:font-size="14pt" style:font-size-asian="14pt"/>
    </style:style>
    <style:style style:name="P124" style:parent-style-name="Titre3" style:family="paragraph">
      <style:paragraph-properties fo:text-align="justify" fo:margin-top="0in" fo:margin-bottom="0in" fo:line-height="160%"/>
      <style:text-properties style:font-name="Apercu, apple-system, system-ui" fo:font-weight="normal" style:font-weight-asian="normal" fo:color="#10162F"/>
    </style:style>
    <style:style style:name="P125" style:parent-style-name="Textbody" style:family="paragraph">
      <style:paragraph-properties fo:text-align="justify" fo:line-height="160%"/>
      <style:text-properties style:font-name="Apercu, apple-system, system-ui" fo:color="#10162F" fo:font-size="14pt" style:font-size-asian="14pt"/>
    </style:style>
    <style:style style:name="P126" style:parent-style-name="Textbody" style:family="paragraph">
      <style:paragraph-properties fo:text-align="justify" fo:margin-bottom="0in" fo:line-height="160%"/>
      <style:text-properties style:font-name="Apercu, apple-system, system-ui" fo:color="#10162F" fo:font-size="14pt" style:font-size-asian="14pt"/>
    </style:style>
    <style:style style:name="P127" style:parent-style-name="Textbody" style:family="paragraph">
      <style:paragraph-properties fo:text-align="justify" fo:line-height="160%"/>
      <style:text-properties style:font-name="Apercu, apple-system, system-ui" fo:color="#10162F" fo:font-size="14pt" style:font-size-asian="14pt"/>
    </style:style>
    <style:style style:name="P128" style:parent-style-name="Textbody" style:family="paragraph">
      <style:paragraph-properties fo:text-align="justify" fo:margin-bottom="0in" fo:line-height="160%"/>
    </style:style>
    <style:style style:name="T129"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130"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131" style:parent-style-name="Policepardéfaut" style:family="text">
      <style:text-properties style:font-name="Apercu, apple-system, system-ui" fo:color="#10162F" fo:font-size="14pt" style:font-size-asian="14pt"/>
    </style:style>
    <style:style style:name="P132" style:parent-style-name="Textbody" style:family="paragraph">
      <style:paragraph-properties fo:text-align="justify" fo:margin-bottom="0in" fo:line-height="160%"/>
    </style:style>
    <style:style style:name="T133"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P134" style:parent-style-name="Textbody" style:family="paragraph">
      <style:text-properties fo:language="en" fo:country="US"/>
    </style:style>
    <style:style style:name="T135"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136" style:parent-style-name="Policepardéfaut" style:family="text">
      <style:text-properties style:font-name="Apercu, apple-system, system-ui" fo:color="#10162F" fo:font-size="14pt" style:font-size-asian="14pt"/>
    </style:style>
    <style:style style:name="T137" style:parent-style-name="Policepardéfaut" style:family="text">
      <style:text-properties style:font-name="Apercu, apple-system, system-ui" fo:color="#10162F" fo:font-size="14pt" style:font-size-asian="14pt"/>
    </style:style>
    <style:style style:name="P138" style:parent-style-name="PreformattedText" style:family="paragraph">
      <style:paragraph-properties fo:text-align="justify" fo:line-height="160%"/>
    </style:style>
    <style:style style:name="T139" style:parent-style-name="SourceText" style:family="text">
      <style:text-properties style:font-name="Monaco, Menlo, 'Ubuntu Mono', '" style:font-name-asian="Monaco, Menlo, 'Ubuntu Mono', '" style:font-name-complex="Monaco, Menlo, 'Ubuntu Mono', '" fo:color="#FFE083" fo:background-color="#211E2F"/>
    </style:style>
    <style:style style:name="T140" style:parent-style-name="SourceText" style:family="text">
      <style:text-properties style:font-name="Monaco, Menlo, 'Ubuntu Mono', '" style:font-name-asian="Monaco, Menlo, 'Ubuntu Mono', '" style:font-name-complex="Monaco, Menlo, 'Ubuntu Mono', '" fo:color="#FFFFFF" fo:background-color="#211E2F"/>
    </style:style>
    <style:style style:name="T141" style:parent-style-name="SourceText" style:family="text">
      <style:text-properties style:font-name="Monaco, Menlo, 'Ubuntu Mono', '" style:font-name-asian="Monaco, Menlo, 'Ubuntu Mono', '" style:font-name-complex="Monaco, Menlo, 'Ubuntu Mono', '" fo:color="#83FFF5" fo:background-color="#211E2F"/>
    </style:style>
    <style:style style:name="T142" style:parent-style-name="SourceText" style:family="text">
      <style:text-properties style:font-name="Monaco, Menlo, 'Ubuntu Mono', '" style:font-name-asian="Monaco, Menlo, 'Ubuntu Mono', '" style:font-name-complex="Monaco, Menlo, 'Ubuntu Mono', '" fo:color="#FFFFFF" fo:background-color="#211E2F"/>
    </style:style>
    <style:style style:name="T143" style:parent-style-name="SourceText" style:family="text">
      <style:text-properties style:font-name="Monaco, Menlo, 'Ubuntu Mono', '" style:font-name-asian="Monaco, Menlo, 'Ubuntu Mono', '" style:font-name-complex="Monaco, Menlo, 'Ubuntu Mono', '" fo:color="#939598" fo:background-color="#211E2F"/>
    </style:style>
    <style:style style:name="P144" style:parent-style-name="Textbody" style:family="paragraph">
      <style:paragraph-properties fo:text-align="justify" fo:line-height="160%"/>
    </style:style>
    <style:style style:name="T145"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146" style:parent-style-name="Policepardéfaut" style:family="text">
      <style:text-properties style:font-name="Apercu, apple-system, system-ui" fo:color="#10162F" fo:font-size="14pt" style:font-size-asian="14pt"/>
    </style:style>
    <style:style style:name="P147" style:parent-style-name="PreformattedText" style:family="paragraph">
      <style:paragraph-properties fo:text-align="justify" fo:line-height="160%"/>
    </style:style>
    <style:style style:name="T148" style:parent-style-name="SourceText" style:family="text">
      <style:text-properties style:font-name="Monaco, Menlo, 'Ubuntu Mono', '" style:font-name-asian="Monaco, Menlo, 'Ubuntu Mono', '" style:font-name-complex="Monaco, Menlo, 'Ubuntu Mono', '" fo:color="#B3CCFF" fo:background-color="#211E2F" fo:language="en" fo:country="US"/>
    </style:style>
    <style:style style:name="T149"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150" style:parent-style-name="PreformattedText" style:family="paragraph">
      <style:paragraph-properties fo:text-align="justify" fo:line-height="160%"/>
    </style:style>
    <style:style style:name="T151" style:parent-style-name="SourceText" style:family="text">
      <style:text-properties fo:color="#FFFFFF" fo:background-color="#211E2F" fo:language="en" fo:country="US"/>
    </style:style>
    <style:style style:name="T152"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153"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154"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155"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156" style:parent-style-name="PreformattedText" style:family="paragraph">
      <style:paragraph-properties fo:text-align="justify" fo:line-height="160%"/>
    </style:style>
    <style:style style:name="T157" style:parent-style-name="SourceText" style:family="text">
      <style:text-properties fo:color="#FFFFFF" fo:background-color="#211E2F" fo:language="en" fo:country="US"/>
    </style:style>
    <style:style style:name="T158"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159"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160"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P161" style:parent-style-name="PreformattedText" style:family="paragraph">
      <style:paragraph-properties fo:text-align="justify" fo:line-height="160%"/>
    </style:style>
    <style:style style:name="T162"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163" style:parent-style-name="PreformattedText" style:family="paragraph">
      <style:paragraph-properties fo:text-align="justify" fo:line-height="160%"/>
    </style:style>
    <style:style style:name="T164"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165"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166"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167"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168" style:parent-style-name="SourceText" style:family="text">
      <style:text-properties style:font-name="Monaco, Menlo, 'Ubuntu Mono', '" style:font-name-asian="Monaco, Menlo, 'Ubuntu Mono', '" style:font-name-complex="Monaco, Menlo, 'Ubuntu Mono', '" fo:color="#939598" fo:background-color="#211E2F" fo:language="en" fo:country="US"/>
    </style:style>
    <style:style style:name="P169" style:parent-style-name="PreformattedText" style:family="paragraph">
      <style:paragraph-properties fo:text-align="justify" fo:line-height="160%"/>
    </style:style>
    <style:style style:name="T170"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171"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172"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173"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174" style:parent-style-name="SourceText" style:family="text">
      <style:text-properties style:font-name="Monaco, Menlo, 'Ubuntu Mono', '" style:font-name-asian="Monaco, Menlo, 'Ubuntu Mono', '" style:font-name-complex="Monaco, Menlo, 'Ubuntu Mono', '" fo:color="#939598" fo:background-color="#211E2F" fo:language="en" fo:country="US"/>
    </style:style>
    <style:style style:name="T175"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P176" style:parent-style-name="Textbody" style:family="paragraph">
      <style:paragraph-properties fo:text-align="justify" fo:margin-bottom="0in" fo:line-height="160%"/>
    </style:style>
    <style:style style:name="T177" style:parent-style-name="Policepardéfaut" style:family="text">
      <style:text-properties style:font-name="Apercu, apple-system, system-ui" fo:color="#10162F" fo:font-size="14pt" style:font-size-asian="14pt"/>
    </style:style>
    <style:style style:name="T178" style:parent-style-name="SourceText" style:family="text">
      <style:text-properties style:font-name="Monaco, Menlo, 'Ubuntu Mono', '" style:font-name-asian="Monaco, Menlo, 'Ubuntu Mono', '" style:font-name-complex="Monaco, Menlo, 'Ubuntu Mono', '"/>
    </style:style>
    <style:style style:name="T179" style:parent-style-name="SourceText" style:family="text">
      <style:text-properties style:font-name="Monaco, Menlo, 'Ubuntu Mono', '" style:font-name-asian="Monaco, Menlo, 'Ubuntu Mono', '" style:font-name-complex="Monaco, Menlo, 'Ubuntu Mono', '"/>
    </style:style>
    <style:style style:name="T180" style:parent-style-name="Policepardéfaut" style:family="text">
      <style:text-properties style:font-name="Apercu, apple-system, system-ui" fo:color="#10162F" fo:font-size="14pt" style:font-size-asian="14pt"/>
    </style:style>
    <style:style style:name="P181" style:parent-style-name="PreformattedText" style:family="paragraph">
      <style:paragraph-properties fo:text-align="justify" fo:line-height="160%"/>
    </style:style>
    <style:style style:name="T182" style:parent-style-name="SourceText" style:family="text">
      <style:text-properties style:font-name="Monaco, Menlo, 'Ubuntu Mono', '" style:font-name-asian="Monaco, Menlo, 'Ubuntu Mono', '" style:font-name-complex="Monaco, Menlo, 'Ubuntu Mono', '" fo:color="#FF8973" fo:background-color="#211E2F"/>
    </style:style>
    <style:style style:name="T183" style:parent-style-name="SourceText" style:family="text">
      <style:text-properties style:font-name="Monaco, Menlo, 'Ubuntu Mono', '" style:font-name-asian="Monaco, Menlo, 'Ubuntu Mono', '" style:font-name-complex="Monaco, Menlo, 'Ubuntu Mono', '" fo:color="#FFFFFF" fo:background-color="#211E2F"/>
    </style:style>
    <style:style style:name="T184" style:parent-style-name="SourceText" style:family="text">
      <style:text-properties style:font-name="Monaco, Menlo, 'Ubuntu Mono', '" style:font-name-asian="Monaco, Menlo, 'Ubuntu Mono', '" style:font-name-complex="Monaco, Menlo, 'Ubuntu Mono', '" fo:color="#83FFF5" fo:background-color="#211E2F"/>
    </style:style>
    <style:style style:name="T185" style:parent-style-name="SourceText" style:family="text">
      <style:text-properties style:font-name="Monaco, Menlo, 'Ubuntu Mono', '" style:font-name-asian="Monaco, Menlo, 'Ubuntu Mono', '" style:font-name-complex="Monaco, Menlo, 'Ubuntu Mono', '" fo:color="#FFFFFF" fo:background-color="#211E2F"/>
    </style:style>
    <style:style style:name="T186" style:parent-style-name="SourceText" style:family="text">
      <style:text-properties style:font-name="Monaco, Menlo, 'Ubuntu Mono', '" style:font-name-asian="Monaco, Menlo, 'Ubuntu Mono', '" style:font-name-complex="Monaco, Menlo, 'Ubuntu Mono', '" fo:color="#939598" fo:background-color="#211E2F"/>
    </style:style>
    <style:style style:name="P187" style:parent-style-name="Textbody" style:family="paragraph">
      <style:paragraph-properties fo:text-align="justify" fo:margin-bottom="0in" fo:line-height="160%"/>
    </style:style>
    <style:style style:name="T188"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189" style:parent-style-name="Policepardéfaut" style:family="text">
      <style:text-properties style:font-name="Apercu, apple-system, system-ui" fo:color="#10162F" fo:font-size="14pt" style:font-size-asian="14pt"/>
    </style:style>
    <style:style style:name="P190" style:parent-style-name="Textbody" style:family="paragraph">
      <style:paragraph-properties fo:text-align="justify" fo:margin-bottom="0in" fo:line-height="160%"/>
      <style:text-properties style:font-name="Apercu, apple-system, system-ui" fo:color="#10162F" fo:font-size="14pt" style:font-size-asian="14pt"/>
    </style:style>
    <style:style style:name="P191" style:parent-style-name="Titre3" style:family="paragraph">
      <style:paragraph-properties fo:text-align="justify" fo:margin-top="0in" fo:margin-bottom="0in" fo:line-height="160%"/>
      <style:text-properties style:font-name="Apercu, apple-system, system-ui" fo:font-weight="normal" style:font-weight-asian="normal" fo:color="#10162F"/>
    </style:style>
    <style:style style:name="P192" style:parent-style-name="Textbody" style:family="paragraph">
      <style:paragraph-properties fo:text-align="justify" fo:line-height="160%"/>
      <style:text-properties style:font-name="Apercu, apple-system, system-ui" fo:color="#10162F" fo:font-size="14pt" style:font-size-asian="14pt"/>
    </style:style>
    <style:style style:name="P193" style:parent-style-name="Textbody" style:family="paragraph">
      <style:paragraph-properties fo:text-align="justify" fo:margin-bottom="0in" fo:line-height="160%"/>
    </style:style>
    <style:style style:name="T194" style:parent-style-name="Policepardéfaut" style:family="text">
      <style:text-properties style:font-name="Apercu, apple-system, system-ui" fo:color="#10162F" fo:font-size="14pt" style:font-size-asian="14pt"/>
    </style:style>
    <style:style style:name="T195" style:parent-style-name="Policepardéfaut" style:family="text">
      <style:text-properties style:font-name="Apercu, apple-system, system-ui" fo:color="#10162F" fo:font-size="14pt" style:font-size-asian="14pt"/>
    </style:style>
    <style:style style:name="T196" style:parent-style-name="SourceText" style:family="text">
      <style:text-properties style:font-name="Monaco, Menlo, 'Ubuntu Mono', '" style:font-name-asian="Monaco, Menlo, 'Ubuntu Mono', '" style:font-name-complex="Monaco, Menlo, 'Ubuntu Mono', '"/>
    </style:style>
    <style:style style:name="T197" style:parent-style-name="Policepardéfaut" style:family="text">
      <style:text-properties style:font-name="Apercu, apple-system, system-ui" fo:color="#10162F" fo:font-size="14pt" style:font-size-asian="14pt"/>
    </style:style>
    <style:style style:name="P198" style:parent-style-name="Textbody" style:family="paragraph">
      <style:paragraph-properties fo:text-align="justify" fo:line-height="160%"/>
      <style:text-properties style:font-name="Apercu, apple-system, system-ui" fo:color="#10162F" fo:font-size="14pt" style:font-size-asian="14pt"/>
    </style:style>
    <style:style style:name="P199" style:parent-style-name="PreformattedText" style:family="paragraph">
      <style:paragraph-properties fo:text-align="justify" fo:line-height="160%"/>
    </style:style>
    <style:style style:name="T200" style:parent-style-name="SourceText" style:family="text">
      <style:text-properties style:font-name="Monaco, Menlo, 'Ubuntu Mono', '" style:font-name-asian="Monaco, Menlo, 'Ubuntu Mono', '" style:font-name-complex="Monaco, Menlo, 'Ubuntu Mono', '" fo:color="#FFFFFF" fo:background-color="#211E2F"/>
    </style:style>
    <style:style style:name="T201" style:parent-style-name="SourceText" style:family="text">
      <style:text-properties style:font-name="Monaco, Menlo, 'Ubuntu Mono', '" style:font-name-asian="Monaco, Menlo, 'Ubuntu Mono', '" style:font-name-complex="Monaco, Menlo, 'Ubuntu Mono', '" fo:color="#FFE083" fo:background-color="#211E2F"/>
    </style:style>
    <style:style style:name="T202" style:parent-style-name="SourceText" style:family="text">
      <style:text-properties style:font-name="Monaco, Menlo, 'Ubuntu Mono', '" style:font-name-asian="Monaco, Menlo, 'Ubuntu Mono', '" style:font-name-complex="Monaco, Menlo, 'Ubuntu Mono', '" fo:color="#FFFFFF" fo:background-color="#211E2F"/>
    </style:style>
    <style:style style:name="T203" style:parent-style-name="SourceText" style:family="text">
      <style:text-properties style:font-name="Monaco, Menlo, 'Ubuntu Mono', '" style:font-name-asian="Monaco, Menlo, 'Ubuntu Mono', '" style:font-name-complex="Monaco, Menlo, 'Ubuntu Mono', '" fo:color="#FFE083" fo:background-color="#211E2F"/>
    </style:style>
    <style:style style:name="T204" style:parent-style-name="SourceText" style:family="text">
      <style:text-properties style:font-name="Monaco, Menlo, 'Ubuntu Mono', '" style:font-name-asian="Monaco, Menlo, 'Ubuntu Mono', '" style:font-name-complex="Monaco, Menlo, 'Ubuntu Mono', '" fo:color="#FFFFFF" fo:background-color="#211E2F"/>
    </style:style>
    <style:style style:name="T205" style:parent-style-name="SourceText" style:family="text">
      <style:text-properties style:font-name="Monaco, Menlo, 'Ubuntu Mono', '" style:font-name-asian="Monaco, Menlo, 'Ubuntu Mono', '" style:font-name-complex="Monaco, Menlo, 'Ubuntu Mono', '" fo:color="#FFE083" fo:background-color="#211E2F"/>
    </style:style>
    <style:style style:name="T206" style:parent-style-name="SourceText" style:family="text">
      <style:text-properties style:font-name="Monaco, Menlo, 'Ubuntu Mono', '" style:font-name-asian="Monaco, Menlo, 'Ubuntu Mono', '" style:font-name-complex="Monaco, Menlo, 'Ubuntu Mono', '" fo:color="#FFFFFF" fo:background-color="#211E2F"/>
    </style:style>
    <style:style style:name="T207" style:parent-style-name="SourceText" style:family="text">
      <style:text-properties style:font-name="Monaco, Menlo, 'Ubuntu Mono', '" style:font-name-asian="Monaco, Menlo, 'Ubuntu Mono', '" style:font-name-complex="Monaco, Menlo, 'Ubuntu Mono', '" fo:color="#FF8973" fo:background-color="#211E2F"/>
    </style:style>
    <style:style style:name="T208" style:parent-style-name="SourceText" style:family="text">
      <style:text-properties style:font-name="Monaco, Menlo, 'Ubuntu Mono', '" style:font-name-asian="Monaco, Menlo, 'Ubuntu Mono', '" style:font-name-complex="Monaco, Menlo, 'Ubuntu Mono', '" fo:color="#FFFFFF" fo:background-color="#211E2F"/>
    </style:style>
    <style:style style:name="T209" style:parent-style-name="SourceText" style:family="text">
      <style:text-properties style:font-name="Monaco, Menlo, 'Ubuntu Mono', '" style:font-name-asian="Monaco, Menlo, 'Ubuntu Mono', '" style:font-name-complex="Monaco, Menlo, 'Ubuntu Mono', '" fo:color="#939598" fo:background-color="#211E2F"/>
    </style:style>
    <style:style style:name="P210" style:parent-style-name="Textbody" style:family="paragraph">
      <style:paragraph-properties fo:text-align="justify" fo:line-height="160%"/>
    </style:style>
    <style:style style:name="T211"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212" style:parent-style-name="Policepardéfaut" style:family="text">
      <style:text-properties style:font-name="Apercu, apple-system, system-ui" fo:color="#10162F" fo:font-size="14pt" style:font-size-asian="14pt"/>
    </style:style>
    <style:style style:name="T213" style:parent-style-name="Policepardéfaut" style:family="text">
      <style:text-properties style:font-name="Apercu, apple-system, system-ui" fo:color="#10162F" fo:font-size="14pt" style:font-size-asian="14pt"/>
    </style:style>
    <style:style style:name="P214" style:parent-style-name="Textbody" style:family="paragraph">
      <style:paragraph-properties fo:text-align="justify" fo:line-height="160%"/>
    </style:style>
    <style:style style:name="T215"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P216" style:parent-style-name="Textbody" style:family="paragraph">
      <style:paragraph-properties fo:text-align="justify" fo:line-height="160%"/>
    </style:style>
    <style:style style:name="T217" style:parent-style-name="Policepardéfaut" style:family="text">
      <style:text-properties style:font-name="Apercu, apple-system, system-ui" fo:color="#10162F" fo:font-size="14pt" style:font-size-asian="14pt"/>
    </style:style>
    <style:style style:name="T218" style:parent-style-name="Policepardéfaut" style:family="text">
      <style:text-properties style:font-name="Apercu, apple-system, system-ui" fo:color="#10162F" fo:font-size="14pt" style:font-size-asian="14pt"/>
    </style:style>
    <style:style style:name="T219" style:parent-style-name="Policepardéfaut" style:family="text">
      <style:text-properties style:font-name="Apercu, apple-system, system-ui" fo:color="#10162F" fo:font-size="14pt" style:font-size-asian="14pt"/>
    </style:style>
    <style:style style:name="P220" style:parent-style-name="PreformattedText" style:family="paragraph">
      <style:paragraph-properties fo:text-align="justify" fo:line-height="160%"/>
    </style:style>
    <style:style style:name="T221" style:parent-style-name="SourceText" style:family="text">
      <style:text-properties style:font-name="Monaco, Menlo, 'Ubuntu Mono', '" style:font-name-asian="Monaco, Menlo, 'Ubuntu Mono', '" style:font-name-complex="Monaco, Menlo, 'Ubuntu Mono', '" fo:color="#B3CCFF" fo:background-color="#211E2F"/>
    </style:style>
    <style:style style:name="T222" style:parent-style-name="SourceText" style:family="text">
      <style:text-properties style:font-name="Monaco, Menlo, 'Ubuntu Mono', '" style:font-name-asian="Monaco, Menlo, 'Ubuntu Mono', '" style:font-name-complex="Monaco, Menlo, 'Ubuntu Mono', '" fo:color="#FFFFFF" fo:background-color="#211E2F"/>
    </style:style>
    <style:style style:name="P223" style:parent-style-name="PreformattedText" style:family="paragraph">
      <style:paragraph-properties fo:text-align="justify" fo:line-height="160%"/>
    </style:style>
    <style:style style:name="T224" style:parent-style-name="SourceText" style:family="text">
      <style:text-properties fo:color="#FFFFFF" fo:background-color="#211E2F"/>
    </style:style>
    <style:style style:name="T225"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226"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227"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228"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229" style:parent-style-name="PreformattedText" style:family="paragraph">
      <style:paragraph-properties fo:text-align="justify" fo:line-height="160%"/>
    </style:style>
    <style:style style:name="T230" style:parent-style-name="SourceText" style:family="text">
      <style:text-properties fo:color="#FFFFFF" fo:background-color="#211E2F" fo:language="en" fo:country="US"/>
    </style:style>
    <style:style style:name="T231"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232"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233" style:parent-style-name="SourceText" style:family="text">
      <style:text-properties style:font-name="Monaco, Menlo, 'Ubuntu Mono', '" style:font-name-asian="Monaco, Menlo, 'Ubuntu Mono', '" style:font-name-complex="Monaco, Menlo, 'Ubuntu Mono', '" fo:color="#CC7BC2" fo:background-color="#211E2F" fo:language="en" fo:country="US"/>
    </style:style>
    <style:style style:name="T234"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235" style:parent-style-name="PreformattedText" style:family="paragraph">
      <style:paragraph-properties fo:text-align="justify" fo:line-height="160%"/>
    </style:style>
    <style:style style:name="T236" style:parent-style-name="SourceText" style:family="text">
      <style:text-properties fo:color="#FFFFFF" fo:background-color="#211E2F" fo:language="en" fo:country="US"/>
    </style:style>
    <style:style style:name="T237"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238"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239"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24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241" style:parent-style-name="PreformattedText" style:family="paragraph">
      <style:paragraph-properties fo:text-align="justify" fo:line-height="160%"/>
    </style:style>
    <style:style style:name="T242" style:parent-style-name="SourceText" style:family="text">
      <style:text-properties fo:color="#FFFFFF" fo:background-color="#211E2F" fo:language="en" fo:country="US"/>
    </style:style>
    <style:style style:name="T243"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244"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245"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P246" style:parent-style-name="PreformattedText" style:family="paragraph">
      <style:paragraph-properties fo:text-align="justify" fo:line-height="160%"/>
    </style:style>
    <style:style style:name="T247"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248" style:parent-style-name="PreformattedText" style:family="paragraph">
      <style:paragraph-properties fo:text-align="justify" fo:line-height="160%"/>
    </style:style>
    <style:style style:name="T249"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25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251"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252"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253" style:parent-style-name="SourceText" style:family="text">
      <style:text-properties style:font-name="Monaco, Menlo, 'Ubuntu Mono', '" style:font-name-asian="Monaco, Menlo, 'Ubuntu Mono', '" style:font-name-complex="Monaco, Menlo, 'Ubuntu Mono', '" fo:color="#939598" fo:background-color="#211E2F" fo:language="en" fo:country="US"/>
    </style:style>
    <style:style style:name="P254" style:parent-style-name="PreformattedText" style:family="paragraph">
      <style:paragraph-properties fo:text-align="justify" fo:line-height="160%"/>
    </style:style>
    <style:style style:name="T255"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256"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257"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258"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259" style:parent-style-name="SourceText" style:family="text">
      <style:text-properties style:font-name="Monaco, Menlo, 'Ubuntu Mono', '" style:font-name-asian="Monaco, Menlo, 'Ubuntu Mono', '" style:font-name-complex="Monaco, Menlo, 'Ubuntu Mono', '" fo:color="#939598" fo:background-color="#211E2F" fo:language="en" fo:country="US"/>
    </style:style>
    <style:style style:name="P260" style:parent-style-name="PreformattedText" style:family="paragraph">
      <style:paragraph-properties fo:text-align="justify" fo:line-height="160%"/>
    </style:style>
    <style:style style:name="T261"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262"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263"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264"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265" style:parent-style-name="SourceText" style:family="text">
      <style:text-properties style:font-name="Monaco, Menlo, 'Ubuntu Mono', '" style:font-name-asian="Monaco, Menlo, 'Ubuntu Mono', '" style:font-name-complex="Monaco, Menlo, 'Ubuntu Mono', '" fo:color="#939598" fo:background-color="#211E2F" fo:language="en" fo:country="US"/>
    </style:style>
    <style:style style:name="P266" style:parent-style-name="PreformattedText" style:family="paragraph">
      <style:paragraph-properties fo:text-align="justify" fo:line-height="160%"/>
    </style:style>
    <style:style style:name="T267"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268"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269"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27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271" style:parent-style-name="SourceText" style:family="text">
      <style:text-properties style:font-name="Monaco, Menlo, 'Ubuntu Mono', '" style:font-name-asian="Monaco, Menlo, 'Ubuntu Mono', '" style:font-name-complex="Monaco, Menlo, 'Ubuntu Mono', '" fo:color="#939598" fo:background-color="#211E2F" fo:language="en" fo:country="US"/>
    </style:style>
    <style:style style:name="P272" style:parent-style-name="Textbody" style:family="paragraph">
      <style:paragraph-properties fo:text-align="justify" fo:line-height="160%"/>
    </style:style>
    <style:style style:name="T273"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274" style:parent-style-name="Policepardéfaut" style:family="text">
      <style:text-properties style:font-name="Apercu, apple-system, system-ui" fo:color="#10162F" fo:font-size="14pt" style:font-size-asian="14pt"/>
    </style:style>
    <style:style style:name="P275" style:parent-style-name="PreformattedText" style:family="paragraph">
      <style:paragraph-properties fo:text-align="justify" fo:line-height="160%"/>
    </style:style>
    <style:style style:name="T276" style:parent-style-name="SourceText" style:family="text">
      <style:text-properties style:font-name="Monaco, Menlo, 'Ubuntu Mono', '" style:font-name-asian="Monaco, Menlo, 'Ubuntu Mono', '" style:font-name-complex="Monaco, Menlo, 'Ubuntu Mono', '" fo:color="#B3CCFF" fo:background-color="#211E2F"/>
    </style:style>
    <style:style style:name="T277" style:parent-style-name="SourceText" style:family="text">
      <style:text-properties style:font-name="Monaco, Menlo, 'Ubuntu Mono', '" style:font-name-asian="Monaco, Menlo, 'Ubuntu Mono', '" style:font-name-complex="Monaco, Menlo, 'Ubuntu Mono', '" fo:color="#B3CCFF" fo:background-color="#211E2F"/>
    </style:style>
    <style:style style:name="T278" style:parent-style-name="SourceText" style:family="text">
      <style:text-properties style:font-name="Monaco, Menlo, 'Ubuntu Mono', '" style:font-name-asian="Monaco, Menlo, 'Ubuntu Mono', '" style:font-name-complex="Monaco, Menlo, 'Ubuntu Mono', '" fo:color="#FFFFFF" fo:background-color="#211E2F"/>
    </style:style>
    <style:style style:name="T279" style:parent-style-name="SourceText" style:family="text">
      <style:text-properties style:font-name="Monaco, Menlo, 'Ubuntu Mono', '" style:font-name-asian="Monaco, Menlo, 'Ubuntu Mono', '" style:font-name-complex="Monaco, Menlo, 'Ubuntu Mono', '" fo:color="#B3CCFF" fo:background-color="#211E2F"/>
    </style:style>
    <style:style style:name="T280" style:parent-style-name="SourceText" style:family="text">
      <style:text-properties style:font-name="Monaco, Menlo, 'Ubuntu Mono', '" style:font-name-asian="Monaco, Menlo, 'Ubuntu Mono', '" style:font-name-complex="Monaco, Menlo, 'Ubuntu Mono', '" fo:color="#FFFFFF" fo:background-color="#211E2F"/>
    </style:style>
    <style:style style:name="T281" style:parent-style-name="SourceText" style:family="text">
      <style:text-properties style:font-name="Monaco, Menlo, 'Ubuntu Mono', '" style:font-name-asian="Monaco, Menlo, 'Ubuntu Mono', '" style:font-name-complex="Monaco, Menlo, 'Ubuntu Mono', '" fo:color="#B3CCFF" fo:background-color="#211E2F"/>
    </style:style>
    <style:style style:name="T282" style:parent-style-name="SourceText" style:family="text">
      <style:text-properties style:font-name="Monaco, Menlo, 'Ubuntu Mono', '" style:font-name-asian="Monaco, Menlo, 'Ubuntu Mono', '" style:font-name-complex="Monaco, Menlo, 'Ubuntu Mono', '" fo:color="#FFFFFF" fo:background-color="#211E2F"/>
    </style:style>
    <style:style style:name="T283" style:parent-style-name="SourceText" style:family="text">
      <style:text-properties style:font-name="Monaco, Menlo, 'Ubuntu Mono', '" style:font-name-asian="Monaco, Menlo, 'Ubuntu Mono', '" style:font-name-complex="Monaco, Menlo, 'Ubuntu Mono', '" fo:color="#FF8973" fo:background-color="#211E2F"/>
    </style:style>
    <style:style style:name="T284" style:parent-style-name="SourceText" style:family="text">
      <style:text-properties style:font-name="Monaco, Menlo, 'Ubuntu Mono', '" style:font-name-asian="Monaco, Menlo, 'Ubuntu Mono', '" style:font-name-complex="Monaco, Menlo, 'Ubuntu Mono', '" fo:color="#FFFFFF" fo:background-color="#211E2F"/>
    </style:style>
    <style:style style:name="T285" style:parent-style-name="SourceText" style:family="text">
      <style:text-properties style:font-name="Monaco, Menlo, 'Ubuntu Mono', '" style:font-name-asian="Monaco, Menlo, 'Ubuntu Mono', '" style:font-name-complex="Monaco, Menlo, 'Ubuntu Mono', '" fo:color="#FF8973" fo:background-color="#211E2F"/>
    </style:style>
    <style:style style:name="T286" style:parent-style-name="SourceText" style:family="text">
      <style:text-properties style:font-name="Monaco, Menlo, 'Ubuntu Mono', '" style:font-name-asian="Monaco, Menlo, 'Ubuntu Mono', '" style:font-name-complex="Monaco, Menlo, 'Ubuntu Mono', '" fo:color="#FFFFFF" fo:background-color="#211E2F"/>
    </style:style>
    <style:style style:name="P287" style:parent-style-name="PreformattedText" style:family="paragraph">
      <style:paragraph-properties fo:text-align="justify" fo:line-height="160%"/>
    </style:style>
    <style:style style:name="T288" style:parent-style-name="SourceText" style:family="text">
      <style:text-properties fo:color="#FFFFFF" fo:background-color="#211E2F"/>
    </style:style>
    <style:style style:name="P289" style:parent-style-name="PreformattedText" style:family="paragraph">
      <style:paragraph-properties fo:text-align="justify" fo:line-height="160%"/>
    </style:style>
    <style:style style:name="T290" style:parent-style-name="SourceText" style:family="text">
      <style:text-properties style:font-name="Monaco, Menlo, 'Ubuntu Mono', '" style:font-name-asian="Monaco, Menlo, 'Ubuntu Mono', '" style:font-name-complex="Monaco, Menlo, 'Ubuntu Mono', '" fo:color="#FF8973" fo:background-color="#211E2F"/>
    </style:style>
    <style:style style:name="T291" style:parent-style-name="SourceText" style:family="text">
      <style:text-properties style:font-name="Monaco, Menlo, 'Ubuntu Mono', '" style:font-name-asian="Monaco, Menlo, 'Ubuntu Mono', '" style:font-name-complex="Monaco, Menlo, 'Ubuntu Mono', '" fo:color="#FFFFFF" fo:background-color="#211E2F"/>
    </style:style>
    <style:style style:name="T292" style:parent-style-name="SourceText" style:family="text">
      <style:text-properties style:font-name="Monaco, Menlo, 'Ubuntu Mono', '" style:font-name-asian="Monaco, Menlo, 'Ubuntu Mono', '" style:font-name-complex="Monaco, Menlo, 'Ubuntu Mono', '" fo:color="#FF8973" fo:background-color="#211E2F"/>
    </style:style>
    <style:style style:name="T293" style:parent-style-name="SourceText" style:family="text">
      <style:text-properties style:font-name="Monaco, Menlo, 'Ubuntu Mono', '" style:font-name-asian="Monaco, Menlo, 'Ubuntu Mono', '" style:font-name-complex="Monaco, Menlo, 'Ubuntu Mono', '" fo:color="#FFFFFF" fo:background-color="#211E2F"/>
    </style:style>
    <style:style style:name="T294" style:parent-style-name="SourceText" style:family="text">
      <style:text-properties style:font-name="Monaco, Menlo, 'Ubuntu Mono', '" style:font-name-asian="Monaco, Menlo, 'Ubuntu Mono', '" style:font-name-complex="Monaco, Menlo, 'Ubuntu Mono', '" fo:color="#FFE083" fo:background-color="#211E2F"/>
    </style:style>
    <style:style style:name="T295" style:parent-style-name="SourceText" style:family="text">
      <style:text-properties style:font-name="Monaco, Menlo, 'Ubuntu Mono', '" style:font-name-asian="Monaco, Menlo, 'Ubuntu Mono', '" style:font-name-complex="Monaco, Menlo, 'Ubuntu Mono', '" fo:color="#FFFFFF" fo:background-color="#211E2F"/>
    </style:style>
    <style:style style:name="T296" style:parent-style-name="SourceText" style:family="text">
      <style:text-properties style:font-name="Monaco, Menlo, 'Ubuntu Mono', '" style:font-name-asian="Monaco, Menlo, 'Ubuntu Mono', '" style:font-name-complex="Monaco, Menlo, 'Ubuntu Mono', '" fo:color="#939598" fo:background-color="#211E2F"/>
    </style:style>
    <style:style style:name="P297" style:parent-style-name="Textbody" style:family="paragraph">
      <style:paragraph-properties fo:text-align="justify" fo:margin-bottom="0in" fo:line-height="160%"/>
    </style:style>
    <style:style style:name="T298"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299" style:parent-style-name="Policepardéfaut" style:family="text">
      <style:text-properties style:font-name="Apercu, apple-system, system-ui" fo:color="#10162F" fo:font-size="14pt" style:font-size-asian="14pt"/>
    </style:style>
    <style:style style:name="T300" style:parent-style-name="SourceText" style:family="text">
      <style:text-properties style:font-name="Monaco, Menlo, 'Ubuntu Mono', '" style:font-name-asian="Monaco, Menlo, 'Ubuntu Mono', '" style:font-name-complex="Monaco, Menlo, 'Ubuntu Mono', '"/>
    </style:style>
    <style:style style:name="T301" style:parent-style-name="Policepardéfaut" style:family="text">
      <style:text-properties style:font-name="Apercu, apple-system, system-ui" fo:color="#10162F" fo:font-size="14pt" style:font-size-asian="14pt"/>
    </style:style>
    <style:style style:name="T302" style:parent-style-name="SourceText" style:family="text">
      <style:text-properties style:font-name="Monaco, Menlo, 'Ubuntu Mono', '" style:font-name-asian="Monaco, Menlo, 'Ubuntu Mono', '" style:font-name-complex="Monaco, Menlo, 'Ubuntu Mono', '"/>
    </style:style>
    <style:style style:name="T303" style:parent-style-name="Policepardéfaut" style:family="text">
      <style:text-properties style:font-name="Apercu, apple-system, system-ui" fo:color="#10162F" fo:font-size="14pt" style:font-size-asian="14pt"/>
    </style:style>
    <style:style style:name="T304" style:parent-style-name="Policepardéfaut" style:family="text">
      <style:text-properties style:font-name="Apercu, apple-system, system-ui" fo:color="#10162F" fo:font-size="14pt" style:font-size-asian="14pt"/>
    </style:style>
    <style:style style:name="T305" style:parent-style-name="SourceText" style:family="text">
      <style:text-properties style:font-name="Monaco, Menlo, 'Ubuntu Mono', '" style:font-name-asian="Monaco, Menlo, 'Ubuntu Mono', '" style:font-name-complex="Monaco, Menlo, 'Ubuntu Mono', '"/>
    </style:style>
    <style:style style:name="T306" style:parent-style-name="Policepardéfaut" style:family="text">
      <style:text-properties style:font-name="Apercu, apple-system, system-ui" fo:color="#10162F" fo:font-size="14pt" style:font-size-asian="14pt"/>
    </style:style>
    <style:style style:name="T307" style:parent-style-name="SourceText" style:family="text">
      <style:text-properties style:font-name="Monaco, Menlo, 'Ubuntu Mono', '" style:font-name-asian="Monaco, Menlo, 'Ubuntu Mono', '" style:font-name-complex="Monaco, Menlo, 'Ubuntu Mono', '"/>
    </style:style>
    <style:style style:name="T308" style:parent-style-name="Policepardéfaut" style:family="text">
      <style:text-properties style:font-name="Apercu, apple-system, system-ui" fo:color="#10162F" fo:font-size="14pt" style:font-size-asian="14pt"/>
    </style:style>
    <style:style style:name="P309" style:parent-style-name="Textbody" style:family="paragraph">
      <style:paragraph-properties fo:text-align="justify" fo:margin-bottom="0in" fo:line-height="160%"/>
      <style:text-properties style:font-name="Apercu, apple-system, system-ui" fo:color="#10162F" fo:font-size="14pt" style:font-size-asian="14pt"/>
    </style:style>
    <style:style style:name="P310" style:parent-style-name="Titre3" style:family="paragraph">
      <style:paragraph-properties fo:text-align="justify" fo:margin-top="0in" fo:margin-bottom="0in" fo:line-height="160%"/>
      <style:text-properties style:font-name="Apercu, apple-system, system-ui" fo:font-weight="normal" style:font-weight-asian="normal" fo:color="#10162F"/>
    </style:style>
    <style:style style:name="P311" style:parent-style-name="Textbody" style:family="paragraph">
      <style:paragraph-properties fo:text-align="justify" fo:line-height="160%"/>
      <style:text-properties style:font-name="Apercu, apple-system, system-ui" fo:color="#10162F" fo:font-size="14pt" style:font-size-asian="14pt"/>
    </style:style>
    <style:style style:name="P312" style:parent-style-name="Textbody" style:family="paragraph">
      <style:paragraph-properties fo:text-align="justify" fo:line-height="160%"/>
      <style:text-properties style:font-name="Apercu, apple-system, system-ui" fo:color="#10162F" fo:font-size="14pt" style:font-size-asian="14pt"/>
    </style:style>
    <style:style style:name="P313" style:parent-style-name="Textbody" style:family="paragraph">
      <style:paragraph-properties fo:text-align="justify" fo:margin-bottom="0in" fo:line-height="160%"/>
    </style:style>
    <style:style style:name="T314"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P315" style:parent-style-name="Textbody" style:family="paragraph">
      <style:text-properties fo:language="en" fo:country="US"/>
    </style:style>
    <style:style style:name="T316"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317"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318" style:parent-style-name="Textbody" style:family="paragraph">
      <style:paragraph-properties fo:text-align="justify" fo:line-height="160%"/>
    </style:style>
    <style:style style:name="T319" style:parent-style-name="Policepardéfaut" style:family="text">
      <style:text-properties style:font-name="Apercu, apple-system, system-ui" fo:color="#10162F" fo:font-size="14pt" style:font-size-asian="14pt"/>
    </style:style>
    <style:style style:name="T320" style:parent-style-name="Accentuation" style:family="text">
      <style:text-properties fo:font-style="normal" style:font-style-asian="normal"/>
    </style:style>
    <style:style style:name="T321" style:parent-style-name="Policepardéfaut" style:family="text">
      <style:text-properties style:font-name="Apercu, apple-system, system-ui" fo:color="#10162F" fo:font-size="14pt" style:font-size-asian="14pt"/>
    </style:style>
    <style:style style:name="P322" style:parent-style-name="Textbody" style:family="paragraph">
      <style:paragraph-properties fo:text-align="justify" fo:margin-bottom="0in" fo:line-height="160%"/>
    </style:style>
    <style:style style:name="T323" style:parent-style-name="Policepardéfaut" style:family="text">
      <style:text-properties style:font-name="Apercu, apple-system, system-ui" fo:color="#10162F" fo:font-size="14pt" style:font-size-asian="14pt"/>
    </style:style>
    <style:style style:name="T324" style:parent-style-name="SourceText" style:family="text">
      <style:text-properties style:font-name="Monaco, Menlo, 'Ubuntu Mono', '" style:font-name-asian="Monaco, Menlo, 'Ubuntu Mono', '" style:font-name-complex="Monaco, Menlo, 'Ubuntu Mono', '"/>
    </style:style>
    <style:style style:name="T325" style:parent-style-name="Policepardéfaut" style:family="text">
      <style:text-properties style:font-name="Apercu, apple-system, system-ui" fo:color="#10162F" fo:font-size="14pt" style:font-size-asian="14pt"/>
    </style:style>
    <style:style style:name="T326" style:parent-style-name="SourceText" style:family="text">
      <style:text-properties style:font-name="Monaco, Menlo, 'Ubuntu Mono', '" style:font-name-asian="Monaco, Menlo, 'Ubuntu Mono', '" style:font-name-complex="Monaco, Menlo, 'Ubuntu Mono', '"/>
    </style:style>
    <style:style style:name="T327" style:parent-style-name="Policepardéfaut" style:family="text">
      <style:text-properties style:font-name="Apercu, apple-system, system-ui" fo:color="#10162F" fo:font-size="14pt" style:font-size-asian="14pt"/>
    </style:style>
    <style:style style:name="T328" style:parent-style-name="SourceText" style:family="text">
      <style:text-properties style:font-name="Monaco, Menlo, 'Ubuntu Mono', '" style:font-name-asian="Monaco, Menlo, 'Ubuntu Mono', '" style:font-name-complex="Monaco, Menlo, 'Ubuntu Mono', '"/>
    </style:style>
    <style:style style:name="T329" style:parent-style-name="Policepardéfaut" style:family="text">
      <style:text-properties style:font-name="Apercu, apple-system, system-ui" fo:color="#10162F" fo:font-size="14pt" style:font-size-asian="14pt"/>
    </style:style>
    <style:style style:name="T330" style:parent-style-name="Policepardéfaut" style:family="text">
      <style:text-properties style:font-name="Apercu, apple-system, system-ui" fo:color="#10162F" fo:font-size="14pt" style:font-size-asian="14pt"/>
    </style:style>
    <style:style style:name="P331" style:parent-style-name="Textbody" style:family="paragraph">
      <style:paragraph-properties fo:text-align="justify" fo:line-height="160%"/>
    </style:style>
    <style:style style:name="T332"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P333" style:parent-style-name="Textbody" style:family="paragraph">
      <style:paragraph-properties fo:text-align="justify" fo:line-height="160%"/>
      <style:text-properties style:font-name="Apercu, apple-system, system-ui" fo:color="#10162F" fo:font-size="14pt" style:font-size-asian="14pt"/>
    </style:style>
    <style:style style:name="P334"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335"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336" style:parent-style-name="Textbody" style:family="paragraph">
      <style:paragraph-properties fo:text-align="justify" fo:margin-bottom="0in" fo:line-height="160%"/>
    </style:style>
    <style:style style:name="T337" style:parent-style-name="Policepardéfaut" style:family="text">
      <style:text-properties style:font-name="Apercu, apple-system, system-ui" fo:color="#10162F" fo:font-size="14pt" style:font-size-asian="14pt"/>
    </style:style>
    <style:style style:name="T338" style:parent-style-name="SourceText" style:family="text">
      <style:text-properties style:font-name="Monaco, Menlo, 'Ubuntu Mono', '" style:font-name-asian="Monaco, Menlo, 'Ubuntu Mono', '" style:font-name-complex="Monaco, Menlo, 'Ubuntu Mono', '"/>
    </style:style>
    <style:style style:name="T339" style:parent-style-name="Policepardéfaut" style:family="text">
      <style:text-properties style:font-name="Apercu, apple-system, system-ui" fo:color="#10162F" fo:font-size="14pt" style:font-size-asian="14pt"/>
    </style:style>
    <style:style style:name="T340" style:parent-style-name="Policepardéfaut" style:family="text">
      <style:text-properties style:font-name="Apercu, apple-system, system-ui" fo:color="#10162F" fo:font-size="14pt" style:font-size-asian="14pt"/>
    </style:style>
    <style:style style:name="P341" style:parent-style-name="PreformattedText" style:family="paragraph">
      <style:paragraph-properties fo:text-align="justify" fo:line-height="160%"/>
    </style:style>
    <style:style style:name="T342" style:parent-style-name="SourceText" style:family="text">
      <style:text-properties style:font-name="Monaco, Menlo, 'Ubuntu Mono', '" style:font-name-asian="Monaco, Menlo, 'Ubuntu Mono', '" style:font-name-complex="Monaco, Menlo, 'Ubuntu Mono', '" fo:color="#B3CCFF" fo:background-color="#211E2F" fo:language="en" fo:country="US"/>
    </style:style>
    <style:style style:name="T343"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44"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345"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46"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347"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348" style:parent-style-name="PreformattedText" style:family="paragraph">
      <style:paragraph-properties fo:text-align="justify" fo:line-height="160%"/>
    </style:style>
    <style:style style:name="T349"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35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51"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352"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53"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354"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55" style:parent-style-name="SourceText" style:family="text">
      <style:text-properties style:font-name="Monaco, Menlo, 'Ubuntu Mono', '" style:font-name-asian="Monaco, Menlo, 'Ubuntu Mono', '" style:font-name-complex="Monaco, Menlo, 'Ubuntu Mono', '" fo:color="#939598" fo:background-color="#211E2F" fo:language="en" fo:country="US"/>
    </style:style>
    <style:style style:name="P356" style:parent-style-name="PreformattedText" style:family="paragraph">
      <style:paragraph-properties fo:text-align="justify" fo:line-height="160%"/>
    </style:style>
    <style:style style:name="T357"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358"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59"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36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61"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362"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63" style:parent-style-name="SourceText" style:family="text">
      <style:text-properties style:font-name="Monaco, Menlo, 'Ubuntu Mono', '" style:font-name-asian="Monaco, Menlo, 'Ubuntu Mono', '" style:font-name-complex="Monaco, Menlo, 'Ubuntu Mono', '" fo:color="#939598" fo:background-color="#211E2F" fo:language="en" fo:country="US"/>
    </style:style>
    <style:style style:name="P364" style:parent-style-name="PreformattedText" style:family="paragraph">
      <style:paragraph-properties fo:text-align="justify" fo:line-height="160%"/>
    </style:style>
    <style:style style:name="T365"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366"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67"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368"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69"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37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71" style:parent-style-name="SourceText" style:family="text">
      <style:text-properties style:font-name="Monaco, Menlo, 'Ubuntu Mono', '" style:font-name-asian="Monaco, Menlo, 'Ubuntu Mono', '" style:font-name-complex="Monaco, Menlo, 'Ubuntu Mono', '" fo:color="#939598" fo:background-color="#211E2F" fo:language="en" fo:country="US"/>
    </style:style>
    <style:style style:name="P372" style:parent-style-name="Textbody" style:family="paragraph">
      <style:paragraph-properties fo:text-align="justify" fo:margin-bottom="0in" fo:line-height="160%"/>
    </style:style>
    <style:style style:name="T373"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374" style:parent-style-name="Policepardéfaut" style:family="text">
      <style:text-properties style:font-name="Apercu, apple-system, system-ui" fo:color="#10162F" fo:font-size="14pt" style:font-size-asian="14pt"/>
    </style:style>
    <style:style style:name="T375" style:parent-style-name="SourceText" style:family="text">
      <style:text-properties style:font-name="Monaco, Menlo, 'Ubuntu Mono', '" style:font-name-asian="Monaco, Menlo, 'Ubuntu Mono', '" style:font-name-complex="Monaco, Menlo, 'Ubuntu Mono', '"/>
    </style:style>
    <style:style style:name="T376" style:parent-style-name="Policepardéfaut" style:family="text">
      <style:text-properties style:font-name="Apercu, apple-system, system-ui" fo:color="#10162F" fo:font-size="14pt" style:font-size-asian="14pt"/>
    </style:style>
    <style:style style:name="P377" style:parent-style-name="PreformattedText" style:family="paragraph">
      <style:paragraph-properties fo:text-align="justify" fo:line-height="160%"/>
    </style:style>
    <style:style style:name="T378" style:parent-style-name="SourceText" style:family="text">
      <style:text-properties style:font-name="Monaco, Menlo, 'Ubuntu Mono', '" style:font-name-asian="Monaco, Menlo, 'Ubuntu Mono', '" style:font-name-complex="Monaco, Menlo, 'Ubuntu Mono', '" fo:color="#B3CCFF" fo:background-color="#211E2F" fo:language="en" fo:country="US"/>
    </style:style>
    <style:style style:name="T379"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380" style:parent-style-name="PreformattedText" style:family="paragraph">
      <style:paragraph-properties fo:text-align="justify" fo:line-height="160%"/>
    </style:style>
    <style:style style:name="T381" style:parent-style-name="SourceText" style:family="text">
      <style:text-properties fo:color="#FFFFFF" fo:background-color="#211E2F" fo:language="en" fo:country="US"/>
    </style:style>
    <style:style style:name="T382"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383"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84"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385"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386" style:parent-style-name="PreformattedText" style:family="paragraph">
      <style:paragraph-properties fo:text-align="justify" fo:line-height="160%"/>
    </style:style>
    <style:style style:name="T387" style:parent-style-name="SourceText" style:family="text">
      <style:text-properties fo:color="#FFFFFF" fo:background-color="#211E2F" fo:language="en" fo:country="US"/>
    </style:style>
    <style:style style:name="T388"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389"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90"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391"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392" style:parent-style-name="PreformattedText" style:family="paragraph">
      <style:paragraph-properties fo:text-align="justify" fo:line-height="160%"/>
    </style:style>
    <style:style style:name="T393" style:parent-style-name="SourceText" style:family="text">
      <style:text-properties fo:color="#FFFFFF" fo:background-color="#211E2F" fo:language="en" fo:country="US"/>
    </style:style>
    <style:style style:name="T394"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395"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96"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P397" style:parent-style-name="PreformattedText" style:family="paragraph">
      <style:paragraph-properties fo:text-align="justify" fo:line-height="160%"/>
    </style:style>
    <style:style style:name="T398"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399" style:parent-style-name="PreformattedText" style:family="paragraph">
      <style:paragraph-properties fo:text-align="justify" fo:line-height="160%"/>
    </style:style>
    <style:style style:name="T400" style:parent-style-name="SourceText" style:family="text">
      <style:text-properties fo:color="#FFFFFF" fo:background-color="#211E2F" fo:language="en" fo:country="US"/>
    </style:style>
    <style:style style:name="P401" style:parent-style-name="PreformattedText" style:family="paragraph">
      <style:paragraph-properties fo:text-align="justify" fo:line-height="160%"/>
    </style:style>
    <style:style style:name="T402" style:parent-style-name="SourceText" style:family="text">
      <style:text-properties style:font-name="Monaco, Menlo, 'Ubuntu Mono', '" style:font-name-asian="Monaco, Menlo, 'Ubuntu Mono', '" style:font-name-complex="Monaco, Menlo, 'Ubuntu Mono', '" fo:color="#B3CCFF" fo:background-color="#211E2F" fo:language="en" fo:country="US"/>
    </style:style>
    <style:style style:name="T403"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404"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405"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406"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407"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408" style:parent-style-name="SourceText" style:family="text">
      <style:text-properties style:font-name="Monaco, Menlo, 'Ubuntu Mono', '" style:font-name-asian="Monaco, Menlo, 'Ubuntu Mono', '" style:font-name-complex="Monaco, Menlo, 'Ubuntu Mono', '" fo:color="#939598" fo:background-color="#211E2F" fo:language="en" fo:country="US"/>
    </style:style>
    <style:style style:name="P409" style:parent-style-name="Textbody" style:family="paragraph">
      <style:paragraph-properties fo:text-align="justify" fo:margin-bottom="0in" fo:line-height="160%"/>
      <style:text-properties style:font-name="Apercu, apple-system, system-ui" fo:color="#10162F" fo:font-size="14pt" style:font-size-asian="14pt" fo:language="en" fo:country="US"/>
    </style:style>
    <style:style style:name="P410" style:parent-style-name="Titre3" style:family="paragraph">
      <style:paragraph-properties fo:text-align="justify" fo:margin-top="0in" fo:margin-bottom="0in" fo:line-height="160%"/>
      <style:text-properties style:font-name="Apercu, apple-system, system-ui" fo:font-weight="normal" style:font-weight-asian="normal" fo:color="#10162F"/>
    </style:style>
    <style:style style:name="P411" style:parent-style-name="Textbody" style:family="paragraph">
      <style:paragraph-properties fo:text-align="justify" fo:line-height="160%"/>
      <style:text-properties style:font-name="Apercu, apple-system, system-ui" fo:color="#10162F" fo:font-size="14pt" style:font-size-asian="14pt"/>
    </style:style>
    <style:style style:name="P412" style:parent-style-name="Textbody" style:family="paragraph">
      <style:paragraph-properties fo:text-align="justify" fo:line-height="160%"/>
      <style:text-properties style:font-name="Apercu, apple-system, system-ui" fo:color="#10162F" fo:font-size="14pt" style:font-size-asian="14pt"/>
    </style:style>
    <style:style style:name="P413" style:parent-style-name="Textbody" style:family="paragraph">
      <style:paragraph-properties fo:text-align="justify" fo:margin-bottom="0in" fo:line-height="160%"/>
    </style:style>
    <style:style style:name="T414"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415" style:parent-style-name="Accentuation" style:family="text">
      <style:text-properties fo:font-style="normal" style:font-style-asian="normal" style:text-underline-type="single" style:text-underline-style="solid" style:text-underline-width="auto" style:text-underline-mode="continuous"/>
    </style:style>
    <style:style style:name="P416" style:parent-style-name="Textbody" style:family="paragraph">
      <style:paragraph-properties fo:text-align="justify" fo:line-height="160%"/>
      <style:text-properties style:font-name="Apercu, apple-system, system-ui" fo:color="#10162F" fo:font-size="14pt" style:font-size-asian="14pt"/>
    </style:style>
    <style:style style:name="P417" style:parent-style-name="Textbody" style:family="paragraph">
      <style:paragraph-properties fo:text-align="justify" fo:margin-bottom="0in" fo:line-height="160%"/>
    </style:style>
    <style:style style:name="T418" style:parent-style-name="Policepardéfaut" style:family="text">
      <style:text-properties style:font-name="Apercu, apple-system, system-ui" fo:color="#10162F" fo:font-size="14pt" style:font-size-asian="14pt"/>
    </style:style>
    <style:style style:name="T419" style:parent-style-name="Policepardéfaut" style:family="text">
      <style:text-properties style:font-name="Apercu, apple-system, system-ui" fo:color="#10162F" fo:font-size="14pt" style:font-size-asian="14pt"/>
    </style:style>
    <style:style style:name="T420" style:parent-style-name="SourceText" style:family="text">
      <style:text-properties style:font-name="Monaco, Menlo, 'Ubuntu Mono', '" style:font-name-asian="Monaco, Menlo, 'Ubuntu Mono', '" style:font-name-complex="Monaco, Menlo, 'Ubuntu Mono', '"/>
    </style:style>
    <style:style style:name="T421" style:parent-style-name="Policepardéfaut" style:family="text">
      <style:text-properties style:font-name="Apercu, apple-system, system-ui" fo:color="#10162F" fo:font-size="14pt" style:font-size-asian="14pt"/>
    </style:style>
    <style:style style:name="T422" style:parent-style-name="SourceText" style:family="text">
      <style:text-properties style:font-name="Monaco, Menlo, 'Ubuntu Mono', '" style:font-name-asian="Monaco, Menlo, 'Ubuntu Mono', '" style:font-name-complex="Monaco, Menlo, 'Ubuntu Mono', '"/>
    </style:style>
    <style:style style:name="T423" style:parent-style-name="Policepardéfaut" style:family="text">
      <style:text-properties style:font-name="Apercu, apple-system, system-ui" fo:color="#10162F" fo:font-size="14pt" style:font-size-asian="14pt"/>
    </style:style>
    <style:style style:name="T424" style:parent-style-name="SourceText" style:family="text">
      <style:text-properties style:font-name="Monaco, Menlo, 'Ubuntu Mono', '" style:font-name-asian="Monaco, Menlo, 'Ubuntu Mono', '" style:font-name-complex="Monaco, Menlo, 'Ubuntu Mono', '"/>
    </style:style>
    <style:style style:name="T425" style:parent-style-name="Policepardéfaut" style:family="text">
      <style:text-properties style:font-name="Apercu, apple-system, system-ui" fo:color="#10162F" fo:font-size="14pt" style:font-size-asian="14pt"/>
    </style:style>
    <style:style style:name="T426" style:parent-style-name="SourceText" style:family="text">
      <style:text-properties style:font-name="Monaco, Menlo, 'Ubuntu Mono', '" style:font-name-asian="Monaco, Menlo, 'Ubuntu Mono', '" style:font-name-complex="Monaco, Menlo, 'Ubuntu Mono', '"/>
    </style:style>
    <style:style style:name="T427" style:parent-style-name="Policepardéfaut" style:family="text">
      <style:text-properties style:font-name="Apercu, apple-system, system-ui" fo:color="#10162F" fo:font-size="14pt" style:font-size-asian="14pt"/>
    </style:style>
    <style:style style:name="T428" style:parent-style-name="Policepardéfaut" style:family="text">
      <style:text-properties style:font-name="Apercu, apple-system, system-ui" fo:color="#10162F" fo:font-size="14pt" style:font-size-asian="14pt"/>
    </style:style>
    <style:style style:name="P429" style:parent-style-name="Textbody" style:family="paragraph">
      <style:paragraph-properties fo:text-align="justify" fo:line-height="160%"/>
      <style:text-properties style:font-name="Apercu, apple-system, system-ui" fo:color="#10162F" fo:font-size="14pt" style:font-size-asian="14pt"/>
    </style:style>
    <style:style style:name="P430" style:parent-style-name="PreformattedText" style:family="paragraph">
      <style:paragraph-properties fo:text-align="justify" fo:line-height="160%"/>
    </style:style>
    <style:style style:name="T431" style:parent-style-name="SourceText" style:family="text">
      <style:text-properties style:font-name="Monaco, Menlo, 'Ubuntu Mono', '" style:font-name-asian="Monaco, Menlo, 'Ubuntu Mono', '" style:font-name-complex="Monaco, Menlo, 'Ubuntu Mono', '" fo:color="#B3CCFF" fo:background-color="#211E2F" fo:language="en" fo:country="US"/>
    </style:style>
    <style:style style:name="T432" style:parent-style-name="SourceText" style:family="text">
      <style:text-properties style:font-name="Monaco, Menlo, 'Ubuntu Mono', '" style:font-name-asian="Monaco, Menlo, 'Ubuntu Mono', '" style:font-name-complex="Monaco, Menlo, 'Ubuntu Mono', '" fo:color="#B3CCFF" fo:background-color="#211E2F" fo:language="en" fo:country="US"/>
    </style:style>
    <style:style style:name="T433"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434" style:parent-style-name="PreformattedText" style:family="paragraph">
      <style:paragraph-properties fo:text-align="justify" fo:line-height="160%"/>
    </style:style>
    <style:style style:name="T435" style:parent-style-name="SourceText" style:family="text">
      <style:text-properties fo:color="#FFFFFF" fo:background-color="#211E2F" fo:language="en" fo:country="US"/>
    </style:style>
    <style:style style:name="T436"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437"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438" style:parent-style-name="SourceText" style:family="text">
      <style:text-properties style:font-name="Monaco, Menlo, 'Ubuntu Mono', '" style:font-name-asian="Monaco, Menlo, 'Ubuntu Mono', '" style:font-name-complex="Monaco, Menlo, 'Ubuntu Mono', '" fo:color="#B3CCFF" fo:background-color="#211E2F" fo:language="en" fo:country="US"/>
    </style:style>
    <style:style style:name="T439"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440" style:parent-style-name="PreformattedText" style:family="paragraph">
      <style:paragraph-properties fo:text-align="justify" fo:line-height="160%"/>
    </style:style>
    <style:style style:name="T441" style:parent-style-name="SourceText" style:family="text">
      <style:text-properties fo:color="#FFFFFF" fo:background-color="#211E2F" fo:language="en" fo:country="US"/>
    </style:style>
    <style:style style:name="T442"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443"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444"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445"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446"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447"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448" style:parent-style-name="PreformattedText" style:family="paragraph">
      <style:paragraph-properties fo:text-align="justify" fo:line-height="160%"/>
    </style:style>
    <style:style style:name="T449" style:parent-style-name="SourceText" style:family="text">
      <style:text-properties fo:color="#FFFFFF" fo:background-color="#211E2F" fo:language="en" fo:country="US"/>
    </style:style>
    <style:style style:name="T450" style:parent-style-name="SourceText" style:family="text">
      <style:text-properties style:font-name="Monaco, Menlo, 'Ubuntu Mono', '" style:font-name-asian="Monaco, Menlo, 'Ubuntu Mono', '" style:font-name-complex="Monaco, Menlo, 'Ubuntu Mono', '" fo:color="#FFFFFF" fo:background-color="#211E2F"/>
    </style:style>
    <style:style style:name="P451" style:parent-style-name="PreformattedText" style:family="paragraph">
      <style:paragraph-properties fo:text-align="justify" fo:line-height="160%"/>
    </style:style>
    <style:style style:name="T452" style:parent-style-name="SourceText" style:family="text">
      <style:text-properties style:font-name="Monaco, Menlo, 'Ubuntu Mono', '" style:font-name-asian="Monaco, Menlo, 'Ubuntu Mono', '" style:font-name-complex="Monaco, Menlo, 'Ubuntu Mono', '" fo:color="#FFFFFF" fo:background-color="#211E2F"/>
    </style:style>
    <style:style style:name="P453" style:parent-style-name="Textbody" style:family="paragraph">
      <style:paragraph-properties fo:text-align="justify" fo:margin-bottom="0in" fo:line-height="160%"/>
    </style:style>
    <style:style style:name="T454"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455" style:parent-style-name="Policepardéfaut" style:family="text">
      <style:text-properties style:font-name="Apercu, apple-system, system-ui" fo:color="#10162F" fo:font-size="14pt" style:font-size-asian="14pt"/>
    </style:style>
    <style:style style:name="T456" style:parent-style-name="Policepardéfaut" style:family="text">
      <style:text-properties style:font-name="Apercu, apple-system, system-ui" fo:color="#10162F" fo:font-size="14pt" style:font-size-asian="14pt"/>
    </style:style>
    <style:style style:name="T457" style:parent-style-name="SourceText" style:family="text">
      <style:text-properties style:font-name="Monaco, Menlo, 'Ubuntu Mono', '" style:font-name-asian="Monaco, Menlo, 'Ubuntu Mono', '" style:font-name-complex="Monaco, Menlo, 'Ubuntu Mono', '"/>
    </style:style>
    <style:style style:name="T458" style:parent-style-name="Policepardéfaut" style:family="text">
      <style:text-properties style:font-name="Apercu, apple-system, system-ui" fo:color="#10162F" fo:font-size="14pt" style:font-size-asian="14pt"/>
    </style:style>
    <style:style style:name="P459" style:parent-style-name="PreformattedText" style:family="paragraph">
      <style:paragraph-properties fo:text-align="justify" fo:line-height="160%"/>
    </style:style>
    <style:style style:name="T460" style:parent-style-name="SourceText" style:family="text">
      <style:text-properties style:font-name="Monaco, Menlo, 'Ubuntu Mono', '" style:font-name-asian="Monaco, Menlo, 'Ubuntu Mono', '" style:font-name-complex="Monaco, Menlo, 'Ubuntu Mono', '" fo:color="#B3CCFF" fo:background-color="#211E2F" fo:language="en" fo:country="US"/>
    </style:style>
    <style:style style:name="T461"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462" style:parent-style-name="PreformattedText" style:family="paragraph">
      <style:paragraph-properties fo:text-align="justify" fo:line-height="160%"/>
    </style:style>
    <style:style style:name="T463" style:parent-style-name="SourceText" style:family="text">
      <style:text-properties fo:color="#FFFFFF" fo:background-color="#211E2F" fo:language="en" fo:country="US"/>
    </style:style>
    <style:style style:name="T464"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465"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466" style:parent-style-name="PreformattedText" style:family="paragraph">
      <style:paragraph-properties fo:text-align="justify" fo:line-height="160%"/>
    </style:style>
    <style:style style:name="T467" style:parent-style-name="SourceText" style:family="text">
      <style:text-properties fo:color="#FFFFFF" fo:background-color="#211E2F" fo:language="en" fo:country="US"/>
    </style:style>
    <style:style style:name="T468"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469"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470"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471"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472"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473"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474" style:parent-style-name="PreformattedText" style:family="paragraph">
      <style:paragraph-properties fo:text-align="justify" fo:line-height="160%"/>
    </style:style>
    <style:style style:name="T475" style:parent-style-name="SourceText" style:family="text">
      <style:text-properties fo:color="#FFFFFF" fo:background-color="#211E2F" fo:language="en" fo:country="US"/>
    </style:style>
    <style:style style:name="T476" style:parent-style-name="SourceText" style:family="text">
      <style:text-properties style:font-name="Monaco, Menlo, 'Ubuntu Mono', '" style:font-name-asian="Monaco, Menlo, 'Ubuntu Mono', '" style:font-name-complex="Monaco, Menlo, 'Ubuntu Mono', '" fo:color="#FFFFFF" fo:background-color="#211E2F"/>
    </style:style>
    <style:style style:name="P477" style:parent-style-name="PreformattedText" style:family="paragraph">
      <style:paragraph-properties fo:text-align="justify" fo:line-height="160%"/>
    </style:style>
    <style:style style:name="T478" style:parent-style-name="SourceText" style:family="text">
      <style:text-properties style:font-name="Monaco, Menlo, 'Ubuntu Mono', '" style:font-name-asian="Monaco, Menlo, 'Ubuntu Mono', '" style:font-name-complex="Monaco, Menlo, 'Ubuntu Mono', '" fo:color="#FFFFFF" fo:background-color="#211E2F"/>
    </style:style>
    <style:style style:name="P479" style:parent-style-name="Textbody" style:family="paragraph">
      <style:paragraph-properties fo:text-align="justify" fo:line-height="160%"/>
    </style:style>
    <style:style style:name="T480"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481" style:parent-style-name="Policepardéfaut" style:family="text">
      <style:text-properties style:font-name="Apercu, apple-system, system-ui" fo:color="#10162F" fo:font-size="14pt" style:font-size-asian="14pt"/>
    </style:style>
    <style:style style:name="T482" style:parent-style-name="Policepardéfaut" style:family="text">
      <style:text-properties style:font-name="Apercu, apple-system, system-ui" fo:color="#10162F" fo:font-size="14pt" style:font-size-asian="14pt"/>
    </style:style>
    <style:style style:name="P483" style:parent-style-name="PreformattedText" style:family="paragraph">
      <style:paragraph-properties fo:text-align="justify" fo:line-height="160%"/>
    </style:style>
    <style:style style:name="T484"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485"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486"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487"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488" style:parent-style-name="SourceText" style:family="text">
      <style:text-properties style:font-name="Monaco, Menlo, 'Ubuntu Mono', '" style:font-name-asian="Monaco, Menlo, 'Ubuntu Mono', '" style:font-name-complex="Monaco, Menlo, 'Ubuntu Mono', '" fo:color="#939598" fo:background-color="#211E2F" fo:language="en" fo:country="US"/>
    </style:style>
    <style:style style:name="P489" style:parent-style-name="Textbody" style:family="paragraph">
      <style:paragraph-properties fo:text-align="justify" fo:margin-bottom="0in" fo:line-height="160%"/>
    </style:style>
    <style:style style:name="T490"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P491" style:parent-style-name="Titre3" style:family="paragraph">
      <style:paragraph-properties fo:text-align="justify" fo:margin-top="0in" fo:margin-bottom="0in" fo:line-height="160%"/>
      <style:text-properties style:font-name="Apercu, apple-system, system-ui" fo:font-weight="normal" style:font-weight-asian="normal" fo:color="#10162F" fo:language="en" fo:country="US"/>
    </style:style>
    <style:style style:name="P492" style:parent-style-name="Textbody" style:family="paragraph">
      <style:paragraph-properties fo:text-align="justify" fo:line-height="160%"/>
      <style:text-properties style:font-name="Apercu, apple-system, system-ui" fo:color="#10162F" fo:font-size="14pt" style:font-size-asian="14pt"/>
    </style:style>
    <style:style style:name="P493" style:parent-style-name="Textbody" style:family="paragraph">
      <style:paragraph-properties fo:text-align="justify" fo:line-height="160%"/>
      <style:text-properties style:font-name="Apercu, apple-system, system-ui" fo:color="#10162F" fo:font-size="14pt" style:font-size-asian="14pt"/>
    </style:style>
    <style:style style:name="P494" style:parent-style-name="Textbody" style:family="paragraph">
      <style:paragraph-properties fo:text-align="justify" fo:margin-bottom="0in" fo:line-height="160%"/>
    </style:style>
    <style:style style:name="T495"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496"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497" style:parent-style-name="Textbody" style:family="paragraph">
      <style:paragraph-properties fo:text-align="justify" fo:line-height="160%"/>
      <style:text-properties style:font-name="Apercu, apple-system, system-ui" fo:color="#10162F" fo:font-size="14pt" style:font-size-asian="14pt"/>
    </style:style>
    <style:style style:name="P498" style:parent-style-name="Textbody" style:family="paragraph">
      <style:paragraph-properties fo:text-align="justify" fo:margin-bottom="0in" fo:line-height="160%"/>
    </style:style>
    <style:style style:name="T499" style:parent-style-name="Policepardéfaut" style:family="text">
      <style:text-properties style:font-name="Apercu, apple-system, system-ui" fo:color="#10162F" fo:font-size="14pt" style:font-size-asian="14pt"/>
    </style:style>
    <style:style style:name="T500" style:parent-style-name="SourceText" style:family="text">
      <style:text-properties style:font-name="Monaco, Menlo, 'Ubuntu Mono', '" style:font-name-asian="Monaco, Menlo, 'Ubuntu Mono', '" style:font-name-complex="Monaco, Menlo, 'Ubuntu Mono', '"/>
    </style:style>
    <style:style style:name="T501" style:parent-style-name="Policepardéfaut" style:family="text">
      <style:text-properties style:font-name="Apercu, apple-system, system-ui" fo:color="#10162F" fo:font-size="14pt" style:font-size-asian="14pt"/>
    </style:style>
    <style:style style:name="T502" style:parent-style-name="SourceText" style:family="text">
      <style:text-properties style:font-name="Monaco, Menlo, 'Ubuntu Mono', '" style:font-name-asian="Monaco, Menlo, 'Ubuntu Mono', '" style:font-name-complex="Monaco, Menlo, 'Ubuntu Mono', '"/>
    </style:style>
    <style:style style:name="T503" style:parent-style-name="Policepardéfaut" style:family="text">
      <style:text-properties style:font-name="Apercu, apple-system, system-ui" fo:color="#10162F" fo:font-size="14pt" style:font-size-asian="14pt"/>
    </style:style>
    <style:style style:name="T504" style:parent-style-name="Policepardéfaut" style:family="text">
      <style:text-properties style:font-name="Apercu, apple-system, system-ui" fo:color="#10162F" fo:font-size="14pt" style:font-size-asian="14pt"/>
    </style:style>
    <style:style style:name="T505" style:parent-style-name="SourceText" style:family="text">
      <style:text-properties style:font-name="Monaco, Menlo, 'Ubuntu Mono', '" style:font-name-asian="Monaco, Menlo, 'Ubuntu Mono', '" style:font-name-complex="Monaco, Menlo, 'Ubuntu Mono', '"/>
    </style:style>
    <style:style style:name="T506" style:parent-style-name="Policepardéfaut" style:family="text">
      <style:text-properties style:font-name="Apercu, apple-system, system-ui" fo:color="#10162F" fo:font-size="14pt" style:font-size-asian="14pt"/>
    </style:style>
    <style:style style:name="T507" style:parent-style-name="SourceText" style:family="text">
      <style:text-properties style:font-name="Monaco, Menlo, 'Ubuntu Mono', '" style:font-name-asian="Monaco, Menlo, 'Ubuntu Mono', '" style:font-name-complex="Monaco, Menlo, 'Ubuntu Mono', '"/>
    </style:style>
    <style:style style:name="T508" style:parent-style-name="Policepardéfaut" style:family="text">
      <style:text-properties style:font-name="Apercu, apple-system, system-ui" fo:color="#10162F" fo:font-size="14pt" style:font-size-asian="14pt"/>
    </style:style>
    <style:style style:name="T509" style:parent-style-name="SourceText" style:family="text">
      <style:text-properties style:font-name="Monaco, Menlo, 'Ubuntu Mono', '" style:font-name-asian="Monaco, Menlo, 'Ubuntu Mono', '" style:font-name-complex="Monaco, Menlo, 'Ubuntu Mono', '"/>
    </style:style>
    <style:style style:name="T510" style:parent-style-name="Policepardéfaut" style:family="text">
      <style:text-properties style:font-name="Apercu, apple-system, system-ui" fo:color="#10162F" fo:font-size="14pt" style:font-size-asian="14pt"/>
    </style:style>
    <style:style style:name="P511" style:parent-style-name="Textbody" style:family="paragraph">
      <style:paragraph-properties fo:text-align="justify" fo:margin-bottom="0in" fo:line-height="160%"/>
    </style:style>
    <style:style style:name="T512"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513"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514" style:parent-style-name="Textbody" style:family="paragraph">
      <style:paragraph-properties fo:text-align="justify" fo:margin-bottom="0in" fo:line-height="160%"/>
    </style:style>
    <style:style style:name="T515" style:parent-style-name="Policepardéfaut" style:family="text">
      <style:text-properties style:font-name="Apercu, apple-system, system-ui" fo:color="#10162F" fo:font-size="14pt" style:font-size-asian="14pt"/>
    </style:style>
    <style:style style:name="T516" style:parent-style-name="SourceText" style:family="text">
      <style:text-properties style:font-name="Monaco, Menlo, 'Ubuntu Mono', '" style:font-name-asian="Monaco, Menlo, 'Ubuntu Mono', '" style:font-name-complex="Monaco, Menlo, 'Ubuntu Mono', '"/>
    </style:style>
    <style:style style:name="T517" style:parent-style-name="Policepardéfaut" style:family="text">
      <style:text-properties style:font-name="Apercu, apple-system, system-ui" fo:color="#10162F" fo:font-size="14pt" style:font-size-asian="14pt"/>
    </style:style>
    <style:style style:name="T518" style:parent-style-name="SourceText" style:family="text">
      <style:text-properties style:font-name="Monaco, Menlo, 'Ubuntu Mono', '" style:font-name-asian="Monaco, Menlo, 'Ubuntu Mono', '" style:font-name-complex="Monaco, Menlo, 'Ubuntu Mono', '"/>
    </style:style>
    <style:style style:name="T519" style:parent-style-name="Policepardéfaut" style:family="text">
      <style:text-properties style:font-name="Apercu, apple-system, system-ui" fo:color="#10162F" fo:font-size="14pt" style:font-size-asian="14pt"/>
    </style:style>
    <style:style style:name="T520" style:parent-style-name="SourceText" style:family="text">
      <style:text-properties style:font-name="Monaco, Menlo, 'Ubuntu Mono', '" style:font-name-asian="Monaco, Menlo, 'Ubuntu Mono', '" style:font-name-complex="Monaco, Menlo, 'Ubuntu Mono', '"/>
    </style:style>
    <style:style style:name="T521" style:parent-style-name="Policepardéfaut" style:family="text">
      <style:text-properties style:font-name="Apercu, apple-system, system-ui" fo:color="#10162F" fo:font-size="14pt" style:font-size-asian="14pt"/>
    </style:style>
    <style:style style:name="P522" style:parent-style-name="PreformattedText" style:family="paragraph">
      <style:paragraph-properties fo:text-align="justify" fo:line-height="160%"/>
    </style:style>
    <style:style style:name="T523" style:parent-style-name="SourceText" style:family="text">
      <style:text-properties style:font-name="Monaco, Menlo, 'Ubuntu Mono', '" style:font-name-asian="Monaco, Menlo, 'Ubuntu Mono', '" style:font-name-complex="Monaco, Menlo, 'Ubuntu Mono', '" fo:color="#B3CCFF" fo:background-color="#211E2F" fo:language="en" fo:country="US"/>
    </style:style>
    <style:style style:name="T524" style:parent-style-name="SourceText" style:family="text">
      <style:text-properties style:font-name="Monaco, Menlo, 'Ubuntu Mono', '" style:font-name-asian="Monaco, Menlo, 'Ubuntu Mono', '" style:font-name-complex="Monaco, Menlo, 'Ubuntu Mono', '" fo:color="#B3CCFF" fo:background-color="#211E2F" fo:language="en" fo:country="US"/>
    </style:style>
    <style:style style:name="T525"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526" style:parent-style-name="PreformattedText" style:family="paragraph">
      <style:paragraph-properties fo:text-align="justify" fo:line-height="160%"/>
    </style:style>
    <style:style style:name="T527" style:parent-style-name="SourceText" style:family="text">
      <style:text-properties fo:color="#FFFFFF" fo:background-color="#211E2F" fo:language="en" fo:country="US"/>
    </style:style>
    <style:style style:name="T528"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529"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530" style:parent-style-name="PreformattedText" style:family="paragraph">
      <style:paragraph-properties fo:text-align="justify" fo:line-height="160%"/>
    </style:style>
    <style:style style:name="T531" style:parent-style-name="SourceText" style:family="text">
      <style:text-properties fo:color="#FFFFFF" fo:background-color="#211E2F" fo:language="en" fo:country="US"/>
    </style:style>
    <style:style style:name="T532"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533"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534"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535"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536" style:parent-style-name="PreformattedText" style:family="paragraph">
      <style:paragraph-properties fo:text-align="justify" fo:line-height="160%"/>
    </style:style>
    <style:style style:name="T537" style:parent-style-name="SourceText" style:family="text">
      <style:text-properties fo:color="#FFFFFF" fo:background-color="#211E2F" fo:language="en" fo:country="US"/>
    </style:style>
    <style:style style:name="T538"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539"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540"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541"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542" style:parent-style-name="PreformattedText" style:family="paragraph">
      <style:paragraph-properties fo:text-align="justify" fo:line-height="160%"/>
    </style:style>
    <style:style style:name="T543" style:parent-style-name="SourceText" style:family="text">
      <style:text-properties fo:color="#FFFFFF" fo:background-color="#211E2F" fo:language="en" fo:country="US"/>
    </style:style>
    <style:style style:name="T544"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545"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546"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P547" style:parent-style-name="PreformattedText" style:family="paragraph">
      <style:paragraph-properties fo:text-align="justify" fo:line-height="160%"/>
    </style:style>
    <style:style style:name="T548" style:parent-style-name="SourceText" style:family="text">
      <style:text-properties fo:color="#FFFFFF" fo:background-color="#211E2F" fo:language="en" fo:country="US"/>
    </style:style>
    <style:style style:name="T549"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550" style:parent-style-name="PreformattedText" style:family="paragraph">
      <style:paragraph-properties fo:text-align="justify" fo:line-height="160%"/>
    </style:style>
    <style:style style:name="T551" style:parent-style-name="SourceText" style:family="text">
      <style:text-properties fo:color="#FFFFFF" fo:background-color="#211E2F" fo:language="en" fo:country="US"/>
    </style:style>
    <style:style style:name="T552"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553"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554" style:parent-style-name="PreformattedText" style:family="paragraph">
      <style:paragraph-properties fo:text-align="justify" fo:line-height="160%"/>
    </style:style>
    <style:style style:name="T555" style:parent-style-name="SourceText" style:family="text">
      <style:text-properties fo:color="#FFFFFF" fo:background-color="#211E2F" fo:language="en" fo:country="US"/>
    </style:style>
    <style:style style:name="T556"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557"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558" style:parent-style-name="PreformattedText" style:family="paragraph">
      <style:paragraph-properties fo:text-align="justify" fo:line-height="160%"/>
    </style:style>
    <style:style style:name="T559" style:parent-style-name="SourceText" style:family="text">
      <style:text-properties fo:color="#FFFFFF" fo:background-color="#211E2F" fo:language="en" fo:country="US"/>
    </style:style>
    <style:style style:name="T560"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561"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562"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563"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564" style:parent-style-name="PreformattedText" style:family="paragraph">
      <style:paragraph-properties fo:text-align="justify" fo:line-height="160%"/>
    </style:style>
    <style:style style:name="T565" style:parent-style-name="SourceText" style:family="text">
      <style:text-properties fo:color="#FFFFFF" fo:background-color="#211E2F" fo:language="en" fo:country="US"/>
    </style:style>
    <style:style style:name="T566"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567"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568"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569"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570" style:parent-style-name="PreformattedText" style:family="paragraph">
      <style:paragraph-properties fo:text-align="justify" fo:line-height="160%"/>
    </style:style>
    <style:style style:name="T571" style:parent-style-name="SourceText" style:family="text">
      <style:text-properties fo:color="#FFFFFF" fo:background-color="#211E2F" fo:language="en" fo:country="US"/>
    </style:style>
    <style:style style:name="T572"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573"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574"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575"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576"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577"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578"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579"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580" style:parent-style-name="SourceText" style:family="text">
      <style:text-properties style:font-name="Monaco, Menlo, 'Ubuntu Mono', '" style:font-name-asian="Monaco, Menlo, 'Ubuntu Mono', '" style:font-name-complex="Monaco, Menlo, 'Ubuntu Mono', '" fo:color="#FFFFFF" fo:background-color="#211E2F"/>
    </style:style>
    <style:style style:name="P581" style:parent-style-name="PreformattedText" style:family="paragraph">
      <style:paragraph-properties fo:text-align="justify" fo:line-height="160%"/>
    </style:style>
    <style:style style:name="T582" style:parent-style-name="SourceText" style:family="text">
      <style:text-properties fo:color="#FFFFFF" fo:background-color="#211E2F"/>
    </style:style>
    <style:style style:name="T583"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584" style:parent-style-name="PreformattedText" style:family="paragraph">
      <style:paragraph-properties fo:text-align="justify" fo:line-height="160%"/>
    </style:style>
    <style:style style:name="T585" style:parent-style-name="SourceText" style:family="text">
      <style:text-properties fo:color="#FFFFFF" fo:background-color="#211E2F" fo:language="en" fo:country="US"/>
    </style:style>
    <style:style style:name="T586"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587" style:parent-style-name="PreformattedText" style:family="paragraph">
      <style:paragraph-properties fo:text-align="justify" fo:line-height="160%"/>
    </style:style>
    <style:style style:name="T588" style:parent-style-name="SourceText" style:family="text">
      <style:text-properties fo:color="#FFFFFF" fo:background-color="#211E2F" fo:language="en" fo:country="US"/>
    </style:style>
    <style:style style:name="T589"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59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591" style:parent-style-name="PreformattedText" style:family="paragraph">
      <style:paragraph-properties fo:text-align="justify" fo:line-height="160%"/>
    </style:style>
    <style:style style:name="T592" style:parent-style-name="SourceText" style:family="text">
      <style:text-properties fo:color="#FFFFFF" fo:background-color="#211E2F" fo:language="en" fo:country="US"/>
    </style:style>
    <style:style style:name="T593"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594"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595"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P596" style:parent-style-name="PreformattedText" style:family="paragraph">
      <style:paragraph-properties fo:text-align="justify" fo:line-height="160%"/>
    </style:style>
    <style:style style:name="T597" style:parent-style-name="SourceText" style:family="text">
      <style:text-properties fo:color="#FFFFFF" fo:background-color="#211E2F" fo:language="en" fo:country="US"/>
    </style:style>
    <style:style style:name="T598"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599" style:parent-style-name="PreformattedText" style:family="paragraph">
      <style:paragraph-properties fo:text-align="justify" fo:line-height="160%"/>
    </style:style>
    <style:style style:name="T600" style:parent-style-name="SourceText" style:family="text">
      <style:text-properties fo:color="#FFFFFF" fo:background-color="#211E2F" fo:language="en" fo:country="US"/>
    </style:style>
    <style:style style:name="T601"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602"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603" style:parent-style-name="PreformattedText" style:family="paragraph">
      <style:paragraph-properties fo:text-align="justify" fo:line-height="160%"/>
    </style:style>
    <style:style style:name="T604" style:parent-style-name="SourceText" style:family="text">
      <style:text-properties fo:color="#FFFFFF" fo:background-color="#211E2F" fo:language="en" fo:country="US"/>
    </style:style>
    <style:style style:name="T605"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606"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607" style:parent-style-name="PreformattedText" style:family="paragraph">
      <style:paragraph-properties fo:text-align="justify" fo:line-height="160%"/>
    </style:style>
    <style:style style:name="T608" style:parent-style-name="SourceText" style:family="text">
      <style:text-properties fo:color="#FFFFFF" fo:background-color="#211E2F" fo:language="en" fo:country="US"/>
    </style:style>
    <style:style style:name="T609"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61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611"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612"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613" style:parent-style-name="PreformattedText" style:family="paragraph">
      <style:paragraph-properties fo:text-align="justify" fo:line-height="160%"/>
    </style:style>
    <style:style style:name="T614" style:parent-style-name="SourceText" style:family="text">
      <style:text-properties fo:color="#FFFFFF" fo:background-color="#211E2F" fo:language="en" fo:country="US"/>
    </style:style>
    <style:style style:name="T615"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616"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617"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P618" style:parent-style-name="PreformattedText" style:family="paragraph">
      <style:paragraph-properties fo:text-align="justify" fo:line-height="160%"/>
    </style:style>
    <style:style style:name="T619" style:parent-style-name="SourceText" style:family="text">
      <style:text-properties fo:color="#FFFFFF" fo:background-color="#211E2F" fo:language="en" fo:country="US"/>
    </style:style>
    <style:style style:name="T62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621" style:parent-style-name="PreformattedText" style:family="paragraph">
      <style:paragraph-properties fo:text-align="justify" fo:line-height="160%"/>
    </style:style>
    <style:style style:name="T622" style:parent-style-name="SourceText" style:family="text">
      <style:text-properties fo:color="#FFFFFF" fo:background-color="#211E2F" fo:language="en" fo:country="US"/>
    </style:style>
    <style:style style:name="T623"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624"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625" style:parent-style-name="PreformattedText" style:family="paragraph">
      <style:paragraph-properties fo:text-align="justify" fo:line-height="160%"/>
    </style:style>
    <style:style style:name="T626" style:parent-style-name="SourceText" style:family="text">
      <style:text-properties fo:color="#FFFFFF" fo:background-color="#211E2F" fo:language="en" fo:country="US"/>
    </style:style>
    <style:style style:name="T627" style:parent-style-name="SourceText" style:family="text">
      <style:text-properties style:font-name="Monaco, Menlo, 'Ubuntu Mono', '" style:font-name-asian="Monaco, Menlo, 'Ubuntu Mono', '" style:font-name-complex="Monaco, Menlo, 'Ubuntu Mono', '" fo:color="#83FFF5" fo:background-color="#211E2F"/>
    </style:style>
    <style:style style:name="T628" style:parent-style-name="SourceText" style:family="text">
      <style:text-properties style:font-name="Monaco, Menlo, 'Ubuntu Mono', '" style:font-name-asian="Monaco, Menlo, 'Ubuntu Mono', '" style:font-name-complex="Monaco, Menlo, 'Ubuntu Mono', '" fo:color="#FFFFFF" fo:background-color="#211E2F"/>
    </style:style>
    <style:style style:name="T629" style:parent-style-name="SourceText" style:family="text">
      <style:text-properties style:font-name="Monaco, Menlo, 'Ubuntu Mono', '" style:font-name-asian="Monaco, Menlo, 'Ubuntu Mono', '" style:font-name-complex="Monaco, Menlo, 'Ubuntu Mono', '" fo:color="#FFE083" fo:background-color="#211E2F"/>
    </style:style>
    <style:style style:name="T630" style:parent-style-name="SourceText" style:family="text">
      <style:text-properties style:font-name="Monaco, Menlo, 'Ubuntu Mono', '" style:font-name-asian="Monaco, Menlo, 'Ubuntu Mono', '" style:font-name-complex="Monaco, Menlo, 'Ubuntu Mono', '" fo:color="#FFFFFF" fo:background-color="#211E2F"/>
    </style:style>
    <style:style style:name="P631" style:parent-style-name="PreformattedText" style:family="paragraph">
      <style:paragraph-properties fo:text-align="justify" fo:line-height="160%"/>
    </style:style>
    <style:style style:name="T632" style:parent-style-name="SourceText" style:family="text">
      <style:text-properties fo:color="#FFFFFF" fo:background-color="#211E2F"/>
    </style:style>
    <style:style style:name="T633" style:parent-style-name="SourceText" style:family="text">
      <style:text-properties style:font-name="Monaco, Menlo, 'Ubuntu Mono', '" style:font-name-asian="Monaco, Menlo, 'Ubuntu Mono', '" style:font-name-complex="Monaco, Menlo, 'Ubuntu Mono', '" fo:color="#83FFF5" fo:background-color="#211E2F"/>
    </style:style>
    <style:style style:name="T634" style:parent-style-name="SourceText" style:family="text">
      <style:text-properties style:font-name="Monaco, Menlo, 'Ubuntu Mono', '" style:font-name-asian="Monaco, Menlo, 'Ubuntu Mono', '" style:font-name-complex="Monaco, Menlo, 'Ubuntu Mono', '" fo:color="#FFFFFF" fo:background-color="#211E2F"/>
    </style:style>
    <style:style style:name="T635" style:parent-style-name="SourceText" style:family="text">
      <style:text-properties style:font-name="Monaco, Menlo, 'Ubuntu Mono', '" style:font-name-asian="Monaco, Menlo, 'Ubuntu Mono', '" style:font-name-complex="Monaco, Menlo, 'Ubuntu Mono', '" fo:color="#FF8973" fo:background-color="#211E2F"/>
    </style:style>
    <style:style style:name="P636" style:parent-style-name="PreformattedText" style:family="paragraph">
      <style:paragraph-properties fo:text-align="justify" fo:line-height="160%"/>
    </style:style>
    <style:style style:name="T637" style:parent-style-name="SourceText" style:family="text">
      <style:text-properties fo:color="#FFFFFF" fo:background-color="#211E2F"/>
    </style:style>
    <style:style style:name="T638" style:parent-style-name="SourceText" style:family="text">
      <style:text-properties style:font-name="Monaco, Menlo, 'Ubuntu Mono', '" style:font-name-asian="Monaco, Menlo, 'Ubuntu Mono', '" style:font-name-complex="Monaco, Menlo, 'Ubuntu Mono', '" fo:color="#FFFFFF" fo:background-color="#211E2F"/>
    </style:style>
    <style:style style:name="P639" style:parent-style-name="PreformattedText" style:family="paragraph">
      <style:paragraph-properties fo:text-align="justify" fo:line-height="160%"/>
    </style:style>
    <style:style style:name="T640" style:parent-style-name="SourceText" style:family="text">
      <style:text-properties fo:color="#FFFFFF" fo:background-color="#211E2F"/>
    </style:style>
    <style:style style:name="T641" style:parent-style-name="SourceText" style:family="text">
      <style:text-properties style:font-name="Monaco, Menlo, 'Ubuntu Mono', '" style:font-name-asian="Monaco, Menlo, 'Ubuntu Mono', '" style:font-name-complex="Monaco, Menlo, 'Ubuntu Mono', '" fo:color="#FFFFFF" fo:background-color="#211E2F"/>
    </style:style>
    <style:style style:name="P642" style:parent-style-name="PreformattedText" style:family="paragraph">
      <style:paragraph-properties fo:text-align="justify" fo:line-height="160%"/>
    </style:style>
    <style:style style:name="T643" style:parent-style-name="SourceText" style:family="text">
      <style:text-properties style:font-name="Monaco, Menlo, 'Ubuntu Mono', '" style:font-name-asian="Monaco, Menlo, 'Ubuntu Mono', '" style:font-name-complex="Monaco, Menlo, 'Ubuntu Mono', '" fo:color="#FFFFFF" fo:background-color="#211E2F"/>
    </style:style>
    <style:style style:name="P644" style:parent-style-name="Textbody" style:family="paragraph">
      <style:paragraph-properties fo:text-align="justify" fo:line-height="160%"/>
    </style:style>
    <style:style style:name="T645"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646" style:parent-style-name="Policepardéfaut" style:family="text">
      <style:text-properties style:font-name="Apercu, apple-system, system-ui" fo:color="#10162F" fo:font-size="14pt" style:font-size-asian="14pt"/>
    </style:style>
    <style:style style:name="P647" style:parent-style-name="Textbody" style:family="paragraph">
      <style:paragraph-properties fo:text-align="justify" fo:margin-bottom="0in" fo:line-height="160%"/>
    </style:style>
    <style:style style:name="T648"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P649" style:parent-style-name="Textbody" style:family="paragraph">
      <style:text-properties fo:language="en" fo:country="US"/>
    </style:style>
    <style:style style:name="T650"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651" style:parent-style-name="Textbody" style:family="paragraph">
      <style:paragraph-properties fo:text-align="justify" fo:line-height="160%"/>
      <style:text-properties style:font-name="Apercu, apple-system, system-ui" fo:color="#10162F" fo:font-size="14pt" style:font-size-asian="14pt"/>
    </style:style>
    <style:style style:name="P652" style:parent-style-name="PreformattedText" style:family="paragraph">
      <style:paragraph-properties fo:text-align="justify" fo:line-height="160%"/>
    </style:style>
    <style:style style:name="T653"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654"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655"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656"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657"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658"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659"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66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661" style:parent-style-name="SourceText" style:family="text">
      <style:text-properties style:font-name="Monaco, Menlo, 'Ubuntu Mono', '" style:font-name-asian="Monaco, Menlo, 'Ubuntu Mono', '" style:font-name-complex="Monaco, Menlo, 'Ubuntu Mono', '" fo:color="#939598" fo:background-color="#211E2F" fo:language="en" fo:country="US"/>
    </style:style>
    <style:style style:name="P662" style:parent-style-name="Textbody" style:family="paragraph">
      <style:paragraph-properties fo:text-align="justify" fo:line-height="160%"/>
    </style:style>
    <style:style style:name="T663"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664" style:parent-style-name="Policepardéfaut" style:family="text">
      <style:text-properties style:font-name="Apercu, apple-system, system-ui" fo:color="#10162F" fo:font-size="14pt" style:font-size-asian="14pt"/>
    </style:style>
    <style:style style:name="P665" style:parent-style-name="Textbody" style:family="paragraph">
      <style:paragraph-properties fo:text-align="justify" fo:margin-bottom="0in" fo:line-height="160%" fo:margin-left="0in" fo:text-indent="0in">
        <style:tab-stops/>
      </style:paragraph-properties>
    </style:style>
    <style:style style:name="T666" style:parent-style-name="Policepardéfaut" style:family="text">
      <style:text-properties style:font-name="Apercu, apple-system, system-ui" fo:color="#10162F" fo:font-size="14pt" style:font-size-asian="14pt"/>
    </style:style>
    <style:style style:name="T667" style:parent-style-name="Policepardéfaut" style:family="text">
      <style:text-properties style:font-name="Apercu, apple-system, system-ui" fo:color="#10162F" fo:font-size="14pt" style:font-size-asian="14pt"/>
    </style:style>
    <style:style style:name="T668" style:parent-style-name="SourceText" style:family="text">
      <style:text-properties style:font-name="Monaco, Menlo, 'Ubuntu Mono', '" style:font-name-asian="Monaco, Menlo, 'Ubuntu Mono', '" style:font-name-complex="Monaco, Menlo, 'Ubuntu Mono', '"/>
    </style:style>
    <style:style style:name="T669" style:parent-style-name="Policepardéfaut" style:family="text">
      <style:text-properties style:font-name="Apercu, apple-system, system-ui" fo:color="#10162F" fo:font-size="14pt" style:font-size-asian="14pt"/>
    </style:style>
    <style:style style:name="T670" style:parent-style-name="SourceText" style:family="text">
      <style:text-properties style:font-name="Monaco, Menlo, 'Ubuntu Mono', '" style:font-name-asian="Monaco, Menlo, 'Ubuntu Mono', '" style:font-name-complex="Monaco, Menlo, 'Ubuntu Mono', '"/>
    </style:style>
    <style:style style:name="T671" style:parent-style-name="Policepardéfaut" style:family="text">
      <style:text-properties style:font-name="Apercu, apple-system, system-ui" fo:color="#10162F" fo:font-size="14pt" style:font-size-asian="14pt"/>
    </style:style>
    <style:style style:name="T672" style:parent-style-name="SourceText" style:family="text">
      <style:text-properties style:font-name="Monaco, Menlo, 'Ubuntu Mono', '" style:font-name-asian="Monaco, Menlo, 'Ubuntu Mono', '" style:font-name-complex="Monaco, Menlo, 'Ubuntu Mono', '"/>
    </style:style>
    <style:style style:name="P673" style:parent-style-name="Textbody" style:family="paragraph">
      <style:paragraph-properties fo:text-align="justify" fo:margin-bottom="0in" fo:line-height="160%" fo:margin-left="0in" fo:text-indent="0in">
        <style:tab-stops/>
      </style:paragraph-properties>
    </style:style>
    <style:style style:name="T674" style:parent-style-name="Policepardéfaut" style:family="text">
      <style:text-properties style:font-name="Apercu, apple-system, system-ui" fo:color="#10162F" fo:font-size="14pt" style:font-size-asian="14pt"/>
    </style:style>
    <style:style style:name="T675" style:parent-style-name="SourceText" style:family="text">
      <style:text-properties style:font-name="Monaco, Menlo, 'Ubuntu Mono', '" style:font-name-asian="Monaco, Menlo, 'Ubuntu Mono', '" style:font-name-complex="Monaco, Menlo, 'Ubuntu Mono', '"/>
    </style:style>
    <style:style style:name="T676" style:parent-style-name="Policepardéfaut" style:family="text">
      <style:text-properties style:font-name="Apercu, apple-system, system-ui" fo:color="#10162F" fo:font-size="14pt" style:font-size-asian="14pt"/>
    </style:style>
    <style:style style:name="T677" style:parent-style-name="SourceText" style:family="text">
      <style:text-properties style:font-name="Monaco, Menlo, 'Ubuntu Mono', '" style:font-name-asian="Monaco, Menlo, 'Ubuntu Mono', '" style:font-name-complex="Monaco, Menlo, 'Ubuntu Mono', '"/>
    </style:style>
    <style:style style:name="T678" style:parent-style-name="Policepardéfaut" style:family="text">
      <style:text-properties style:font-name="Apercu, apple-system, system-ui" fo:color="#10162F" fo:font-size="14pt" style:font-size-asian="14pt"/>
    </style:style>
    <style:style style:name="P679" style:parent-style-name="Textbody" style:family="paragraph">
      <style:paragraph-properties fo:text-align="justify" fo:margin-bottom="0in" fo:line-height="160%" fo:margin-left="0in" fo:text-indent="0in">
        <style:tab-stops/>
      </style:paragraph-properties>
    </style:style>
    <style:style style:name="T680" style:parent-style-name="Policepardéfaut" style:family="text">
      <style:text-properties style:font-name="Apercu, apple-system, system-ui" fo:color="#10162F" fo:font-size="14pt" style:font-size-asian="14pt"/>
    </style:style>
    <style:style style:name="T681" style:parent-style-name="SourceText" style:family="text">
      <style:text-properties style:font-name="Monaco, Menlo, 'Ubuntu Mono', '" style:font-name-asian="Monaco, Menlo, 'Ubuntu Mono', '" style:font-name-complex="Monaco, Menlo, 'Ubuntu Mono', '"/>
    </style:style>
    <style:style style:name="T682" style:parent-style-name="Policepardéfaut" style:family="text">
      <style:text-properties style:font-name="Apercu, apple-system, system-ui" fo:color="#10162F" fo:font-size="14pt" style:font-size-asian="14pt"/>
    </style:style>
    <style:style style:name="T683" style:parent-style-name="SourceText" style:family="text">
      <style:text-properties style:font-name="Monaco, Menlo, 'Ubuntu Mono', '" style:font-name-asian="Monaco, Menlo, 'Ubuntu Mono', '" style:font-name-complex="Monaco, Menlo, 'Ubuntu Mono', '"/>
    </style:style>
    <style:style style:name="T684" style:parent-style-name="Policepardéfaut" style:family="text">
      <style:text-properties style:font-name="Apercu, apple-system, system-ui" fo:color="#10162F" fo:font-size="14pt" style:font-size-asian="14pt"/>
    </style:style>
    <style:style style:name="T685" style:parent-style-name="SourceText" style:family="text">
      <style:text-properties style:font-name="Monaco, Menlo, 'Ubuntu Mono', '" style:font-name-asian="Monaco, Menlo, 'Ubuntu Mono', '" style:font-name-complex="Monaco, Menlo, 'Ubuntu Mono', '"/>
    </style:style>
    <style:style style:name="T686" style:parent-style-name="Policepardéfaut" style:family="text">
      <style:text-properties style:font-name="Apercu, apple-system, system-ui" fo:color="#10162F" fo:font-size="14pt" style:font-size-asian="14pt"/>
    </style:style>
    <style:style style:name="T687" style:parent-style-name="Policepardéfaut" style:family="text">
      <style:text-properties style:font-name="Apercu, apple-system, system-ui" fo:color="#10162F" fo:font-size="14pt" style:font-size-asian="14pt"/>
    </style:style>
    <style:style style:name="T688" style:parent-style-name="SourceText" style:family="text">
      <style:text-properties style:font-name="Monaco, Menlo, 'Ubuntu Mono', '" style:font-name-asian="Monaco, Menlo, 'Ubuntu Mono', '" style:font-name-complex="Monaco, Menlo, 'Ubuntu Mono', '"/>
    </style:style>
    <style:style style:name="P689" style:parent-style-name="Titre3" style:family="paragraph">
      <style:paragraph-properties fo:text-align="justify" fo:margin-top="0in" fo:margin-bottom="0in" fo:line-height="160%"/>
      <style:text-properties style:font-name="Apercu, apple-system, system-ui" fo:font-weight="normal" style:font-weight-asian="normal" fo:color="#10162F"/>
    </style:style>
    <style:style style:name="P690" style:parent-style-name="Textbody" style:family="paragraph">
      <style:paragraph-properties fo:text-align="justify" fo:line-height="160%"/>
      <style:text-properties style:font-name="Apercu, apple-system, system-ui" fo:color="#10162F" fo:font-size="14pt" style:font-size-asian="14pt"/>
    </style:style>
    <style:style style:name="P691" style:parent-style-name="Textbody" style:family="paragraph">
      <style:paragraph-properties fo:text-align="justify" fo:margin-bottom="0in" fo:line-height="160%"/>
    </style:style>
    <style:style style:name="T692"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693"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694" style:parent-style-name="Textbody" style:family="paragraph">
      <style:paragraph-properties fo:text-align="justify" fo:margin-bottom="0in" fo:line-height="160%"/>
    </style:style>
    <style:style style:name="T695" style:parent-style-name="Policepardéfaut" style:family="text">
      <style:text-properties style:font-name="Apercu, apple-system, system-ui" fo:color="#10162F" fo:font-size="14pt" style:font-size-asian="14pt"/>
    </style:style>
    <style:style style:name="T696" style:parent-style-name="Accentuation" style:family="text">
      <style:text-properties fo:font-style="normal" style:font-style-asian="normal"/>
    </style:style>
    <style:style style:name="T697" style:parent-style-name="Policepardéfaut" style:family="text">
      <style:text-properties style:font-name="Apercu, apple-system, system-ui" fo:color="#10162F" fo:font-size="14pt" style:font-size-asian="14pt"/>
    </style:style>
    <style:style style:name="T698" style:parent-style-name="Policepardéfaut" style:family="text">
      <style:text-properties style:font-name="Apercu, apple-system, system-ui" fo:color="#10162F" fo:font-size="14pt" style:font-size-asian="14pt"/>
    </style:style>
    <style:style style:name="P699" style:parent-style-name="Textbody" style:family="paragraph">
      <style:paragraph-properties fo:text-align="justify" fo:margin-bottom="0in" fo:line-height="160%"/>
    </style:style>
    <style:style style:name="T700"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P701" style:parent-style-name="Textbody" style:family="paragraph">
      <style:text-properties fo:language="en" fo:country="US"/>
    </style:style>
    <style:style style:name="T702"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703" style:parent-style-name="Textbody" style:family="paragraph">
      <style:paragraph-properties fo:text-align="justify" fo:margin-bottom="0in" fo:line-height="160%"/>
    </style:style>
    <style:style style:name="T704" style:parent-style-name="Policepardéfaut" style:family="text">
      <style:text-properties style:font-name="Apercu, apple-system, system-ui" fo:color="#10162F" fo:font-size="14pt" style:font-size-asian="14pt"/>
    </style:style>
    <style:style style:name="T705" style:parent-style-name="Policepardéfaut" style:family="text">
      <style:text-properties style:font-name="Apercu, apple-system, system-ui" fo:color="#10162F" fo:font-size="14pt" style:font-size-asian="14pt"/>
    </style:style>
    <style:style style:name="T706" style:parent-style-name="SourceText" style:family="text">
      <style:text-properties style:font-name="Monaco, Menlo, 'Ubuntu Mono', '" style:font-name-asian="Monaco, Menlo, 'Ubuntu Mono', '" style:font-name-complex="Monaco, Menlo, 'Ubuntu Mono', '"/>
    </style:style>
    <style:style style:name="T707" style:parent-style-name="Policepardéfaut" style:family="text">
      <style:text-properties style:font-name="Apercu, apple-system, system-ui" fo:color="#10162F" fo:font-size="14pt" style:font-size-asian="14pt"/>
    </style:style>
    <style:style style:name="P708" style:parent-style-name="PreformattedText" style:family="paragraph">
      <style:paragraph-properties fo:text-align="justify" fo:line-height="160%"/>
    </style:style>
    <style:style style:name="T709" style:parent-style-name="SourceText" style:family="text">
      <style:text-properties style:font-name="Monaco, Menlo, 'Ubuntu Mono', '" style:font-name-asian="Monaco, Menlo, 'Ubuntu Mono', '" style:font-name-complex="Monaco, Menlo, 'Ubuntu Mono', '" fo:color="#B3CCFF" fo:background-color="#211E2F" fo:language="en" fo:country="US"/>
    </style:style>
    <style:style style:name="T71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711" style:parent-style-name="PreformattedText" style:family="paragraph">
      <style:paragraph-properties fo:text-align="justify" fo:line-height="160%"/>
    </style:style>
    <style:style style:name="T712" style:parent-style-name="SourceText" style:family="text">
      <style:text-properties fo:color="#FFFFFF" fo:background-color="#211E2F" fo:language="en" fo:country="US"/>
    </style:style>
    <style:style style:name="T713"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714"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715"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716"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717" style:parent-style-name="PreformattedText" style:family="paragraph">
      <style:paragraph-properties fo:text-align="justify" fo:line-height="160%"/>
    </style:style>
    <style:style style:name="T718" style:parent-style-name="SourceText" style:family="text">
      <style:text-properties fo:color="#FFFFFF" fo:background-color="#211E2F" fo:language="en" fo:country="US"/>
    </style:style>
    <style:style style:name="T719"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72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721"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P722" style:parent-style-name="PreformattedText" style:family="paragraph">
      <style:paragraph-properties fo:text-align="justify" fo:line-height="160%"/>
    </style:style>
    <style:style style:name="T723"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724" style:parent-style-name="PreformattedText" style:family="paragraph">
      <style:paragraph-properties fo:text-align="justify" fo:line-height="160%"/>
    </style:style>
    <style:style style:name="T725" style:parent-style-name="SourceText" style:family="text">
      <style:text-properties fo:color="#FFFFFF" fo:background-color="#211E2F" fo:language="en" fo:country="US"/>
    </style:style>
    <style:style style:name="P726" style:parent-style-name="PreformattedText" style:family="paragraph">
      <style:paragraph-properties fo:text-align="justify" fo:line-height="160%"/>
    </style:style>
    <style:style style:name="T727" style:parent-style-name="SourceText" style:family="text">
      <style:text-properties style:font-name="Monaco, Menlo, 'Ubuntu Mono', '" style:font-name-asian="Monaco, Menlo, 'Ubuntu Mono', '" style:font-name-complex="Monaco, Menlo, 'Ubuntu Mono', '" fo:color="#B3CCFF" fo:background-color="#211E2F" fo:language="en" fo:country="US"/>
    </style:style>
    <style:style style:name="T728"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729"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73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731" style:parent-style-name="PreformattedText" style:family="paragraph">
      <style:paragraph-properties fo:text-align="justify" fo:line-height="160%"/>
    </style:style>
    <style:style style:name="T732" style:parent-style-name="SourceText" style:family="text">
      <style:text-properties fo:color="#FFFFFF" fo:background-color="#211E2F" fo:language="en" fo:country="US"/>
    </style:style>
    <style:style style:name="T733"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734"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735"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736"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737"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P738" style:parent-style-name="PreformattedText" style:family="paragraph">
      <style:paragraph-properties fo:text-align="justify" fo:line-height="160%"/>
    </style:style>
    <style:style style:name="T739"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740" style:parent-style-name="PreformattedText" style:family="paragraph">
      <style:paragraph-properties fo:text-align="justify" fo:line-height="160%"/>
    </style:style>
    <style:style style:name="T741" style:parent-style-name="SourceText" style:family="text">
      <style:text-properties fo:color="#FFFFFF" fo:background-color="#211E2F" fo:language="en" fo:country="US"/>
    </style:style>
    <style:style style:name="P742" style:parent-style-name="PreformattedText" style:family="paragraph">
      <style:paragraph-properties fo:text-align="justify" fo:line-height="160%"/>
    </style:style>
    <style:style style:name="T743"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744"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745"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746"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747" style:parent-style-name="PreformattedText" style:family="paragraph">
      <style:paragraph-properties fo:text-align="justify" fo:line-height="160%"/>
    </style:style>
    <style:style style:name="T748" style:parent-style-name="SourceText" style:family="text">
      <style:text-properties fo:color="#FFFFFF" fo:background-color="#211E2F" fo:language="en" fo:country="US"/>
    </style:style>
    <style:style style:name="P749" style:parent-style-name="PreformattedText" style:family="paragraph">
      <style:paragraph-properties fo:text-align="justify" fo:line-height="160%"/>
    </style:style>
    <style:style style:name="T750"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751"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752"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753"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754" style:parent-style-name="SourceText" style:family="text">
      <style:text-properties style:font-name="Monaco, Menlo, 'Ubuntu Mono', '" style:font-name-asian="Monaco, Menlo, 'Ubuntu Mono', '" style:font-name-complex="Monaco, Menlo, 'Ubuntu Mono', '" fo:color="#939598" fo:background-color="#211E2F" fo:language="en" fo:country="US"/>
    </style:style>
    <style:style style:name="P755" style:parent-style-name="PreformattedText" style:family="paragraph">
      <style:paragraph-properties fo:text-align="justify" fo:line-height="160%"/>
    </style:style>
    <style:style style:name="T756" style:parent-style-name="SourceText" style:family="text">
      <style:text-properties fo:color="#FFFFFF" fo:background-color="#211E2F" fo:language="en" fo:country="US"/>
    </style:style>
    <style:style style:name="P757" style:parent-style-name="Textbody" style:family="paragraph">
      <style:paragraph-properties fo:text-align="justify" fo:margin-bottom="0in" fo:line-height="160%"/>
    </style:style>
    <style:style style:name="T758"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759" style:parent-style-name="Policepardéfaut" style:family="text">
      <style:text-properties style:font-name="Apercu, apple-system, system-ui" fo:color="#10162F" fo:font-size="14pt" style:font-size-asian="14pt"/>
    </style:style>
    <style:style style:name="T760" style:parent-style-name="SourceText" style:family="text">
      <style:text-properties style:font-name="Monaco, Menlo, 'Ubuntu Mono', '" style:font-name-asian="Monaco, Menlo, 'Ubuntu Mono', '" style:font-name-complex="Monaco, Menlo, 'Ubuntu Mono', '"/>
    </style:style>
    <style:style style:name="T761" style:parent-style-name="Policepardéfaut" style:family="text">
      <style:text-properties style:font-name="Apercu, apple-system, system-ui" fo:color="#10162F" fo:font-size="14pt" style:font-size-asian="14pt"/>
    </style:style>
    <style:style style:name="T762" style:parent-style-name="SourceText" style:family="text">
      <style:text-properties style:font-name="Monaco, Menlo, 'Ubuntu Mono', '" style:font-name-asian="Monaco, Menlo, 'Ubuntu Mono', '" style:font-name-complex="Monaco, Menlo, 'Ubuntu Mono', '"/>
    </style:style>
    <style:style style:name="T763" style:parent-style-name="Policepardéfaut" style:family="text">
      <style:text-properties style:font-name="Apercu, apple-system, system-ui" fo:color="#10162F" fo:font-size="14pt" style:font-size-asian="14pt"/>
    </style:style>
    <style:style style:name="T764" style:parent-style-name="SourceText" style:family="text">
      <style:text-properties style:font-name="Monaco, Menlo, 'Ubuntu Mono', '" style:font-name-asian="Monaco, Menlo, 'Ubuntu Mono', '" style:font-name-complex="Monaco, Menlo, 'Ubuntu Mono', '"/>
    </style:style>
    <style:style style:name="T765" style:parent-style-name="Policepardéfaut" style:family="text">
      <style:text-properties style:font-name="Apercu, apple-system, system-ui" fo:color="#10162F" fo:font-size="14pt" style:font-size-asian="14pt"/>
    </style:style>
    <style:style style:name="P766" style:parent-style-name="PreformattedText" style:family="paragraph">
      <style:paragraph-properties fo:text-align="justify" fo:line-height="160%"/>
    </style:style>
    <style:style style:name="T767" style:parent-style-name="SourceText" style:family="text">
      <style:text-properties style:font-name="Monaco, Menlo, 'Ubuntu Mono', '" style:font-name-asian="Monaco, Menlo, 'Ubuntu Mono', '" style:font-name-complex="Monaco, Menlo, 'Ubuntu Mono', '" fo:color="#B3CCFF" fo:background-color="#211E2F" fo:language="en" fo:country="US"/>
    </style:style>
    <style:style style:name="T768"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769" style:parent-style-name="PreformattedText" style:family="paragraph">
      <style:paragraph-properties fo:text-align="justify" fo:line-height="160%"/>
    </style:style>
    <style:style style:name="T770" style:parent-style-name="SourceText" style:family="text">
      <style:text-properties fo:color="#FFFFFF" fo:background-color="#211E2F" fo:language="en" fo:country="US"/>
    </style:style>
    <style:style style:name="T771"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772"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773"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774"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775" style:parent-style-name="PreformattedText" style:family="paragraph">
      <style:paragraph-properties fo:text-align="justify" fo:line-height="160%"/>
    </style:style>
    <style:style style:name="T776" style:parent-style-name="SourceText" style:family="text">
      <style:text-properties fo:color="#FFFFFF" fo:background-color="#211E2F" fo:language="en" fo:country="US"/>
    </style:style>
    <style:style style:name="T777"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778"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779"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P780" style:parent-style-name="PreformattedText" style:family="paragraph">
      <style:paragraph-properties fo:text-align="justify" fo:line-height="160%"/>
    </style:style>
    <style:style style:name="T781"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782" style:parent-style-name="PreformattedText" style:family="paragraph">
      <style:paragraph-properties fo:text-align="justify" fo:line-height="160%"/>
    </style:style>
    <style:style style:name="T783" style:parent-style-name="SourceText" style:family="text">
      <style:text-properties style:font-name="Monaco, Menlo, 'Ubuntu Mono', '" style:font-name-asian="Monaco, Menlo, 'Ubuntu Mono', '" style:font-name-complex="Monaco, Menlo, 'Ubuntu Mono', '" fo:color="#B3CCFF" fo:background-color="#211E2F" fo:language="en" fo:country="US"/>
    </style:style>
    <style:style style:name="T784"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785"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786"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787" style:parent-style-name="PreformattedText" style:family="paragraph">
      <style:paragraph-properties fo:text-align="justify" fo:line-height="160%"/>
    </style:style>
    <style:style style:name="T788" style:parent-style-name="SourceText" style:family="text">
      <style:text-properties fo:color="#FFFFFF" fo:background-color="#211E2F" fo:language="en" fo:country="US"/>
    </style:style>
    <style:style style:name="T789"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79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791" style:parent-style-name="PreformattedText" style:family="paragraph">
      <style:paragraph-properties fo:text-align="justify" fo:line-height="160%"/>
    </style:style>
    <style:style style:name="T792" style:parent-style-name="SourceText" style:family="text">
      <style:text-properties fo:color="#FFFFFF" fo:background-color="#211E2F" fo:language="en" fo:country="US"/>
    </style:style>
    <style:style style:name="T793"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794"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795" style:parent-style-name="SourceText" style:family="text">
      <style:text-properties style:font-name="Monaco, Menlo, 'Ubuntu Mono', '" style:font-name-asian="Monaco, Menlo, 'Ubuntu Mono', '" style:font-name-complex="Monaco, Menlo, 'Ubuntu Mono', '" fo:color="#CC7BC2" fo:background-color="#211E2F" fo:language="en" fo:country="US"/>
    </style:style>
    <style:style style:name="T796"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797" style:parent-style-name="PreformattedText" style:family="paragraph">
      <style:paragraph-properties fo:text-align="justify" fo:line-height="160%"/>
    </style:style>
    <style:style style:name="T798" style:parent-style-name="SourceText" style:family="text">
      <style:text-properties fo:color="#FFFFFF" fo:background-color="#211E2F" fo:language="en" fo:country="US"/>
    </style:style>
    <style:style style:name="T799"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80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801"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P802" style:parent-style-name="PreformattedText" style:family="paragraph">
      <style:paragraph-properties fo:text-align="justify" fo:line-height="160%"/>
    </style:style>
    <style:style style:name="T803" style:parent-style-name="SourceText" style:family="text">
      <style:text-properties fo:color="#FFFFFF" fo:background-color="#211E2F" fo:language="en" fo:country="US"/>
    </style:style>
    <style:style style:name="T804"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805" style:parent-style-name="PreformattedText" style:family="paragraph">
      <style:paragraph-properties fo:text-align="justify" fo:line-height="160%"/>
    </style:style>
    <style:style style:name="T806" style:parent-style-name="SourceText" style:family="text">
      <style:text-properties fo:color="#FFFFFF" fo:background-color="#211E2F" fo:language="en" fo:country="US"/>
    </style:style>
    <style:style style:name="T807"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808"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809" style:parent-style-name="SourceText" style:family="text">
      <style:text-properties style:font-name="Monaco, Menlo, 'Ubuntu Mono', '" style:font-name-asian="Monaco, Menlo, 'Ubuntu Mono', '" style:font-name-complex="Monaco, Menlo, 'Ubuntu Mono', '" fo:color="#83FFF5" fo:background-color="#211E2F" fo:language="en" fo:country="US"/>
    </style:style>
    <style:style style:name="T81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811"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812"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813" style:parent-style-name="SourceText" style:family="text">
      <style:text-properties style:font-name="Monaco, Menlo, 'Ubuntu Mono', '" style:font-name-asian="Monaco, Menlo, 'Ubuntu Mono', '" style:font-name-complex="Monaco, Menlo, 'Ubuntu Mono', '" fo:color="#939598" fo:background-color="#211E2F" fo:language="en" fo:country="US"/>
    </style:style>
    <style:style style:name="P814" style:parent-style-name="PreformattedText" style:family="paragraph">
      <style:paragraph-properties fo:text-align="justify" fo:line-height="160%"/>
    </style:style>
    <style:style style:name="T815" style:parent-style-name="SourceText" style:family="text">
      <style:text-properties fo:color="#FFFFFF" fo:background-color="#211E2F" fo:language="en" fo:country="US"/>
    </style:style>
    <style:style style:name="P816" style:parent-style-name="PreformattedText" style:family="paragraph">
      <style:paragraph-properties fo:text-align="justify" fo:line-height="160%"/>
    </style:style>
    <style:style style:name="T817"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818" style:parent-style-name="PreformattedText" style:family="paragraph">
      <style:paragraph-properties fo:text-align="justify" fo:line-height="160%"/>
    </style:style>
    <style:style style:name="T819"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82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821"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822"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823" style:parent-style-name="SourceText" style:family="text">
      <style:text-properties style:font-name="Monaco, Menlo, 'Ubuntu Mono', '" style:font-name-asian="Monaco, Menlo, 'Ubuntu Mono', '" style:font-name-complex="Monaco, Menlo, 'Ubuntu Mono', '" fo:color="#939598" fo:background-color="#211E2F" fo:language="en" fo:country="US"/>
    </style:style>
    <style:style style:name="P824" style:parent-style-name="PreformattedText" style:family="paragraph">
      <style:paragraph-properties fo:text-align="justify" fo:line-height="160%"/>
    </style:style>
    <style:style style:name="T825"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826"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827" style:parent-style-name="SourceText" style:family="text">
      <style:text-properties style:font-name="Monaco, Menlo, 'Ubuntu Mono', '" style:font-name-asian="Monaco, Menlo, 'Ubuntu Mono', '" style:font-name-complex="Monaco, Menlo, 'Ubuntu Mono', '" fo:color="#939598" fo:background-color="#211E2F" fo:language="en" fo:country="US"/>
    </style:style>
    <style:style style:name="P828" style:parent-style-name="PreformattedText" style:family="paragraph">
      <style:paragraph-properties fo:text-align="justify" fo:line-height="160%"/>
    </style:style>
    <style:style style:name="T829" style:parent-style-name="SourceText" style:family="text">
      <style:text-properties fo:color="#FFFFFF" fo:background-color="#211E2F" fo:language="en" fo:country="US"/>
    </style:style>
    <style:style style:name="P830" style:parent-style-name="PreformattedText" style:family="paragraph">
      <style:paragraph-properties fo:text-align="justify" fo:line-height="160%"/>
    </style:style>
    <style:style style:name="T831"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832"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833" style:parent-style-name="PreformattedText" style:family="paragraph">
      <style:paragraph-properties fo:text-align="justify" fo:line-height="160%"/>
    </style:style>
    <style:style style:name="T834" style:parent-style-name="SourceText" style:family="text">
      <style:text-properties fo:color="#FFFFFF" fo:background-color="#211E2F" fo:language="en" fo:country="US"/>
    </style:style>
    <style:style style:name="T835" style:parent-style-name="SourceText" style:family="text">
      <style:text-properties style:font-name="Monaco, Menlo, 'Ubuntu Mono', '" style:font-name-asian="Monaco, Menlo, 'Ubuntu Mono', '" style:font-name-complex="Monaco, Menlo, 'Ubuntu Mono', '" fo:color="#FF8973" fo:background-color="#211E2F" fo:language="en" fo:country="US"/>
    </style:style>
    <style:style style:name="T836"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837" style:parent-style-name="SourceText" style:family="text">
      <style:text-properties style:font-name="Monaco, Menlo, 'Ubuntu Mono', '" style:font-name-asian="Monaco, Menlo, 'Ubuntu Mono', '" style:font-name-complex="Monaco, Menlo, 'Ubuntu Mono', '" fo:color="#CC7BC2" fo:background-color="#211E2F" fo:language="en" fo:country="US"/>
    </style:style>
    <style:style style:name="T838"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839" style:parent-style-name="PreformattedText" style:family="paragraph">
      <style:paragraph-properties fo:text-align="justify" fo:line-height="160%"/>
    </style:style>
    <style:style style:name="T840" style:parent-style-name="SourceText" style:family="text">
      <style:text-properties fo:color="#FFFFFF" fo:background-color="#211E2F" fo:language="en" fo:country="US"/>
    </style:style>
    <style:style style:name="T841"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T842"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843" style:parent-style-name="SourceText" style:family="text">
      <style:text-properties style:font-name="Monaco, Menlo, 'Ubuntu Mono', '" style:font-name-asian="Monaco, Menlo, 'Ubuntu Mono', '" style:font-name-complex="Monaco, Menlo, 'Ubuntu Mono', '" fo:color="#FFE083" fo:background-color="#211E2F" fo:language="en" fo:country="US"/>
    </style:style>
    <style:style style:name="P844" style:parent-style-name="PreformattedText" style:family="paragraph">
      <style:paragraph-properties fo:text-align="justify" fo:line-height="160%"/>
    </style:style>
    <style:style style:name="T845" style:parent-style-name="SourceText" style:family="text">
      <style:text-properties style:font-name="Monaco, Menlo, 'Ubuntu Mono', '" style:font-name-asian="Monaco, Menlo, 'Ubuntu Mono', '" style:font-name-complex="Monaco, Menlo, 'Ubuntu Mono', '" fo:color="#FFFFFF" fo:background-color="#211E2F"/>
    </style:style>
    <style:style style:name="T846" style:parent-style-name="SourceText" style:family="text">
      <style:text-properties style:font-name="Monaco, Menlo, 'Ubuntu Mono', '" style:font-name-asian="Monaco, Menlo, 'Ubuntu Mono', '" style:font-name-complex="Monaco, Menlo, 'Ubuntu Mono', '" fo:color="#939598" fo:background-color="#211E2F"/>
    </style:style>
    <style:style style:name="P847" style:parent-style-name="Textbody" style:family="paragraph">
      <style:paragraph-properties fo:text-align="justify" fo:line-height="160%"/>
    </style:style>
    <style:style style:name="T848"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849" style:parent-style-name="Policepardéfaut" style:family="text">
      <style:text-properties style:font-name="Apercu, apple-system, system-ui" fo:color="#10162F" fo:font-size="14pt" style:font-size-asian="14pt"/>
    </style:style>
    <style:style style:name="P850" style:parent-style-name="Textbody" style:family="paragraph">
      <style:paragraph-properties fo:text-align="justify" fo:margin-bottom="0in" fo:line-height="160%" fo:margin-left="0in" fo:text-indent="0in">
        <style:tab-stops/>
      </style:paragraph-properties>
    </style:style>
    <style:style style:name="T851" style:parent-style-name="Policepardéfaut" style:family="text">
      <style:text-properties style:font-name="Apercu, apple-system, system-ui" fo:color="#10162F" fo:font-size="14pt" style:font-size-asian="14pt"/>
    </style:style>
    <style:style style:name="T852" style:parent-style-name="SourceText" style:family="text">
      <style:text-properties style:font-name="Monaco, Menlo, 'Ubuntu Mono', '" style:font-name-asian="Monaco, Menlo, 'Ubuntu Mono', '" style:font-name-complex="Monaco, Menlo, 'Ubuntu Mono', '"/>
    </style:style>
    <style:style style:name="T853" style:parent-style-name="Policepardéfaut" style:family="text">
      <style:text-properties style:font-name="Apercu, apple-system, system-ui" fo:color="#10162F" fo:font-size="14pt" style:font-size-asian="14pt"/>
    </style:style>
    <style:style style:name="T854" style:parent-style-name="SourceText" style:family="text">
      <style:text-properties style:font-name="Monaco, Menlo, 'Ubuntu Mono', '" style:font-name-asian="Monaco, Menlo, 'Ubuntu Mono', '" style:font-name-complex="Monaco, Menlo, 'Ubuntu Mono', '"/>
    </style:style>
    <style:style style:name="T855" style:parent-style-name="Policepardéfaut" style:family="text">
      <style:text-properties style:font-name="Apercu, apple-system, system-ui" fo:color="#10162F" fo:font-size="14pt" style:font-size-asian="14pt"/>
    </style:style>
    <style:style style:name="T856" style:parent-style-name="Policepardéfaut" style:family="text">
      <style:text-properties style:font-name="Apercu, apple-system, system-ui" fo:color="#10162F" fo:font-size="14pt" style:font-size-asian="14pt"/>
    </style:style>
    <style:style style:name="T857" style:parent-style-name="SourceText" style:family="text">
      <style:text-properties style:font-name="Monaco, Menlo, 'Ubuntu Mono', '" style:font-name-asian="Monaco, Menlo, 'Ubuntu Mono', '" style:font-name-complex="Monaco, Menlo, 'Ubuntu Mono', '"/>
    </style:style>
    <style:style style:name="T858" style:parent-style-name="Policepardéfaut" style:family="text">
      <style:text-properties style:font-name="Apercu, apple-system, system-ui" fo:color="#10162F" fo:font-size="14pt" style:font-size-asian="14pt"/>
    </style:style>
    <style:style style:name="T859" style:parent-style-name="SourceText" style:family="text">
      <style:text-properties style:font-name="Monaco, Menlo, 'Ubuntu Mono', '" style:font-name-asian="Monaco, Menlo, 'Ubuntu Mono', '" style:font-name-complex="Monaco, Menlo, 'Ubuntu Mono', '"/>
    </style:style>
    <style:style style:name="T860" style:parent-style-name="Policepardéfaut" style:family="text">
      <style:text-properties style:font-name="Apercu, apple-system, system-ui" fo:color="#10162F" fo:font-size="14pt" style:font-size-asian="14pt"/>
    </style:style>
    <style:style style:name="P861" style:parent-style-name="Textbody" style:family="paragraph">
      <style:paragraph-properties fo:text-align="justify" fo:margin-bottom="0in" fo:line-height="160%" fo:margin-left="0in" fo:text-indent="0in">
        <style:tab-stops/>
      </style:paragraph-properties>
    </style:style>
    <style:style style:name="T862" style:parent-style-name="Policepardéfaut" style:family="text">
      <style:text-properties style:font-name="Apercu, apple-system, system-ui" fo:color="#10162F" fo:font-size="14pt" style:font-size-asian="14pt"/>
    </style:style>
    <style:style style:name="T863" style:parent-style-name="SourceText" style:family="text">
      <style:text-properties style:font-name="Monaco, Menlo, 'Ubuntu Mono', '" style:font-name-asian="Monaco, Menlo, 'Ubuntu Mono', '" style:font-name-complex="Monaco, Menlo, 'Ubuntu Mono', '"/>
    </style:style>
    <style:style style:name="T864" style:parent-style-name="Policepardéfaut" style:family="text">
      <style:text-properties style:font-name="Apercu, apple-system, system-ui" fo:color="#10162F" fo:font-size="14pt" style:font-size-asian="14pt"/>
    </style:style>
    <style:style style:name="P865" style:parent-style-name="Textbody" style:family="paragraph">
      <style:paragraph-properties fo:text-align="justify" fo:margin-bottom="0in" fo:line-height="160%" fo:margin-left="0in" fo:text-indent="0in">
        <style:tab-stops/>
      </style:paragraph-properties>
    </style:style>
    <style:style style:name="T866" style:parent-style-name="Policepardéfaut" style:family="text">
      <style:text-properties style:font-name="Apercu, apple-system, system-ui" fo:color="#10162F" fo:font-size="14pt" style:font-size-asian="14pt"/>
    </style:style>
    <style:style style:name="T867" style:parent-style-name="SourceText" style:family="text">
      <style:text-properties style:font-name="Monaco, Menlo, 'Ubuntu Mono', '" style:font-name-asian="Monaco, Menlo, 'Ubuntu Mono', '" style:font-name-complex="Monaco, Menlo, 'Ubuntu Mono', '"/>
    </style:style>
    <style:style style:name="T868" style:parent-style-name="Policepardéfaut" style:family="text">
      <style:text-properties style:font-name="Apercu, apple-system, system-ui" fo:color="#10162F" fo:font-size="14pt" style:font-size-asian="14pt"/>
    </style:style>
    <style:style style:name="T869" style:parent-style-name="SourceText" style:family="text">
      <style:text-properties style:font-name="Monaco, Menlo, 'Ubuntu Mono', '" style:font-name-asian="Monaco, Menlo, 'Ubuntu Mono', '" style:font-name-complex="Monaco, Menlo, 'Ubuntu Mono', '"/>
    </style:style>
    <style:style style:name="T870" style:parent-style-name="Policepardéfaut" style:family="text">
      <style:text-properties style:font-name="Apercu, apple-system, system-ui" fo:color="#10162F" fo:font-size="14pt" style:font-size-asian="14pt"/>
    </style:style>
    <style:style style:name="T871" style:parent-style-name="SourceText" style:family="text">
      <style:text-properties style:font-name="Monaco, Menlo, 'Ubuntu Mono', '" style:font-name-asian="Monaco, Menlo, 'Ubuntu Mono', '" style:font-name-complex="Monaco, Menlo, 'Ubuntu Mono', '"/>
    </style:style>
    <style:style style:name="T872" style:parent-style-name="Policepardéfaut" style:family="text">
      <style:text-properties style:font-name="Apercu, apple-system, system-ui" fo:color="#10162F" fo:font-size="14pt" style:font-size-asian="14pt"/>
    </style:style>
    <style:style style:name="T873" style:parent-style-name="Accentuation" style:family="text">
      <style:text-properties fo:font-style="normal" style:font-style-asian="normal"/>
    </style:style>
    <style:style style:name="T874" style:parent-style-name="Policepardéfaut" style:family="text">
      <style:text-properties style:font-name="Apercu, apple-system, system-ui" fo:color="#10162F" fo:font-size="14pt" style:font-size-asian="14pt"/>
    </style:style>
    <style:style style:name="T875" style:parent-style-name="SourceText" style:family="text">
      <style:text-properties style:font-name="Monaco, Menlo, 'Ubuntu Mono', '" style:font-name-asian="Monaco, Menlo, 'Ubuntu Mono', '" style:font-name-complex="Monaco, Menlo, 'Ubuntu Mono', '"/>
    </style:style>
    <style:style style:name="T876" style:parent-style-name="Policepardéfaut" style:family="text">
      <style:text-properties style:font-name="Apercu, apple-system, system-ui" fo:color="#10162F" fo:font-size="14pt" style:font-size-asian="14pt"/>
    </style:style>
    <style:style style:name="T877" style:parent-style-name="SourceText" style:family="text">
      <style:text-properties style:font-name="Monaco, Menlo, 'Ubuntu Mono', '" style:font-name-asian="Monaco, Menlo, 'Ubuntu Mono', '" style:font-name-complex="Monaco, Menlo, 'Ubuntu Mono', '"/>
    </style:style>
    <style:style style:name="T878" style:parent-style-name="Policepardéfaut" style:family="text">
      <style:text-properties style:font-name="Apercu, apple-system, system-ui" fo:color="#10162F" fo:font-size="14pt" style:font-size-asian="14pt"/>
    </style:style>
    <style:style style:name="T879" style:parent-style-name="SourceText" style:family="text">
      <style:text-properties style:font-name="Monaco, Menlo, 'Ubuntu Mono', '" style:font-name-asian="Monaco, Menlo, 'Ubuntu Mono', '" style:font-name-complex="Monaco, Menlo, 'Ubuntu Mono', '"/>
    </style:style>
    <style:style style:name="T880" style:parent-style-name="SourceText" style:family="text">
      <style:text-properties style:font-name="Monaco, Menlo, 'Ubuntu Mono', '" style:font-name-asian="Monaco, Menlo, 'Ubuntu Mono', '" style:font-name-complex="Monaco, Menlo, 'Ubuntu Mono', '"/>
    </style:style>
    <style:style style:name="T881" style:parent-style-name="Policepardéfaut" style:family="text">
      <style:text-properties style:font-name="Apercu, apple-system, system-ui" fo:color="#10162F" fo:font-size="14pt" style:font-size-asian="14pt"/>
    </style:style>
    <style:style style:name="T882" style:parent-style-name="SourceText" style:family="text">
      <style:text-properties style:font-name="Monaco, Menlo, 'Ubuntu Mono', '" style:font-name-asian="Monaco, Menlo, 'Ubuntu Mono', '" style:font-name-complex="Monaco, Menlo, 'Ubuntu Mono', '"/>
    </style:style>
    <style:style style:name="T883" style:parent-style-name="Policepardéfaut" style:family="text">
      <style:text-properties style:font-name="Apercu, apple-system, system-ui" fo:color="#10162F" fo:font-size="14pt" style:font-size-asian="14pt"/>
    </style:style>
    <style:style style:name="T884" style:parent-style-name="SourceText" style:family="text">
      <style:text-properties style:font-name="Monaco, Menlo, 'Ubuntu Mono', '" style:font-name-asian="Monaco, Menlo, 'Ubuntu Mono', '" style:font-name-complex="Monaco, Menlo, 'Ubuntu Mono', '"/>
    </style:style>
    <style:style style:name="T885" style:parent-style-name="Policepardéfaut" style:family="text">
      <style:text-properties style:font-name="Apercu, apple-system, system-ui" fo:color="#10162F" fo:font-size="14pt" style:font-size-asian="14pt"/>
    </style:style>
    <style:style style:name="P886" style:parent-style-name="Textbody" style:family="paragraph">
      <style:paragraph-properties fo:text-align="justify" fo:margin-bottom="0in" fo:line-height="160%" fo:margin-left="0in" fo:text-indent="0in">
        <style:tab-stops/>
      </style:paragraph-properties>
    </style:style>
    <style:style style:name="T887" style:parent-style-name="Policepardéfaut" style:family="text">
      <style:text-properties style:font-name="Apercu, apple-system, system-ui" fo:color="#10162F" fo:font-size="14pt" style:font-size-asian="14pt"/>
    </style:style>
    <style:style style:name="T888" style:parent-style-name="SourceText" style:family="text">
      <style:text-properties style:font-name="Monaco, Menlo, 'Ubuntu Mono', '" style:font-name-asian="Monaco, Menlo, 'Ubuntu Mono', '" style:font-name-complex="Monaco, Menlo, 'Ubuntu Mono', '"/>
    </style:style>
    <style:style style:name="T889" style:parent-style-name="Policepardéfaut" style:family="text">
      <style:text-properties style:font-name="Apercu, apple-system, system-ui" fo:color="#10162F" fo:font-size="14pt" style:font-size-asian="14pt"/>
    </style:style>
    <style:style style:name="T890" style:parent-style-name="SourceText" style:family="text">
      <style:text-properties style:font-name="Monaco, Menlo, 'Ubuntu Mono', '" style:font-name-asian="Monaco, Menlo, 'Ubuntu Mono', '" style:font-name-complex="Monaco, Menlo, 'Ubuntu Mono', '"/>
    </style:style>
    <style:style style:name="T891" style:parent-style-name="Policepardéfaut" style:family="text">
      <style:text-properties style:font-name="Apercu, apple-system, system-ui" fo:color="#10162F" fo:font-size="14pt" style:font-size-asian="14pt"/>
    </style:style>
    <style:style style:name="T892" style:parent-style-name="Policepardéfaut" style:family="text">
      <style:text-properties style:font-name="Apercu, apple-system, system-ui" fo:color="#10162F" fo:font-size="14pt" style:font-size-asian="14pt"/>
    </style:style>
    <style:style style:name="T893" style:parent-style-name="SourceText" style:family="text">
      <style:text-properties style:font-name="Monaco, Menlo, 'Ubuntu Mono', '" style:font-name-asian="Monaco, Menlo, 'Ubuntu Mono', '" style:font-name-complex="Monaco, Menlo, 'Ubuntu Mono', '"/>
    </style:style>
    <style:style style:name="T894" style:parent-style-name="Policepardéfaut" style:family="text">
      <style:text-properties style:font-name="Apercu, apple-system, system-ui" fo:color="#10162F" fo:font-size="14pt" style:font-size-asian="14pt"/>
    </style:style>
    <style:style style:name="T895" style:parent-style-name="SourceText" style:family="text">
      <style:text-properties style:font-name="Monaco, Menlo, 'Ubuntu Mono', '" style:font-name-asian="Monaco, Menlo, 'Ubuntu Mono', '" style:font-name-complex="Monaco, Menlo, 'Ubuntu Mono', '"/>
    </style:style>
    <style:style style:name="T896" style:parent-style-name="Policepardéfaut" style:family="text">
      <style:text-properties style:font-name="Apercu, apple-system, system-ui" fo:color="#10162F" fo:font-size="14pt" style:font-size-asian="14pt"/>
    </style:style>
    <style:style style:name="P897" style:parent-style-name="Textbody" style:family="paragraph">
      <style:paragraph-properties fo:text-align="justify" fo:margin-bottom="0in" fo:line-height="160%"/>
      <style:text-properties style:font-name="Apercu, apple-system, system-ui" fo:color="#10162F" fo:font-size="14pt" style:font-size-asian="14pt"/>
    </style:style>
    <style:style style:name="P898" style:parent-style-name="Titre3" style:family="paragraph">
      <style:paragraph-properties fo:text-align="justify"/>
      <style:text-properties style:font-name="Apercu, apple-system, system-ui" fo:font-weight="normal" style:font-weight-asian="normal"/>
    </style:style>
    <style:style style:name="P899" style:parent-style-name="Textbody" style:family="paragraph">
      <style:paragraph-properties fo:text-align="justify"/>
      <style:text-properties style:font-name="Apercu, apple-system, system-ui" fo:color="#10162F" fo:font-size="14pt" style:font-size-asian="14pt"/>
    </style:style>
    <style:style style:name="P900" style:parent-style-name="Textbody" style:family="paragraph">
      <style:paragraph-properties fo:text-align="justify" fo:margin-bottom="0in"/>
    </style:style>
    <style:style style:name="T901" style:parent-style-name="Policepardéfaut" style:family="text">
      <style:text-properties fo:language="en" fo:country="US" style:language-asian="en" style:country-asian="US" style:language-complex="ar" style:country-complex="SA"/>
    </style:style>
    <style:style style:name="P902" style:parent-style-name="Textbody" style:family="paragraph">
      <style:text-properties fo:language="en" fo:country="US"/>
    </style:style>
    <style:style style:name="T903"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904" style:parent-style-name="Textbody" style:family="paragraph">
      <style:paragraph-properties fo:text-align="justify" fo:margin-bottom="0in"/>
      <style:text-properties style:font-name="Apercu, apple-system, system-ui" fo:color="#10162F" fo:font-size="14pt" style:font-size-asian="14pt"/>
    </style:style>
    <style:style style:name="P905" style:parent-style-name="Textbody" style:family="paragraph">
      <style:paragraph-properties fo:text-align="justify" fo:margin-bottom="0in"/>
    </style:style>
    <style:style style:name="T906" style:parent-style-name="Policepardéfaut" style:family="text">
      <style:text-properties fo:language="en" fo:country="US" style:language-asian="en" style:country-asian="US" style:language-complex="ar" style:country-complex="SA"/>
    </style:style>
    <style:style style:name="T907"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908" style:parent-style-name="Textbody" style:family="paragraph">
      <style:paragraph-properties fo:text-align="justify" fo:margin-bottom="0in"/>
      <style:text-properties style:font-name="Apercu, apple-system, system-ui" fo:color="#10162F" fo:font-size="14pt" style:font-size-asian="14pt"/>
    </style:style>
    <style:style style:name="P909" style:parent-style-name="Textbody" style:family="paragraph">
      <style:paragraph-properties fo:text-align="justify" fo:margin-bottom="0in"/>
    </style:style>
    <style:style style:name="T910" style:parent-style-name="Policepardéfaut" style:family="text">
      <style:text-properties fo:language="en" fo:country="US" style:language-asian="en" style:country-asian="US" style:language-complex="ar" style:country-complex="SA"/>
    </style:style>
    <style:style style:name="T911"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912" style:parent-style-name="Textbody" style:family="paragraph">
      <style:paragraph-properties fo:text-align="justify" fo:margin-bottom="0in"/>
    </style:style>
    <style:style style:name="T913" style:parent-style-name="Policepardéfaut" style:family="text">
      <style:text-properties style:font-name="Apercu, apple-system, system-ui" fo:color="#10162F" fo:font-size="14pt" style:font-size-asian="14pt"/>
    </style:style>
    <style:style style:name="T914"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T915"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916" style:parent-style-name="Policepardéfaut" style:family="text">
      <style:text-properties style:font-name="Apercu, apple-system, system-ui" fo:color="#10162F" fo:font-size="14pt" style:font-size-asian="14pt"/>
    </style:style>
    <style:style style:name="P917" style:parent-style-name="Textbody" style:family="paragraph">
      <style:paragraph-properties fo:text-align="justify" fo:margin-bottom="0in" fo:line-height="160%"/>
    </style:style>
    <style:style style:name="T918"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919" style:parent-style-name="Policepardéfaut" style:family="text">
      <style:text-properties style:font-name="Apercu, apple-system, system-ui" fo:color="#10162F" fo:font-size="14pt" style:font-size-asian="14pt"/>
    </style:style>
    <style:style style:name="P920" style:parent-style-name="PreformattedText" style:family="paragraph">
      <style:paragraph-properties fo:text-align="justify"/>
    </style:style>
    <style:style style:name="T921"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92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923" style:parent-style-name="PreformattedText" style:family="paragraph">
      <style:paragraph-properties fo:text-align="justify"/>
    </style:style>
    <style:style style:name="T924" style:parent-style-name="SourceText" style:family="text">
      <style:text-properties fo:color="#FFFFFF" fo:background-color="#211E2F" fo:language="en" fo:country="US"/>
    </style:style>
    <style:style style:name="T925"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92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927" style:parent-style-name="PreformattedText" style:family="paragraph">
      <style:paragraph-properties fo:text-align="justify"/>
    </style:style>
    <style:style style:name="T928" style:parent-style-name="SourceText" style:family="text">
      <style:text-properties fo:color="#FFFFFF" fo:background-color="#211E2F" fo:language="en" fo:country="US"/>
    </style:style>
    <style:style style:name="T929"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93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931" style:parent-style-name="PreformattedText" style:family="paragraph">
      <style:paragraph-properties fo:text-align="justify"/>
    </style:style>
    <style:style style:name="T932" style:parent-style-name="SourceText" style:family="text">
      <style:text-properties fo:color="#FFFFFF" fo:background-color="#211E2F" fo:language="en" fo:country="US"/>
    </style:style>
    <style:style style:name="T933"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93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935"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93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937" style:parent-style-name="PreformattedText" style:family="paragraph">
      <style:paragraph-properties fo:text-align="justify"/>
    </style:style>
    <style:style style:name="T938" style:parent-style-name="SourceText" style:family="text">
      <style:text-properties fo:color="#FFFFFF" fo:background-color="#211E2F" fo:language="en" fo:country="US"/>
    </style:style>
    <style:style style:name="T939"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94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941"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94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943" style:parent-style-name="PreformattedText" style:family="paragraph">
      <style:paragraph-properties fo:text-align="justify"/>
    </style:style>
    <style:style style:name="T944" style:parent-style-name="SourceText" style:family="text">
      <style:text-properties fo:color="#FFFFFF" fo:background-color="#211E2F" fo:language="en" fo:country="US"/>
    </style:style>
    <style:style style:name="T945"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94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947"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94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949"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95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951"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95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95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954" style:parent-style-name="PreformattedText" style:family="paragraph">
      <style:paragraph-properties fo:text-align="justify"/>
    </style:style>
    <style:style style:name="T955" style:parent-style-name="SourceText" style:family="text">
      <style:text-properties fo:color="#FFFFFF" fo:background-color="#211E2F"/>
    </style:style>
    <style:style style:name="T95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957" style:parent-style-name="PreformattedText" style:family="paragraph">
      <style:paragraph-properties fo:text-align="justify"/>
    </style:style>
    <style:style style:name="T958" style:parent-style-name="SourceText" style:family="text">
      <style:text-properties fo:color="#FFFFFF" fo:background-color="#211E2F" fo:language="en" fo:country="US"/>
    </style:style>
    <style:style style:name="T959"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96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961" style:parent-style-name="PreformattedText" style:family="paragraph">
      <style:paragraph-properties fo:text-align="justify"/>
    </style:style>
    <style:style style:name="T962" style:parent-style-name="SourceText" style:family="text">
      <style:text-properties fo:color="#FFFFFF" fo:background-color="#211E2F" fo:language="en" fo:country="US"/>
    </style:style>
    <style:style style:name="T963"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96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965"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96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967" style:parent-style-name="PreformattedText" style:family="paragraph">
      <style:paragraph-properties fo:text-align="justify"/>
    </style:style>
    <style:style style:name="T968" style:parent-style-name="SourceText" style:family="text">
      <style:text-properties fo:color="#FFFFFF" fo:background-color="#211E2F" fo:language="en" fo:country="US"/>
    </style:style>
    <style:style style:name="T969"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97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971"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97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973" style:parent-style-name="PreformattedText" style:family="paragraph">
      <style:paragraph-properties fo:text-align="justify"/>
    </style:style>
    <style:style style:name="T974" style:parent-style-name="SourceText" style:family="text">
      <style:text-properties fo:color="#FFFFFF" fo:background-color="#211E2F" fo:language="en" fo:country="US"/>
    </style:style>
    <style:style style:name="T975"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97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977"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97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979"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98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981"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98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98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984" style:parent-style-name="PreformattedText" style:family="paragraph">
      <style:paragraph-properties fo:text-align="justify"/>
    </style:style>
    <style:style style:name="T985" style:parent-style-name="SourceText" style:family="text">
      <style:text-properties fo:color="#FFFFFF" fo:background-color="#211E2F"/>
    </style:style>
    <style:style style:name="T98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987" style:parent-style-name="PreformattedText" style:family="paragraph">
      <style:paragraph-properties fo:text-align="justify"/>
    </style:style>
    <style:style style:name="T988" style:parent-style-name="SourceText" style:family="text">
      <style:text-properties fo:color="#FFFFFF" fo:background-color="#211E2F" fo:language="en" fo:country="US"/>
    </style:style>
    <style:style style:name="T989"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99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991" style:parent-style-name="PreformattedText" style:family="paragraph">
      <style:paragraph-properties fo:text-align="justify"/>
    </style:style>
    <style:style style:name="T992" style:parent-style-name="SourceText" style:family="text">
      <style:text-properties fo:color="#FFFFFF" fo:background-color="#211E2F" fo:language="en" fo:country="US"/>
    </style:style>
    <style:style style:name="T993"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99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995"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99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997" style:parent-style-name="PreformattedText" style:family="paragraph">
      <style:paragraph-properties fo:text-align="justify"/>
    </style:style>
    <style:style style:name="T998" style:parent-style-name="SourceText" style:family="text">
      <style:text-properties fo:color="#FFFFFF" fo:background-color="#211E2F" fo:language="en" fo:country="US"/>
    </style:style>
    <style:style style:name="T999"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00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01"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00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003" style:parent-style-name="PreformattedText" style:family="paragraph">
      <style:paragraph-properties fo:text-align="justify"/>
    </style:style>
    <style:style style:name="T1004" style:parent-style-name="SourceText" style:family="text">
      <style:text-properties fo:color="#FFFFFF" fo:background-color="#211E2F" fo:language="en" fo:country="US"/>
    </style:style>
    <style:style style:name="T1005"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00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07"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00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09"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01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11"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01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1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014" style:parent-style-name="PreformattedText" style:family="paragraph">
      <style:paragraph-properties fo:text-align="justify"/>
    </style:style>
    <style:style style:name="T1015" style:parent-style-name="SourceText" style:family="text">
      <style:text-properties fo:color="#FFFFFF" fo:background-color="#211E2F"/>
    </style:style>
    <style:style style:name="T1016"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01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018" style:parent-style-name="PreformattedText" style:family="paragraph">
      <style:paragraph-properties fo:text-align="justify"/>
    </style:style>
    <style:style style:name="T1019" style:parent-style-name="SourceText" style:family="text">
      <style:text-properties fo:color="#FFFFFF" fo:background-color="#211E2F" fo:language="en" fo:country="US"/>
    </style:style>
    <style:style style:name="T1020"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02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22"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02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024" style:parent-style-name="PreformattedText" style:family="paragraph">
      <style:paragraph-properties fo:text-align="justify"/>
    </style:style>
    <style:style style:name="T1025" style:parent-style-name="SourceText" style:family="text">
      <style:text-properties fo:color="#FFFFFF" fo:background-color="#211E2F" fo:language="en" fo:country="US"/>
    </style:style>
    <style:style style:name="T1026"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02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28"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02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030" style:parent-style-name="PreformattedText" style:family="paragraph">
      <style:paragraph-properties fo:text-align="justify"/>
    </style:style>
    <style:style style:name="T1031" style:parent-style-name="SourceText" style:family="text">
      <style:text-properties fo:color="#FFFFFF" fo:background-color="#211E2F" fo:language="en" fo:country="US"/>
    </style:style>
    <style:style style:name="T1032"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03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34"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03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36"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03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38"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03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40"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041" style:parent-style-name="PreformattedText" style:family="paragraph">
      <style:paragraph-properties fo:text-align="justify"/>
    </style:style>
    <style:style style:name="T1042" style:parent-style-name="SourceText" style:family="text">
      <style:text-properties fo:color="#FFFFFF" fo:background-color="#211E2F"/>
    </style:style>
    <style:style style:name="T104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044" style:parent-style-name="PreformattedText" style:family="paragraph">
      <style:paragraph-properties fo:text-align="justify"/>
    </style:style>
    <style:style style:name="T1045" style:parent-style-name="SourceText" style:family="text">
      <style:text-properties fo:color="#FFFFFF" fo:background-color="#211E2F" fo:language="en" fo:country="US"/>
    </style:style>
    <style:style style:name="T104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047" style:parent-style-name="PreformattedText" style:family="paragraph">
      <style:paragraph-properties fo:text-align="justify"/>
    </style:style>
    <style:style style:name="T104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049" style:parent-style-name="PreformattedText" style:family="paragraph">
      <style:paragraph-properties fo:text-align="justify"/>
    </style:style>
    <style:style style:name="T1050"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T1051"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P1052" style:parent-style-name="PreformattedText" style:family="paragraph">
      <style:paragraph-properties fo:text-align="justify"/>
    </style:style>
    <style:style style:name="T1053"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05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55"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05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57"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05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59"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06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61"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06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063" style:parent-style-name="PreformattedText" style:family="paragraph">
      <style:paragraph-properties fo:text-align="justify"/>
    </style:style>
    <style:style style:name="T1064" style:parent-style-name="SourceText" style:family="text">
      <style:text-properties fo:color="#FFFFFF" fo:background-color="#211E2F" fo:language="en" fo:country="US"/>
    </style:style>
    <style:style style:name="T1065"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06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67"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06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69"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07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71"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07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73"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07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75"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07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77"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07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79"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08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81"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08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083"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08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085" style:parent-style-name="PreformattedText" style:family="paragraph">
      <style:paragraph-properties fo:text-align="justify"/>
    </style:style>
    <style:style style:name="T108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087" style:parent-style-name="Textbody" style:family="paragraph">
      <style:paragraph-properties fo:text-align="justify" fo:margin-bottom="0in" fo:line-height="160%"/>
    </style:style>
    <style:style style:name="T1088" style:parent-style-name="Policepardéfaut" style:family="text">
      <style:text-properties fo:language="en" fo:country="US" style:language-asian="en" style:country-asian="US" style:language-complex="ar" style:country-complex="SA"/>
    </style:style>
    <style:style style:name="T1089" style:parent-style-name="Policepardéfaut" style:family="text">
      <style:text-properties style:font-name="Apercu, apple-system, system-ui" fo:color="#10162F" fo:font-size="14pt" style:font-size-asian="14pt"/>
    </style:style>
    <style:style style:name="T109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091" style:parent-style-name="Policepardéfaut" style:family="text">
      <style:text-properties style:font-name="Apercu, apple-system, system-ui" fo:color="#10162F" fo:font-size="14pt" style:font-size-asian="14pt"/>
    </style:style>
    <style:style style:name="T109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093" style:parent-style-name="Policepardéfaut" style:family="text">
      <style:text-properties style:font-name="Apercu, apple-system, system-ui" fo:color="#10162F" fo:font-size="14pt" style:font-size-asian="14pt"/>
    </style:style>
    <style:style style:name="T1094"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095" style:parent-style-name="Policepardéfaut" style:family="text">
      <style:text-properties style:font-name="Apercu, apple-system, system-ui" fo:color="#10162F" fo:font-size="14pt" style:font-size-asian="14pt"/>
    </style:style>
    <style:style style:name="T109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097" style:parent-style-name="Policepardéfaut" style:family="text">
      <style:text-properties style:font-name="Apercu, apple-system, system-ui" fo:color="#10162F" fo:font-size="14pt" style:font-size-asian="14pt"/>
    </style:style>
    <style:style style:name="T1098"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099" style:parent-style-name="Policepardéfaut" style:family="text">
      <style:text-properties style:font-name="Apercu, apple-system, system-ui" fo:color="#10162F" fo:font-size="14pt" style:font-size-asian="14pt"/>
    </style:style>
    <style:style style:name="P1100" style:parent-style-name="Titre3" style:family="paragraph">
      <style:paragraph-properties fo:text-align="justify"/>
      <style:text-properties style:font-name="Apercu, apple-system, system-ui" fo:font-weight="normal" style:font-weight-asian="normal"/>
    </style:style>
    <style:style style:name="P1101" style:parent-style-name="Textbody" style:family="paragraph">
      <style:paragraph-properties fo:text-align="justify"/>
      <style:text-properties style:font-name="Apercu, apple-system, system-ui" fo:color="#10162F" fo:font-size="14pt" style:font-size-asian="14pt"/>
    </style:style>
    <style:style style:name="P1102" style:parent-style-name="Textbody" style:family="paragraph">
      <style:paragraph-properties fo:text-align="justify" fo:line-height="160%"/>
      <style:text-properties style:font-name="Apercu, apple-system, system-ui" fo:color="#10162F" fo:font-size="14pt" style:font-size-asian="14pt"/>
    </style:style>
    <style:style style:name="P1103" style:parent-style-name="Textbody" style:family="paragraph">
      <style:paragraph-properties fo:text-align="justify" fo:margin-bottom="0in"/>
    </style:style>
    <style:style style:name="T1104" style:parent-style-name="Policepardéfaut" style:family="text">
      <style:text-properties fo:language="en" fo:country="US" style:language-asian="en" style:country-asian="US" style:language-complex="ar" style:country-complex="SA"/>
    </style:style>
    <style:style style:name="P1105" style:parent-style-name="Textbody" style:family="paragraph">
      <style:text-properties fo:language="en" fo:country="US"/>
    </style:style>
    <style:style style:name="T1106"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1107" style:parent-style-name="Textbody" style:family="paragraph">
      <style:paragraph-properties fo:text-align="justify"/>
      <style:text-properties style:font-name="Apercu, apple-system, system-ui" fo:color="#10162F" fo:font-size="14pt" style:font-size-asian="14pt"/>
    </style:style>
    <style:style style:name="P1108" style:parent-style-name="Textbody" style:family="paragraph">
      <style:paragraph-properties fo:text-align="justify" fo:line-height="160%"/>
      <style:text-properties style:font-name="Apercu, apple-system, system-ui" fo:color="#10162F" fo:font-size="14pt" style:font-size-asian="14pt"/>
    </style:style>
    <style:style style:name="P1109" style:parent-style-name="Textbody" style:family="paragraph">
      <style:paragraph-properties fo:text-align="justify" fo:margin-bottom="0in" fo:line-height="160%" fo:margin-left="0in" fo:text-indent="0in">
        <style:tab-stops/>
      </style:paragraph-properties>
    </style:style>
    <style:style style:name="T1110" style:parent-style-name="Policepardéfaut" style:family="text">
      <style:text-properties style:font-name="Apercu, apple-system, system-ui" fo:color="#10162F" fo:font-size="14pt" style:font-size-asian="14pt"/>
    </style:style>
    <style:style style:name="T1111" style:parent-style-name="Accentuation" style:family="text">
      <style:text-properties style:font-name="Apercu, apple-system, system-ui" fo:font-style="normal" style:font-style-asian="normal" fo:color="#10162F" fo:font-size="14pt" style:font-size-asian="14pt"/>
    </style:style>
    <style:style style:name="T1112" style:parent-style-name="Policepardéfaut" style:family="text">
      <style:text-properties style:font-name="Apercu, apple-system, system-ui" fo:color="#10162F" fo:font-size="14pt" style:font-size-asian="14pt"/>
    </style:style>
    <style:style style:name="P1113"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1114"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1115"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1116"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1117" style:parent-style-name="Textbody" style:family="paragraph">
      <style:paragraph-properties fo:text-align="justify" fo:margin-bottom="0in" fo:line-height="160%"/>
    </style:style>
    <style:style style:name="T1118" style:parent-style-name="Policepardéfaut" style:family="text">
      <style:text-properties fo:language="en" fo:country="US" style:language-asian="en" style:country-asian="US" style:language-complex="ar" style:country-complex="SA"/>
    </style:style>
    <style:style style:name="T1119"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1120" style:parent-style-name="Textbody" style:family="paragraph">
      <style:paragraph-properties fo:text-align="justify" fo:margin-bottom="0in" fo:line-height="160%"/>
      <style:text-properties style:font-name="Apercu, apple-system, system-ui" fo:color="#10162F" fo:font-size="14pt" style:font-size-asian="14pt"/>
    </style:style>
    <style:style style:name="P1121"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1122" style:parent-style-name="Textbody" style:family="paragraph">
      <style:paragraph-properties fo:text-align="justify" fo:margin-bottom="0in" fo:line-height="160%"/>
    </style:style>
    <style:style style:name="T1123" style:parent-style-name="Policepardéfaut" style:family="text">
      <style:text-properties fo:language="en" fo:country="US" style:language-asian="en" style:country-asian="US" style:language-complex="ar" style:country-complex="SA"/>
    </style:style>
    <style:style style:name="T1124"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1125" style:parent-style-name="Textbody" style:family="paragraph">
      <style:paragraph-properties fo:text-align="justify" fo:margin-bottom="0in" fo:line-height="160%"/>
      <style:text-properties style:font-name="Apercu, apple-system, system-ui" fo:color="#10162F" fo:font-size="14pt" style:font-size-asian="14pt"/>
    </style:style>
    <style:style style:name="P1126" style:parent-style-name="Textbody" style:family="paragraph">
      <style:paragraph-properties fo:text-align="justify" fo:margin-bottom="0in" fo:line-height="160%" fo:margin-left="0in" fo:text-indent="0in">
        <style:tab-stops/>
      </style:paragraph-properties>
    </style:style>
    <style:style style:name="T1127" style:parent-style-name="Policepardéfaut" style:family="text">
      <style:text-properties style:font-name="Apercu, apple-system, system-ui" fo:color="#10162F" fo:font-size="14pt" style:font-size-asian="14pt"/>
    </style:style>
    <style:style style:name="T1128"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129" style:parent-style-name="Policepardéfaut" style:family="text">
      <style:text-properties style:font-name="Apercu, apple-system, system-ui" fo:color="#10162F" fo:font-size="14pt" style:font-size-asian="14pt"/>
    </style:style>
    <style:style style:name="P1130"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1131" style:parent-style-name="Textbody" style:family="paragraph">
      <style:paragraph-properties fo:text-align="justify" fo:margin-bottom="0in" fo:line-height="160%" fo:margin-left="0in" fo:text-indent="0in">
        <style:tab-stops/>
      </style:paragraph-properties>
    </style:style>
    <style:style style:name="T1132" style:parent-style-name="Policepardéfaut" style:family="text">
      <style:text-properties style:font-name="Apercu, apple-system, system-ui" fo:color="#10162F" fo:font-size="14pt" style:font-size-asian="14pt"/>
    </style:style>
    <style:style style:name="T113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134" style:parent-style-name="Policepardéfaut" style:family="text">
      <style:text-properties style:font-name="Apercu, apple-system, system-ui" fo:color="#10162F" fo:font-size="14pt" style:font-size-asian="14pt"/>
    </style:style>
    <style:style style:name="P1135" style:parent-style-name="Standard" style:family="paragraph">
      <style:paragraph-properties fo:text-align="justify"/>
    </style:style>
    <style:style style:name="P1136" style:parent-style-name="Standard" style:family="paragraph">
      <style:paragraph-properties fo:text-align="justify"/>
    </style:style>
    <style:style style:name="P1137" style:parent-style-name="Standard" style:family="paragraph">
      <style:paragraph-properties fo:text-align="justify"/>
    </style:style>
    <style:style style:name="P1138" style:parent-style-name="Titre3" style:family="paragraph">
      <style:paragraph-properties fo:text-align="justify"/>
      <style:text-properties style:font-name="Apercu, apple-system, system-ui" fo:font-weight="normal" style:font-weight-asian="normal"/>
    </style:style>
    <style:style style:name="P1139" style:parent-style-name="Textbody" style:family="paragraph">
      <style:paragraph-properties fo:text-align="justify"/>
      <style:text-properties style:font-name="Apercu, apple-system, system-ui" fo:color="#10162F" fo:font-size="14pt" style:font-size-asian="14pt"/>
    </style:style>
    <style:style style:name="P1140" style:parent-style-name="Textbody" style:family="paragraph">
      <style:paragraph-properties fo:text-align="justify" fo:line-height="160%"/>
      <style:text-properties style:font-name="Apercu, apple-system, system-ui" fo:color="#10162F" fo:font-size="14pt" style:font-size-asian="14pt"/>
    </style:style>
    <style:style style:name="P1141" style:parent-style-name="Textbody" style:family="paragraph">
      <style:paragraph-properties fo:text-align="justify" fo:margin-bottom="0in"/>
    </style:style>
    <style:style style:name="T1142" style:parent-style-name="Policepardéfaut" style:family="text">
      <style:text-properties fo:language="en" fo:country="US" style:language-asian="en" style:country-asian="US" style:language-complex="ar" style:country-complex="SA"/>
    </style:style>
    <style:style style:name="T1143"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1144" style:parent-style-name="Textbody" style:family="paragraph">
      <style:paragraph-properties fo:text-align="justify"/>
      <style:text-properties style:font-name="Apercu, apple-system, system-ui" fo:color="#10162F" fo:font-size="14pt" style:font-size-asian="14pt"/>
    </style:style>
    <style:style style:name="P1145" style:parent-style-name="Textbody" style:family="paragraph">
      <style:paragraph-properties fo:text-align="justify" fo:line-height="160%"/>
      <style:text-properties style:font-name="Apercu, apple-system, system-ui" fo:color="#10162F" fo:font-size="14pt" style:font-size-asian="14pt"/>
    </style:style>
    <style:style style:name="P1146" style:parent-style-name="Textbody" style:family="paragraph">
      <style:paragraph-properties fo:text-align="justify" fo:line-height="160%"/>
      <style:text-properties style:font-name="Apercu, apple-system, system-ui" fo:color="#10162F" fo:font-size="14pt" style:font-size-asian="14pt"/>
    </style:style>
    <style:style style:name="P1147"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1148" style:parent-style-name="Textbody" style:family="paragraph">
      <style:paragraph-properties fo:text-align="justify" fo:margin-bottom="0in" fo:line-height="160%"/>
    </style:style>
    <style:style style:name="T1149" style:parent-style-name="Policepardéfaut" style:family="text">
      <style:text-properties fo:language="en" fo:country="US" style:language-asian="en" style:country-asian="US" style:language-complex="ar" style:country-complex="SA"/>
    </style:style>
    <style:style style:name="T1150"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P1151" style:parent-style-name="Textbody" style:family="paragraph">
      <style:paragraph-properties fo:text-align="justify" fo:margin-bottom="0in" fo:line-height="160%"/>
      <style:text-properties style:font-name="Apercu, apple-system, system-ui" fo:color="#10162F" fo:font-size="14pt" style:font-size-asian="14pt"/>
    </style:style>
    <style:style style:name="P1152"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1153"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1154"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1155"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1156" style:parent-style-name="Standard" style:family="paragraph">
      <style:paragraph-properties fo:text-align="justify"/>
    </style:style>
    <style:style style:name="P1157" style:parent-style-name="Titre3" style:family="paragraph">
      <style:paragraph-properties fo:text-align="justify"/>
      <style:text-properties style:font-name="Apercu, apple-system, system-ui" fo:font-weight="normal" style:font-weight-asian="normal"/>
    </style:style>
    <style:style style:name="P1158" style:parent-style-name="Textbody" style:family="paragraph">
      <style:paragraph-properties fo:text-align="justify"/>
      <style:text-properties style:font-name="Apercu, apple-system, system-ui" fo:color="#10162F" fo:font-size="14pt" style:font-size-asian="14pt"/>
    </style:style>
    <style:style style:name="P1159" style:parent-style-name="Textbody" style:family="paragraph">
      <style:paragraph-properties fo:text-align="justify" fo:margin-bottom="0in"/>
    </style:style>
    <style:style style:name="T1160" style:parent-style-name="Policepardéfaut" style:family="text">
      <style:text-properties fo:language="en" fo:country="US" style:language-asian="en" style:country-asian="US" style:language-complex="ar" style:country-complex="SA"/>
    </style:style>
    <style:style style:name="T1161"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1162" style:parent-style-name="Textbody" style:family="paragraph">
      <style:paragraph-properties fo:text-align="justify" fo:margin-bottom="0in"/>
      <style:text-properties style:font-name="Apercu, apple-system, system-ui" fo:color="#10162F" fo:font-size="14pt" style:font-size-asian="14pt"/>
    </style:style>
    <style:style style:name="P1163" style:parent-style-name="Textbody" style:family="paragraph">
      <style:paragraph-properties fo:text-align="justify" fo:margin-bottom="0in"/>
    </style:style>
    <style:style style:name="T1164" style:parent-style-name="Policepardéfaut" style:family="text">
      <style:text-properties fo:language="en" fo:country="US" style:language-asian="en" style:country-asian="US" style:language-complex="ar" style:country-complex="SA"/>
    </style:style>
    <style:style style:name="T1165"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1166" style:parent-style-name="Textbody" style:family="paragraph">
      <style:paragraph-properties fo:text-align="justify"/>
      <style:text-properties style:font-name="Apercu, apple-system, system-ui" fo:color="#10162F" fo:font-size="14pt" style:font-size-asian="14pt"/>
    </style:style>
    <style:style style:name="P1167" style:parent-style-name="PreformattedText" style:family="paragraph">
      <style:paragraph-properties fo:text-align="justify"/>
    </style:style>
    <style:style style:name="T1168" style:parent-style-name="SourceText" style:family="text">
      <style:text-properties style:font-name="Monaco, Menlo, 'Ubuntu Mono', '" style:font-name-asian="Monaco, Menlo, 'Ubuntu Mono', '" style:font-name-complex="Monaco, Menlo, 'Ubuntu Mono', '" fo:color="#B3CCFF" fo:font-size="14pt" style:font-size-asian="14pt" fo:background-color="#211E2F"/>
    </style:style>
    <style:style style:name="T1169"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170" style:parent-style-name="PreformattedText" style:family="paragraph">
      <style:paragraph-properties fo:text-align="justify"/>
    </style:style>
    <style:style style:name="T1171" style:parent-style-name="SourceText" style:family="text">
      <style:text-properties fo:color="#FFFFFF" fo:background-color="#211E2F"/>
    </style:style>
    <style:style style:name="T1172"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17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174"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17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176" style:parent-style-name="PreformattedText" style:family="paragraph">
      <style:paragraph-properties fo:text-align="justify"/>
    </style:style>
    <style:style style:name="T1177" style:parent-style-name="SourceText" style:family="text">
      <style:text-properties fo:color="#FFFFFF" fo:background-color="#211E2F" fo:language="en" fo:country="US"/>
    </style:style>
    <style:style style:name="T1178"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17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180" style:parent-style-name="PreformattedText" style:family="paragraph">
      <style:paragraph-properties fo:text-align="justify"/>
    </style:style>
    <style:style style:name="T1181" style:parent-style-name="SourceText" style:family="text">
      <style:text-properties fo:color="#FFFFFF" fo:background-color="#211E2F" fo:language="en" fo:country="US"/>
    </style:style>
    <style:style style:name="T1182"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18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184"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18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186"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18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188" style:parent-style-name="PreformattedText" style:family="paragraph">
      <style:paragraph-properties fo:text-align="justify"/>
    </style:style>
    <style:style style:name="T1189" style:parent-style-name="SourceText" style:family="text">
      <style:text-properties fo:color="#FFFFFF" fo:background-color="#211E2F" fo:language="en" fo:country="US"/>
    </style:style>
    <style:style style:name="T1190"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191" style:parent-style-name="PreformattedText" style:family="paragraph">
      <style:paragraph-properties fo:text-align="justify"/>
    </style:style>
    <style:style style:name="T119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193" style:parent-style-name="Textbody" style:family="paragraph">
      <style:paragraph-properties fo:text-align="justify" fo:margin-bottom="0in" fo:line-height="160%"/>
    </style:style>
    <style:style style:name="T1194" style:parent-style-name="Policepardéfaut" style:family="text">
      <style:text-properties fo:language="en" fo:country="US" style:language-asian="en" style:country-asian="US" style:language-complex="ar" style:country-complex="SA"/>
    </style:style>
    <style:style style:name="T1195" style:parent-style-name="Policepardéfaut" style:family="text">
      <style:text-properties style:font-name="Apercu, apple-system, system-ui" fo:color="#10162F" fo:font-size="14pt" style:font-size-asian="14pt"/>
    </style:style>
    <style:style style:name="T119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197" style:parent-style-name="Policepardéfaut" style:family="text">
      <style:text-properties style:font-name="Apercu, apple-system, system-ui" fo:color="#10162F" fo:font-size="14pt" style:font-size-asian="14pt"/>
    </style:style>
    <style:style style:name="T1198"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199" style:parent-style-name="Policepardéfaut" style:family="text">
      <style:text-properties style:font-name="Apercu, apple-system, system-ui" fo:color="#10162F" fo:font-size="14pt" style:font-size-asian="14pt"/>
    </style:style>
    <style:style style:name="T120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01" style:parent-style-name="Policepardéfaut" style:family="text">
      <style:text-properties style:font-name="Apercu, apple-system, system-ui" fo:color="#10162F" fo:font-size="14pt" style:font-size-asian="14pt"/>
    </style:style>
    <style:style style:name="T120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03" style:parent-style-name="Policepardéfaut" style:family="text">
      <style:text-properties style:font-name="Apercu, apple-system, system-ui" fo:color="#10162F" fo:font-size="14pt" style:font-size-asian="14pt"/>
    </style:style>
    <style:style style:name="P1204" style:parent-style-name="PreformattedText" style:family="paragraph">
      <style:paragraph-properties fo:text-align="justify"/>
    </style:style>
    <style:style style:name="T1205"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120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207"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120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209" style:parent-style-name="SourceText" style:family="text">
      <style:text-properties style:font-name="Monaco, Menlo, 'Ubuntu Mono', '" style:font-name-asian="Monaco, Menlo, 'Ubuntu Mono', '" style:font-name-complex="Monaco, Menlo, 'Ubuntu Mono', '" fo:color="#939598" fo:font-size="14pt" style:font-size-asian="14pt" fo:background-color="#211E2F"/>
    </style:style>
    <style:style style:name="P1210" style:parent-style-name="Textbody" style:family="paragraph">
      <style:paragraph-properties fo:text-align="justify" fo:margin-bottom="0in" fo:line-height="160%"/>
    </style:style>
    <style:style style:name="T1211" style:parent-style-name="Policepardéfaut" style:family="text">
      <style:text-properties fo:language="en" fo:country="US" style:language-asian="en" style:country-asian="US" style:language-complex="ar" style:country-complex="SA"/>
    </style:style>
    <style:style style:name="T1212" style:parent-style-name="Policepardéfaut" style:family="text">
      <style:text-properties style:font-name="Apercu, apple-system, system-ui" fo:color="#10162F" fo:font-size="14pt" style:font-size-asian="14pt"/>
    </style:style>
    <style:style style:name="T121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14" style:parent-style-name="Policepardéfaut" style:family="text">
      <style:text-properties style:font-name="Apercu, apple-system, system-ui" fo:color="#10162F" fo:font-size="14pt" style:font-size-asian="14pt"/>
    </style:style>
    <style:style style:name="T121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16" style:parent-style-name="Policepardéfaut" style:family="text">
      <style:text-properties style:font-name="Apercu, apple-system, system-ui" fo:color="#10162F" fo:font-size="14pt" style:font-size-asian="14pt"/>
    </style:style>
    <style:style style:name="T121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18" style:parent-style-name="Policepardéfaut" style:family="text">
      <style:text-properties style:font-name="Apercu, apple-system, system-ui" fo:color="#10162F" fo:font-size="14pt" style:font-size-asian="14pt"/>
    </style:style>
    <style:style style:name="T121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20" style:parent-style-name="Policepardéfaut" style:family="text">
      <style:text-properties style:font-name="Apercu, apple-system, system-ui" fo:color="#10162F" fo:font-size="14pt" style:font-size-asian="14pt"/>
    </style:style>
    <style:style style:name="T122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22" style:parent-style-name="Policepardéfaut" style:family="text">
      <style:text-properties style:font-name="Apercu, apple-system, system-ui" fo:color="#10162F" fo:font-size="14pt" style:font-size-asian="14pt"/>
    </style:style>
    <style:style style:name="T122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24" style:parent-style-name="Policepardéfaut" style:family="text">
      <style:text-properties style:font-name="Apercu, apple-system, system-ui" fo:color="#10162F" fo:font-size="14pt" style:font-size-asian="14pt"/>
    </style:style>
    <style:style style:name="P1225" style:parent-style-name="PreformattedText" style:family="paragraph">
      <style:paragraph-properties fo:text-align="justify"/>
    </style:style>
    <style:style style:name="T1226"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22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228" style:parent-style-name="PreformattedText" style:family="paragraph">
      <style:paragraph-properties fo:text-align="justify"/>
    </style:style>
    <style:style style:name="T1229" style:parent-style-name="SourceText" style:family="text">
      <style:text-properties fo:color="#FFFFFF" fo:background-color="#211E2F" fo:language="en" fo:country="US"/>
    </style:style>
    <style:style style:name="T1230"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23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232"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23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234" style:parent-style-name="PreformattedText" style:family="paragraph">
      <style:paragraph-properties fo:text-align="justify"/>
    </style:style>
    <style:style style:name="T1235" style:parent-style-name="SourceText" style:family="text">
      <style:text-properties fo:color="#FFFFFF" fo:background-color="#211E2F" fo:language="en" fo:country="US"/>
    </style:style>
    <style:style style:name="T1236"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23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238" style:parent-style-name="PreformattedText" style:family="paragraph">
      <style:paragraph-properties fo:text-align="justify"/>
    </style:style>
    <style:style style:name="T1239" style:parent-style-name="SourceText" style:family="text">
      <style:text-properties fo:color="#FFFFFF" fo:background-color="#211E2F" fo:language="en" fo:country="US"/>
    </style:style>
    <style:style style:name="T1240"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24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242"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24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244"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24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246" style:parent-style-name="PreformattedText" style:family="paragraph">
      <style:paragraph-properties fo:text-align="justify"/>
    </style:style>
    <style:style style:name="T1247" style:parent-style-name="SourceText" style:family="text">
      <style:text-properties fo:color="#FFFFFF" fo:background-color="#211E2F" fo:language="en" fo:country="US"/>
    </style:style>
    <style:style style:name="T124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249" style:parent-style-name="PreformattedText" style:family="paragraph">
      <style:paragraph-properties fo:text-align="justify"/>
    </style:style>
    <style:style style:name="T1250" style:parent-style-name="SourceText" style:family="text">
      <style:text-properties fo:color="#FFFFFF" fo:background-color="#211E2F" fo:language="en" fo:country="US"/>
    </style:style>
    <style:style style:name="T1251"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25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253" style:parent-style-name="PreformattedText" style:family="paragraph">
      <style:paragraph-properties fo:text-align="justify"/>
    </style:style>
    <style:style style:name="T1254" style:parent-style-name="SourceText" style:family="text">
      <style:text-properties fo:color="#FFFFFF" fo:background-color="#211E2F" fo:language="en" fo:country="US"/>
    </style:style>
    <style:style style:name="T1255"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25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257"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25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259"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26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261" style:parent-style-name="PreformattedText" style:family="paragraph">
      <style:paragraph-properties fo:text-align="justify"/>
    </style:style>
    <style:style style:name="T1262" style:parent-style-name="SourceText" style:family="text">
      <style:text-properties fo:color="#FFFFFF" fo:background-color="#211E2F" fo:language="en" fo:country="US"/>
    </style:style>
    <style:style style:name="T126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264" style:parent-style-name="PreformattedText" style:family="paragraph">
      <style:paragraph-properties fo:text-align="justify"/>
    </style:style>
    <style:style style:name="T126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266" style:parent-style-name="PreformattedText" style:family="paragraph">
      <style:paragraph-properties fo:text-align="justify"/>
    </style:style>
    <style:style style:name="T1267"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26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269"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27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271" style:parent-style-name="PreformattedText" style:family="paragraph">
      <style:paragraph-properties fo:text-align="justify"/>
    </style:style>
    <style:style style:name="T1272"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P1273" style:parent-style-name="Textbody" style:family="paragraph">
      <style:paragraph-properties fo:text-align="justify" fo:margin-bottom="0in" fo:line-height="160%"/>
    </style:style>
    <style:style style:name="T1274" style:parent-style-name="Policepardéfaut" style:family="text">
      <style:text-properties fo:language="en" fo:country="US" style:language-asian="en" style:country-asian="US" style:language-complex="ar" style:country-complex="SA"/>
    </style:style>
    <style:style style:name="T1275" style:parent-style-name="Policepardéfaut" style:family="text">
      <style:text-properties style:font-name="Apercu, apple-system, system-ui" fo:color="#10162F" fo:font-size="14pt" style:font-size-asian="14pt"/>
    </style:style>
    <style:style style:name="T127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77" style:parent-style-name="Policepardéfaut" style:family="text">
      <style:text-properties style:font-name="Apercu, apple-system, system-ui" fo:color="#10162F" fo:font-size="14pt" style:font-size-asian="14pt"/>
    </style:style>
    <style:style style:name="T1278" style:parent-style-name="Policepardéfaut" style:family="text">
      <style:text-properties style:font-name="Apercu, apple-system, system-ui" fo:color="#10162F" fo:font-size="14pt" style:font-size-asian="14pt"/>
    </style:style>
    <style:style style:name="T127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80" style:parent-style-name="Policepardéfaut" style:family="text">
      <style:text-properties style:font-name="Apercu, apple-system, system-ui" fo:color="#10162F" fo:font-size="14pt" style:font-size-asian="14pt"/>
    </style:style>
    <style:style style:name="T128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82" style:parent-style-name="Policepardéfaut" style:family="text">
      <style:text-properties style:font-name="Apercu, apple-system, system-ui" fo:color="#10162F" fo:font-size="14pt" style:font-size-asian="14pt"/>
    </style:style>
    <style:style style:name="T128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84" style:parent-style-name="Policepardéfaut" style:family="text">
      <style:text-properties style:font-name="Apercu, apple-system, system-ui" fo:color="#10162F" fo:font-size="14pt" style:font-size-asian="14pt"/>
    </style:style>
    <style:style style:name="P1285" style:parent-style-name="Textbody" style:family="paragraph">
      <style:paragraph-properties fo:text-align="justify" fo:line-height="160%"/>
      <style:text-properties style:font-name="Apercu, apple-system, system-ui" fo:color="#10162F" fo:font-size="14pt" style:font-size-asian="14pt"/>
    </style:style>
    <style:style style:name="P1286" style:parent-style-name="Textbody" style:family="paragraph">
      <style:paragraph-properties fo:text-align="justify" fo:margin-bottom="0in"/>
    </style:style>
    <style:style style:name="T1287" style:parent-style-name="Policepardéfaut" style:family="text">
      <style:text-properties fo:language="en" fo:country="US" style:language-asian="en" style:country-asian="US" style:language-complex="ar" style:country-complex="SA"/>
    </style:style>
    <style:style style:name="T1288"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P1289" style:parent-style-name="Textbody" style:family="paragraph">
      <style:paragraph-properties fo:text-align="justify" fo:margin-bottom="0in"/>
    </style:style>
    <style:style style:name="T1290" style:parent-style-name="Policepardéfaut" style:family="text">
      <style:text-properties style:font-name="Apercu, apple-system, system-ui" fo:color="#10162F" fo:font-size="14pt" style:font-size-asian="14pt"/>
    </style:style>
    <style:style style:name="T129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92" style:parent-style-name="Policepardéfaut" style:family="text">
      <style:text-properties style:font-name="Apercu, apple-system, system-ui" fo:color="#10162F" fo:font-size="14pt" style:font-size-asian="14pt"/>
    </style:style>
    <style:style style:name="T129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94" style:parent-style-name="Policepardéfaut" style:family="text">
      <style:text-properties style:font-name="Apercu, apple-system, system-ui" fo:color="#10162F" fo:font-size="14pt" style:font-size-asian="14pt"/>
    </style:style>
    <style:style style:name="T129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296" style:parent-style-name="Policepardéfaut" style:family="text">
      <style:text-properties style:font-name="Apercu, apple-system, system-ui" fo:color="#10162F" fo:font-size="14pt" style:font-size-asian="14pt"/>
    </style:style>
    <style:style style:name="P1297" style:parent-style-name="PreformattedText" style:family="paragraph">
      <style:paragraph-properties fo:text-align="justify"/>
    </style:style>
    <style:style style:name="T1298"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29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300" style:parent-style-name="PreformattedText" style:family="paragraph">
      <style:paragraph-properties fo:text-align="justify"/>
    </style:style>
    <style:style style:name="T1301" style:parent-style-name="SourceText" style:family="text">
      <style:text-properties fo:color="#FFFFFF" fo:background-color="#211E2F" fo:language="en" fo:country="US"/>
    </style:style>
    <style:style style:name="T1302"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30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304"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30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306" style:parent-style-name="PreformattedText" style:family="paragraph">
      <style:paragraph-properties fo:text-align="justify"/>
    </style:style>
    <style:style style:name="T1307" style:parent-style-name="SourceText" style:family="text">
      <style:text-properties fo:color="#FFFFFF" fo:background-color="#211E2F" fo:language="en" fo:country="US"/>
    </style:style>
    <style:style style:name="T1308"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30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310" style:parent-style-name="PreformattedText" style:family="paragraph">
      <style:paragraph-properties fo:text-align="justify"/>
    </style:style>
    <style:style style:name="T1311" style:parent-style-name="SourceText" style:family="text">
      <style:text-properties fo:color="#FFFFFF" fo:background-color="#211E2F" fo:language="en" fo:country="US"/>
    </style:style>
    <style:style style:name="T1312"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31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314"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31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316"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31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318" style:parent-style-name="PreformattedText" style:family="paragraph">
      <style:paragraph-properties fo:text-align="justify"/>
    </style:style>
    <style:style style:name="T1319" style:parent-style-name="SourceText" style:family="text">
      <style:text-properties fo:color="#FFFFFF" fo:background-color="#211E2F" fo:language="en" fo:country="US"/>
    </style:style>
    <style:style style:name="T132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321" style:parent-style-name="PreformattedText" style:family="paragraph">
      <style:paragraph-properties fo:text-align="justify"/>
    </style:style>
    <style:style style:name="T1322" style:parent-style-name="SourceText" style:family="text">
      <style:text-properties fo:color="#FFFFFF" fo:background-color="#211E2F" fo:language="en" fo:country="US"/>
    </style:style>
    <style:style style:name="T1323"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32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325" style:parent-style-name="PreformattedText" style:family="paragraph">
      <style:paragraph-properties fo:text-align="justify"/>
    </style:style>
    <style:style style:name="T1326" style:parent-style-name="SourceText" style:family="text">
      <style:text-properties fo:color="#FFFFFF" fo:background-color="#211E2F" fo:language="en" fo:country="US"/>
    </style:style>
    <style:style style:name="T1327"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32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329"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33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331"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33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333"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33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335" style:parent-style-name="PreformattedText" style:family="paragraph">
      <style:paragraph-properties fo:text-align="justify"/>
    </style:style>
    <style:style style:name="T1336" style:parent-style-name="SourceText" style:family="text">
      <style:text-properties fo:color="#FFFFFF" fo:background-color="#211E2F" fo:language="en" fo:country="US"/>
    </style:style>
    <style:style style:name="T1337"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338" style:parent-style-name="PreformattedText" style:family="paragraph">
      <style:paragraph-properties fo:text-align="justify"/>
    </style:style>
    <style:style style:name="T1339"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340" style:parent-style-name="PreformattedText" style:family="paragraph">
      <style:paragraph-properties fo:text-align="justify"/>
    </style:style>
    <style:style style:name="T1341"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134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343"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1344"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345" style:parent-style-name="PreformattedText" style:family="paragraph">
      <style:paragraph-properties fo:text-align="justify"/>
    </style:style>
    <style:style style:name="T1346" style:parent-style-name="SourceText" style:family="text">
      <style:text-properties style:font-name="Monaco, Menlo, 'Ubuntu Mono', '" style:font-name-asian="Monaco, Menlo, 'Ubuntu Mono', '" style:font-name-complex="Monaco, Menlo, 'Ubuntu Mono', '" fo:color="#939598" fo:font-size="14pt" style:font-size-asian="14pt" fo:background-color="#211E2F"/>
    </style:style>
    <style:style style:name="P1347" style:parent-style-name="Textbody" style:family="paragraph">
      <style:paragraph-properties fo:text-align="justify" fo:margin-bottom="0in" fo:line-height="160%"/>
    </style:style>
    <style:style style:name="T1348" style:parent-style-name="Policepardéfaut" style:family="text">
      <style:text-properties fo:language="en" fo:country="US" style:language-asian="en" style:country-asian="US" style:language-complex="ar" style:country-complex="SA"/>
    </style:style>
    <style:style style:name="T1349" style:parent-style-name="Policepardéfaut" style:family="text">
      <style:text-properties style:font-name="Apercu, apple-system, system-ui" fo:color="#10162F" fo:font-size="14pt" style:font-size-asian="14pt"/>
    </style:style>
    <style:style style:name="T135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351" style:parent-style-name="Policepardéfaut" style:family="text">
      <style:text-properties style:font-name="Apercu, apple-system, system-ui" fo:color="#10162F" fo:font-size="14pt" style:font-size-asian="14pt"/>
    </style:style>
    <style:style style:name="T1352" style:parent-style-name="Accentuation" style:family="text">
      <style:text-properties style:font-name="Apercu, apple-system, system-ui" fo:font-style="normal" style:font-style-asian="normal" fo:color="#10162F" fo:font-size="14pt" style:font-size-asian="14pt"/>
    </style:style>
    <style:style style:name="T1353" style:parent-style-name="Policepardéfaut" style:family="text">
      <style:text-properties style:font-name="Apercu, apple-system, system-ui" fo:color="#10162F" fo:font-size="14pt" style:font-size-asian="14pt"/>
    </style:style>
    <style:style style:name="T1354" style:parent-style-name="Policepardéfaut" style:family="text">
      <style:text-properties style:font-name="Apercu, apple-system, system-ui" fo:color="#10162F" fo:font-size="14pt" style:font-size-asian="14pt"/>
    </style:style>
    <style:style style:name="T135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356" style:parent-style-name="Policepardéfaut" style:family="text">
      <style:text-properties style:font-name="Apercu, apple-system, system-ui" fo:color="#10162F" fo:font-size="14pt" style:font-size-asian="14pt"/>
    </style:style>
    <style:style style:name="T135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358" style:parent-style-name="Policepardéfaut" style:family="text">
      <style:text-properties style:font-name="Apercu, apple-system, system-ui" fo:color="#10162F" fo:font-size="14pt" style:font-size-asian="14pt"/>
    </style:style>
    <style:style style:name="T135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360" style:parent-style-name="Policepardéfaut" style:family="text">
      <style:text-properties style:font-name="Apercu, apple-system, system-ui" fo:color="#10162F" fo:font-size="14pt" style:font-size-asian="14pt"/>
    </style:style>
    <style:style style:name="T136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362" style:parent-style-name="Policepardéfaut" style:family="text">
      <style:text-properties style:font-name="Apercu, apple-system, system-ui" fo:color="#10162F" fo:font-size="14pt" style:font-size-asian="14pt"/>
    </style:style>
    <style:style style:name="T136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364" style:parent-style-name="Policepardéfaut" style:family="text">
      <style:text-properties style:font-name="Apercu, apple-system, system-ui" fo:color="#10162F" fo:font-size="14pt" style:font-size-asian="14pt"/>
    </style:style>
    <style:style style:name="P1365" style:parent-style-name="Textbody" style:family="paragraph">
      <style:paragraph-properties fo:text-align="justify" fo:margin-bottom="0in" fo:line-height="160%"/>
    </style:style>
    <style:style style:name="T1366" style:parent-style-name="Policepardéfaut" style:family="text">
      <style:text-properties style:font-name="Apercu, apple-system, system-ui" fo:color="#10162F" fo:font-size="14pt" style:font-size-asian="14pt"/>
    </style:style>
    <style:style style:name="T136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368" style:parent-style-name="Policepardéfaut" style:family="text">
      <style:text-properties style:font-name="Apercu, apple-system, system-ui" fo:color="#10162F" fo:font-size="14pt" style:font-size-asian="14pt"/>
    </style:style>
    <style:style style:name="P1369" style:parent-style-name="Standard" style:family="paragraph">
      <style:paragraph-properties fo:text-align="justify"/>
    </style:style>
    <style:style style:name="P1370" style:parent-style-name="Titre3" style:family="paragraph">
      <style:paragraph-properties fo:text-align="justify"/>
      <style:text-properties style:font-name="Apercu, apple-system, system-ui" fo:font-weight="normal" style:font-weight-asian="normal"/>
    </style:style>
    <style:style style:name="P1371" style:parent-style-name="Textbody" style:family="paragraph">
      <style:paragraph-properties fo:text-align="justify"/>
      <style:text-properties style:font-name="Apercu, apple-system, system-ui" fo:color="#10162F" fo:font-size="14pt" style:font-size-asian="14pt"/>
    </style:style>
    <style:style style:name="P1372" style:parent-style-name="Textbody" style:family="paragraph">
      <style:paragraph-properties fo:text-align="justify" fo:line-height="160%"/>
      <style:text-properties style:font-name="Apercu, apple-system, system-ui" fo:color="#10162F" fo:font-size="14pt" style:font-size-asian="14pt"/>
    </style:style>
    <style:style style:name="P1373" style:parent-style-name="Textbody" style:family="paragraph">
      <style:paragraph-properties fo:text-align="justify" fo:margin-bottom="0in"/>
    </style:style>
    <style:style style:name="T1374" style:parent-style-name="Policepardéfaut" style:family="text">
      <style:text-properties fo:language="en" fo:country="US" style:language-asian="en" style:country-asian="US" style:language-complex="ar" style:country-complex="SA"/>
    </style:style>
    <style:style style:name="T1375"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P1376" style:parent-style-name="Textbody" style:family="paragraph">
      <style:paragraph-properties fo:text-align="justify" fo:margin-bottom="0in"/>
    </style:style>
    <style:style style:name="T1377" style:parent-style-name="Policepardéfaut" style:family="text">
      <style:text-properties style:font-name="Apercu, apple-system, system-ui" fo:color="#10162F" fo:font-size="14pt" style:font-size-asian="14pt"/>
    </style:style>
    <style:style style:name="T1378"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379" style:parent-style-name="Policepardéfaut" style:family="text">
      <style:text-properties style:font-name="Apercu, apple-system, system-ui" fo:color="#10162F" fo:font-size="14pt" style:font-size-asian="14pt"/>
    </style:style>
    <style:style style:name="P1380" style:parent-style-name="Textbody" style:family="paragraph">
      <style:paragraph-properties fo:text-align="justify" fo:margin-bottom="0in"/>
    </style:style>
    <style:style style:name="T1381" style:parent-style-name="Policepardéfaut" style:family="text">
      <style:text-properties fo:language="en" fo:country="US" style:language-asian="en" style:country-asian="US" style:language-complex="ar" style:country-complex="SA"/>
    </style:style>
    <style:style style:name="T1382"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1383" style:parent-style-name="Textbody" style:family="paragraph">
      <style:paragraph-properties fo:text-align="justify" fo:margin-bottom="0in"/>
      <style:text-properties style:font-name="Apercu, apple-system, system-ui" fo:color="#10162F" fo:font-size="14pt" style:font-size-asian="14pt"/>
    </style:style>
    <style:style style:name="P1384" style:parent-style-name="Textbody" style:family="paragraph">
      <style:paragraph-properties fo:text-align="justify" fo:margin-bottom="0in"/>
    </style:style>
    <style:style style:name="T1385" style:parent-style-name="Policepardéfaut" style:family="text">
      <style:text-properties fo:language="en" fo:country="US" style:language-asian="en" style:country-asian="US" style:language-complex="ar" style:country-complex="SA"/>
    </style:style>
    <style:style style:name="P1386" style:parent-style-name="Textbody" style:family="paragraph">
      <style:text-properties fo:language="en" fo:country="US"/>
    </style:style>
    <style:style style:name="T1387"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1388" style:parent-style-name="Textbody" style:family="paragraph">
      <style:paragraph-properties fo:text-align="justify"/>
      <style:text-properties style:font-name="Apercu, apple-system, system-ui" fo:color="#10162F" fo:font-size="14pt" style:font-size-asian="14pt"/>
    </style:style>
    <style:style style:name="P1389" style:parent-style-name="PreformattedText" style:family="paragraph">
      <style:paragraph-properties fo:text-align="justify"/>
    </style:style>
    <style:style style:name="T1390"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39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392" style:parent-style-name="PreformattedText" style:family="paragraph">
      <style:paragraph-properties fo:text-align="justify"/>
    </style:style>
    <style:style style:name="T1393" style:parent-style-name="SourceText" style:family="text">
      <style:text-properties fo:color="#FFFFFF" fo:background-color="#211E2F" fo:language="en" fo:country="US"/>
    </style:style>
    <style:style style:name="T1394"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39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396"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39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398" style:parent-style-name="PreformattedText" style:family="paragraph">
      <style:paragraph-properties fo:text-align="justify"/>
    </style:style>
    <style:style style:name="T1399" style:parent-style-name="SourceText" style:family="text">
      <style:text-properties fo:color="#FFFFFF" fo:background-color="#211E2F" fo:language="en" fo:country="US"/>
    </style:style>
    <style:style style:name="T1400"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40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402" style:parent-style-name="PreformattedText" style:family="paragraph">
      <style:paragraph-properties fo:text-align="justify"/>
    </style:style>
    <style:style style:name="T1403" style:parent-style-name="SourceText" style:family="text">
      <style:text-properties fo:color="#FFFFFF" fo:background-color="#211E2F" fo:language="en" fo:country="US"/>
    </style:style>
    <style:style style:name="T1404"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40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406"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40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408"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40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410" style:parent-style-name="PreformattedText" style:family="paragraph">
      <style:paragraph-properties fo:text-align="justify"/>
    </style:style>
    <style:style style:name="T1411" style:parent-style-name="SourceText" style:family="text">
      <style:text-properties fo:color="#FFFFFF" fo:background-color="#211E2F" fo:language="en" fo:country="US"/>
    </style:style>
    <style:style style:name="T141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413" style:parent-style-name="PreformattedText" style:family="paragraph">
      <style:paragraph-properties fo:text-align="justify"/>
    </style:style>
    <style:style style:name="T1414" style:parent-style-name="SourceText" style:family="text">
      <style:text-properties fo:color="#FFFFFF" fo:background-color="#211E2F" fo:language="en" fo:country="US"/>
    </style:style>
    <style:style style:name="T1415"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41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417" style:parent-style-name="PreformattedText" style:family="paragraph">
      <style:paragraph-properties fo:text-align="justify"/>
    </style:style>
    <style:style style:name="T1418" style:parent-style-name="SourceText" style:family="text">
      <style:text-properties fo:color="#FFFFFF" fo:background-color="#211E2F" fo:language="en" fo:country="US"/>
    </style:style>
    <style:style style:name="T1419"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42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421"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42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423"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42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425"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42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427" style:parent-style-name="PreformattedText" style:family="paragraph">
      <style:paragraph-properties fo:text-align="justify"/>
    </style:style>
    <style:style style:name="T1428" style:parent-style-name="SourceText" style:family="text">
      <style:text-properties fo:color="#FFFFFF" fo:background-color="#211E2F" fo:language="en" fo:country="US"/>
    </style:style>
    <style:style style:name="T1429"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430" style:parent-style-name="PreformattedText" style:family="paragraph">
      <style:paragraph-properties fo:text-align="justify"/>
    </style:style>
    <style:style style:name="T143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432" style:parent-style-name="PreformattedText" style:family="paragraph">
      <style:paragraph-properties fo:text-align="justify"/>
    </style:style>
    <style:style style:name="T1433"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1434"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435"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143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437" style:parent-style-name="SourceText" style:family="text">
      <style:text-properties style:font-name="Monaco, Menlo, 'Ubuntu Mono', '" style:font-name-asian="Monaco, Menlo, 'Ubuntu Mono', '" style:font-name-complex="Monaco, Menlo, 'Ubuntu Mono', '" fo:color="#939598" fo:font-size="14pt" style:font-size-asian="14pt" fo:background-color="#211E2F"/>
    </style:style>
    <style:style style:name="T1438" style:parent-style-name="SourceText" style:family="text">
      <style:text-properties style:font-name="Monaco, Menlo, 'Ubuntu Mono', '" style:font-name-asian="Monaco, Menlo, 'Ubuntu Mono', '" style:font-name-complex="Monaco, Menlo, 'Ubuntu Mono', '" fo:color="#939598" fo:font-size="14pt" style:font-size-asian="14pt" fo:background-color="#211E2F"/>
    </style:style>
    <style:style style:name="P1439" style:parent-style-name="Textbody" style:family="paragraph">
      <style:paragraph-properties fo:text-align="justify" fo:margin-bottom="0in" fo:line-height="160%"/>
    </style:style>
    <style:style style:name="T1440" style:parent-style-name="Policepardéfaut" style:family="text">
      <style:text-properties fo:language="en" fo:country="US" style:language-asian="en" style:country-asian="US" style:language-complex="ar" style:country-complex="SA"/>
    </style:style>
    <style:style style:name="T1441" style:parent-style-name="Policepardéfaut" style:family="text">
      <style:text-properties style:font-name="Apercu, apple-system, system-ui" fo:color="#10162F" fo:font-size="14pt" style:font-size-asian="14pt"/>
    </style:style>
    <style:style style:name="T144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443" style:parent-style-name="Policepardéfaut" style:family="text">
      <style:text-properties style:font-name="Apercu, apple-system, system-ui" fo:color="#10162F" fo:font-size="14pt" style:font-size-asian="14pt"/>
    </style:style>
    <style:style style:name="T1444"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445" style:parent-style-name="Policepardéfaut" style:family="text">
      <style:text-properties style:font-name="Apercu, apple-system, system-ui" fo:color="#10162F" fo:font-size="14pt" style:font-size-asian="14pt"/>
    </style:style>
    <style:style style:name="T144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447" style:parent-style-name="Policepardéfaut" style:family="text">
      <style:text-properties style:font-name="Apercu, apple-system, system-ui" fo:color="#10162F" fo:font-size="14pt" style:font-size-asian="14pt"/>
    </style:style>
    <style:style style:name="P1448" style:parent-style-name="Textbody" style:family="paragraph">
      <style:paragraph-properties fo:text-align="justify" fo:margin-bottom="0in" fo:line-height="160%"/>
    </style:style>
    <style:style style:name="T1449" style:parent-style-name="Policepardéfaut" style:family="text">
      <style:text-properties style:font-name="Apercu, apple-system, system-ui" fo:color="#10162F" fo:font-size="14pt" style:font-size-asian="14pt"/>
    </style:style>
    <style:style style:name="T1450" style:parent-style-name="Accentuation" style:family="text">
      <style:text-properties style:font-name="Apercu, apple-system, system-ui" fo:font-style="normal" style:font-style-asian="normal" fo:color="#10162F" fo:font-size="14pt" style:font-size-asian="14pt"/>
    </style:style>
    <style:style style:name="T1451" style:parent-style-name="Policepardéfaut" style:family="text">
      <style:text-properties style:font-name="Apercu, apple-system, system-ui" fo:color="#10162F" fo:font-size="14pt" style:font-size-asian="14pt"/>
    </style:style>
    <style:style style:name="T1452" style:parent-style-name="Policepardéfaut" style:family="text">
      <style:text-properties style:font-name="Apercu, apple-system, system-ui" fo:color="#10162F" fo:font-size="14pt" style:font-size-asian="14pt"/>
    </style:style>
    <style:style style:name="T145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454" style:parent-style-name="Policepardéfaut" style:family="text">
      <style:text-properties style:font-name="Apercu, apple-system, system-ui" fo:color="#10162F" fo:font-size="14pt" style:font-size-asian="14pt"/>
    </style:style>
    <style:style style:name="T145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456" style:parent-style-name="Policepardéfaut" style:family="text">
      <style:text-properties style:font-name="Apercu, apple-system, system-ui" fo:color="#10162F" fo:font-size="14pt" style:font-size-asian="14pt"/>
    </style:style>
    <style:style style:name="T1457" style:parent-style-name="Accentuation" style:family="text">
      <style:text-properties style:font-name="Apercu, apple-system, system-ui" fo:font-style="normal" style:font-style-asian="normal" fo:color="#10162F" fo:font-size="14pt" style:font-size-asian="14pt"/>
    </style:style>
    <style:style style:name="T1458" style:parent-style-name="Policepardéfaut" style:family="text">
      <style:text-properties style:font-name="Apercu, apple-system, system-ui" fo:color="#10162F" fo:font-size="14pt" style:font-size-asian="14pt"/>
    </style:style>
    <style:style style:name="T145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460" style:parent-style-name="Policepardéfaut" style:family="text">
      <style:text-properties style:font-name="Apercu, apple-system, system-ui" fo:color="#10162F" fo:font-size="14pt" style:font-size-asian="14pt"/>
    </style:style>
    <style:style style:name="T146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462" style:parent-style-name="Policepardéfaut" style:family="text">
      <style:text-properties style:font-name="Apercu, apple-system, system-ui" fo:color="#10162F" fo:font-size="14pt" style:font-size-asian="14pt"/>
    </style:style>
    <style:style style:name="P1463" style:parent-style-name="Textbody" style:family="paragraph">
      <style:paragraph-properties fo:text-align="justify" fo:line-height="160%"/>
    </style:style>
    <style:style style:name="T1464" style:parent-style-name="Policepardéfaut" style:family="text">
      <style:text-properties style:font-name="Apercu, apple-system, system-ui" fo:color="#10162F" fo:font-size="14pt" style:font-size-asian="14pt"/>
    </style:style>
    <style:style style:name="T1465" style:parent-style-name="Policepardéfaut" style:family="text">
      <style:text-properties style:font-name="Apercu, apple-system, system-ui" fo:color="#10162F" fo:font-size="14pt" style:font-size-asian="14pt"/>
    </style:style>
    <style:style style:name="T1466"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1467" style:parent-style-name="Policepardéfaut" style:family="text">
      <style:text-properties style:font-name="Apercu, apple-system, system-ui" fo:color="#10162F" fo:font-size="14pt" style:font-size-asian="14pt"/>
    </style:style>
    <style:style style:name="T1468"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1469" style:parent-style-name="Policepardéfaut" style:family="text">
      <style:text-properties style:font-name="Apercu, apple-system, system-ui" fo:color="#10162F" fo:font-size="14pt" style:font-size-asian="14pt"/>
    </style:style>
    <style:style style:name="P1470" style:parent-style-name="Textbody" style:family="paragraph">
      <style:paragraph-properties fo:text-align="justify" fo:margin-bottom="0in" fo:line-height="160%"/>
    </style:style>
    <style:style style:name="T1471" style:parent-style-name="Policepardéfaut" style:family="text">
      <style:text-properties style:font-name="Apercu, apple-system, system-ui" fo:color="#10162F" fo:font-size="14pt" style:font-size-asian="14pt"/>
    </style:style>
    <style:style style:name="T1472" style:parent-style-name="Accentuation" style:family="text">
      <style:text-properties style:font-name="Apercu, apple-system, system-ui" fo:font-style="normal" style:font-style-asian="normal" fo:color="#10162F" fo:font-size="14pt" style:font-size-asian="14pt"/>
    </style:style>
    <style:style style:name="T1473" style:parent-style-name="Policepardéfaut" style:family="text">
      <style:text-properties style:font-name="Apercu, apple-system, system-ui" fo:color="#10162F" fo:font-size="14pt" style:font-size-asian="14pt"/>
    </style:style>
    <style:style style:name="T1474"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475" style:parent-style-name="Policepardéfaut" style:family="text">
      <style:text-properties style:font-name="Apercu, apple-system, system-ui" fo:color="#10162F" fo:font-size="14pt" style:font-size-asian="14pt"/>
    </style:style>
    <style:style style:name="P1476" style:parent-style-name="Standard" style:family="paragraph">
      <style:paragraph-properties fo:text-align="justify"/>
    </style:style>
    <style:style style:name="P1477" style:parent-style-name="Titre3" style:family="paragraph">
      <style:paragraph-properties fo:text-align="justify" fo:margin-top="0in" fo:margin-bottom="0in" fo:line-height="130%"/>
      <style:text-properties style:font-name="Apercu, apple-system, system-ui" fo:font-weight="normal" style:font-weight-asian="normal"/>
    </style:style>
    <style:style style:name="P1478" style:parent-style-name="Textbody" style:family="paragraph">
      <style:paragraph-properties fo:text-align="justify"/>
      <style:text-properties style:font-name="Apercu, apple-system, system-ui" fo:color="#10162F" fo:font-size="14pt" style:font-size-asian="14pt"/>
    </style:style>
    <style:style style:name="P1479" style:parent-style-name="Textbody" style:family="paragraph">
      <style:paragraph-properties fo:text-align="justify" fo:line-height="160%"/>
      <style:text-properties style:font-name="Apercu, apple-system, system-ui" fo:color="#10162F" fo:font-size="14pt" style:font-size-asian="14pt"/>
    </style:style>
    <style:style style:name="P1480" style:parent-style-name="Textbody" style:family="paragraph">
      <style:paragraph-properties fo:text-align="justify" fo:margin-bottom="0in"/>
    </style:style>
    <style:style style:name="T1481" style:parent-style-name="Policepardéfaut" style:family="text">
      <style:text-properties fo:language="en" fo:country="US" style:language-asian="en" style:country-asian="US" style:language-complex="ar" style:country-complex="SA"/>
    </style:style>
    <style:style style:name="T1482"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1483" style:parent-style-name="Textbody" style:family="paragraph">
      <style:paragraph-properties fo:text-align="justify"/>
    </style:style>
    <style:style style:name="T1484" style:parent-style-name="Policepardéfaut" style:family="text">
      <style:text-properties style:font-name="Apercu, apple-system, system-ui" fo:color="#10162F" fo:font-size="14pt" style:font-size-asian="14pt"/>
    </style:style>
    <style:style style:name="T1485" style:parent-style-name="Policepardéfaut" style:family="text">
      <style:text-properties style:font-name="Apercu, apple-system, system-ui" fo:color="#10162F" fo:font-size="14pt" style:font-size-asian="14pt"/>
    </style:style>
    <style:style style:name="T1486" style:parent-style-name="Accentuation" style:family="text">
      <style:text-properties style:font-name="Apercu, apple-system, system-ui" fo:font-style="normal" style:font-style-asian="normal" fo:color="#10162F" fo:font-size="14pt" style:font-size-asian="14pt"/>
    </style:style>
    <style:style style:name="T1487" style:parent-style-name="Policepardéfaut" style:family="text">
      <style:text-properties style:font-name="Apercu, apple-system, system-ui" fo:color="#10162F" fo:font-size="14pt" style:font-size-asian="14pt"/>
    </style:style>
    <style:style style:name="P1488" style:parent-style-name="Textbody" style:family="paragraph">
      <style:paragraph-properties fo:text-align="justify" fo:margin-bottom="0in" fo:line-height="160%"/>
    </style:style>
    <style:style style:name="T1489" style:parent-style-name="Policepardéfaut" style:family="text">
      <style:text-properties style:font-name="Apercu, apple-system, system-ui" fo:color="#10162F" fo:font-size="14pt" style:font-size-asian="14pt"/>
    </style:style>
    <style:style style:name="T1490" style:parent-style-name="Policepardéfaut" style:family="text">
      <style:text-properties style:font-name="Apercu, apple-system, system-ui" fo:color="#10162F" fo:font-size="14pt" style:font-size-asian="14pt"/>
    </style:style>
    <style:style style:name="T1491" style:parent-style-name="Policepardéfaut" style:family="text">
      <style:text-properties style:font-name="Apercu, apple-system, system-ui" fo:color="#10162F" fo:font-size="14pt" style:font-size-asian="14pt"/>
    </style:style>
    <style:style style:name="T149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493" style:parent-style-name="Policepardéfaut" style:family="text">
      <style:text-properties style:font-name="Apercu, apple-system, system-ui" fo:color="#10162F" fo:font-size="14pt" style:font-size-asian="14pt"/>
    </style:style>
    <style:style style:name="T1494"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495" style:parent-style-name="Policepardéfaut" style:family="text">
      <style:text-properties style:font-name="Apercu, apple-system, system-ui" fo:color="#10162F" fo:font-size="14pt" style:font-size-asian="14pt"/>
    </style:style>
    <style:style style:name="P1496" style:parent-style-name="PreformattedText" style:family="paragraph">
      <style:paragraph-properties fo:text-align="justify"/>
    </style:style>
    <style:style style:name="T1497" style:parent-style-name="SourceText" style:family="text">
      <style:text-properties style:font-name="Monaco, Menlo, 'Ubuntu Mono', '" style:font-name-asian="Monaco, Menlo, 'Ubuntu Mono', '" style:font-name-complex="Monaco, Menlo, 'Ubuntu Mono', '" fo:color="#B3CCFF" fo:font-size="14pt" style:font-size-asian="14pt" fo:background-color="#211E2F"/>
    </style:style>
    <style:style style:name="T149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499" style:parent-style-name="PreformattedText" style:family="paragraph">
      <style:paragraph-properties fo:text-align="justify"/>
    </style:style>
    <style:style style:name="T1500" style:parent-style-name="SourceText" style:family="text">
      <style:text-properties fo:color="#FFFFFF" fo:background-color="#211E2F"/>
    </style:style>
    <style:style style:name="T1501"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150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503"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P1504" style:parent-style-name="PreformattedText" style:family="paragraph">
      <style:paragraph-properties fo:text-align="justify"/>
    </style:style>
    <style:style style:name="T1505"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506" style:parent-style-name="Textbody" style:family="paragraph">
      <style:paragraph-properties fo:text-align="justify" fo:margin-bottom="0in" fo:line-height="160%"/>
    </style:style>
    <style:style style:name="T1507" style:parent-style-name="Policepardéfaut" style:family="text">
      <style:text-properties fo:language="en" fo:country="US" style:language-asian="en" style:country-asian="US" style:language-complex="ar" style:country-complex="SA"/>
    </style:style>
    <style:style style:name="T1508" style:parent-style-name="Policepardéfaut" style:family="text">
      <style:text-properties style:font-name="Apercu, apple-system, system-ui" fo:color="#10162F" fo:font-size="14pt" style:font-size-asian="14pt"/>
    </style:style>
    <style:style style:name="T150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510" style:parent-style-name="Policepardéfaut" style:family="text">
      <style:text-properties style:font-name="Apercu, apple-system, system-ui" fo:color="#10162F" fo:font-size="14pt" style:font-size-asian="14pt"/>
    </style:style>
    <style:style style:name="P1511" style:parent-style-name="Textbody" style:family="paragraph">
      <style:paragraph-properties fo:text-align="justify" fo:margin-bottom="0in" fo:line-height="160%"/>
    </style:style>
    <style:style style:name="T1512" style:parent-style-name="Policepardéfaut" style:family="text">
      <style:text-properties style:font-name="Apercu, apple-system, system-ui" fo:color="#10162F" fo:font-size="14pt" style:font-size-asian="14pt"/>
    </style:style>
    <style:style style:name="T151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514" style:parent-style-name="Policepardéfaut" style:family="text">
      <style:text-properties style:font-name="Apercu, apple-system, system-ui" fo:color="#10162F" fo:font-size="14pt" style:font-size-asian="14pt"/>
    </style:style>
    <style:style style:name="P1515" style:parent-style-name="PreformattedText" style:family="paragraph">
      <style:paragraph-properties fo:text-align="justify"/>
    </style:style>
    <style:style style:name="T1516"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1517"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518"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1519"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520"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152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522" style:parent-style-name="Textbody" style:family="paragraph">
      <style:paragraph-properties fo:text-align="justify" fo:margin-bottom="0in" fo:line-height="160%"/>
    </style:style>
    <style:style style:name="T1523"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1524" style:parent-style-name="Policepardéfaut" style:family="text">
      <style:text-properties style:font-name="Apercu, apple-system, system-ui" fo:color="#10162F" fo:font-size="14pt" style:font-size-asian="14pt"/>
    </style:style>
    <style:style style:name="T1525" style:parent-style-name="Policepardéfaut" style:family="text">
      <style:text-properties style:font-name="Apercu, apple-system, system-ui" fo:color="#10162F" fo:font-size="14pt" style:font-size-asian="14pt"/>
    </style:style>
    <style:style style:name="P1526" style:parent-style-name="Textbody" style:family="paragraph">
      <style:paragraph-properties fo:text-align="justify" fo:margin-bottom="0in"/>
    </style:style>
    <style:style style:name="T1527" style:parent-style-name="Policepardéfaut" style:family="text">
      <style:text-properties fo:language="en" fo:country="US" style:language-asian="en" style:country-asian="US" style:language-complex="ar" style:country-complex="SA"/>
    </style:style>
    <style:style style:name="T1528"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1529" style:parent-style-name="Textbody" style:family="paragraph">
      <style:paragraph-properties fo:text-align="justify" fo:margin-bottom="0in"/>
    </style:style>
    <style:style style:name="T1530" style:parent-style-name="Policepardéfaut" style:family="text">
      <style:text-properties style:font-name="Apercu, apple-system, system-ui" fo:color="#10162F" fo:font-size="14pt" style:font-size-asian="14pt"/>
    </style:style>
    <style:style style:name="T1531" style:parent-style-name="Accentuation" style:family="text">
      <style:text-properties style:font-name="Apercu, apple-system, system-ui" fo:font-style="normal" style:font-style-asian="normal" fo:color="#10162F" fo:font-size="14pt" style:font-size-asian="14pt"/>
    </style:style>
    <style:style style:name="T1532" style:parent-style-name="Policepardéfaut" style:family="text">
      <style:text-properties style:font-name="Apercu, apple-system, system-ui" fo:color="#10162F" fo:font-size="14pt" style:font-size-asian="14pt"/>
    </style:style>
    <style:style style:name="T1533" style:parent-style-name="Accentuation" style:family="text">
      <style:text-properties style:font-name="Apercu, apple-system, system-ui" fo:font-style="normal" style:font-style-asian="normal" fo:color="#10162F" fo:font-size="14pt" style:font-size-asian="14pt"/>
    </style:style>
    <style:style style:name="T1534" style:parent-style-name="Policepardéfaut" style:family="text">
      <style:text-properties style:font-name="Apercu, apple-system, system-ui" fo:color="#10162F" fo:font-size="14pt" style:font-size-asian="14pt"/>
    </style:style>
    <style:style style:name="T1535" style:parent-style-name="Policepardéfaut" style:family="text">
      <style:text-properties style:font-name="Apercu, apple-system, system-ui" fo:color="#10162F" fo:font-size="14pt" style:font-size-asian="14pt"/>
    </style:style>
    <style:style style:name="T153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537" style:parent-style-name="Policepardéfaut" style:family="text">
      <style:text-properties style:font-name="Apercu, apple-system, system-ui" fo:color="#10162F" fo:font-size="14pt" style:font-size-asian="14pt"/>
    </style:style>
    <style:style style:name="T1538" style:parent-style-name="Policepardéfaut" style:family="text">
      <style:text-properties style:font-name="Apercu, apple-system, system-ui" fo:color="#10162F" fo:font-size="14pt" style:font-size-asian="14pt"/>
    </style:style>
    <style:style style:name="P1539" style:parent-style-name="Titre3" style:family="paragraph">
      <style:paragraph-properties fo:text-align="justify" fo:margin-top="0in" fo:margin-bottom="0in" fo:line-height="130%"/>
      <style:text-properties style:font-name="Apercu, apple-system, system-ui" fo:font-weight="normal" style:font-weight-asian="normal"/>
    </style:style>
    <style:style style:name="P1540" style:parent-style-name="Textbody" style:family="paragraph">
      <style:paragraph-properties fo:text-align="justify"/>
      <style:text-properties style:font-name="Apercu, apple-system, system-ui" fo:color="#10162F" fo:font-size="14pt" style:font-size-asian="14pt"/>
    </style:style>
    <style:style style:name="P1541" style:parent-style-name="Textbody" style:family="paragraph">
      <style:paragraph-properties fo:text-align="justify" fo:line-height="160%"/>
    </style:style>
    <style:style style:name="T1542" style:parent-style-name="Accentuation" style:family="text">
      <style:text-properties style:font-name="Apercu, apple-system, system-ui" fo:font-style="normal" style:font-style-asian="normal" fo:color="#10162F" fo:font-size="14pt" style:font-size-asian="14pt"/>
    </style:style>
    <style:style style:name="T1543" style:parent-style-name="Policepardéfaut" style:family="text">
      <style:text-properties style:font-name="Apercu, apple-system, system-ui" fo:color="#10162F" fo:font-size="14pt" style:font-size-asian="14pt"/>
    </style:style>
    <style:style style:name="P1544" style:parent-style-name="Textbody" style:family="paragraph">
      <style:paragraph-properties fo:text-align="justify" fo:margin-bottom="0in"/>
    </style:style>
    <style:style style:name="T1545" style:parent-style-name="Policepardéfaut" style:family="text">
      <style:text-properties fo:language="en" fo:country="US" style:language-asian="en" style:country-asian="US" style:language-complex="ar" style:country-complex="SA"/>
    </style:style>
    <style:style style:name="T1546"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1547" style:parent-style-name="Textbody" style:family="paragraph">
      <style:paragraph-properties fo:text-align="justify"/>
    </style:style>
    <style:style style:name="T1548" style:parent-style-name="Policepardéfaut" style:family="text">
      <style:text-properties style:font-name="Apercu, apple-system, system-ui" fo:color="#10162F" fo:font-size="14pt" style:font-size-asian="14pt"/>
    </style:style>
    <style:style style:name="T1549" style:parent-style-name="Policepardéfaut" style:family="text">
      <style:text-properties style:font-name="Apercu, apple-system, system-ui" fo:color="#10162F" fo:font-size="14pt" style:font-size-asian="14pt"/>
    </style:style>
    <style:style style:name="T1550" style:parent-style-name="Policepardéfaut" style:family="text">
      <style:text-properties style:font-name="Apercu, apple-system, system-ui" fo:color="#10162F" fo:font-size="14pt" style:font-size-asian="14pt" fo:language="en" fo:country="US"/>
    </style:style>
    <style:style style:name="P1551" style:parent-style-name="PreformattedText" style:family="paragraph">
      <style:paragraph-properties fo:text-align="justify"/>
    </style:style>
    <style:style style:name="T1552"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55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554" style:parent-style-name="PreformattedText" style:family="paragraph">
      <style:paragraph-properties fo:text-align="justify"/>
    </style:style>
    <style:style style:name="T1555" style:parent-style-name="SourceText" style:family="text">
      <style:text-properties fo:color="#FFFFFF" fo:background-color="#211E2F" fo:language="en" fo:country="US"/>
    </style:style>
    <style:style style:name="T1556"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55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558"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55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560" style:parent-style-name="PreformattedText" style:family="paragraph">
      <style:paragraph-properties fo:text-align="justify"/>
    </style:style>
    <style:style style:name="T1561" style:parent-style-name="SourceText" style:family="text">
      <style:text-properties fo:color="#FFFFFF" fo:background-color="#211E2F" fo:language="en" fo:country="US"/>
    </style:style>
    <style:style style:name="T1562"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56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564"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56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566" style:parent-style-name="PreformattedText" style:family="paragraph">
      <style:paragraph-properties fo:text-align="justify"/>
    </style:style>
    <style:style style:name="T1567" style:parent-style-name="SourceText" style:family="text">
      <style:text-properties fo:color="#FFFFFF" fo:background-color="#211E2F" fo:language="en" fo:country="US"/>
    </style:style>
    <style:style style:name="T1568"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56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570"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57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572" style:parent-style-name="PreformattedText" style:family="paragraph">
      <style:paragraph-properties fo:text-align="justify"/>
    </style:style>
    <style:style style:name="T1573" style:parent-style-name="SourceText" style:family="text">
      <style:text-properties fo:color="#FFFFFF" fo:background-color="#211E2F" fo:language="en" fo:country="US"/>
    </style:style>
    <style:style style:name="T1574"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57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576"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57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578"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57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580"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58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582"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58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584" style:parent-style-name="PreformattedText" style:family="paragraph">
      <style:paragraph-properties fo:text-align="justify"/>
    </style:style>
    <style:style style:name="T1585" style:parent-style-name="SourceText" style:family="text">
      <style:text-properties fo:color="#FFFFFF" fo:background-color="#211E2F" fo:language="en" fo:country="US"/>
    </style:style>
    <style:style style:name="T1586"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58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588"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58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590"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59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592"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59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594"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59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596"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59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598"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59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600"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60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602" style:parent-style-name="PreformattedText" style:family="paragraph">
      <style:paragraph-properties fo:text-align="justify"/>
    </style:style>
    <style:style style:name="T1603" style:parent-style-name="SourceText" style:family="text">
      <style:text-properties fo:color="#FFFFFF" fo:background-color="#211E2F" fo:language="en" fo:country="US"/>
    </style:style>
    <style:style style:name="T160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605"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60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607" style:parent-style-name="PreformattedText" style:family="paragraph">
      <style:paragraph-properties fo:text-align="justify"/>
    </style:style>
    <style:style style:name="T1608" style:parent-style-name="SourceText" style:family="text">
      <style:text-properties fo:color="#FFFFFF" fo:background-color="#211E2F" fo:language="en" fo:country="US"/>
    </style:style>
    <style:style style:name="T1609"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61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611"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61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613" style:parent-style-name="PreformattedText" style:family="paragraph">
      <style:paragraph-properties fo:text-align="justify"/>
    </style:style>
    <style:style style:name="T1614" style:parent-style-name="SourceText" style:family="text">
      <style:text-properties fo:color="#FFFFFF" fo:background-color="#211E2F" fo:language="en" fo:country="US"/>
    </style:style>
    <style:style style:name="T161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616" style:parent-style-name="PreformattedText" style:family="paragraph">
      <style:paragraph-properties fo:text-align="justify"/>
    </style:style>
    <style:style style:name="T1617" style:parent-style-name="SourceText" style:family="text">
      <style:text-properties fo:color="#FFFFFF" fo:background-color="#211E2F" fo:language="en" fo:country="US"/>
    </style:style>
    <style:style style:name="T161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619" style:parent-style-name="PreformattedText" style:family="paragraph">
      <style:paragraph-properties fo:text-align="justify"/>
    </style:style>
    <style:style style:name="T162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621" style:parent-style-name="PreformattedText" style:family="paragraph">
      <style:paragraph-properties fo:text-align="justify"/>
    </style:style>
    <style:style style:name="T1622"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P1623" style:parent-style-name="PreformattedText" style:family="paragraph">
      <style:paragraph-properties fo:text-align="justify"/>
    </style:style>
    <style:style style:name="T1624"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1625"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626"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1627"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628" style:parent-style-name="SourceText" style:family="text">
      <style:text-properties style:font-name="Monaco, Menlo, 'Ubuntu Mono', '" style:font-name-asian="Monaco, Menlo, 'Ubuntu Mono', '" style:font-name-complex="Monaco, Menlo, 'Ubuntu Mono', '" fo:color="#939598" fo:font-size="14pt" style:font-size-asian="14pt" fo:background-color="#211E2F"/>
    </style:style>
    <style:style style:name="P1629" style:parent-style-name="Textbody" style:family="paragraph">
      <style:paragraph-properties fo:text-align="justify" fo:line-height="160%"/>
    </style:style>
    <style:style style:name="T1630"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1631" style:parent-style-name="Policepardéfaut" style:family="text">
      <style:text-properties style:font-name="Apercu, apple-system, system-ui" fo:color="#10162F" fo:font-size="14pt" style:font-size-asian="14pt"/>
    </style:style>
    <style:style style:name="P1632" style:parent-style-name="Textbody" style:family="paragraph">
      <style:paragraph-properties fo:text-align="justify" fo:margin-bottom="0in" fo:line-height="160%" fo:margin-left="0in" fo:text-indent="0in">
        <style:tab-stops/>
      </style:paragraph-properties>
    </style:style>
    <style:style style:name="T1633" style:parent-style-name="Policepardéfaut" style:family="text">
      <style:text-properties style:font-name="Apercu, apple-system, system-ui" fo:color="#10162F" fo:font-size="14pt" style:font-size-asian="14pt"/>
    </style:style>
    <style:style style:name="T1634"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635" style:parent-style-name="Policepardéfaut" style:family="text">
      <style:text-properties style:font-name="Apercu, apple-system, system-ui" fo:color="#10162F" fo:font-size="14pt" style:font-size-asian="14pt"/>
    </style:style>
    <style:style style:name="P1636" style:parent-style-name="Textbody" style:family="paragraph">
      <style:paragraph-properties fo:text-align="justify" fo:margin-bottom="0in" fo:line-height="160%" fo:margin-left="0in" fo:text-indent="0in">
        <style:tab-stops/>
      </style:paragraph-properties>
    </style:style>
    <style:style style:name="T1637" style:parent-style-name="Policepardéfaut" style:family="text">
      <style:text-properties style:font-name="Apercu, apple-system, system-ui" fo:color="#10162F" fo:font-size="14pt" style:font-size-asian="14pt"/>
    </style:style>
    <style:style style:name="T1638" style:parent-style-name="Policepardéfaut" style:family="text">
      <style:text-properties style:font-name="Apercu, apple-system, system-ui" fo:color="#10162F" fo:font-size="14pt" style:font-size-asian="14pt"/>
    </style:style>
    <style:style style:name="T163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640" style:parent-style-name="Policepardéfaut" style:family="text">
      <style:text-properties style:font-name="Apercu, apple-system, system-ui" fo:color="#10162F" fo:font-size="14pt" style:font-size-asian="14pt"/>
    </style:style>
    <style:style style:name="T164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642" style:parent-style-name="Policepardéfaut" style:family="text">
      <style:text-properties style:font-name="Apercu, apple-system, system-ui" fo:color="#10162F" fo:font-size="14pt" style:font-size-asian="14pt"/>
    </style:style>
    <style:style style:name="T164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644" style:parent-style-name="Policepardéfaut" style:family="text">
      <style:text-properties style:font-name="Apercu, apple-system, system-ui" fo:color="#10162F" fo:font-size="14pt" style:font-size-asian="14pt"/>
    </style:style>
    <style:style style:name="P1645"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1646" style:parent-style-name="Textbody" style:family="paragraph">
      <style:paragraph-properties fo:text-align="justify" fo:margin-bottom="0in" fo:line-height="160%"/>
    </style:style>
    <style:style style:name="T1647" style:parent-style-name="Policepardéfaut" style:family="text">
      <style:text-properties fo:language="en" fo:country="US" style:language-asian="en" style:country-asian="US" style:language-complex="ar" style:country-complex="SA"/>
    </style:style>
    <style:style style:name="T1648"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P1649" style:parent-style-name="Textbody" style:family="paragraph">
      <style:paragraph-properties fo:text-align="justify" fo:margin-bottom="0in" fo:line-height="160%"/>
    </style:style>
    <style:style style:name="T1650" style:parent-style-name="Policepardéfaut" style:family="text">
      <style:text-properties style:font-name="Apercu, apple-system, system-ui" fo:color="#10162F" fo:font-size="14pt" style:font-size-asian="14pt"/>
    </style:style>
    <style:style style:name="T165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652" style:parent-style-name="Policepardéfaut" style:family="text">
      <style:text-properties style:font-name="Apercu, apple-system, system-ui" fo:color="#10162F" fo:font-size="14pt" style:font-size-asian="14pt"/>
    </style:style>
    <style:style style:name="T165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654" style:parent-style-name="Policepardéfaut" style:family="text">
      <style:text-properties style:font-name="Apercu, apple-system, system-ui" fo:color="#10162F" fo:font-size="14pt" style:font-size-asian="14pt"/>
    </style:style>
    <style:style style:name="T165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656" style:parent-style-name="Policepardéfaut" style:family="text">
      <style:text-properties style:font-name="Apercu, apple-system, system-ui" fo:color="#10162F" fo:font-size="14pt" style:font-size-asian="14pt"/>
    </style:style>
    <style:style style:name="P1657" style:parent-style-name="Textbody" style:family="paragraph">
      <style:paragraph-properties fo:text-align="justify" fo:margin-bottom="0in" fo:line-height="160%" fo:margin-left="0in" fo:text-indent="0in">
        <style:tab-stops/>
      </style:paragraph-properties>
    </style:style>
    <style:style style:name="T1658" style:parent-style-name="Policepardéfaut" style:family="text">
      <style:text-properties style:font-name="Apercu, apple-system, system-ui" fo:color="#10162F" fo:font-size="14pt" style:font-size-asian="14pt"/>
    </style:style>
    <style:style style:name="T165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660" style:parent-style-name="Policepardéfaut" style:family="text">
      <style:text-properties style:font-name="Apercu, apple-system, system-ui" fo:color="#10162F" fo:font-size="14pt" style:font-size-asian="14pt"/>
    </style:style>
    <style:style style:name="T166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662" style:parent-style-name="Policepardéfaut" style:family="text">
      <style:text-properties style:font-name="Apercu, apple-system, system-ui" fo:color="#10162F" fo:font-size="14pt" style:font-size-asian="14pt"/>
    </style:style>
    <style:style style:name="P1663" style:parent-style-name="Textbody" style:family="paragraph">
      <style:paragraph-properties fo:text-align="justify" fo:line-height="160%"/>
      <style:text-properties style:font-name="Apercu, apple-system, system-ui" fo:color="#10162F" fo:font-size="14pt" style:font-size-asian="14pt"/>
    </style:style>
    <style:style style:name="P1664"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1665"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1666" style:parent-style-name="Textbody" style:family="paragraph">
      <style:paragraph-properties fo:text-align="justify" fo:margin-bottom="0in" fo:line-height="160%"/>
    </style:style>
    <style:style style:name="T1667" style:parent-style-name="Policepardéfaut" style:family="text">
      <style:text-properties fo:language="en" fo:country="US" style:language-asian="en" style:country-asian="US" style:language-complex="ar" style:country-complex="SA"/>
    </style:style>
    <style:style style:name="T1668"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1669" style:parent-style-name="Textbody" style:family="paragraph">
      <style:paragraph-properties fo:text-align="justify" fo:margin-bottom="0in" fo:line-height="160%"/>
      <style:text-properties style:font-name="Apercu, apple-system, system-ui" fo:color="#10162F" fo:font-size="14pt" style:font-size-asian="14pt"/>
    </style:style>
    <style:style style:name="P1670" style:parent-style-name="Textbody" style:family="paragraph">
      <style:paragraph-properties fo:text-align="justify" fo:margin-bottom="0in" fo:line-height="160%" fo:margin-left="0in" fo:text-indent="0in">
        <style:tab-stops/>
      </style:paragraph-properties>
    </style:style>
    <style:style style:name="T1671" style:parent-style-name="Policepardéfaut" style:family="text">
      <style:text-properties style:font-name="Apercu, apple-system, system-ui" fo:color="#10162F" fo:font-size="14pt" style:font-size-asian="14pt"/>
    </style:style>
    <style:style style:name="T167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673" style:parent-style-name="Policepardéfaut" style:family="text">
      <style:text-properties style:font-name="Apercu, apple-system, system-ui" fo:color="#10162F" fo:font-size="14pt" style:font-size-asian="14pt"/>
    </style:style>
    <style:style style:name="P1674"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1675" style:parent-style-name="Textbody" style:family="paragraph">
      <style:paragraph-properties fo:text-align="justify" fo:line-height="160%"/>
      <style:text-properties style:font-name="Apercu, apple-system, system-ui" fo:color="#10162F" fo:font-size="14pt" style:font-size-asian="14pt"/>
    </style:style>
    <style:style style:name="P1676" style:parent-style-name="Textbody" style:family="paragraph">
      <style:paragraph-properties fo:text-align="justify" fo:margin-bottom="0in" fo:line-height="160%"/>
      <style:text-properties style:font-name="Apercu, apple-system, system-ui" fo:color="#10162F" fo:font-size="14pt" style:font-size-asian="14pt"/>
    </style:style>
    <style:style style:name="P1677" style:parent-style-name="Standard" style:family="paragraph">
      <style:paragraph-properties fo:text-align="justify"/>
    </style:style>
    <style:style style:name="P1678" style:parent-style-name="Titre3" style:family="paragraph">
      <style:paragraph-properties fo:text-align="justify" fo:margin-top="0in" fo:margin-bottom="0in" fo:line-height="130%"/>
      <style:text-properties style:font-name="Apercu, apple-system, system-ui" fo:font-weight="normal" style:font-weight-asian="normal"/>
    </style:style>
    <style:style style:name="P1679" style:parent-style-name="Textbody" style:family="paragraph">
      <style:paragraph-properties fo:text-align="justify"/>
      <style:text-properties style:font-name="Apercu, apple-system, system-ui" fo:color="#10162F" fo:font-size="14pt" style:font-size-asian="14pt"/>
    </style:style>
    <style:style style:name="P1680" style:parent-style-name="Textbody" style:family="paragraph">
      <style:paragraph-properties fo:text-align="justify" fo:line-height="160%"/>
      <style:text-properties style:font-name="Apercu, apple-system, system-ui" fo:color="#10162F" fo:font-size="14pt" style:font-size-asian="14pt"/>
    </style:style>
    <style:style style:name="P1681" style:parent-style-name="Textbody" style:family="paragraph">
      <style:paragraph-properties fo:text-align="justify" fo:margin-bottom="0in"/>
    </style:style>
    <style:style style:name="T1682" style:parent-style-name="Policepardéfaut" style:family="text">
      <style:text-properties fo:language="en" fo:country="US" style:language-asian="en" style:country-asian="US" style:language-complex="ar" style:country-complex="SA"/>
    </style:style>
    <style:style style:name="T1683"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1684" style:parent-style-name="Textbody" style:family="paragraph">
      <style:paragraph-properties fo:text-align="justify"/>
    </style:style>
    <style:style style:name="T1685" style:parent-style-name="Policepardéfaut" style:family="text">
      <style:text-properties style:font-name="Apercu, apple-system, system-ui" fo:color="#10162F" fo:font-size="14pt" style:font-size-asian="14pt"/>
    </style:style>
    <style:style style:name="T1686" style:parent-style-name="Accentuation" style:family="text">
      <style:text-properties style:font-name="Apercu, apple-system, system-ui" fo:font-style="normal" style:font-style-asian="normal" fo:color="#10162F" fo:font-size="14pt" style:font-size-asian="14pt"/>
    </style:style>
    <style:style style:name="T1687" style:parent-style-name="Policepardéfaut" style:family="text">
      <style:text-properties style:font-name="Apercu, apple-system, system-ui" fo:color="#10162F" fo:font-size="14pt" style:font-size-asian="14pt"/>
    </style:style>
    <style:style style:name="T1688" style:parent-style-name="Policepardéfaut" style:family="text">
      <style:text-properties style:font-name="Apercu, apple-system, system-ui" fo:color="#10162F" fo:font-size="14pt" style:font-size-asian="14pt"/>
    </style:style>
    <style:style style:name="P1689" style:parent-style-name="PreformattedText" style:family="paragraph">
      <style:paragraph-properties fo:text-align="justify"/>
    </style:style>
    <style:style style:name="T1690" style:parent-style-name="SourceText" style:family="text">
      <style:text-properties style:font-name="Monaco, Menlo, 'Ubuntu Mono', '" style:font-name-asian="Monaco, Menlo, 'Ubuntu Mono', '" style:font-name-complex="Monaco, Menlo, 'Ubuntu Mono', '" fo:color="#B3CCFF" fo:font-size="14pt" style:font-size-asian="14pt" fo:background-color="#211E2F"/>
    </style:style>
    <style:style style:name="T169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692" style:parent-style-name="PreformattedText" style:family="paragraph">
      <style:paragraph-properties fo:text-align="justify"/>
    </style:style>
    <style:style style:name="T1693" style:parent-style-name="SourceText" style:family="text">
      <style:text-properties fo:color="#FFFFFF" fo:background-color="#211E2F"/>
    </style:style>
    <style:style style:name="T1694"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1695"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696"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1697"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698" style:parent-style-name="PreformattedText" style:family="paragraph">
      <style:paragraph-properties fo:text-align="justify"/>
    </style:style>
    <style:style style:name="T1699" style:parent-style-name="SourceText" style:family="text">
      <style:text-properties fo:color="#FFFFFF" fo:background-color="#211E2F"/>
    </style:style>
    <style:style style:name="T1700"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70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02"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70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04"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70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706" style:parent-style-name="PreformattedText" style:family="paragraph">
      <style:paragraph-properties fo:text-align="justify"/>
    </style:style>
    <style:style style:name="T1707" style:parent-style-name="SourceText" style:family="text">
      <style:text-properties fo:color="#FFFFFF" fo:background-color="#211E2F" fo:language="en" fo:country="US"/>
    </style:style>
    <style:style style:name="T1708"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70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10"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71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12"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71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14"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71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716" style:parent-style-name="PreformattedText" style:family="paragraph">
      <style:paragraph-properties fo:text-align="justify"/>
    </style:style>
    <style:style style:name="T1717" style:parent-style-name="SourceText" style:family="text">
      <style:text-properties fo:color="#FFFFFF" fo:background-color="#211E2F" fo:language="en" fo:country="US"/>
    </style:style>
    <style:style style:name="T1718"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71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20"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72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22"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72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2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2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2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2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2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2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3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731" style:parent-style-name="PreformattedText" style:family="paragraph">
      <style:paragraph-properties fo:text-align="justify"/>
    </style:style>
    <style:style style:name="T1732" style:parent-style-name="SourceText" style:family="text">
      <style:text-properties fo:color="#FFFFFF" fo:background-color="#211E2F" fo:language="en" fo:country="US"/>
    </style:style>
    <style:style style:name="T173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34"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73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3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3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3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3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4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4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4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4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4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4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746" style:parent-style-name="PreformattedText" style:family="paragraph">
      <style:paragraph-properties fo:text-align="justify"/>
    </style:style>
    <style:style style:name="T1747" style:parent-style-name="SourceText" style:family="text">
      <style:text-properties fo:color="#FFFFFF" fo:background-color="#211E2F" fo:language="en" fo:country="US"/>
    </style:style>
    <style:style style:name="T1748"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74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50"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75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752"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75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754" style:parent-style-name="PreformattedText" style:family="paragraph">
      <style:paragraph-properties fo:text-align="justify"/>
    </style:style>
    <style:style style:name="T1755" style:parent-style-name="SourceText" style:family="text">
      <style:text-properties fo:color="#FFFFFF" fo:background-color="#211E2F" fo:language="en" fo:country="US"/>
    </style:style>
    <style:style style:name="T175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57"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5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59"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60"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6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6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6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64"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65"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6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67"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6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769" style:parent-style-name="PreformattedText" style:family="paragraph">
      <style:paragraph-properties fo:text-align="justify"/>
    </style:style>
    <style:style style:name="T1770" style:parent-style-name="SourceText" style:family="text">
      <style:text-properties fo:color="#FFFFFF" fo:background-color="#211E2F"/>
    </style:style>
    <style:style style:name="T177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7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7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74"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75"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7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77"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7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79"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80"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8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8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8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784" style:parent-style-name="PreformattedText" style:family="paragraph">
      <style:paragraph-properties fo:text-align="justify"/>
    </style:style>
    <style:style style:name="T1785"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8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87"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8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89"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90"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9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9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9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94"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95"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9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797"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798" style:parent-style-name="Textbody" style:family="paragraph">
      <style:paragraph-properties fo:text-align="justify" fo:line-height="160%"/>
    </style:style>
    <style:style style:name="T1799"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1800" style:parent-style-name="Policepardéfaut" style:family="text">
      <style:text-properties style:font-name="Apercu, apple-system, system-ui" fo:color="#10162F" fo:font-size="14pt" style:font-size-asian="14pt"/>
    </style:style>
    <style:style style:name="P1801" style:parent-style-name="Textbody" style:family="paragraph">
      <style:paragraph-properties fo:text-align="justify" fo:margin-bottom="0in" fo:line-height="160%" fo:margin-left="0in" fo:text-indent="0in">
        <style:tab-stops/>
      </style:paragraph-properties>
    </style:style>
    <style:style style:name="T1802" style:parent-style-name="Policepardéfaut" style:family="text">
      <style:text-properties style:font-name="Apercu, apple-system, system-ui" fo:color="#10162F" fo:font-size="14pt" style:font-size-asian="14pt"/>
    </style:style>
    <style:style style:name="T180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804" style:parent-style-name="Policepardéfaut" style:family="text">
      <style:text-properties style:font-name="Apercu, apple-system, system-ui" fo:color="#10162F" fo:font-size="14pt" style:font-size-asian="14pt"/>
    </style:style>
    <style:style style:name="P1805" style:parent-style-name="Textbody" style:family="paragraph">
      <style:paragraph-properties fo:text-align="justify" fo:margin-bottom="0in" fo:line-height="160%" fo:margin-left="0in" fo:text-indent="0in">
        <style:tab-stops/>
      </style:paragraph-properties>
    </style:style>
    <style:style style:name="T1806" style:parent-style-name="Policepardéfaut" style:family="text">
      <style:text-properties style:font-name="Apercu, apple-system, system-ui" fo:color="#10162F" fo:font-size="14pt" style:font-size-asian="14pt"/>
    </style:style>
    <style:style style:name="T180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P1808" style:parent-style-name="Textbody" style:family="paragraph">
      <style:paragraph-properties fo:text-align="justify" fo:margin-bottom="0in" fo:line-height="160%" fo:margin-left="0in" fo:text-indent="0in">
        <style:tab-stops/>
      </style:paragraph-properties>
    </style:style>
    <style:style style:name="T1809" style:parent-style-name="Policepardéfaut" style:family="text">
      <style:text-properties style:font-name="Apercu, apple-system, system-ui" fo:color="#10162F" fo:font-size="14pt" style:font-size-asian="14pt"/>
    </style:style>
    <style:style style:name="T181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811" style:parent-style-name="Policepardéfaut" style:family="text">
      <style:text-properties style:font-name="Apercu, apple-system, system-ui" fo:color="#10162F" fo:font-size="14pt" style:font-size-asian="14pt"/>
    </style:style>
    <style:style style:name="P1812" style:parent-style-name="Textbody" style:family="paragraph">
      <style:paragraph-properties fo:text-align="justify" fo:line-height="160%"/>
      <style:text-properties style:font-name="Apercu, apple-system, system-ui" fo:color="#10162F" fo:font-size="14pt" style:font-size-asian="14pt"/>
    </style:style>
    <style:style style:name="P1813" style:parent-style-name="PreformattedText" style:family="paragraph">
      <style:paragraph-properties fo:text-align="justify"/>
    </style:style>
    <style:style style:name="T1814"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81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16"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81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18"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81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820" style:parent-style-name="PreformattedText" style:family="paragraph">
      <style:paragraph-properties fo:text-align="justify"/>
    </style:style>
    <style:style style:name="T1821"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82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23"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82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25"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82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27"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82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29"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P1830" style:parent-style-name="PreformattedText" style:family="paragraph">
      <style:paragraph-properties fo:text-align="justify"/>
    </style:style>
    <style:style style:name="T1831"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83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33"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83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35"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83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37"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P1838" style:parent-style-name="Textbody" style:family="paragraph">
      <style:paragraph-properties fo:text-align="justify" fo:margin-bottom="0in" fo:line-height="160%"/>
    </style:style>
    <style:style style:name="T1839" style:parent-style-name="Policepardéfaut" style:family="text">
      <style:text-properties fo:language="en" fo:country="US" style:language-asian="en" style:country-asian="US" style:language-complex="ar" style:country-complex="SA"/>
    </style:style>
    <style:style style:name="T1840" style:parent-style-name="Policepardéfaut" style:family="text">
      <style:text-properties style:font-name="Apercu, apple-system, system-ui" fo:color="#10162F" fo:font-size="14pt" style:font-size-asian="14pt"/>
    </style:style>
    <style:style style:name="T184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842" style:parent-style-name="Policepardéfaut" style:family="text">
      <style:text-properties style:font-name="Apercu, apple-system, system-ui" fo:color="#10162F" fo:font-size="14pt" style:font-size-asian="14pt"/>
    </style:style>
    <style:style style:name="P1843" style:parent-style-name="Textbody" style:family="paragraph">
      <style:paragraph-properties fo:text-align="justify" fo:margin-bottom="0in" fo:line-height="160%"/>
    </style:style>
    <style:style style:name="T1844" style:parent-style-name="Policepardéfaut" style:family="text">
      <style:text-properties style:font-name="Apercu, apple-system, system-ui" fo:color="#10162F" fo:font-size="14pt" style:font-size-asian="14pt"/>
    </style:style>
    <style:style style:name="T1845" style:parent-style-name="Policepardéfaut" style:family="text">
      <style:text-properties style:font-name="Apercu, apple-system, system-ui" fo:color="#10162F" fo:font-size="14pt" style:font-size-asian="14pt"/>
    </style:style>
    <style:style style:name="T1846" style:parent-style-name="Policepardéfaut" style:family="text">
      <style:text-properties style:font-name="Apercu, apple-system, system-ui" fo:color="#10162F" fo:font-size="14pt" style:font-size-asian="14pt"/>
    </style:style>
    <style:style style:name="T184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848" style:parent-style-name="Policepardéfaut" style:family="text">
      <style:text-properties style:font-name="Apercu, apple-system, system-ui" fo:color="#10162F" fo:font-size="14pt" style:font-size-asian="14pt"/>
    </style:style>
    <style:style style:name="P1849" style:parent-style-name="PreformattedText" style:family="paragraph">
      <style:paragraph-properties fo:text-align="justify"/>
    </style:style>
    <style:style style:name="T1850"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85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52"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85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54"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P1855" style:parent-style-name="PreformattedText" style:family="paragraph">
      <style:paragraph-properties fo:text-align="justify"/>
    </style:style>
    <style:style style:name="T1856"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85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58"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85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60"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86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62"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86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64"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P1865" style:parent-style-name="Textbody" style:family="paragraph">
      <style:paragraph-properties fo:text-align="justify"/>
    </style:style>
    <style:style style:name="T1866" style:parent-style-name="Policepardéfaut" style:family="text">
      <style:text-properties fo:language="en" fo:country="US" style:language-asian="en" style:country-asian="US" style:language-complex="ar" style:country-complex="SA"/>
    </style:style>
    <style:style style:name="P1867" style:parent-style-name="Titre3" style:family="paragraph">
      <style:paragraph-properties fo:text-align="justify" fo:margin-top="0in" fo:margin-bottom="0in" fo:line-height="130%"/>
      <style:text-properties style:font-name="Apercu, apple-system, system-ui" fo:font-weight="normal" style:font-weight-asian="normal"/>
    </style:style>
    <style:style style:name="P1868" style:parent-style-name="Textbody" style:family="paragraph">
      <style:paragraph-properties fo:text-align="justify"/>
      <style:text-properties style:font-name="Apercu, apple-system, system-ui" fo:color="#10162F" fo:font-size="14pt" style:font-size-asian="14pt"/>
    </style:style>
    <style:style style:name="P1869" style:parent-style-name="Textbody" style:family="paragraph">
      <style:paragraph-properties fo:text-align="justify" fo:line-height="160%"/>
    </style:style>
    <style:style style:name="T1870" style:parent-style-name="Policepardéfaut" style:family="text">
      <style:text-properties style:font-name="Apercu, apple-system, system-ui" fo:color="#10162F" fo:font-size="14pt" style:font-size-asian="14pt"/>
    </style:style>
    <style:style style:name="T1871" style:parent-style-name="Policepardéfaut" style:family="text">
      <style:text-properties style:font-name="Apercu, apple-system, system-ui" fo:color="#10162F" fo:font-size="14pt" style:font-size-asian="14pt"/>
    </style:style>
    <style:style style:name="T1872" style:parent-style-name="Accentuation" style:family="text">
      <style:text-properties style:font-name="Apercu, apple-system, system-ui" fo:font-style="normal" style:font-style-asian="normal" fo:color="#10162F" fo:font-size="14pt" style:font-size-asian="14pt"/>
    </style:style>
    <style:style style:name="T1873" style:parent-style-name="Policepardéfaut" style:family="text">
      <style:text-properties style:font-name="Apercu, apple-system, system-ui" fo:color="#10162F" fo:font-size="14pt" style:font-size-asian="14pt"/>
    </style:style>
    <style:style style:name="T1874" style:parent-style-name="Policepardéfaut" style:family="text">
      <style:text-properties style:font-name="Apercu, apple-system, system-ui" fo:color="#10162F" fo:font-size="14pt" style:font-size-asian="14pt"/>
    </style:style>
    <style:style style:name="P1875" style:parent-style-name="Textbody" style:family="paragraph">
      <style:paragraph-properties fo:text-align="justify" fo:line-height="160%"/>
      <style:text-properties style:font-name="Apercu, apple-system, system-ui" fo:color="#10162F" fo:font-size="14pt" style:font-size-asian="14pt"/>
    </style:style>
    <style:style style:name="P1876" style:parent-style-name="PreformattedText" style:family="paragraph">
      <style:paragraph-properties fo:text-align="justify"/>
    </style:style>
    <style:style style:name="T1877"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87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79"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88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81"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88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83"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88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85"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88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887" style:parent-style-name="PreformattedText" style:family="paragraph">
      <style:paragraph-properties fo:text-align="justify"/>
    </style:style>
    <style:style style:name="T1888" style:parent-style-name="SourceText" style:family="text">
      <style:text-properties fo:color="#FFFFFF" fo:background-color="#211E2F" fo:language="en" fo:country="US"/>
    </style:style>
    <style:style style:name="T1889"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89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891" style:parent-style-name="PreformattedText" style:family="paragraph">
      <style:paragraph-properties fo:text-align="justify"/>
    </style:style>
    <style:style style:name="T1892" style:parent-style-name="SourceText" style:family="text">
      <style:text-properties fo:color="#FFFFFF" fo:background-color="#211E2F" fo:language="en" fo:country="US"/>
    </style:style>
    <style:style style:name="T1893"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89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895"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89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897" style:parent-style-name="PreformattedText" style:family="paragraph">
      <style:paragraph-properties fo:text-align="justify"/>
    </style:style>
    <style:style style:name="T1898" style:parent-style-name="SourceText" style:family="text">
      <style:text-properties fo:color="#FFFFFF" fo:background-color="#211E2F" fo:language="en" fo:country="US"/>
    </style:style>
    <style:style style:name="T1899"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190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901"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90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903" style:parent-style-name="PreformattedText" style:family="paragraph">
      <style:paragraph-properties fo:text-align="justify"/>
    </style:style>
    <style:style style:name="T1904" style:parent-style-name="SourceText" style:family="text">
      <style:text-properties fo:color="#FFFFFF" fo:background-color="#211E2F" fo:language="en" fo:country="US"/>
    </style:style>
    <style:style style:name="T1905"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190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907"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190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909" style:parent-style-name="PreformattedText" style:family="paragraph">
      <style:paragraph-properties fo:text-align="justify"/>
    </style:style>
    <style:style style:name="T1910" style:parent-style-name="SourceText" style:family="text">
      <style:text-properties fo:color="#FFFFFF" fo:background-color="#211E2F"/>
    </style:style>
    <style:style style:name="T1911"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191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913" style:parent-style-name="PreformattedText" style:family="paragraph">
      <style:paragraph-properties fo:text-align="justify"/>
    </style:style>
    <style:style style:name="T1914" style:parent-style-name="SourceText" style:family="text">
      <style:text-properties fo:color="#FFFFFF" fo:background-color="#211E2F"/>
    </style:style>
    <style:style style:name="T1915"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191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917"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191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919"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1920"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921" style:parent-style-name="PreformattedText" style:family="paragraph">
      <style:paragraph-properties fo:text-align="justify"/>
    </style:style>
    <style:style style:name="T1922" style:parent-style-name="SourceText" style:family="text">
      <style:text-properties fo:color="#FFFFFF" fo:background-color="#211E2F"/>
    </style:style>
    <style:style style:name="T192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924" style:parent-style-name="PreformattedText" style:family="paragraph">
      <style:paragraph-properties fo:text-align="justify"/>
    </style:style>
    <style:style style:name="T1925" style:parent-style-name="SourceText" style:family="text">
      <style:text-properties fo:color="#FFFFFF" fo:background-color="#211E2F"/>
    </style:style>
    <style:style style:name="T192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927" style:parent-style-name="PreformattedText" style:family="paragraph">
      <style:paragraph-properties fo:text-align="justify"/>
    </style:style>
    <style:style style:name="T192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1929" style:parent-style-name="Textbody" style:family="paragraph">
      <style:paragraph-properties fo:text-align="justify" fo:margin-bottom="0in" fo:line-height="160%"/>
    </style:style>
    <style:style style:name="T1930" style:parent-style-name="Policepardéfaut" style:family="text">
      <style:text-properties fo:language="en" fo:country="US" style:language-asian="en" style:country-asian="US" style:language-complex="ar" style:country-complex="SA"/>
    </style:style>
    <style:style style:name="T1931" style:parent-style-name="Policepardéfaut" style:family="text">
      <style:text-properties style:font-name="Apercu, apple-system, system-ui" fo:color="#10162F" fo:font-size="14pt" style:font-size-asian="14pt"/>
    </style:style>
    <style:style style:name="T193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933" style:parent-style-name="Policepardéfaut" style:family="text">
      <style:text-properties style:font-name="Apercu, apple-system, system-ui" fo:color="#10162F" fo:font-size="14pt" style:font-size-asian="14pt"/>
    </style:style>
    <style:style style:name="T1934" style:parent-style-name="Policepardéfaut" style:family="text">
      <style:text-properties style:font-name="Apercu, apple-system, system-ui" fo:color="#10162F" fo:font-size="14pt" style:font-size-asian="14pt"/>
    </style:style>
    <style:style style:name="T193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936" style:parent-style-name="Policepardéfaut" style:family="text">
      <style:text-properties style:font-name="Apercu, apple-system, system-ui" fo:color="#10162F" fo:font-size="14pt" style:font-size-asian="14pt"/>
    </style:style>
    <style:style style:name="T193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938" style:parent-style-name="Policepardéfaut" style:family="text">
      <style:text-properties style:font-name="Apercu, apple-system, system-ui" fo:color="#10162F" fo:font-size="14pt" style:font-size-asian="14pt"/>
    </style:style>
    <style:style style:name="T193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940" style:parent-style-name="Policepardéfaut" style:family="text">
      <style:text-properties style:font-name="Apercu, apple-system, system-ui" fo:color="#10162F" fo:font-size="14pt" style:font-size-asian="14pt"/>
    </style:style>
    <style:style style:name="T194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942" style:parent-style-name="Policepardéfaut" style:family="text">
      <style:text-properties style:font-name="Apercu, apple-system, system-ui" fo:color="#10162F" fo:font-size="14pt" style:font-size-asian="14pt"/>
    </style:style>
    <style:style style:name="T194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944" style:parent-style-name="Policepardéfaut" style:family="text">
      <style:text-properties style:font-name="Apercu, apple-system, system-ui" fo:color="#10162F" fo:font-size="14pt" style:font-size-asian="14pt"/>
    </style:style>
    <style:style style:name="P1945" style:parent-style-name="PreformattedText" style:family="paragraph">
      <style:paragraph-properties fo:text-align="justify"/>
    </style:style>
    <style:style style:name="T1946"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947"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94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949"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95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951"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95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953"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195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955"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95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957"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195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1959" style:parent-style-name="PreformattedText" style:family="paragraph">
      <style:paragraph-properties fo:text-align="justify"/>
    </style:style>
    <style:style style:name="T1960"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196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962"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196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1964" style:parent-style-name="SourceText" style:family="text">
      <style:text-properties style:font-name="Monaco, Menlo, 'Ubuntu Mono', '" style:font-name-asian="Monaco, Menlo, 'Ubuntu Mono', '" style:font-name-complex="Monaco, Menlo, 'Ubuntu Mono', '" fo:color="#939598" fo:font-size="14pt" style:font-size-asian="14pt" fo:background-color="#211E2F"/>
    </style:style>
    <style:style style:name="P1965" style:parent-style-name="Textbody" style:family="paragraph">
      <style:paragraph-properties fo:text-align="justify" fo:margin-bottom="0in" fo:line-height="160%"/>
    </style:style>
    <style:style style:name="T1966" style:parent-style-name="Policepardéfaut" style:family="text">
      <style:text-properties fo:language="en" fo:country="US" style:language-asian="en" style:country-asian="US" style:language-complex="ar" style:country-complex="SA"/>
    </style:style>
    <style:style style:name="T1967" style:parent-style-name="Policepardéfaut" style:family="text">
      <style:text-properties style:font-name="Apercu, apple-system, system-ui" fo:color="#10162F" fo:font-size="14pt" style:font-size-asian="14pt"/>
    </style:style>
    <style:style style:name="T1968"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969" style:parent-style-name="Policepardéfaut" style:family="text">
      <style:text-properties style:font-name="Apercu, apple-system, system-ui" fo:color="#10162F" fo:font-size="14pt" style:font-size-asian="14pt"/>
    </style:style>
    <style:style style:name="T197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971" style:parent-style-name="Policepardéfaut" style:family="text">
      <style:text-properties style:font-name="Apercu, apple-system, system-ui" fo:color="#10162F" fo:font-size="14pt" style:font-size-asian="14pt"/>
    </style:style>
    <style:style style:name="T197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973" style:parent-style-name="Policepardéfaut" style:family="text">
      <style:text-properties style:font-name="Apercu, apple-system, system-ui" fo:color="#10162F" fo:font-size="14pt" style:font-size-asian="14pt"/>
    </style:style>
    <style:style style:name="T1974" style:parent-style-name="Policepardéfaut" style:family="text">
      <style:text-properties style:font-name="Apercu, apple-system, system-ui" fo:color="#10162F" fo:font-size="14pt" style:font-size-asian="14pt"/>
    </style:style>
    <style:style style:name="T1975" style:parent-style-name="Policepardéfaut" style:family="text">
      <style:text-properties style:font-name="Apercu, apple-system, system-ui" fo:color="#10162F" fo:font-size="14pt" style:font-size-asian="14pt"/>
    </style:style>
    <style:style style:name="T197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1977" style:parent-style-name="Policepardéfaut" style:family="text">
      <style:text-properties style:font-name="Apercu, apple-system, system-ui" fo:color="#10162F" fo:font-size="14pt" style:font-size-asian="14pt"/>
    </style:style>
    <style:style style:name="T1978" style:parent-style-name="Policepardéfaut" style:family="text">
      <style:text-properties style:font-name="Apercu, apple-system, system-ui" style:text-line-through-style="solid" style:text-line-through-width="auto" style:text-line-through-color="font-color" style:text-line-through-mode="continuous" style:text-line-through-type="single" fo:color="#10162F" fo:font-size="14pt" style:font-size-asian="14pt"/>
    </style:style>
    <style:style style:name="P1979" style:parent-style-name="Standard" style:family="paragraph">
      <style:paragraph-properties fo:text-align="justify"/>
    </style:style>
    <style:style style:name="P1980" style:parent-style-name="Titre3" style:family="paragraph">
      <style:paragraph-properties fo:text-align="justify" fo:margin-top="0in" fo:margin-bottom="0in" fo:line-height="130%"/>
      <style:text-properties style:font-name="Apercu, apple-system, system-ui" fo:font-weight="normal" style:font-weight-asian="normal"/>
    </style:style>
    <style:style style:name="P1981" style:parent-style-name="Textbody" style:family="paragraph">
      <style:paragraph-properties fo:text-align="justify"/>
      <style:text-properties style:font-name="Apercu, apple-system, system-ui" fo:color="#10162F" fo:font-size="14pt" style:font-size-asian="14pt"/>
    </style:style>
    <style:style style:name="P1982" style:parent-style-name="Textbody" style:family="paragraph">
      <style:paragraph-properties fo:text-align="justify" fo:line-height="160%"/>
      <style:text-properties style:font-name="Apercu, apple-system, system-ui" fo:color="#10162F" fo:font-size="14pt" style:font-size-asian="14pt"/>
    </style:style>
    <style:style style:name="P1983" style:parent-style-name="Textbody" style:family="paragraph">
      <style:paragraph-properties fo:text-align="justify" fo:margin-bottom="0in"/>
    </style:style>
    <style:style style:name="T1984" style:parent-style-name="Policepardéfaut" style:family="text">
      <style:text-properties fo:language="en" fo:country="US" style:language-asian="en" style:country-asian="US" style:language-complex="ar" style:country-complex="SA"/>
    </style:style>
    <style:style style:name="T1985"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1986" style:parent-style-name="Textbody" style:family="paragraph">
      <style:paragraph-properties fo:text-align="justify"/>
    </style:style>
    <style:style style:name="T1987" style:parent-style-name="Policepardéfaut" style:family="text">
      <style:text-properties style:font-name="Apercu, apple-system, system-ui" fo:color="#10162F" fo:font-size="14pt" style:font-size-asian="14pt"/>
    </style:style>
    <style:style style:name="T1988" style:parent-style-name="Policepardéfaut" style:family="text">
      <style:text-properties style:font-name="Apercu, apple-system, system-ui" fo:color="#10162F" fo:font-size="14pt" style:font-size-asian="14pt"/>
    </style:style>
    <style:style style:name="T1989" style:parent-style-name="Accentuation" style:family="text">
      <style:text-properties style:font-name="Apercu, apple-system, system-ui" fo:font-style="normal" style:font-style-asian="normal" fo:color="#10162F" fo:font-size="14pt" style:font-size-asian="14pt"/>
    </style:style>
    <style:style style:name="T1990" style:parent-style-name="Policepardéfaut" style:family="text">
      <style:text-properties style:font-name="Apercu, apple-system, system-ui" fo:color="#10162F" fo:font-size="14pt" style:font-size-asian="14pt"/>
    </style:style>
    <style:style style:name="P1991" style:parent-style-name="Textbody" style:family="paragraph">
      <style:paragraph-properties fo:text-align="justify" fo:line-height="160%"/>
      <style:text-properties style:font-name="Apercu, apple-system, system-ui" fo:color="#10162F" fo:font-size="14pt" style:font-size-asian="14pt"/>
    </style:style>
    <style:style style:name="P1992" style:parent-style-name="Textbody" style:family="paragraph">
      <style:paragraph-properties fo:text-align="justify" fo:margin-bottom="0in"/>
    </style:style>
    <style:style style:name="T1993" style:parent-style-name="Policepardéfaut" style:family="text">
      <style:text-properties fo:language="en" fo:country="US" style:language-asian="en" style:country-asian="US" style:language-complex="ar" style:country-complex="SA"/>
    </style:style>
    <style:style style:name="T1994"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1995" style:parent-style-name="Textbody" style:family="paragraph">
      <style:paragraph-properties fo:text-align="justify"/>
      <style:text-properties style:font-name="Apercu, apple-system, system-ui" fo:color="#10162F" fo:font-size="14pt" style:font-size-asian="14pt"/>
    </style:style>
    <style:style style:name="P1996" style:parent-style-name="PreformattedText" style:family="paragraph">
      <style:paragraph-properties fo:text-align="justify"/>
    </style:style>
    <style:style style:name="T1997"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199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1999"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00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001"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00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003" style:parent-style-name="PreformattedText" style:family="paragraph">
      <style:paragraph-properties fo:text-align="justify"/>
    </style:style>
    <style:style style:name="T2004" style:parent-style-name="SourceText" style:family="text">
      <style:text-properties fo:color="#FFFFFF" fo:background-color="#211E2F" fo:language="en" fo:country="US"/>
    </style:style>
    <style:style style:name="T2005"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00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007" style:parent-style-name="PreformattedText" style:family="paragraph">
      <style:paragraph-properties fo:text-align="justify"/>
    </style:style>
    <style:style style:name="T2008" style:parent-style-name="SourceText" style:family="text">
      <style:text-properties fo:color="#FFFFFF" fo:background-color="#211E2F" fo:language="en" fo:country="US"/>
    </style:style>
    <style:style style:name="T2009"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2010"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011"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01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013" style:parent-style-name="PreformattedText" style:family="paragraph">
      <style:paragraph-properties fo:text-align="justify"/>
    </style:style>
    <style:style style:name="T2014" style:parent-style-name="SourceText" style:family="text">
      <style:text-properties fo:color="#FFFFFF" fo:background-color="#211E2F"/>
    </style:style>
    <style:style style:name="T2015"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201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017"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P2018" style:parent-style-name="PreformattedText" style:family="paragraph">
      <style:paragraph-properties fo:text-align="justify"/>
    </style:style>
    <style:style style:name="T2019" style:parent-style-name="SourceText" style:family="text">
      <style:text-properties fo:color="#FFFFFF" fo:background-color="#211E2F"/>
    </style:style>
    <style:style style:name="T2020"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021" style:parent-style-name="PreformattedText" style:family="paragraph">
      <style:paragraph-properties fo:text-align="justify"/>
    </style:style>
    <style:style style:name="T202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023" style:parent-style-name="Textbody" style:family="paragraph">
      <style:paragraph-properties fo:text-align="justify" fo:line-height="160%"/>
    </style:style>
    <style:style style:name="T2024" style:parent-style-name="Policepardéfaut" style:family="text">
      <style:text-properties fo:language="en" fo:country="US" style:language-asian="en" style:country-asian="US" style:language-complex="ar" style:country-complex="SA"/>
    </style:style>
    <style:style style:name="T2025" style:parent-style-name="Policepardéfaut" style:family="text">
      <style:text-properties style:font-name="Apercu, apple-system, system-ui" fo:color="#10162F" fo:font-size="14pt" style:font-size-asian="14pt"/>
    </style:style>
    <style:style style:name="T2026" style:parent-style-name="Accentuation" style:family="text">
      <style:text-properties style:font-name="Apercu, apple-system, system-ui" fo:font-style="normal" style:font-style-asian="normal" fo:color="#10162F" fo:font-size="14pt" style:font-size-asian="14pt"/>
    </style:style>
    <style:style style:name="T2027" style:parent-style-name="Accentuation" style:family="text">
      <style:text-properties style:font-name="Apercu, apple-system, system-ui" fo:font-style="normal" style:font-style-asian="normal" fo:color="#10162F" fo:font-size="14pt" style:font-size-asian="14pt"/>
    </style:style>
    <style:style style:name="T2028" style:parent-style-name="Policepardéfaut" style:family="text">
      <style:text-properties style:font-name="Apercu, apple-system, system-ui" fo:color="#10162F" fo:font-size="14pt" style:font-size-asian="14pt"/>
    </style:style>
    <style:style style:name="P2029" style:parent-style-name="PreformattedText" style:family="paragraph">
      <style:paragraph-properties fo:text-align="justify"/>
    </style:style>
    <style:style style:name="T2030" style:parent-style-name="SourceText" style:family="text">
      <style:text-properties style:font-name="Monaco, Menlo, 'Ubuntu Mono', '" style:font-name-asian="Monaco, Menlo, 'Ubuntu Mono', '" style:font-name-complex="Monaco, Menlo, 'Ubuntu Mono', '" fo:color="#B3CCFF" fo:font-size="14pt" style:font-size-asian="14pt" fo:background-color="#211E2F"/>
    </style:style>
    <style:style style:name="T203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032" style:parent-style-name="SourceText" style:family="text">
      <style:text-properties style:font-name="Monaco, Menlo, 'Ubuntu Mono', '" style:font-name-asian="Monaco, Menlo, 'Ubuntu Mono', '" style:font-name-complex="Monaco, Menlo, 'Ubuntu Mono', '" fo:color="#B3CCFF" fo:font-size="14pt" style:font-size-asian="14pt" fo:background-color="#211E2F"/>
    </style:style>
    <style:style style:name="T203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034" style:parent-style-name="SourceText" style:family="text">
      <style:text-properties style:font-name="Monaco, Menlo, 'Ubuntu Mono', '" style:font-name-asian="Monaco, Menlo, 'Ubuntu Mono', '" style:font-name-complex="Monaco, Menlo, 'Ubuntu Mono', '" fo:color="#B3CCFF" fo:font-size="14pt" style:font-size-asian="14pt" fo:background-color="#211E2F"/>
    </style:style>
    <style:style style:name="T2035"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036" style:parent-style-name="PreformattedText" style:family="paragraph">
      <style:paragraph-properties fo:text-align="justify"/>
    </style:style>
    <style:style style:name="T2037" style:parent-style-name="SourceText" style:family="text">
      <style:text-properties fo:color="#FFFFFF" fo:background-color="#211E2F"/>
    </style:style>
    <style:style style:name="T2038" style:parent-style-name="SourceText" style:family="text">
      <style:text-properties style:font-name="Monaco, Menlo, 'Ubuntu Mono', '" style:font-name-asian="Monaco, Menlo, 'Ubuntu Mono', '" style:font-name-complex="Monaco, Menlo, 'Ubuntu Mono', '" fo:color="#B3CCFF" fo:font-size="14pt" style:font-size-asian="14pt" fo:background-color="#211E2F"/>
    </style:style>
    <style:style style:name="T2039"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040" style:parent-style-name="PreformattedText" style:family="paragraph">
      <style:paragraph-properties fo:text-align="justify"/>
    </style:style>
    <style:style style:name="T2041" style:parent-style-name="SourceText" style:family="text">
      <style:text-properties fo:color="#FFFFFF" fo:background-color="#211E2F"/>
    </style:style>
    <style:style style:name="T2042"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204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044" style:parent-style-name="PreformattedText" style:family="paragraph">
      <style:paragraph-properties fo:text-align="justify"/>
    </style:style>
    <style:style style:name="T2045" style:parent-style-name="SourceText" style:family="text">
      <style:text-properties fo:color="#FFFFFF" fo:background-color="#211E2F"/>
    </style:style>
    <style:style style:name="T2046"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P2047" style:parent-style-name="PreformattedText" style:family="paragraph">
      <style:paragraph-properties fo:text-align="justify"/>
    </style:style>
    <style:style style:name="T2048" style:parent-style-name="SourceText" style:family="text">
      <style:text-properties fo:color="#FFFFFF" fo:background-color="#211E2F"/>
    </style:style>
    <style:style style:name="T2049"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050" style:parent-style-name="PreformattedText" style:family="paragraph">
      <style:paragraph-properties fo:text-align="justify"/>
    </style:style>
    <style:style style:name="T205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052" style:parent-style-name="Textbody" style:family="paragraph">
      <style:paragraph-properties fo:text-align="justify" fo:margin-bottom="0in" fo:line-height="160%"/>
    </style:style>
    <style:style style:name="T2053"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2054" style:parent-style-name="Policepardéfaut" style:family="text">
      <style:text-properties style:font-name="Apercu, apple-system, system-ui" fo:color="#10162F" fo:font-size="14pt" style:font-size-asian="14pt"/>
    </style:style>
    <style:style style:name="P2055" style:parent-style-name="Standard" style:family="paragraph">
      <style:paragraph-properties fo:text-align="justify"/>
    </style:style>
    <style:style style:name="P2056" style:parent-style-name="Titre3" style:family="paragraph">
      <style:paragraph-properties fo:text-align="justify" fo:margin-top="0in" fo:margin-bottom="0in" fo:line-height="130%"/>
      <style:text-properties style:font-name="Apercu, apple-system, system-ui" fo:font-weight="normal" style:font-weight-asian="normal"/>
    </style:style>
    <style:style style:name="P2057" style:parent-style-name="Textbody" style:family="paragraph">
      <style:paragraph-properties fo:text-align="justify"/>
      <style:text-properties style:font-name="Apercu, apple-system, system-ui" fo:color="#10162F" fo:font-size="14pt" style:font-size-asian="14pt"/>
    </style:style>
    <style:style style:name="P2058" style:parent-style-name="Textbody" style:family="paragraph">
      <style:paragraph-properties fo:text-align="justify" fo:line-height="160%"/>
      <style:text-properties style:font-name="Apercu, apple-system, system-ui" fo:color="#10162F" fo:font-size="14pt" style:font-size-asian="14pt"/>
    </style:style>
    <style:style style:name="P2059" style:parent-style-name="Textbody" style:family="paragraph">
      <style:paragraph-properties fo:text-align="justify" fo:margin-bottom="0in"/>
    </style:style>
    <style:style style:name="T2060" style:parent-style-name="Policepardéfaut" style:family="text">
      <style:text-properties fo:language="en" fo:country="US" style:language-asian="en" style:country-asian="US" style:language-complex="ar" style:country-complex="SA"/>
    </style:style>
    <style:style style:name="P2061" style:parent-style-name="Textbody" style:family="paragraph">
      <style:text-properties fo:language="en" fo:country="US"/>
    </style:style>
    <style:style style:name="T2062"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063" style:parent-style-name="Textbody" style:family="paragraph">
      <style:paragraph-properties fo:text-align="justify" fo:margin-bottom="0in"/>
      <style:text-properties style:font-name="Apercu, apple-system, system-ui" fo:color="#10162F" fo:font-size="14pt" style:font-size-asian="14pt"/>
    </style:style>
    <style:style style:name="P2064" style:parent-style-name="Textbody" style:family="paragraph">
      <style:paragraph-properties fo:text-align="justify" fo:margin-bottom="0in"/>
    </style:style>
    <style:style style:name="T2065" style:parent-style-name="Policepardéfaut" style:family="text">
      <style:text-properties fo:language="en" fo:country="US" style:language-asian="en" style:country-asian="US" style:language-complex="ar" style:country-complex="SA"/>
    </style:style>
    <style:style style:name="P2066" style:parent-style-name="Textbody" style:family="paragraph">
      <style:text-properties fo:language="en" fo:country="US"/>
    </style:style>
    <style:style style:name="T2067"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068" style:parent-style-name="Textbody" style:family="paragraph">
      <style:paragraph-properties fo:text-align="justify"/>
      <style:text-properties style:font-name="Apercu, apple-system, system-ui" fo:color="#10162F" fo:font-size="14pt" style:font-size-asian="14pt"/>
    </style:style>
    <style:style style:name="P2069" style:parent-style-name="PreformattedText" style:family="paragraph">
      <style:paragraph-properties fo:text-align="justify"/>
    </style:style>
    <style:style style:name="T2070"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07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072" style:parent-style-name="PreformattedText" style:family="paragraph">
      <style:paragraph-properties fo:text-align="justify"/>
    </style:style>
    <style:style style:name="T2073" style:parent-style-name="SourceText" style:family="text">
      <style:text-properties fo:color="#FFFFFF" fo:background-color="#211E2F" fo:language="en" fo:country="US"/>
    </style:style>
    <style:style style:name="T2074"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07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076"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207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078" style:parent-style-name="PreformattedText" style:family="paragraph">
      <style:paragraph-properties fo:text-align="justify"/>
    </style:style>
    <style:style style:name="T2079" style:parent-style-name="SourceText" style:family="text">
      <style:text-properties fo:color="#FFFFFF" fo:background-color="#211E2F" fo:language="en" fo:country="US"/>
    </style:style>
    <style:style style:name="T2080"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08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082"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208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084" style:parent-style-name="PreformattedText" style:family="paragraph">
      <style:paragraph-properties fo:text-align="justify"/>
    </style:style>
    <style:style style:name="T2085" style:parent-style-name="SourceText" style:family="text">
      <style:text-properties fo:color="#FFFFFF" fo:background-color="#211E2F" fo:language="en" fo:country="US"/>
    </style:style>
    <style:style style:name="T2086"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08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088" style:parent-style-name="PreformattedText" style:family="paragraph">
      <style:paragraph-properties fo:text-align="justify"/>
    </style:style>
    <style:style style:name="T2089" style:parent-style-name="SourceText" style:family="text">
      <style:text-properties fo:color="#FFFFFF" fo:background-color="#211E2F" fo:language="en" fo:country="US"/>
    </style:style>
    <style:style style:name="T2090"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09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092"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209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094" style:parent-style-name="PreformattedText" style:family="paragraph">
      <style:paragraph-properties fo:text-align="justify"/>
    </style:style>
    <style:style style:name="T2095" style:parent-style-name="SourceText" style:family="text">
      <style:text-properties fo:color="#FFFFFF" fo:background-color="#211E2F" fo:language="en" fo:country="US"/>
    </style:style>
    <style:style style:name="T2096"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09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098"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P2099" style:parent-style-name="PreformattedText" style:family="paragraph">
      <style:paragraph-properties fo:text-align="justify"/>
    </style:style>
    <style:style style:name="T2100" style:parent-style-name="SourceText" style:family="text">
      <style:text-properties fo:color="#FFFFFF" fo:background-color="#211E2F" fo:language="en" fo:country="US"/>
    </style:style>
    <style:style style:name="T210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102" style:parent-style-name="PreformattedText" style:family="paragraph">
      <style:paragraph-properties fo:text-align="justify"/>
    </style:style>
    <style:style style:name="T210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104" style:parent-style-name="Textbody" style:family="paragraph">
      <style:paragraph-properties fo:text-align="justify" fo:margin-bottom="0in" fo:line-height="160%"/>
    </style:style>
    <style:style style:name="T2105" style:parent-style-name="Policepardéfaut" style:family="text">
      <style:text-properties fo:language="en" fo:country="US" style:language-asian="en" style:country-asian="US" style:language-complex="ar" style:country-complex="SA"/>
    </style:style>
    <style:style style:name="T2106" style:parent-style-name="Policepardéfaut" style:family="text">
      <style:text-properties style:font-name="Apercu, apple-system, system-ui" fo:color="#10162F" fo:font-size="14pt" style:font-size-asian="14pt"/>
    </style:style>
    <style:style style:name="T210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108" style:parent-style-name="Policepardéfaut" style:family="text">
      <style:text-properties style:font-name="Apercu, apple-system, system-ui" fo:color="#10162F" fo:font-size="14pt" style:font-size-asian="14pt"/>
    </style:style>
    <style:style style:name="P2109" style:parent-style-name="PreformattedText" style:family="paragraph">
      <style:paragraph-properties fo:text-align="justify"/>
    </style:style>
    <style:style style:name="T2110" style:parent-style-name="SourceText" style:family="text">
      <style:text-properties style:font-name="Monaco, Menlo, 'Ubuntu Mono', '" style:font-name-asian="Monaco, Menlo, 'Ubuntu Mono', '" style:font-name-complex="Monaco, Menlo, 'Ubuntu Mono', '" fo:color="#B3CCFF" fo:font-size="14pt" style:font-size-asian="14pt" fo:background-color="#211E2F"/>
    </style:style>
    <style:style style:name="T211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112"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11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114"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2115"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116" style:parent-style-name="PreformattedText" style:family="paragraph">
      <style:paragraph-properties fo:text-align="justify"/>
    </style:style>
    <style:style style:name="T2117"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11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119"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2120"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121"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12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123" style:parent-style-name="SourceText" style:family="text">
      <style:text-properties style:font-name="Monaco, Menlo, 'Ubuntu Mono', '" style:font-name-asian="Monaco, Menlo, 'Ubuntu Mono', '" style:font-name-complex="Monaco, Menlo, 'Ubuntu Mono', '" fo:color="#939598" fo:font-size="14pt" style:font-size-asian="14pt" fo:background-color="#211E2F"/>
    </style:style>
    <style:style style:name="P2124" style:parent-style-name="Textbody" style:family="paragraph">
      <style:paragraph-properties fo:text-align="justify" fo:margin-bottom="0in" fo:line-height="160%"/>
    </style:style>
    <style:style style:name="T2125" style:parent-style-name="Policepardéfaut" style:family="text">
      <style:text-properties fo:language="en" fo:country="US" style:language-asian="en" style:country-asian="US" style:language-complex="ar" style:country-complex="SA"/>
    </style:style>
    <style:style style:name="T2126" style:parent-style-name="Policepardéfaut" style:family="text">
      <style:text-properties style:font-name="Apercu, apple-system, system-ui" fo:color="#10162F" fo:font-size="14pt" style:font-size-asian="14pt"/>
    </style:style>
    <style:style style:name="T2127" style:parent-style-name="Accentuation" style:family="text">
      <style:text-properties style:font-name="Apercu, apple-system, system-ui" fo:font-style="normal" style:font-style-asian="normal" fo:color="#10162F" fo:font-size="14pt" style:font-size-asian="14pt"/>
    </style:style>
    <style:style style:name="T2128" style:parent-style-name="Policepardéfaut" style:family="text">
      <style:text-properties style:font-name="Apercu, apple-system, system-ui" fo:color="#10162F" fo:font-size="14pt" style:font-size-asian="14pt"/>
    </style:style>
    <style:style style:name="T2129" style:parent-style-name="Policepardéfaut" style:family="text">
      <style:text-properties style:font-name="Apercu, apple-system, system-ui" fo:color="#10162F" fo:font-size="14pt" style:font-size-asian="14pt"/>
    </style:style>
    <style:style style:name="T213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131" style:parent-style-name="Policepardéfaut" style:family="text">
      <style:text-properties style:font-name="Apercu, apple-system, system-ui" fo:color="#10162F" fo:font-size="14pt" style:font-size-asian="14pt"/>
    </style:style>
    <style:style style:name="P2132" style:parent-style-name="PreformattedText" style:family="paragraph">
      <style:paragraph-properties fo:text-align="justify"/>
    </style:style>
    <style:style style:name="T2133" style:parent-style-name="SourceText" style:family="text">
      <style:text-properties style:font-name="Monaco, Menlo, 'Ubuntu Mono', '" style:font-name-asian="Monaco, Menlo, 'Ubuntu Mono', '" style:font-name-complex="Monaco, Menlo, 'Ubuntu Mono', '" fo:color="#B3CCFF" fo:font-size="14pt" style:font-size-asian="14pt" fo:background-color="#211E2F"/>
    </style:style>
    <style:style style:name="T2134"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135" style:parent-style-name="SourceText" style:family="text">
      <style:text-properties style:font-name="Monaco, Menlo, 'Ubuntu Mono', '" style:font-name-asian="Monaco, Menlo, 'Ubuntu Mono', '" style:font-name-complex="Monaco, Menlo, 'Ubuntu Mono', '" fo:color="#B3CCFF" fo:font-size="14pt" style:font-size-asian="14pt" fo:background-color="#211E2F"/>
    </style:style>
    <style:style style:name="T213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137"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13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139" style:parent-style-name="PreformattedText" style:family="paragraph">
      <style:paragraph-properties fo:text-align="justify"/>
    </style:style>
    <style:style style:name="T2140"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14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142"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214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144"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145"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146" style:parent-style-name="SourceText" style:family="text">
      <style:text-properties style:font-name="Monaco, Menlo, 'Ubuntu Mono', '" style:font-name-asian="Monaco, Menlo, 'Ubuntu Mono', '" style:font-name-complex="Monaco, Menlo, 'Ubuntu Mono', '" fo:color="#939598" fo:font-size="14pt" style:font-size-asian="14pt" fo:background-color="#211E2F"/>
    </style:style>
    <style:style style:name="P2147" style:parent-style-name="Textbody" style:family="paragraph">
      <style:paragraph-properties fo:text-align="justify" fo:margin-bottom="0in" fo:line-height="160%"/>
    </style:style>
    <style:style style:name="T2148" style:parent-style-name="Policepardéfaut" style:family="text">
      <style:text-properties fo:language="en" fo:country="US" style:language-asian="en" style:country-asian="US" style:language-complex="ar" style:country-complex="SA"/>
    </style:style>
    <style:style style:name="T2149" style:parent-style-name="Policepardéfaut" style:family="text">
      <style:text-properties style:font-name="Apercu, apple-system, system-ui" fo:color="#10162F" fo:font-size="14pt" style:font-size-asian="14pt"/>
    </style:style>
    <style:style style:name="T215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151" style:parent-style-name="Policepardéfaut" style:family="text">
      <style:text-properties style:font-name="Apercu, apple-system, system-ui" fo:color="#10162F" fo:font-size="14pt" style:font-size-asian="14pt"/>
    </style:style>
    <style:style style:name="T215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153" style:parent-style-name="Policepardéfaut" style:family="text">
      <style:text-properties style:font-name="Apercu, apple-system, system-ui" fo:color="#10162F" fo:font-size="14pt" style:font-size-asian="14pt"/>
    </style:style>
    <style:style style:name="T2154"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155" style:parent-style-name="Policepardéfaut" style:family="text">
      <style:text-properties style:font-name="Apercu, apple-system, system-ui" fo:color="#10162F" fo:font-size="14pt" style:font-size-asian="14pt"/>
    </style:style>
    <style:style style:name="T215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157" style:parent-style-name="Policepardéfaut" style:family="text">
      <style:text-properties style:font-name="Apercu, apple-system, system-ui" fo:color="#10162F" fo:font-size="14pt" style:font-size-asian="14pt"/>
    </style:style>
    <style:style style:name="T2158" style:parent-style-name="Policepardéfaut" style:family="text">
      <style:text-properties style:font-name="Apercu, apple-system, system-ui" fo:color="#10162F" fo:font-size="14pt" style:font-size-asian="14pt"/>
    </style:style>
    <style:style style:name="T215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160" style:parent-style-name="Policepardéfaut" style:family="text">
      <style:text-properties style:font-name="Apercu, apple-system, system-ui" fo:color="#10162F" fo:font-size="14pt" style:font-size-asian="14pt"/>
    </style:style>
    <style:style style:name="T216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162" style:parent-style-name="Policepardéfaut" style:family="text">
      <style:text-properties style:font-name="Apercu, apple-system, system-ui" fo:color="#10162F" fo:font-size="14pt" style:font-size-asian="14pt"/>
    </style:style>
    <style:style style:name="P2163" style:parent-style-name="Textbody" style:family="paragraph">
      <style:paragraph-properties fo:text-align="justify" fo:line-height="160%"/>
      <style:text-properties style:font-name="Apercu, apple-system, system-ui" fo:color="#10162F" fo:font-size="14pt" style:font-size-asian="14pt"/>
    </style:style>
    <style:style style:name="P2164" style:parent-style-name="PreformattedText" style:family="paragraph">
      <style:paragraph-properties fo:text-align="justify"/>
    </style:style>
    <style:style style:name="T2165"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16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167"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16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169"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17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171"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17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173" style:parent-style-name="PreformattedText" style:family="paragraph">
      <style:paragraph-properties fo:text-align="justify"/>
    </style:style>
    <style:style style:name="T2174"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17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176"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17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178"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17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180"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T2181"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P2182" style:parent-style-name="Textbody" style:family="paragraph">
      <style:paragraph-properties fo:text-align="justify"/>
    </style:style>
    <style:style style:name="T2183" style:parent-style-name="Policepardéfaut" style:family="text">
      <style:text-properties fo:language="en" fo:country="US" style:language-asian="en" style:country-asian="US" style:language-complex="ar" style:country-complex="SA"/>
    </style:style>
    <style:style style:name="P2184" style:parent-style-name="Standard" style:family="paragraph">
      <style:paragraph-properties fo:text-align="justify"/>
      <style:text-properties fo:language="en" fo:country="US"/>
    </style:style>
    <style:style style:name="P2185" style:parent-style-name="Titre3" style:family="paragraph">
      <style:paragraph-properties fo:text-align="justify" fo:margin-top="0in" fo:margin-bottom="0in" fo:line-height="130%"/>
      <style:text-properties style:font-name="Apercu, apple-system, system-ui" fo:font-weight="normal" style:font-weight-asian="normal"/>
    </style:style>
    <style:style style:name="P2186" style:parent-style-name="Textbody" style:family="paragraph">
      <style:paragraph-properties fo:text-align="justify"/>
      <style:text-properties style:font-name="Apercu, apple-system, system-ui" fo:color="#10162F" fo:font-size="14pt" style:font-size-asian="14pt"/>
    </style:style>
    <style:style style:name="P2187" style:parent-style-name="Textbody" style:family="paragraph">
      <style:paragraph-properties fo:text-align="justify" fo:line-height="160%"/>
      <style:text-properties style:font-name="Apercu, apple-system, system-ui" fo:color="#10162F" fo:font-size="14pt" style:font-size-asian="14pt"/>
    </style:style>
    <style:style style:name="P2188" style:parent-style-name="Textbody" style:family="paragraph">
      <style:paragraph-properties fo:text-align="justify" fo:margin-bottom="0in"/>
    </style:style>
    <style:style style:name="T2189" style:parent-style-name="Policepardéfaut" style:family="text">
      <style:text-properties fo:language="en" fo:country="US" style:language-asian="en" style:country-asian="US" style:language-complex="ar" style:country-complex="SA"/>
    </style:style>
    <style:style style:name="T2190"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191" style:parent-style-name="Textbody" style:family="paragraph">
      <style:paragraph-properties fo:text-align="justify" fo:margin-bottom="0in"/>
      <style:text-properties style:font-name="Apercu, apple-system, system-ui" fo:color="#10162F" fo:font-size="14pt" style:font-size-asian="14pt"/>
    </style:style>
    <style:style style:name="P2192" style:parent-style-name="Textbody" style:family="paragraph">
      <style:paragraph-properties fo:text-align="justify" fo:margin-bottom="0in"/>
    </style:style>
    <style:style style:name="T2193" style:parent-style-name="Policepardéfaut" style:family="text">
      <style:text-properties fo:language="en" fo:country="US" style:language-asian="en" style:country-asian="US" style:language-complex="ar" style:country-complex="SA"/>
    </style:style>
    <style:style style:name="P2194" style:parent-style-name="Textbody" style:family="paragraph">
      <style:text-properties fo:language="en" fo:country="US"/>
    </style:style>
    <style:style style:name="T2195"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196" style:parent-style-name="Textbody" style:family="paragraph">
      <style:paragraph-properties fo:text-align="justify"/>
      <style:text-properties style:font-name="Apercu, apple-system, system-ui" fo:color="#10162F" fo:font-size="14pt" style:font-size-asian="14pt"/>
    </style:style>
    <style:style style:name="P2197" style:parent-style-name="Textbody" style:family="paragraph">
      <style:paragraph-properties fo:text-align="justify" fo:margin-bottom="0in" fo:line-height="160%"/>
    </style:style>
    <style:style style:name="T2198" style:parent-style-name="Policepardéfaut" style:family="text">
      <style:text-properties style:font-name="Apercu, apple-system, system-ui" fo:color="#10162F" fo:font-size="14pt" style:font-size-asian="14pt"/>
    </style:style>
    <style:style style:name="T219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00" style:parent-style-name="Policepardéfaut" style:family="text">
      <style:text-properties style:font-name="Apercu, apple-system, system-ui" fo:color="#10162F" fo:font-size="14pt" style:font-size-asian="14pt"/>
    </style:style>
    <style:style style:name="T220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02" style:parent-style-name="Policepardéfaut" style:family="text">
      <style:text-properties style:font-name="Apercu, apple-system, system-ui" fo:color="#10162F" fo:font-size="14pt" style:font-size-asian="14pt"/>
    </style:style>
    <style:style style:name="T2203"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2204" style:parent-style-name="Policepardéfaut" style:family="text">
      <style:text-properties style:font-name="Apercu, apple-system, system-ui" fo:color="#10162F" fo:font-size="14pt" style:font-size-asian="14pt"/>
    </style:style>
    <style:style style:name="P2205" style:parent-style-name="Textbody" style:family="paragraph">
      <style:paragraph-properties fo:text-align="justify" fo:margin-bottom="0in" fo:line-height="160%"/>
    </style:style>
    <style:style style:name="T2206" style:parent-style-name="Policepardéfaut" style:family="text">
      <style:text-properties style:font-name="Apercu, apple-system, system-ui" fo:color="#10162F" fo:font-size="14pt" style:font-size-asian="14pt"/>
    </style:style>
    <style:style style:name="T220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08" style:parent-style-name="Policepardéfaut" style:family="text">
      <style:text-properties style:font-name="Apercu, apple-system, system-ui" fo:color="#10162F" fo:font-size="14pt" style:font-size-asian="14pt"/>
    </style:style>
    <style:style style:name="T220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10" style:parent-style-name="Policepardéfaut" style:family="text">
      <style:text-properties style:font-name="Apercu, apple-system, system-ui" fo:color="#10162F" fo:font-size="14pt" style:font-size-asian="14pt"/>
    </style:style>
    <style:style style:name="T221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12" style:parent-style-name="Policepardéfaut" style:family="text">
      <style:text-properties style:font-name="Apercu, apple-system, system-ui" fo:color="#10162F" fo:font-size="14pt" style:font-size-asian="14pt"/>
    </style:style>
    <style:style style:name="T2213" style:parent-style-name="Policepardéfaut" style:family="text">
      <style:text-properties style:font-name="Apercu, apple-system, system-ui" fo:color="#10162F" fo:font-size="14pt" style:font-size-asian="14pt"/>
    </style:style>
    <style:style style:name="T2214"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2215" style:parent-style-name="Policepardéfaut" style:family="text">
      <style:text-properties style:font-name="Apercu, apple-system, system-ui" fo:color="#10162F" fo:font-size="14pt" style:font-size-asian="14pt"/>
    </style:style>
    <style:style style:name="P2216" style:parent-style-name="Textbody" style:family="paragraph">
      <style:paragraph-properties fo:text-align="justify" fo:line-height="160%"/>
      <style:text-properties style:font-name="Apercu, apple-system, system-ui" fo:color="#10162F" fo:font-size="14pt" style:font-size-asian="14pt"/>
    </style:style>
    <style:style style:name="P2217" style:parent-style-name="Textbody" style:family="paragraph">
      <style:paragraph-properties fo:text-align="justify" fo:margin-bottom="0in" fo:line-height="160%"/>
      <style:text-properties style:font-name="Apercu, apple-system, system-ui" fo:color="#10162F" fo:font-size="14pt" style:font-size-asian="14pt"/>
    </style:style>
    <style:style style:name="P2218" style:parent-style-name="Textbody" style:family="paragraph">
      <style:paragraph-properties fo:text-align="justify" fo:margin-bottom="0in"/>
    </style:style>
    <style:style style:name="T2219" style:parent-style-name="Policepardéfaut" style:family="text">
      <style:text-properties fo:language="en" fo:country="US" style:language-asian="en" style:country-asian="US" style:language-complex="ar" style:country-complex="SA"/>
    </style:style>
    <style:style style:name="T2220"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221" style:parent-style-name="Textbody" style:family="paragraph">
      <style:paragraph-properties fo:text-align="justify"/>
      <style:text-properties style:font-name="Apercu, apple-system, system-ui" fo:color="#10162F" fo:font-size="14pt" style:font-size-asian="14pt"/>
    </style:style>
    <style:style style:name="P2222" style:parent-style-name="Standard" style:family="paragraph">
      <style:paragraph-properties fo:text-align="justify"/>
    </style:style>
    <style:style style:name="P2223" style:parent-style-name="Titre3" style:family="paragraph">
      <style:paragraph-properties fo:text-align="justify" fo:margin-top="0in" fo:margin-bottom="0in" fo:line-height="130%"/>
      <style:text-properties style:font-name="Apercu, apple-system, system-ui" fo:color="#10162F"/>
    </style:style>
    <style:style style:name="P2224" style:parent-style-name="Textbody" style:family="paragraph">
      <style:paragraph-properties fo:text-align="justify"/>
      <style:text-properties style:font-name="Apercu, apple-system, system-ui" fo:color="#10162F" fo:font-size="14pt" style:font-size-asian="14pt"/>
    </style:style>
    <style:style style:name="P2225" style:parent-style-name="Textbody" style:family="paragraph">
      <style:paragraph-properties fo:text-align="justify" fo:line-height="160%"/>
      <style:text-properties style:font-name="Apercu, apple-system, system-ui" fo:color="#10162F" fo:font-size="14pt" style:font-size-asian="14pt"/>
    </style:style>
    <style:style style:name="P2226" style:parent-style-name="Textbody" style:family="paragraph">
      <style:paragraph-properties fo:text-align="justify" fo:margin-bottom="0in"/>
    </style:style>
    <style:style style:name="T2227" style:parent-style-name="Policepardéfaut" style:family="text">
      <style:text-properties fo:language="en" fo:country="US" style:language-asian="en" style:country-asian="US" style:language-complex="ar" style:country-complex="SA"/>
    </style:style>
    <style:style style:name="T2228"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229" style:parent-style-name="Textbody" style:family="paragraph">
      <style:paragraph-properties fo:text-align="justify" fo:margin-bottom="0in"/>
      <style:text-properties style:font-name="Apercu, apple-system, system-ui" fo:color="#10162F" fo:font-size="14pt" style:font-size-asian="14pt"/>
    </style:style>
    <style:style style:name="P2230" style:parent-style-name="Textbody" style:family="paragraph">
      <style:paragraph-properties fo:text-align="justify" fo:margin-bottom="0in"/>
    </style:style>
    <style:style style:name="T2231" style:parent-style-name="Policepardéfaut" style:family="text">
      <style:text-properties fo:language="en" fo:country="US" style:language-asian="en" style:country-asian="US" style:language-complex="ar" style:country-complex="SA"/>
    </style:style>
    <style:style style:name="T2232"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2233"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234" style:parent-style-name="Textbody" style:family="paragraph">
      <style:paragraph-properties fo:text-align="justify"/>
      <style:text-properties style:font-name="Apercu, apple-system, system-ui" fo:color="#10162F" fo:font-size="14pt" style:font-size-asian="14pt"/>
    </style:style>
    <style:style style:name="P2235" style:parent-style-name="Textbody" style:family="paragraph">
      <style:paragraph-properties fo:text-align="justify" fo:margin-bottom="0in" fo:line-height="160%"/>
    </style:style>
    <style:style style:name="T2236" style:parent-style-name="Policepardéfaut" style:family="text">
      <style:text-properties style:font-name="Apercu, apple-system, system-ui" fo:color="#10162F" fo:font-size="14pt" style:font-size-asian="14pt"/>
    </style:style>
    <style:style style:name="T223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38" style:parent-style-name="Policepardéfaut" style:family="text">
      <style:text-properties style:font-name="Apercu, apple-system, system-ui" fo:color="#10162F" fo:font-size="14pt" style:font-size-asian="14pt"/>
    </style:style>
    <style:style style:name="T223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40" style:parent-style-name="Policepardéfaut" style:family="text">
      <style:text-properties style:font-name="Apercu, apple-system, system-ui" fo:color="#10162F" fo:font-size="14pt" style:font-size-asian="14pt"/>
    </style:style>
    <style:style style:name="T2241" style:parent-style-name="Policepardéfaut" style:family="text">
      <style:text-properties style:font-name="Apercu, apple-system, system-ui" fo:color="#10162F" fo:font-size="14pt" style:font-size-asian="14pt"/>
    </style:style>
    <style:style style:name="T2242"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2243" style:parent-style-name="Policepardéfaut" style:family="text">
      <style:text-properties style:font-name="Apercu, apple-system, system-ui" fo:color="#10162F" fo:font-size="14pt" style:font-size-asian="14pt"/>
    </style:style>
    <style:style style:name="P2244" style:parent-style-name="Textbody" style:family="paragraph">
      <style:paragraph-properties fo:text-align="justify" fo:margin-bottom="0in" fo:line-height="160%"/>
    </style:style>
    <style:style style:name="T2245" style:parent-style-name="Policepardéfaut" style:family="text">
      <style:text-properties style:font-name="Apercu, apple-system, system-ui" fo:color="#10162F" fo:font-size="14pt" style:font-size-asian="14pt"/>
    </style:style>
    <style:style style:name="T224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47" style:parent-style-name="Policepardéfaut" style:family="text">
      <style:text-properties style:font-name="Apercu, apple-system, system-ui" fo:color="#10162F" fo:font-size="14pt" style:font-size-asian="14pt"/>
    </style:style>
    <style:style style:name="T2248"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49" style:parent-style-name="Policepardéfaut" style:family="text">
      <style:text-properties style:font-name="Apercu, apple-system, system-ui" fo:color="#10162F" fo:font-size="14pt" style:font-size-asian="14pt"/>
    </style:style>
    <style:style style:name="T225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51" style:parent-style-name="Policepardéfaut" style:family="text">
      <style:text-properties style:font-name="Apercu, apple-system, system-ui" fo:color="#10162F" fo:font-size="14pt" style:font-size-asian="14pt"/>
    </style:style>
    <style:style style:name="T2252"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2253"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2254" style:parent-style-name="Policepardéfaut" style:family="text">
      <style:text-properties style:font-name="Apercu, apple-system, system-ui" fo:color="#10162F" fo:font-size="14pt" style:font-size-asian="14pt"/>
    </style:style>
    <style:style style:name="P2255" style:parent-style-name="Textbody" style:family="paragraph">
      <style:paragraph-properties fo:text-align="justify" fo:line-height="160%"/>
      <style:text-properties style:font-name="Apercu, apple-system, system-ui" fo:color="#10162F" fo:font-size="14pt" style:font-size-asian="14pt"/>
    </style:style>
    <style:style style:name="P2256" style:parent-style-name="Textbody" style:family="paragraph">
      <style:paragraph-properties fo:text-align="justify" fo:margin-bottom="0in" fo:line-height="160%"/>
      <style:text-properties style:font-name="Apercu, apple-system, system-ui" fo:color="#10162F" fo:font-size="14pt" style:font-size-asian="14pt"/>
    </style:style>
    <style:style style:name="P2257" style:parent-style-name="Textbody" style:family="paragraph">
      <style:paragraph-properties fo:text-align="justify" fo:margin-bottom="0in"/>
    </style:style>
    <style:style style:name="T2258" style:parent-style-name="Policepardéfaut" style:family="text">
      <style:text-properties fo:language="en" fo:country="US" style:language-asian="en" style:country-asian="US" style:language-complex="ar" style:country-complex="SA"/>
    </style:style>
    <style:style style:name="T2259"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260" style:parent-style-name="Textbody" style:family="paragraph">
      <style:paragraph-properties fo:text-align="justify"/>
      <style:text-properties style:font-name="Apercu, apple-system, system-ui" fo:color="#10162F" fo:font-size="14pt" style:font-size-asian="14pt"/>
    </style:style>
    <style:style style:name="P2261" style:parent-style-name="Textbody" style:family="paragraph">
      <style:paragraph-properties fo:text-align="justify" fo:line-height="120%"/>
      <style:text-properties style:font-name="Apercu, apple-system, system-ui" fo:font-weight="bold" style:font-weight-asian="bold" fo:color="#10162F" fo:font-size="14pt" style:font-size-asian="14pt" fo:background-color="#FFFFFF"/>
    </style:style>
    <style:style style:name="P2262" style:parent-style-name="Textbody" style:family="paragraph">
      <style:paragraph-properties fo:text-align="justify" fo:margin-bottom="0in" fo:line-height="160%" fo:margin-left="0.5729in" fo:text-indent="0in">
        <style:tab-stops/>
      </style:paragraph-properties>
    </style:style>
    <style:style style:name="T2263" style:parent-style-name="Policepardéfaut" style:family="text">
      <style:text-properties fo:language="en" fo:country="US" style:language-asian="en" style:country-asian="US" style:language-complex="ar" style:country-complex="SA"/>
    </style:style>
    <style:style style:name="T2264" style:parent-style-name="Policepardéfaut" style:family="text">
      <style:text-properties style:font-name="Apercu, apple-system, system-ui" fo:color="#10162F" fo:font-size="14pt" style:font-size-asian="14pt"/>
    </style:style>
    <style:style style:name="T226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66" style:parent-style-name="Policepardéfaut" style:family="text">
      <style:text-properties style:font-name="Apercu, apple-system, system-ui" fo:color="#10162F" fo:font-size="14pt" style:font-size-asian="14pt"/>
    </style:style>
    <style:style style:name="T226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68" style:parent-style-name="Policepardéfaut" style:family="text">
      <style:text-properties style:font-name="Apercu, apple-system, system-ui" fo:color="#10162F" fo:font-size="14pt" style:font-size-asian="14pt"/>
    </style:style>
    <style:style style:name="T2269" style:parent-style-name="Policepardéfaut" style:family="text">
      <style:text-properties style:font-name="Apercu, apple-system, system-ui" fo:color="#10162F" fo:font-size="14pt" style:font-size-asian="14pt"/>
    </style:style>
    <style:style style:name="T227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71" style:parent-style-name="Policepardéfaut" style:family="text">
      <style:text-properties style:font-name="Apercu, apple-system, system-ui" fo:color="#10162F" fo:font-size="14pt" style:font-size-asian="14pt"/>
    </style:style>
    <style:style style:name="P2272" style:parent-style-name="Textbody" style:family="paragraph">
      <style:paragraph-properties fo:text-align="justify" fo:margin-bottom="0in" fo:line-height="160%" fo:margin-left="0.5729in">
        <style:tab-stops/>
      </style:paragraph-properties>
    </style:style>
    <style:style style:name="T2273" style:parent-style-name="Policepardéfaut" style:family="text">
      <style:text-properties style:font-name="Apercu, apple-system, system-ui" fo:color="#10162F" fo:font-size="14pt" style:font-size-asian="14pt"/>
    </style:style>
    <style:style style:name="T2274" style:parent-style-name="Policepardéfaut" style:family="text">
      <style:text-properties style:font-name="Apercu, apple-system, system-ui" fo:color="#000080" fo:font-size="14pt" style:font-size-asian="14pt" style:text-underline-type="single" style:text-underline-style="solid" style:text-underline-width="auto" style:text-underline-mode="continuous"/>
    </style:style>
    <style:style style:name="T2275"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T2276" style:parent-style-name="Policepardéfaut" style:family="text">
      <style:text-properties style:font-name="Apercu, apple-system, system-ui" fo:color="#10162F" fo:font-size="14pt" style:font-size-asian="14pt"/>
    </style:style>
    <style:style style:name="P2277" style:parent-style-name="Textbody" style:family="paragraph">
      <style:paragraph-properties fo:text-align="justify" fo:margin-top="0.0208in" fo:margin-bottom="0.0208in" fo:margin-left="0.0208in" fo:margin-right="0.0208in">
        <style:tab-stops/>
      </style:paragraph-properties>
      <style:text-properties style:font-name="Apercu, apple-system, system-ui" fo:color="#10162F" fo:font-size="14pt" style:font-size-asian="14pt" fo:background-color="#FFF2B3"/>
    </style:style>
    <style:style style:name="P2278" style:parent-style-name="Textbody" style:family="paragraph">
      <style:paragraph-properties fo:text-align="justify" fo:margin-bottom="0in" fo:line-height="160%" fo:margin-left="0.5729in" fo:text-indent="0in">
        <style:tab-stops/>
      </style:paragraph-properties>
    </style:style>
    <style:style style:name="T2279" style:parent-style-name="Policepardéfaut" style:family="text">
      <style:text-properties fo:language="en" fo:country="US" style:language-asian="en" style:country-asian="US" style:language-complex="ar" style:country-complex="SA"/>
    </style:style>
    <style:style style:name="T228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81" style:parent-style-name="Policepardéfaut" style:family="text">
      <style:text-properties style:font-name="Apercu, apple-system, system-ui" fo:color="#10162F" fo:font-size="14pt" style:font-size-asian="14pt"/>
    </style:style>
    <style:style style:name="T2282" style:parent-style-name="Policepardéfaut" style:family="text">
      <style:text-properties style:font-name="Apercu, apple-system, system-ui" fo:color="#10162F" fo:font-size="14pt" style:font-size-asian="14pt"/>
    </style:style>
    <style:style style:name="P2283" style:parent-style-name="Textbody" style:family="paragraph">
      <style:paragraph-properties fo:text-align="justify" fo:margin-bottom="0in" fo:line-height="160%" fo:margin-left="0.5729in">
        <style:tab-stops/>
      </style:paragraph-properties>
    </style:style>
    <style:style style:name="T2284" style:parent-style-name="Policepardéfaut" style:family="text">
      <style:text-properties style:font-name="Apercu, apple-system, system-ui" fo:color="#10162F" fo:font-size="14pt" style:font-size-asian="14pt"/>
    </style:style>
    <style:style style:name="T228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86" style:parent-style-name="Policepardéfaut" style:family="text">
      <style:text-properties style:font-name="Apercu, apple-system, system-ui" fo:color="#10162F" fo:font-size="14pt" style:font-size-asian="14pt"/>
    </style:style>
    <style:style style:name="T228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88" style:parent-style-name="Policepardéfaut" style:family="text">
      <style:text-properties style:font-name="Apercu, apple-system, system-ui" fo:color="#10162F" fo:font-size="14pt" style:font-size-asian="14pt"/>
    </style:style>
    <style:style style:name="T228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90" style:parent-style-name="Policepardéfaut" style:family="text">
      <style:text-properties style:font-name="Apercu, apple-system, system-ui" fo:color="#10162F" fo:font-size="14pt" style:font-size-asian="14pt"/>
    </style:style>
    <style:style style:name="T229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92" style:parent-style-name="Policepardéfaut" style:family="text">
      <style:text-properties style:font-name="Apercu, apple-system, system-ui" fo:color="#10162F" fo:font-size="14pt" style:font-size-asian="14pt"/>
    </style:style>
    <style:style style:name="P2293" style:parent-style-name="Textbody" style:family="paragraph">
      <style:paragraph-properties fo:text-align="justify" fo:margin-bottom="0in" fo:line-height="160%" fo:margin-left="0.5729in">
        <style:tab-stops/>
      </style:paragraph-properties>
    </style:style>
    <style:style style:name="T2294" style:parent-style-name="Policepardéfaut" style:family="text">
      <style:text-properties style:font-name="Apercu, apple-system, system-ui" fo:color="#10162F" fo:font-size="14pt" style:font-size-asian="14pt"/>
    </style:style>
    <style:style style:name="T229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296" style:parent-style-name="Policepardéfaut" style:family="text">
      <style:text-properties style:font-name="Apercu, apple-system, system-ui" fo:color="#10162F" fo:font-size="14pt" style:font-size-asian="14pt"/>
    </style:style>
    <style:style style:name="T2297"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2298" style:parent-style-name="Policepardéfaut" style:family="text">
      <style:text-properties style:font-name="Apercu, apple-system, system-ui" fo:color="#10162F" fo:font-size="14pt" style:font-size-asian="14pt"/>
    </style:style>
    <style:style style:name="P2299" style:parent-style-name="Textbody" style:family="paragraph">
      <style:paragraph-properties fo:text-align="justify" fo:margin-top="0.0208in" fo:margin-bottom="0.0208in" fo:margin-left="0.0208in" fo:margin-right="0.0208in">
        <style:tab-stops/>
      </style:paragraph-properties>
      <style:text-properties style:font-name="Apercu, apple-system, system-ui" fo:color="#10162F" fo:font-size="14pt" style:font-size-asian="14pt" fo:background-color="#FFF2B3"/>
    </style:style>
    <style:style style:name="P2300" style:parent-style-name="Textbody" style:family="paragraph">
      <style:paragraph-properties fo:text-align="justify" fo:margin-bottom="0in" fo:line-height="160%" fo:margin-left="0.5729in" fo:text-indent="0in">
        <style:tab-stops/>
      </style:paragraph-properties>
    </style:style>
    <style:style style:name="T2301" style:parent-style-name="Policepardéfaut" style:family="text">
      <style:text-properties fo:language="en" fo:country="US" style:language-asian="en" style:country-asian="US" style:language-complex="ar" style:country-complex="SA"/>
    </style:style>
    <style:style style:name="T2302" style:parent-style-name="Policepardéfaut" style:family="text">
      <style:text-properties style:font-name="Apercu, apple-system, system-ui" fo:color="#10162F" fo:font-size="14pt" style:font-size-asian="14pt"/>
    </style:style>
    <style:style style:name="T2303" style:parent-style-name="Policepardéfaut" style:family="text">
      <style:text-properties style:font-name="Apercu, apple-system, system-ui" fo:color="#10162F" fo:font-size="14pt" style:font-size-asian="14pt"/>
    </style:style>
    <style:style style:name="T2304"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305" style:parent-style-name="Policepardéfaut" style:family="text">
      <style:text-properties style:font-name="Apercu, apple-system, system-ui" fo:color="#10162F" fo:font-size="14pt" style:font-size-asian="14pt"/>
    </style:style>
    <style:style style:name="T230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307" style:parent-style-name="Policepardéfaut" style:family="text">
      <style:text-properties style:font-name="Apercu, apple-system, system-ui" fo:color="#10162F" fo:font-size="14pt" style:font-size-asian="14pt"/>
    </style:style>
    <style:style style:name="T2308"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2309" style:parent-style-name="Policepardéfaut" style:family="text">
      <style:text-properties style:font-name="Apercu, apple-system, system-ui" fo:color="#10162F" fo:font-size="14pt" style:font-size-asian="14pt"/>
    </style:style>
    <style:style style:name="P2310" style:parent-style-name="Textbody" style:family="paragraph">
      <style:paragraph-properties fo:text-align="justify" fo:margin-bottom="0in" fo:line-height="160%" fo:margin-left="0.5729in">
        <style:tab-stops/>
      </style:paragraph-properties>
    </style:style>
    <style:style style:name="T2311" style:parent-style-name="Policepardéfaut" style:family="text">
      <style:text-properties style:font-name="Apercu, apple-system, system-ui" fo:color="#10162F" fo:font-size="14pt" style:font-size-asian="14pt"/>
    </style:style>
    <style:style style:name="T231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313" style:parent-style-name="Policepardéfaut" style:family="text">
      <style:text-properties style:font-name="Apercu, apple-system, system-ui" fo:color="#10162F" fo:font-size="14pt" style:font-size-asian="14pt"/>
    </style:style>
    <style:style style:name="T2314"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315" style:parent-style-name="Policepardéfaut" style:family="text">
      <style:text-properties style:font-name="Apercu, apple-system, system-ui" fo:color="#10162F" fo:font-size="14pt" style:font-size-asian="14pt"/>
    </style:style>
    <style:style style:name="T231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317" style:parent-style-name="Policepardéfaut" style:family="text">
      <style:text-properties style:font-name="Apercu, apple-system, system-ui" fo:color="#10162F" fo:font-size="14pt" style:font-size-asian="14pt"/>
    </style:style>
    <style:style style:name="T2318"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319" style:parent-style-name="Policepardéfaut" style:family="text">
      <style:text-properties style:font-name="Apercu, apple-system, system-ui" fo:color="#10162F" fo:font-size="14pt" style:font-size-asian="14pt"/>
    </style:style>
    <style:style style:name="T232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32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322" style:parent-style-name="Policepardéfaut" style:family="text">
      <style:text-properties style:font-name="Apercu, apple-system, system-ui" fo:color="#10162F" fo:font-size="14pt" style:font-size-asian="14pt"/>
    </style:style>
    <style:style style:name="T2323" style:parent-style-name="StrongEmphasis" style:family="text">
      <style:text-properties style:font-name="Apercu, apple-system, system-ui" fo:color="#10162F" fo:font-size="14pt" style:font-size-asian="14pt"/>
    </style:style>
    <style:style style:name="T2324" style:parent-style-name="Policepardéfaut" style:family="text">
      <style:text-properties style:font-name="Apercu, apple-system, system-ui" fo:color="#10162F" fo:font-size="14pt" style:font-size-asian="14pt"/>
    </style:style>
    <style:style style:name="T232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326" style:parent-style-name="Policepardéfaut" style:family="text">
      <style:text-properties style:font-name="Apercu, apple-system, system-ui" fo:color="#10162F" fo:font-size="14pt" style:font-size-asian="14pt"/>
    </style:style>
    <style:style style:name="P2327" style:parent-style-name="Titre3" style:family="paragraph">
      <style:paragraph-properties fo:text-align="justify" fo:margin-top="0in" fo:margin-bottom="0in" fo:line-height="130%"/>
      <style:text-properties style:font-name="Apercu, apple-system, system-ui" fo:font-weight="normal" style:font-weight-asian="normal"/>
    </style:style>
    <style:style style:name="P2328" style:parent-style-name="Textbody" style:family="paragraph">
      <style:paragraph-properties fo:text-align="justify"/>
      <style:text-properties style:font-name="Apercu, apple-system, system-ui" fo:color="#10162F" fo:font-size="14pt" style:font-size-asian="14pt"/>
    </style:style>
    <style:style style:name="P2329" style:parent-style-name="Textbody" style:family="paragraph">
      <style:paragraph-properties fo:text-align="justify" fo:line-height="160%"/>
      <style:text-properties style:font-name="Apercu, apple-system, system-ui" fo:color="#10162F" fo:font-size="14pt" style:font-size-asian="14pt"/>
    </style:style>
    <style:style style:name="P2330" style:parent-style-name="Textbody" style:family="paragraph">
      <style:paragraph-properties fo:text-align="justify" fo:line-height="160%"/>
      <style:text-properties style:font-name="Apercu, apple-system, system-ui" fo:color="#10162F" fo:font-size="14pt" style:font-size-asian="14pt"/>
    </style:style>
    <style:style style:name="P2331" style:parent-style-name="Textbody" style:family="paragraph">
      <style:paragraph-properties fo:text-align="justify" fo:margin-bottom="0in" fo:line-height="160%" fo:margin-left="0in" fo:text-indent="0in">
        <style:tab-stops/>
      </style:paragraph-properties>
    </style:style>
    <style:style style:name="T2332" style:parent-style-name="Policepardéfaut" style:family="text">
      <style:text-properties style:font-name="Apercu, apple-system, system-ui" fo:color="#10162F" fo:font-size="14pt" style:font-size-asian="14pt"/>
    </style:style>
    <style:style style:name="T2333" style:parent-style-name="Policepardéfaut" style:family="text">
      <style:text-properties style:font-name="Apercu, apple-system, system-ui" fo:color="#10162F" fo:font-size="14pt" style:font-size-asian="14pt"/>
    </style:style>
    <style:style style:name="T2334" style:parent-style-name="Accentuation" style:family="text">
      <style:text-properties style:font-name="Apercu, apple-system, system-ui" fo:font-style="normal" style:font-style-asian="normal" fo:color="#10162F" fo:font-size="14pt" style:font-size-asian="14pt"/>
    </style:style>
    <style:style style:name="T2335" style:parent-style-name="Policepardéfaut" style:family="text">
      <style:text-properties style:font-name="Apercu, apple-system, system-ui" fo:color="#10162F" fo:font-size="14pt" style:font-size-asian="14pt"/>
    </style:style>
    <style:style style:name="P2336"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2337" style:parent-style-name="Textbody" style:family="paragraph">
      <style:paragraph-properties fo:text-align="justify" fo:margin-bottom="0in" fo:line-height="160%"/>
    </style:style>
    <style:style style:name="T2338" style:parent-style-name="Policepardéfaut" style:family="text">
      <style:text-properties fo:language="en" fo:country="US" style:language-asian="en" style:country-asian="US" style:language-complex="ar" style:country-complex="SA"/>
    </style:style>
    <style:style style:name="T2339"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P2340" style:parent-style-name="Textbody" style:family="paragraph">
      <style:paragraph-properties fo:text-align="justify" fo:margin-bottom="0in" fo:line-height="160%"/>
      <style:text-properties style:font-name="Apercu, apple-system, system-ui" fo:color="#10162F" fo:font-size="14pt" style:font-size-asian="14pt"/>
    </style:style>
    <style:style style:name="P2341" style:parent-style-name="Textbody" style:family="paragraph">
      <style:paragraph-properties fo:text-align="justify" fo:margin-bottom="0in" fo:line-height="160%" fo:margin-left="0in" fo:text-indent="0in">
        <style:tab-stops/>
      </style:paragraph-properties>
    </style:style>
    <style:style style:name="T2342" style:parent-style-name="Policepardéfaut" style:family="text">
      <style:text-properties fo:language="en" fo:country="US" style:language-asian="en" style:country-asian="US" style:language-complex="ar" style:country-complex="SA"/>
    </style:style>
    <style:style style:name="T2343"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344" style:parent-style-name="Textbody" style:family="paragraph">
      <style:paragraph-properties fo:text-align="justify" fo:margin-bottom="0in" fo:line-height="160%"/>
      <style:text-properties style:font-name="Apercu, apple-system, system-ui" fo:color="#10162F" fo:font-size="14pt" style:font-size-asian="14pt"/>
    </style:style>
    <style:style style:name="P2345" style:parent-style-name="Textbody" style:family="paragraph">
      <style:paragraph-properties fo:text-align="justify" fo:margin-bottom="0in" fo:line-height="160%" fo:margin-left="0in" fo:text-indent="0in">
        <style:tab-stops/>
      </style:paragraph-properties>
    </style:style>
    <style:style style:name="T2346" style:parent-style-name="Policepardéfaut" style:family="text">
      <style:text-properties style:font-name="Apercu, apple-system, system-ui" fo:color="#10162F" fo:font-size="14pt" style:font-size-asian="14pt"/>
    </style:style>
    <style:style style:name="T234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348" style:parent-style-name="Policepardéfaut" style:family="text">
      <style:text-properties style:font-name="Apercu, apple-system, system-ui" fo:color="#10162F" fo:font-size="14pt" style:font-size-asian="14pt"/>
    </style:style>
    <style:style style:name="T234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350" style:parent-style-name="Policepardéfaut" style:family="text">
      <style:text-properties style:font-name="Apercu, apple-system, system-ui" fo:color="#10162F" fo:font-size="14pt" style:font-size-asian="14pt"/>
    </style:style>
    <style:style style:name="P2351"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2352" style:parent-style-name="Textbody" style:family="paragraph">
      <style:paragraph-properties fo:text-align="justify" fo:margin-bottom="0in" fo:line-height="160%"/>
    </style:style>
    <style:style style:name="T2353" style:parent-style-name="Policepardéfaut" style:family="text">
      <style:text-properties fo:language="en" fo:country="US" style:language-asian="en" style:country-asian="US" style:language-complex="ar" style:country-complex="SA"/>
    </style:style>
    <style:style style:name="P2354" style:parent-style-name="Textbody" style:family="paragraph">
      <style:text-properties fo:language="en" fo:country="US"/>
    </style:style>
    <style:style style:name="T2355"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356" style:parent-style-name="Textbody" style:family="paragraph">
      <style:paragraph-properties fo:text-align="justify" fo:margin-bottom="0in" fo:line-height="160%"/>
      <style:text-properties style:font-name="Apercu, apple-system, system-ui" fo:color="#10162F" fo:font-size="14pt" style:font-size-asian="14pt"/>
    </style:style>
    <style:style style:name="P2357"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2358" style:parent-style-name="Textbody" style:family="paragraph">
      <style:paragraph-properties fo:text-align="justify" fo:margin-bottom="0in" fo:line-height="160%"/>
    </style:style>
    <style:style style:name="T2359" style:parent-style-name="Policepardéfaut" style:family="text">
      <style:text-properties fo:language="en" fo:country="US" style:language-asian="en" style:country-asian="US" style:language-complex="ar" style:country-complex="SA"/>
    </style:style>
    <style:style style:name="T2360"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361" style:parent-style-name="Textbody" style:family="paragraph">
      <style:paragraph-properties fo:text-align="justify" fo:margin-bottom="0in" fo:line-height="160%"/>
      <style:text-properties style:font-name="Apercu, apple-system, system-ui" fo:color="#10162F" fo:font-size="14pt" style:font-size-asian="14pt"/>
    </style:style>
    <style:style style:name="P2362"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2363"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2364"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2365" style:parent-style-name="Textbody" style:family="paragraph">
      <style:paragraph-properties fo:text-align="justify" fo:margin-bottom="0in" fo:line-height="160%"/>
    </style:style>
    <style:style style:name="T2366" style:parent-style-name="Policepardéfaut" style:family="text">
      <style:text-properties fo:language="en" fo:country="US" style:language-asian="en" style:country-asian="US" style:language-complex="ar" style:country-complex="SA"/>
    </style:style>
    <style:style style:name="T2367"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368" style:parent-style-name="Textbody" style:family="paragraph">
      <style:paragraph-properties fo:text-align="justify" fo:margin-bottom="0in" fo:line-height="160%"/>
      <style:text-properties style:font-name="Apercu, apple-system, system-ui" fo:color="#10162F" fo:font-size="14pt" style:font-size-asian="14pt"/>
    </style:style>
    <style:style style:name="P2369"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2370"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2371" style:parent-style-name="Textbody" style:family="paragraph">
      <style:paragraph-properties fo:text-align="justify" fo:margin-bottom="0in" fo:line-height="160%"/>
      <style:text-properties style:font-name="Apercu, apple-system, system-ui" fo:color="#10162F" fo:font-size="14pt" style:font-size-asian="14pt"/>
    </style:style>
    <style:style style:name="P2372" style:parent-style-name="Standard" style:family="paragraph">
      <style:paragraph-properties fo:text-align="justify"/>
    </style:style>
    <style:style style:name="P2373" style:parent-style-name="Titre3" style:family="paragraph">
      <style:paragraph-properties fo:text-align="justify" fo:margin-top="0in" fo:margin-bottom="0in" fo:line-height="130%"/>
      <style:text-properties style:font-name="Apercu, apple-system, system-ui" fo:font-weight="normal" style:font-weight-asian="normal"/>
    </style:style>
    <style:style style:name="P2374" style:parent-style-name="Textbody" style:family="paragraph">
      <style:paragraph-properties fo:text-align="justify"/>
      <style:text-properties style:font-name="Apercu, apple-system, system-ui" fo:color="#10162F" fo:font-size="14pt" style:font-size-asian="14pt"/>
    </style:style>
    <style:style style:name="P2375" style:parent-style-name="Textbody" style:family="paragraph">
      <style:paragraph-properties fo:text-align="justify" fo:line-height="160%"/>
      <style:text-properties style:font-name="Apercu, apple-system, system-ui" fo:color="#10162F" fo:font-size="14pt" style:font-size-asian="14pt"/>
    </style:style>
    <style:style style:name="P2376" style:parent-style-name="PreformattedText" style:family="paragraph">
      <style:paragraph-properties fo:text-align="justify"/>
    </style:style>
    <style:style style:name="T2377"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37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379"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38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381"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38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383"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38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385"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38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387"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38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389" style:parent-style-name="PreformattedText" style:family="paragraph">
      <style:paragraph-properties fo:text-align="justify"/>
    </style:style>
    <style:style style:name="T2390" style:parent-style-name="SourceText" style:family="text">
      <style:text-properties fo:color="#FFFFFF" fo:background-color="#211E2F" fo:language="en" fo:country="US"/>
    </style:style>
    <style:style style:name="T2391"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39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393"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39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395"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39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397" style:parent-style-name="PreformattedText" style:family="paragraph">
      <style:paragraph-properties fo:text-align="justify"/>
    </style:style>
    <style:style style:name="T239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399" style:parent-style-name="Textbody" style:family="paragraph">
      <style:paragraph-properties fo:text-align="justify" fo:line-height="160%"/>
    </style:style>
    <style:style style:name="T2400" style:parent-style-name="Policepardéfaut" style:family="text">
      <style:text-properties fo:language="en" fo:country="US" style:language-asian="en" style:country-asian="US" style:language-complex="ar" style:country-complex="SA"/>
    </style:style>
    <style:style style:name="T2401" style:parent-style-name="Policepardéfaut" style:family="text">
      <style:text-properties style:font-name="Apercu, apple-system, system-ui" fo:color="#10162F" fo:font-size="14pt" style:font-size-asian="14pt"/>
    </style:style>
    <style:style style:name="T2402" style:parent-style-name="Policepardéfaut" style:family="text">
      <style:text-properties style:font-name="Apercu, apple-system, system-ui" fo:color="#10162F" fo:font-size="14pt" style:font-size-asian="14pt"/>
    </style:style>
    <style:style style:name="T2403" style:parent-style-name="Accentuation" style:family="text">
      <style:text-properties style:font-name="Apercu, apple-system, system-ui" fo:font-style="normal" style:font-style-asian="normal" fo:color="#10162F" fo:font-size="14pt" style:font-size-asian="14pt"/>
    </style:style>
    <style:style style:name="T2404" style:parent-style-name="Policepardéfaut" style:family="text">
      <style:text-properties style:font-name="Apercu, apple-system, system-ui" fo:color="#10162F" fo:font-size="14pt" style:font-size-asian="14pt"/>
    </style:style>
    <style:style style:name="T2405" style:parent-style-name="Policepardéfaut" style:family="text">
      <style:text-properties style:font-name="Apercu, apple-system, system-ui" fo:color="#10162F" fo:font-size="14pt" style:font-size-asian="14pt"/>
    </style:style>
    <style:style style:name="P2406" style:parent-style-name="Textbody" style:family="paragraph">
      <style:paragraph-properties fo:text-align="justify" fo:line-height="160%"/>
      <style:text-properties style:font-name="Apercu, apple-system, system-ui" fo:color="#10162F" fo:font-size="14pt" style:font-size-asian="14pt"/>
    </style:style>
    <style:style style:name="P2407" style:parent-style-name="Textbody" style:family="paragraph">
      <style:paragraph-properties fo:text-align="justify" fo:margin-bottom="0in"/>
    </style:style>
    <style:style style:name="T2408" style:parent-style-name="Policepardéfaut" style:family="text">
      <style:text-properties fo:language="en" fo:country="US" style:language-asian="en" style:country-asian="US" style:language-complex="ar" style:country-complex="SA"/>
    </style:style>
    <style:style style:name="T2409"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410" style:parent-style-name="Textbody" style:family="paragraph">
      <style:paragraph-properties fo:text-align="justify" fo:margin-bottom="0in"/>
    </style:style>
    <style:style style:name="T2411" style:parent-style-name="Policepardéfaut" style:family="text">
      <style:text-properties style:font-name="Apercu, apple-system, system-ui" fo:color="#10162F" fo:font-size="14pt" style:font-size-asian="14pt"/>
    </style:style>
    <style:style style:name="T2412" style:parent-style-name="Policepardéfaut" style:family="text">
      <style:text-properties style:font-name="Apercu, apple-system, system-ui" fo:color="#10162F" fo:font-size="14pt" style:font-size-asian="14pt"/>
    </style:style>
    <style:style style:name="T241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414" style:parent-style-name="Policepardéfaut" style:family="text">
      <style:text-properties style:font-name="Apercu, apple-system, system-ui" fo:color="#10162F" fo:font-size="14pt" style:font-size-asian="14pt"/>
    </style:style>
    <style:style style:name="P2415" style:parent-style-name="Textbody" style:family="paragraph">
      <style:paragraph-properties fo:text-align="justify" fo:margin-bottom="0in" fo:line-height="160%"/>
    </style:style>
    <style:style style:name="T2416" style:parent-style-name="Policepardéfaut" style:family="text">
      <style:text-properties style:font-name="Apercu, apple-system, system-ui" fo:color="#10162F" fo:font-size="14pt" style:font-size-asian="14pt"/>
    </style:style>
    <style:style style:name="T2417" style:parent-style-name="Policepardéfaut" style:family="text">
      <style:text-properties style:font-name="Apercu, apple-system, system-ui" fo:color="#10162F" fo:font-size="14pt" style:font-size-asian="14pt"/>
    </style:style>
    <style:style style:name="T2418" style:parent-style-name="Accentuation" style:family="text">
      <style:text-properties style:font-name="Apercu, apple-system, system-ui" fo:font-style="normal" style:font-style-asian="normal" fo:color="#10162F" fo:font-size="14pt" style:font-size-asian="14pt"/>
    </style:style>
    <style:style style:name="T2419" style:parent-style-name="Policepardéfaut" style:family="text">
      <style:text-properties style:font-name="Apercu, apple-system, system-ui" fo:color="#10162F" fo:font-size="14pt" style:font-size-asian="14pt"/>
    </style:style>
    <style:style style:name="T2420" style:parent-style-name="Policepardéfaut" style:family="text">
      <style:text-properties style:font-name="Apercu, apple-system, system-ui" fo:color="#10162F" fo:font-size="14pt" style:font-size-asian="14pt"/>
    </style:style>
    <style:style style:name="P2421" style:parent-style-name="Standard" style:family="paragraph">
      <style:paragraph-properties fo:text-align="justify"/>
    </style:style>
    <style:style style:name="P2422" style:parent-style-name="Titre3" style:family="paragraph">
      <style:paragraph-properties fo:text-align="justify" fo:margin-top="0in" fo:margin-bottom="0in" fo:line-height="130%"/>
      <style:text-properties style:font-name="Apercu, apple-system, system-ui" fo:font-weight="normal" style:font-weight-asian="normal"/>
    </style:style>
    <style:style style:name="P2423" style:parent-style-name="Textbody" style:family="paragraph">
      <style:paragraph-properties fo:text-align="justify"/>
      <style:text-properties style:font-name="Apercu, apple-system, system-ui" fo:color="#10162F" fo:font-size="14pt" style:font-size-asian="14pt"/>
    </style:style>
    <style:style style:name="P2424" style:parent-style-name="Textbody" style:family="paragraph">
      <style:paragraph-properties fo:text-align="justify" fo:line-height="160%"/>
      <style:text-properties style:font-name="Apercu, apple-system, system-ui" fo:color="#10162F" fo:font-size="14pt" style:font-size-asian="14pt"/>
    </style:style>
    <style:style style:name="P2425" style:parent-style-name="Textbody" style:family="paragraph">
      <style:paragraph-properties fo:text-align="justify" fo:margin-bottom="0in"/>
    </style:style>
    <style:style style:name="T2426" style:parent-style-name="Policepardéfaut" style:family="text">
      <style:text-properties fo:language="en" fo:country="US" style:language-asian="en" style:country-asian="US" style:language-complex="ar" style:country-complex="SA"/>
    </style:style>
    <style:style style:name="T2427"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428" style:parent-style-name="Textbody" style:family="paragraph">
      <style:paragraph-properties fo:text-align="justify" fo:margin-bottom="0in"/>
      <style:text-properties style:font-name="Apercu, apple-system, system-ui" fo:color="#10162F" fo:font-size="14pt" style:font-size-asian="14pt"/>
    </style:style>
    <style:style style:name="P2429" style:parent-style-name="Textbody" style:family="paragraph">
      <style:paragraph-properties fo:text-align="justify" fo:margin-bottom="0in"/>
    </style:style>
    <style:style style:name="T2430" style:parent-style-name="Policepardéfaut" style:family="text">
      <style:text-properties fo:language="en" fo:country="US" style:language-asian="en" style:country-asian="US" style:language-complex="ar" style:country-complex="SA"/>
    </style:style>
    <style:style style:name="T2431"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432" style:parent-style-name="Textbody" style:family="paragraph">
      <style:paragraph-properties fo:text-align="justify"/>
      <style:text-properties style:font-name="Apercu, apple-system, system-ui" fo:color="#10162F" fo:font-size="14pt" style:font-size-asian="14pt"/>
    </style:style>
    <style:style style:name="P2433" style:parent-style-name="Textbody" style:family="paragraph">
      <style:paragraph-properties fo:text-align="justify" fo:line-height="160%"/>
      <style:text-properties style:font-name="Apercu, apple-system, system-ui" fo:color="#10162F" fo:font-size="14pt" style:font-size-asian="14pt"/>
    </style:style>
    <style:style style:name="P2434" style:parent-style-name="Textbody" style:family="paragraph">
      <style:paragraph-properties fo:text-align="justify" fo:line-height="160%"/>
      <style:text-properties style:font-name="Apercu, apple-system, system-ui" fo:color="#10162F" fo:font-size="14pt" style:font-size-asian="14pt"/>
    </style:style>
    <style:style style:name="P2435" style:parent-style-name="Textbody" style:family="paragraph">
      <style:paragraph-properties fo:text-align="justify" fo:margin-bottom="0in"/>
    </style:style>
    <style:style style:name="T2436" style:parent-style-name="Policepardéfaut" style:family="text">
      <style:text-properties fo:language="en" fo:country="US" style:language-asian="en" style:country-asian="US" style:language-complex="ar" style:country-complex="SA"/>
    </style:style>
    <style:style style:name="T2437"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438" style:parent-style-name="Textbody" style:family="paragraph">
      <style:paragraph-properties fo:text-align="justify"/>
      <style:text-properties style:font-name="Apercu, apple-system, system-ui" fo:color="#10162F" fo:font-size="14pt" style:font-size-asian="14pt"/>
    </style:style>
    <style:style style:name="P2439" style:parent-style-name="PreformattedText" style:family="paragraph">
      <style:paragraph-properties fo:text-align="justify"/>
    </style:style>
    <style:style style:name="T2440"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44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442" style:parent-style-name="PreformattedText" style:family="paragraph">
      <style:paragraph-properties fo:text-align="justify"/>
    </style:style>
    <style:style style:name="T2443" style:parent-style-name="SourceText" style:family="text">
      <style:text-properties fo:color="#FFFFFF" fo:background-color="#211E2F" fo:language="en" fo:country="US"/>
    </style:style>
    <style:style style:name="T2444"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44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446"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44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448"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244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450" style:parent-style-name="PreformattedText" style:family="paragraph">
      <style:paragraph-properties fo:text-align="justify"/>
    </style:style>
    <style:style style:name="T245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452" style:parent-style-name="Textbody" style:family="paragraph">
      <style:paragraph-properties fo:text-align="justify" fo:line-height="160%"/>
    </style:style>
    <style:style style:name="T2453"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2454" style:parent-style-name="Policepardéfaut" style:family="text">
      <style:text-properties style:font-name="Apercu, apple-system, system-ui" fo:color="#10162F" fo:font-size="14pt" style:font-size-asian="14pt"/>
    </style:style>
    <style:style style:name="P2455" style:parent-style-name="PreformattedText" style:family="paragraph">
      <style:paragraph-properties fo:text-align="justify"/>
    </style:style>
    <style:style style:name="T2456"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45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458"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459"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46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461" style:parent-style-name="PreformattedText" style:family="paragraph">
      <style:paragraph-properties fo:text-align="justify"/>
    </style:style>
    <style:style style:name="T2462"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46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464"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P2465" style:parent-style-name="Textbody" style:family="paragraph">
      <style:paragraph-properties fo:text-align="justify" fo:margin-bottom="0in" fo:line-height="160%"/>
    </style:style>
    <style:style style:name="T2466" style:parent-style-name="Policepardéfaut" style:family="text">
      <style:text-properties fo:language="en" fo:country="US" style:language-asian="en" style:country-asian="US" style:language-complex="ar" style:country-complex="SA"/>
    </style:style>
    <style:style style:name="T246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468" style:parent-style-name="Policepardéfaut" style:family="text">
      <style:text-properties style:font-name="Apercu, apple-system, system-ui" fo:color="#10162F" fo:font-size="14pt" style:font-size-asian="14pt"/>
    </style:style>
    <style:style style:name="T2469" style:parent-style-name="Accentuation" style:family="text">
      <style:text-properties style:font-name="Apercu, apple-system, system-ui" fo:font-style="normal" style:font-style-asian="normal" fo:color="#10162F" fo:font-size="14pt" style:font-size-asian="14pt"/>
    </style:style>
    <style:style style:name="T2470" style:parent-style-name="Policepardéfaut" style:family="text">
      <style:text-properties style:font-name="Apercu, apple-system, system-ui" fo:color="#10162F" fo:font-size="14pt" style:font-size-asian="14pt"/>
    </style:style>
    <style:style style:name="T247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472" style:parent-style-name="Policepardéfaut" style:family="text">
      <style:text-properties style:font-name="Apercu, apple-system, system-ui" fo:color="#10162F" fo:font-size="14pt" style:font-size-asian="14pt"/>
    </style:style>
    <style:style style:name="T2473" style:parent-style-name="Policepardéfaut" style:family="text">
      <style:text-properties style:font-name="Apercu, apple-system, system-ui" fo:color="#10162F" fo:font-size="14pt" style:font-size-asian="14pt"/>
    </style:style>
    <style:style style:name="T2474"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475" style:parent-style-name="Policepardéfaut" style:family="text">
      <style:text-properties style:font-name="Apercu, apple-system, system-ui" fo:color="#10162F" fo:font-size="14pt" style:font-size-asian="14pt"/>
    </style:style>
    <style:style style:name="T247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477" style:parent-style-name="Policepardéfaut" style:family="text">
      <style:text-properties style:font-name="Apercu, apple-system, system-ui" fo:color="#10162F" fo:font-size="14pt" style:font-size-asian="14pt"/>
    </style:style>
    <style:style style:name="P2478" style:parent-style-name="Textbody" style:family="paragraph">
      <style:paragraph-properties fo:text-align="justify" fo:margin-bottom="0in" fo:line-height="160%"/>
    </style:style>
    <style:style style:name="T2479" style:parent-style-name="Policepardéfaut" style:family="text">
      <style:text-properties style:font-name="Apercu, apple-system, system-ui" fo:color="#10162F" fo:font-size="14pt" style:font-size-asian="14pt"/>
    </style:style>
    <style:style style:name="T248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481" style:parent-style-name="Policepardéfaut" style:family="text">
      <style:text-properties style:font-name="Apercu, apple-system, system-ui" fo:color="#10162F" fo:font-size="14pt" style:font-size-asian="14pt"/>
    </style:style>
    <style:style style:name="T2482" style:parent-style-name="Policepardéfaut" style:family="text">
      <style:text-properties style:font-name="Apercu, apple-system, system-ui" fo:color="#10162F" fo:font-size="14pt" style:font-size-asian="14pt"/>
    </style:style>
    <style:style style:name="T248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484" style:parent-style-name="Policepardéfaut" style:family="text">
      <style:text-properties style:font-name="Apercu, apple-system, system-ui" fo:color="#10162F" fo:font-size="14pt" style:font-size-asian="14pt"/>
    </style:style>
    <style:style style:name="P2485" style:parent-style-name="Textbody" style:family="paragraph">
      <style:paragraph-properties fo:text-align="justify" fo:line-height="160%"/>
    </style:style>
    <style:style style:name="T2486" style:parent-style-name="Policepardéfaut" style:family="text">
      <style:text-properties style:font-name="Apercu, apple-system, system-ui" fo:color="#10162F" fo:font-size="14pt" style:font-size-asian="14pt"/>
    </style:style>
    <style:style style:name="T2487" style:parent-style-name="Accentuation" style:family="text">
      <style:text-properties style:font-name="Apercu, apple-system, system-ui" fo:font-style="normal" style:font-style-asian="normal" fo:color="#10162F" fo:font-size="14pt" style:font-size-asian="14pt"/>
    </style:style>
    <style:style style:name="T2488" style:parent-style-name="Policepardéfaut" style:family="text">
      <style:text-properties style:font-name="Apercu, apple-system, system-ui" fo:color="#10162F" fo:font-size="14pt" style:font-size-asian="14pt"/>
    </style:style>
    <style:style style:name="T2489" style:parent-style-name="Policepardéfaut" style:family="text">
      <style:text-properties style:font-name="Apercu, apple-system, system-ui" fo:color="#10162F" fo:font-size="14pt" style:font-size-asian="14pt"/>
    </style:style>
    <style:style style:name="P2490" style:parent-style-name="Textbody" style:family="paragraph">
      <style:paragraph-properties fo:text-align="justify" fo:margin-bottom="0in"/>
    </style:style>
    <style:style style:name="T2491" style:parent-style-name="Policepardéfaut" style:family="text">
      <style:text-properties fo:language="en" fo:country="US" style:language-asian="en" style:country-asian="US" style:language-complex="ar" style:country-complex="SA"/>
    </style:style>
    <style:style style:name="T2492"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493" style:parent-style-name="Textbody" style:family="paragraph">
      <style:paragraph-properties fo:text-align="justify" fo:margin-bottom="0in"/>
      <style:text-properties style:font-name="Apercu, apple-system, system-ui" fo:color="#10162F" fo:font-size="14pt" style:font-size-asian="14pt"/>
    </style:style>
    <style:style style:name="P2494" style:parent-style-name="Textbody" style:family="paragraph">
      <style:paragraph-properties fo:text-align="justify" fo:margin-bottom="0in"/>
    </style:style>
    <style:style style:name="T2495" style:parent-style-name="Policepardéfaut" style:family="text">
      <style:text-properties fo:language="en" fo:country="US" style:language-asian="en" style:country-asian="US" style:language-complex="ar" style:country-complex="SA"/>
    </style:style>
    <style:style style:name="T2496"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497" style:parent-style-name="Textbody" style:family="paragraph">
      <style:paragraph-properties fo:text-align="justify"/>
      <style:text-properties style:font-name="Apercu, apple-system, system-ui" fo:color="#10162F" fo:font-size="14pt" style:font-size-asian="14pt"/>
    </style:style>
    <style:style style:name="P2498" style:parent-style-name="Textbody" style:family="paragraph">
      <style:paragraph-properties fo:text-align="justify" fo:margin-bottom="0in" fo:line-height="160%"/>
    </style:style>
    <style:style style:name="T2499" style:parent-style-name="Policepardéfaut" style:family="text">
      <style:text-properties style:font-name="Apercu, apple-system, system-ui" fo:color="#10162F" fo:font-size="14pt" style:font-size-asian="14pt"/>
    </style:style>
    <style:style style:name="T250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501" style:parent-style-name="Policepardéfaut" style:family="text">
      <style:text-properties style:font-name="Apercu, apple-system, system-ui" fo:color="#10162F" fo:font-size="14pt" style:font-size-asian="14pt"/>
    </style:style>
    <style:style style:name="T250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503" style:parent-style-name="Policepardéfaut" style:family="text">
      <style:text-properties style:font-name="Apercu, apple-system, system-ui" fo:color="#10162F" fo:font-size="14pt" style:font-size-asian="14pt"/>
    </style:style>
    <style:style style:name="T2504"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505" style:parent-style-name="Policepardéfaut" style:family="text">
      <style:text-properties style:font-name="Apercu, apple-system, system-ui" fo:color="#10162F" fo:font-size="14pt" style:font-size-asian="14pt"/>
    </style:style>
    <style:style style:name="T2506" style:parent-style-name="Policepardéfaut" style:family="text">
      <style:text-properties style:font-name="Apercu, apple-system, system-ui" fo:color="#10162F" fo:font-size="14pt" style:font-size-asian="14pt"/>
    </style:style>
    <style:style style:name="T2507"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2508" style:parent-style-name="Policepardéfaut" style:family="text">
      <style:text-properties style:font-name="Apercu, apple-system, system-ui" fo:color="#10162F" fo:font-size="14pt" style:font-size-asian="14pt"/>
    </style:style>
    <style:style style:name="P2509" style:parent-style-name="Textbody" style:family="paragraph">
      <style:paragraph-properties fo:text-align="justify" fo:margin-bottom="0in" fo:line-height="160%"/>
      <style:text-properties style:font-name="Apercu, apple-system, system-ui" fo:color="#10162F" fo:font-size="14pt" style:font-size-asian="14pt"/>
    </style:style>
    <style:style style:name="P2510" style:parent-style-name="Standard" style:family="paragraph">
      <style:paragraph-properties fo:text-align="justify"/>
    </style:style>
    <style:style style:name="P2511" style:parent-style-name="Titre3" style:family="paragraph">
      <style:paragraph-properties fo:text-align="justify" fo:margin-top="0in" fo:margin-bottom="0in" fo:line-height="130%"/>
      <style:text-properties style:font-name="Apercu, apple-system, system-ui" fo:font-weight="normal" style:font-weight-asian="normal"/>
    </style:style>
    <style:style style:name="P2512" style:parent-style-name="Textbody" style:family="paragraph">
      <style:paragraph-properties fo:text-align="justify"/>
      <style:text-properties style:font-name="Apercu, apple-system, system-ui" fo:color="#10162F" fo:font-size="14pt" style:font-size-asian="14pt"/>
    </style:style>
    <style:style style:name="P2513" style:parent-style-name="Textbody" style:family="paragraph">
      <style:paragraph-properties fo:text-align="justify" fo:line-height="160%"/>
    </style:style>
    <style:style style:name="T2514" style:parent-style-name="Policepardéfaut" style:family="text">
      <style:text-properties style:font-name="Apercu, apple-system, system-ui" fo:color="#10162F" fo:font-size="14pt" style:font-size-asian="14pt"/>
    </style:style>
    <style:style style:name="T2515"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2516" style:parent-style-name="Policepardéfaut" style:family="text">
      <style:text-properties style:font-name="Apercu, apple-system, system-ui" fo:color="#10162F" fo:font-size="14pt" style:font-size-asian="14pt"/>
    </style:style>
    <style:style style:name="T2517" style:parent-style-name="Policepardéfaut" style:family="text">
      <style:text-properties style:font-name="Apercu, apple-system, system-ui" fo:color="#10162F" fo:font-size="14pt" style:font-size-asian="14pt"/>
    </style:style>
    <style:style style:name="T2518" style:parent-style-name="Policepardéfaut" style:family="text">
      <style:text-properties style:font-name="Apercu, apple-system, system-ui" fo:color="#10162F" fo:font-size="14pt" style:font-size-asian="14pt"/>
    </style:style>
    <style:style style:name="T2519" style:parent-style-name="Accentuation" style:family="text">
      <style:text-properties style:font-name="Apercu, apple-system, system-ui" fo:font-style="normal" style:font-style-asian="normal" fo:color="#10162F" fo:font-size="14pt" style:font-size-asian="14pt"/>
    </style:style>
    <style:style style:name="T2520" style:parent-style-name="Policepardéfaut" style:family="text">
      <style:text-properties style:font-name="Apercu, apple-system, system-ui" fo:color="#10162F" fo:font-size="14pt" style:font-size-asian="14pt"/>
    </style:style>
    <style:style style:name="T2521" style:parent-style-name="Accentuation" style:family="text">
      <style:text-properties style:font-name="Apercu, apple-system, system-ui" fo:font-style="normal" style:font-style-asian="normal" fo:color="#10162F" fo:font-size="14pt" style:font-size-asian="14pt"/>
    </style:style>
    <style:style style:name="T2522" style:parent-style-name="Policepardéfaut" style:family="text">
      <style:text-properties style:font-name="Apercu, apple-system, system-ui" fo:color="#10162F" fo:font-size="14pt" style:font-size-asian="14pt"/>
    </style:style>
    <style:style style:name="T2523" style:parent-style-name="Policepardéfaut" style:family="text">
      <style:text-properties style:font-name="Apercu, apple-system, system-ui" fo:color="#10162F" fo:font-size="14pt" style:font-size-asian="14pt"/>
    </style:style>
    <style:style style:name="P2524" style:parent-style-name="Textbody" style:family="paragraph">
      <style:paragraph-properties fo:text-align="justify" fo:line-height="160%"/>
    </style:style>
    <style:style style:name="T2525" style:parent-style-name="Policepardéfaut" style:family="text">
      <style:text-properties style:font-name="Apercu, apple-system, system-ui" fo:color="#10162F" fo:font-size="14pt" style:font-size-asian="14pt"/>
    </style:style>
    <style:style style:name="T2526" style:parent-style-name="Policepardéfaut" style:family="text">
      <style:text-properties style:font-name="Apercu, apple-system, system-ui" fo:color="#10162F" fo:font-size="14pt" style:font-size-asian="14pt"/>
    </style:style>
    <style:style style:name="T2527" style:parent-style-name="Accentuation" style:family="text">
      <style:text-properties style:font-name="Apercu, apple-system, system-ui" fo:font-style="normal" style:font-style-asian="normal" fo:color="#10162F" fo:font-size="14pt" style:font-size-asian="14pt"/>
    </style:style>
    <style:style style:name="T2528" style:parent-style-name="Policepardéfaut" style:family="text">
      <style:text-properties style:font-name="Apercu, apple-system, system-ui" fo:color="#10162F" fo:font-size="14pt" style:font-size-asian="14pt"/>
    </style:style>
    <style:style style:name="P2529" style:parent-style-name="PreformattedText" style:family="paragraph">
      <style:paragraph-properties fo:text-align="justify"/>
    </style:style>
    <style:style style:name="T2530"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53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532"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53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534" style:parent-style-name="PreformattedText" style:family="paragraph">
      <style:paragraph-properties fo:text-align="justify"/>
    </style:style>
    <style:style style:name="T2535" style:parent-style-name="SourceText" style:family="text">
      <style:text-properties fo:color="#FFFFFF" fo:background-color="#211E2F" fo:language="en" fo:country="US"/>
    </style:style>
    <style:style style:name="T2536"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53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538" style:parent-style-name="PreformattedText" style:family="paragraph">
      <style:paragraph-properties fo:text-align="justify"/>
    </style:style>
    <style:style style:name="T2539" style:parent-style-name="SourceText" style:family="text">
      <style:text-properties fo:color="#FFFFFF" fo:background-color="#211E2F" fo:language="en" fo:country="US"/>
    </style:style>
    <style:style style:name="T2540"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54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542"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254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544"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54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546"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54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548"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P2549" style:parent-style-name="PreformattedText" style:family="paragraph">
      <style:paragraph-properties fo:text-align="justify"/>
    </style:style>
    <style:style style:name="T255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551" style:parent-style-name="PreformattedText" style:family="paragraph">
      <style:paragraph-properties fo:text-align="justify"/>
    </style:style>
    <style:style style:name="T2552" style:parent-style-name="SourceText" style:family="text">
      <style:text-properties fo:color="#FFFFFF" fo:background-color="#211E2F" fo:language="en" fo:country="US"/>
    </style:style>
    <style:style style:name="P2553" style:parent-style-name="PreformattedText" style:family="paragraph">
      <style:paragraph-properties fo:text-align="justify"/>
    </style:style>
    <style:style style:name="T2554"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55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556" style:parent-style-name="PreformattedText" style:family="paragraph">
      <style:paragraph-properties fo:text-align="justify"/>
    </style:style>
    <style:style style:name="T2557" style:parent-style-name="SourceText" style:family="text">
      <style:text-properties fo:color="#FFFFFF" fo:background-color="#211E2F" fo:language="en" fo:country="US"/>
    </style:style>
    <style:style style:name="T2558"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55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560"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256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562" style:parent-style-name="PreformattedText" style:family="paragraph">
      <style:paragraph-properties fo:text-align="justify"/>
    </style:style>
    <style:style style:name="T256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564" style:parent-style-name="PreformattedText" style:family="paragraph">
      <style:paragraph-properties fo:text-align="justify"/>
    </style:style>
    <style:style style:name="T2565"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56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567"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56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569" style:parent-style-name="Textbody" style:family="paragraph">
      <style:paragraph-properties fo:text-align="justify" fo:margin-bottom="0in" fo:line-height="160%"/>
    </style:style>
    <style:style style:name="T2570" style:parent-style-name="Policepardéfaut" style:family="text">
      <style:text-properties fo:language="en" fo:country="US" style:language-asian="en" style:country-asian="US" style:language-complex="ar" style:country-complex="SA"/>
    </style:style>
    <style:style style:name="T2571" style:parent-style-name="Policepardéfaut" style:family="text">
      <style:text-properties style:font-name="Apercu, apple-system, system-ui" fo:color="#10162F" fo:font-size="14pt" style:font-size-asian="14pt"/>
    </style:style>
    <style:style style:name="T257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573" style:parent-style-name="Policepardéfaut" style:family="text">
      <style:text-properties style:font-name="Apercu, apple-system, system-ui" fo:color="#10162F" fo:font-size="14pt" style:font-size-asian="14pt"/>
    </style:style>
    <style:style style:name="T2574" style:parent-style-name="Policepardéfaut" style:family="text">
      <style:text-properties style:font-name="Apercu, apple-system, system-ui" fo:color="#10162F" fo:font-size="14pt" style:font-size-asian="14pt"/>
    </style:style>
    <style:style style:name="T257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576" style:parent-style-name="Policepardéfaut" style:family="text">
      <style:text-properties style:font-name="Apercu, apple-system, system-ui" fo:color="#10162F" fo:font-size="14pt" style:font-size-asian="14pt"/>
    </style:style>
    <style:style style:name="T257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578" style:parent-style-name="Policepardéfaut" style:family="text">
      <style:text-properties style:font-name="Apercu, apple-system, system-ui" fo:color="#10162F" fo:font-size="14pt" style:font-size-asian="14pt"/>
    </style:style>
    <style:style style:name="P2579" style:parent-style-name="Textbody" style:family="paragraph">
      <style:paragraph-properties fo:text-align="justify" fo:margin-bottom="0in" fo:line-height="160%"/>
    </style:style>
    <style:style style:name="T2580" style:parent-style-name="Policepardéfaut" style:family="text">
      <style:text-properties style:font-name="Apercu, apple-system, system-ui" fo:color="#10162F" fo:font-size="14pt" style:font-size-asian="14pt"/>
    </style:style>
    <style:style style:name="T258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582" style:parent-style-name="Policepardéfaut" style:family="text">
      <style:text-properties style:font-name="Apercu, apple-system, system-ui" fo:color="#10162F" fo:font-size="14pt" style:font-size-asian="14pt"/>
    </style:style>
    <style:style style:name="T2583" style:parent-style-name="Policepardéfaut" style:family="text">
      <style:text-properties style:font-name="Apercu, apple-system, system-ui" fo:color="#10162F" fo:font-size="14pt" style:font-size-asian="14pt" fo:language="en" fo:country="US"/>
    </style:style>
    <style:style style:name="T2584"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2585" style:parent-style-name="Policepardéfaut" style:family="text">
      <style:text-properties style:font-name="Apercu, apple-system, system-ui" fo:color="#10162F" fo:font-size="14pt" style:font-size-asian="14pt" fo:language="en" fo:country="US"/>
    </style:style>
    <style:style style:name="T2586"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2587" style:parent-style-name="Policepardéfaut" style:family="text">
      <style:text-properties style:font-name="Apercu, apple-system, system-ui" fo:color="#10162F" fo:font-size="14pt" style:font-size-asian="14pt" fo:language="en" fo:country="US"/>
    </style:style>
    <style:style style:name="P2588" style:parent-style-name="PreformattedText" style:family="paragraph">
      <style:paragraph-properties fo:text-align="justify"/>
    </style:style>
    <style:style style:name="T2589"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59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591" style:parent-style-name="PreformattedText" style:family="paragraph">
      <style:paragraph-properties fo:text-align="justify"/>
    </style:style>
    <style:style style:name="T2592" style:parent-style-name="SourceText" style:family="text">
      <style:text-properties fo:color="#FFFFFF" fo:background-color="#211E2F" fo:language="en" fo:country="US"/>
    </style:style>
    <style:style style:name="T2593"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59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595"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59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597"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59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599"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60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601"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60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603"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60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605" style:parent-style-name="PreformattedText" style:family="paragraph">
      <style:paragraph-properties fo:text-align="justify"/>
    </style:style>
    <style:style style:name="T2606" style:parent-style-name="SourceText" style:family="text">
      <style:text-properties fo:color="#FFFFFF" fo:background-color="#211E2F" fo:language="en" fo:country="US"/>
    </style:style>
    <style:style style:name="T2607"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60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609"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2610"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611"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61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613" style:parent-style-name="PreformattedText" style:family="paragraph">
      <style:paragraph-properties fo:text-align="justify"/>
    </style:style>
    <style:style style:name="T2614" style:parent-style-name="SourceText" style:family="text">
      <style:text-properties fo:color="#FFFFFF" fo:background-color="#211E2F"/>
    </style:style>
    <style:style style:name="T2615"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616" style:parent-style-name="PreformattedText" style:family="paragraph">
      <style:paragraph-properties fo:text-align="justify"/>
    </style:style>
    <style:style style:name="T2617"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618" style:parent-style-name="Textbody" style:family="paragraph">
      <style:paragraph-properties fo:text-align="justify" fo:margin-bottom="0in" fo:line-height="160%"/>
    </style:style>
    <style:style style:name="T2619" style:parent-style-name="Policepardéfaut" style:family="text">
      <style:text-properties fo:language="en" fo:country="US" style:language-asian="en" style:country-asian="US" style:language-complex="ar" style:country-complex="SA"/>
    </style:style>
    <style:style style:name="T2620" style:parent-style-name="Policepardéfaut" style:family="text">
      <style:text-properties style:font-name="Apercu, apple-system, system-ui" fo:color="#10162F" fo:font-size="14pt" style:font-size-asian="14pt"/>
    </style:style>
    <style:style style:name="T262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62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623" style:parent-style-name="Policepardéfaut" style:family="text">
      <style:text-properties style:font-name="Apercu, apple-system, system-ui" fo:color="#10162F" fo:font-size="14pt" style:font-size-asian="14pt"/>
    </style:style>
    <style:style style:name="P2624" style:parent-style-name="Textbody" style:family="paragraph">
      <style:paragraph-properties fo:text-align="justify" fo:margin-bottom="0in"/>
    </style:style>
    <style:style style:name="T2625" style:parent-style-name="Policepardéfaut" style:family="text">
      <style:text-properties fo:language="en" fo:country="US" style:language-asian="en" style:country-asian="US" style:language-complex="ar" style:country-complex="SA"/>
    </style:style>
    <style:style style:name="P2626" style:parent-style-name="Textbody" style:family="paragraph">
      <style:text-properties fo:language="en" fo:country="US"/>
    </style:style>
    <style:style style:name="T2627"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628" style:parent-style-name="Textbody" style:family="paragraph">
      <style:paragraph-properties fo:text-align="justify"/>
      <style:text-properties style:font-name="Apercu, apple-system, system-ui" fo:color="#10162F" fo:font-size="14pt" style:font-size-asian="14pt"/>
    </style:style>
    <style:style style:name="P2629" style:parent-style-name="Standard" style:family="paragraph">
      <style:paragraph-properties fo:text-align="justify"/>
    </style:style>
    <style:style style:name="P2630" style:parent-style-name="Titre3" style:family="paragraph">
      <style:paragraph-properties fo:text-align="justify" fo:margin-top="0in" fo:margin-bottom="0in" fo:line-height="130%"/>
      <style:text-properties style:font-name="Apercu, apple-system, system-ui" fo:font-weight="normal" style:font-weight-asian="normal"/>
    </style:style>
    <style:style style:name="P2631" style:parent-style-name="Textbody" style:family="paragraph">
      <style:paragraph-properties fo:text-align="justify"/>
      <style:text-properties style:font-name="Apercu, apple-system, system-ui" fo:color="#10162F" fo:font-size="14pt" style:font-size-asian="14pt"/>
    </style:style>
    <style:style style:name="P2632" style:parent-style-name="Textbody" style:family="paragraph">
      <style:paragraph-properties fo:text-align="justify" fo:line-height="160%"/>
      <style:text-properties style:font-name="Apercu, apple-system, system-ui" fo:color="#10162F" fo:font-size="14pt" style:font-size-asian="14pt"/>
    </style:style>
    <style:style style:name="P2633" style:parent-style-name="Textbody" style:family="paragraph">
      <style:paragraph-properties fo:text-align="justify" fo:margin-bottom="0in"/>
    </style:style>
    <style:style style:name="T2634" style:parent-style-name="Policepardéfaut" style:family="text">
      <style:text-properties fo:language="en" fo:country="US" style:language-asian="en" style:country-asian="US" style:language-complex="ar" style:country-complex="SA"/>
    </style:style>
    <style:style style:name="T2635"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636" style:parent-style-name="Textbody" style:family="paragraph">
      <style:paragraph-properties fo:text-align="justify"/>
      <style:text-properties style:font-name="Apercu, apple-system, system-ui" fo:color="#10162F" fo:font-size="14pt" style:font-size-asian="14pt"/>
    </style:style>
    <style:style style:name="P2637" style:parent-style-name="Textbody" style:family="paragraph">
      <style:paragraph-properties fo:text-align="justify" fo:line-height="160%"/>
      <style:text-properties style:font-name="Apercu, apple-system, system-ui" fo:color="#10162F" fo:font-size="14pt" style:font-size-asian="14pt"/>
    </style:style>
    <style:style style:name="P2638"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2639"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2640" style:parent-style-name="Textbody" style:family="paragraph">
      <style:paragraph-properties fo:text-align="justify" fo:margin-bottom="0in" fo:line-height="160%"/>
    </style:style>
    <style:style style:name="T2641" style:parent-style-name="Policepardéfaut" style:family="text">
      <style:text-properties fo:language="en" fo:country="US" style:language-asian="en" style:country-asian="US" style:language-complex="ar" style:country-complex="SA"/>
    </style:style>
    <style:style style:name="T2642"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643" style:parent-style-name="Textbody" style:family="paragraph">
      <style:paragraph-properties fo:text-align="justify" fo:margin-bottom="0in" fo:line-height="160%"/>
      <style:text-properties style:font-name="Apercu, apple-system, system-ui" fo:color="#10162F" fo:font-size="14pt" style:font-size-asian="14pt"/>
    </style:style>
    <style:style style:name="P2644"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2645" style:parent-style-name="Textbody" style:family="paragraph">
      <style:paragraph-properties fo:text-align="justify" fo:margin-bottom="0in" fo:line-height="160%"/>
    </style:style>
    <style:style style:name="T2646" style:parent-style-name="Policepardéfaut" style:family="text">
      <style:text-properties fo:language="en" fo:country="US" style:language-asian="en" style:country-asian="US" style:language-complex="ar" style:country-complex="SA"/>
    </style:style>
    <style:style style:name="T2647"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648" style:parent-style-name="Textbody" style:family="paragraph">
      <style:paragraph-properties fo:text-align="justify" fo:margin-bottom="0in" fo:line-height="160%"/>
      <style:text-properties style:font-name="Apercu, apple-system, system-ui" fo:color="#10162F" fo:font-size="14pt" style:font-size-asian="14pt"/>
    </style:style>
    <style:style style:name="P2649" style:parent-style-name="Textbody" style:family="paragraph">
      <style:paragraph-properties fo:text-align="justify" fo:margin-bottom="0in" fo:line-height="160%"/>
    </style:style>
    <style:style style:name="T2650" style:parent-style-name="Policepardéfaut" style:family="text">
      <style:text-properties fo:language="en" fo:country="US" style:language-asian="en" style:country-asian="US" style:language-complex="ar" style:country-complex="SA"/>
    </style:style>
    <style:style style:name="T2651"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652" style:parent-style-name="Textbody" style:family="paragraph">
      <style:paragraph-properties fo:text-align="justify" fo:margin-bottom="0in" fo:line-height="160%"/>
      <style:text-properties style:font-name="Apercu, apple-system, system-ui" fo:color="#10162F" fo:font-size="14pt" style:font-size-asian="14pt"/>
    </style:style>
    <style:style style:name="P2653"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2654" style:parent-style-name="Textbody" style:family="paragraph">
      <style:paragraph-properties fo:text-align="justify" fo:margin-bottom="0in" fo:line-height="160%" fo:margin-left="0in" fo:text-indent="0in">
        <style:tab-stops/>
      </style:paragraph-properties>
      <style:text-properties style:font-name="Apercu, apple-system, system-ui" fo:color="#10162F" fo:font-size="14pt" style:font-size-asian="14pt"/>
    </style:style>
    <style:style style:name="P2655" style:parent-style-name="Standard" style:family="paragraph">
      <style:paragraph-properties fo:text-align="justify"/>
    </style:style>
    <style:style style:name="P2656" style:parent-style-name="Titre3" style:family="paragraph">
      <style:paragraph-properties fo:text-align="justify"/>
    </style:style>
    <style:style style:name="P2657" style:parent-style-name="Textbody" style:family="paragraph">
      <style:paragraph-properties fo:text-align="justify"/>
    </style:style>
    <style:style style:name="P2658" style:parent-style-name="Textbody" style:family="paragraph">
      <style:paragraph-properties fo:text-align="justify" fo:margin-bottom="0in" fo:line-height="160%"/>
    </style:style>
    <style:style style:name="T2659" style:parent-style-name="SourceText" style:family="text">
      <style:text-properties style:font-name="Monaco, Menlo, 'Ubuntu Mono', '" style:font-name-asian="Monaco, Menlo, 'Ubuntu Mono', '" style:font-name-complex="Monaco, Menlo, 'Ubuntu Mono', '"/>
    </style:style>
    <style:style style:name="P2660" style:parent-style-name="Textbody" style:family="paragraph">
      <style:paragraph-properties fo:text-align="justify" fo:margin-bottom="0in"/>
    </style:style>
    <style:style style:name="T2661" style:parent-style-name="Policepardéfaut" style:family="text">
      <style:text-properties fo:language="en" fo:country="US" style:language-asian="en" style:country-asian="US" style:language-complex="ar" style:country-complex="SA"/>
    </style:style>
    <style:style style:name="T2662" style:parent-style-name="Policepardéfaut" style:family="text">
      <style:text-properties style:text-underline-type="single" style:text-underline-style="solid" style:text-underline-width="auto" style:text-underline-mode="continuous"/>
    </style:style>
    <style:style style:name="P2663" style:parent-style-name="Textbody" style:family="paragraph">
      <style:paragraph-properties fo:text-align="justify"/>
    </style:style>
    <style:style style:name="P2664" style:parent-style-name="Textbody" style:family="paragraph">
      <style:paragraph-properties fo:text-align="justify" fo:line-height="160%"/>
    </style:style>
    <style:style style:name="P2665" style:parent-style-name="Textbody" style:family="paragraph">
      <style:paragraph-properties fo:text-align="justify" fo:margin-bottom="0in"/>
    </style:style>
    <style:style style:name="T2666" style:parent-style-name="Policepardéfaut" style:family="text">
      <style:text-properties fo:language="en" fo:country="US" style:language-asian="en" style:country-asian="US" style:language-complex="ar" style:country-complex="SA"/>
    </style:style>
    <style:style style:name="T2667" style:parent-style-name="Accentuation" style:family="text">
      <style:text-properties style:text-underline-type="single" style:text-underline-style="solid" style:text-underline-width="auto" style:text-underline-mode="continuous"/>
    </style:style>
    <style:style style:name="P2668" style:parent-style-name="Textbody" style:family="paragraph">
      <style:paragraph-properties fo:text-align="justify" fo:margin-bottom="0in"/>
    </style:style>
    <style:style style:name="P2669" style:parent-style-name="Textbody" style:family="paragraph">
      <style:paragraph-properties fo:text-align="justify" fo:margin-bottom="0in"/>
    </style:style>
    <style:style style:name="T2670" style:parent-style-name="Policepardéfaut" style:family="text">
      <style:text-properties fo:language="en" fo:country="US" style:language-asian="en" style:country-asian="US" style:language-complex="ar" style:country-complex="SA"/>
    </style:style>
    <style:style style:name="T2671" style:parent-style-name="Policepardéfaut" style:family="text">
      <style:text-properties style:text-underline-type="single" style:text-underline-style="solid" style:text-underline-width="auto" style:text-underline-mode="continuous"/>
    </style:style>
    <style:style style:name="P2672" style:parent-style-name="Textbody" style:family="paragraph">
      <style:paragraph-properties fo:text-align="justify"/>
    </style:style>
    <style:style style:name="P2673" style:parent-style-name="Textbody" style:family="paragraph">
      <style:paragraph-properties fo:text-align="justify" fo:margin-bottom="0in" fo:line-height="160%"/>
    </style:style>
    <style:style style:name="P2674" style:parent-style-name="Textbody" style:family="paragraph">
      <style:paragraph-properties fo:text-align="justify" fo:margin-bottom="0in"/>
    </style:style>
    <style:style style:name="P2675" style:parent-style-name="Titre3" style:family="paragraph">
      <style:paragraph-properties fo:text-align="justify"/>
      <style:text-properties style:font-name="Apercu, apple-system, system-ui" fo:font-weight="normal" style:font-weight-asian="normal"/>
    </style:style>
    <style:style style:name="P2676" style:parent-style-name="Textbody" style:family="paragraph">
      <style:paragraph-properties fo:line-height="160%"/>
      <style:text-properties style:font-name="Apercu, apple-system, system-ui" fo:color="#10162F" fo:font-size="14pt" style:font-size-asian="14pt"/>
    </style:style>
    <style:style style:name="P2677" style:parent-style-name="Textbody" style:family="paragraph">
      <style:paragraph-properties fo:margin-bottom="0in"/>
    </style:style>
    <style:style style:name="T2678" style:parent-style-name="Policepardéfaut" style:family="text">
      <style:text-properties fo:language="en" fo:country="US" style:language-asian="en" style:country-asian="US" style:language-complex="ar" style:country-complex="SA"/>
    </style:style>
    <style:style style:name="T2679"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P2680" style:parent-style-name="Textbody" style:family="paragraph">
      <style:paragraph-properties fo:margin-bottom="0in"/>
    </style:style>
    <style:style style:name="T2681" style:parent-style-name="Policepardéfaut" style:family="text">
      <style:text-properties style:font-name="Apercu, apple-system, system-ui" fo:color="#10162F" fo:font-size="14pt" style:font-size-asian="14pt"/>
    </style:style>
    <style:style style:name="T268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683" style:parent-style-name="Policepardéfaut" style:family="text">
      <style:text-properties style:font-name="Apercu, apple-system, system-ui" fo:color="#10162F" fo:font-size="14pt" style:font-size-asian="14pt"/>
    </style:style>
    <style:style style:name="P2684" style:parent-style-name="Textbody" style:family="paragraph">
      <style:text-properties fo:color="#10162F"/>
    </style:style>
    <style:style style:name="P2685" style:parent-style-name="Textbody" style:family="paragraph">
      <style:paragraph-properties fo:margin-bottom="0in" fo:line-height="160%"/>
    </style:style>
    <style:style style:name="T2686" style:parent-style-name="Policepardéfaut" style:family="text">
      <style:text-properties style:font-name="Apercu, apple-system, system-ui" fo:color="#10162F" fo:font-size="14pt" style:font-size-asian="14pt"/>
    </style:style>
    <style:style style:name="T268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688" style:parent-style-name="Policepardéfaut" style:family="text">
      <style:text-properties style:font-name="Apercu, apple-system, system-ui" fo:color="#10162F" fo:font-size="14pt" style:font-size-asian="14pt"/>
    </style:style>
    <style:style style:name="P2689" style:parent-style-name="Textbody" style:family="paragraph">
      <style:paragraph-properties fo:margin-bottom="0in" fo:line-height="160%" fo:margin-left="0in" fo:text-indent="0in">
        <style:tab-stops/>
      </style:paragraph-properties>
    </style:style>
    <style:style style:name="T269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691" style:parent-style-name="Policepardéfaut" style:family="text">
      <style:text-properties style:font-name="Apercu, apple-system, system-ui" fo:color="#10162F" fo:font-size="14pt" style:font-size-asian="14pt"/>
    </style:style>
    <style:style style:name="T269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693" style:parent-style-name="Policepardéfaut" style:family="text">
      <style:text-properties style:font-name="Apercu, apple-system, system-ui" fo:color="#10162F" fo:font-size="14pt" style:font-size-asian="14pt"/>
    </style:style>
    <style:style style:name="T2694" style:parent-style-name="Policepardéfaut" style:family="text">
      <style:text-properties style:font-name="Apercu, apple-system, system-ui" fo:color="#10162F" fo:font-size="14pt" style:font-size-asian="14pt"/>
    </style:style>
    <style:style style:name="T269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696" style:parent-style-name="Policepardéfaut" style:family="text">
      <style:text-properties style:font-name="Apercu, apple-system, system-ui" fo:color="#10162F" fo:font-size="14pt" style:font-size-asian="14pt"/>
    </style:style>
    <style:style style:name="P2697" style:parent-style-name="Textbody" style:family="paragraph">
      <style:paragraph-properties fo:margin-bottom="0in" fo:line-height="160%" fo:margin-left="0in" fo:text-indent="0in">
        <style:tab-stops/>
      </style:paragraph-properties>
    </style:style>
    <style:style style:name="T2698"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699" style:parent-style-name="SourceText" style:family="text">
      <style:text-properties style:font-name="Monaco, Menlo, 'Ubuntu Mono', '" style:font-name-asian="Monaco, Menlo, 'Ubuntu Mono', '" style:font-name-complex="Monaco, Menlo, 'Ubuntu Mono', '" fo:color="#158466" fo:font-size="14pt" style:font-size-asian="14pt"/>
    </style:style>
    <style:style style:name="T270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701" style:parent-style-name="Policepardéfaut" style:family="text">
      <style:text-properties style:font-name="Apercu, apple-system, system-ui" fo:color="#10162F" fo:font-size="14pt" style:font-size-asian="14pt"/>
    </style:style>
    <style:style style:name="P2702" style:parent-style-name="Textbody" style:family="paragraph">
      <style:paragraph-properties fo:margin-bottom="0in" fo:line-height="160%" fo:margin-left="0in" fo:text-indent="0in">
        <style:tab-stops/>
      </style:paragraph-properties>
    </style:style>
    <style:style style:name="T270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704" style:parent-style-name="Policepardéfaut" style:family="text">
      <style:text-properties style:font-name="Apercu, apple-system, system-ui" fo:color="#10162F" fo:font-size="14pt" style:font-size-asian="14pt"/>
    </style:style>
    <style:style style:name="P2705" style:parent-style-name="Textbody" style:family="paragraph">
      <style:paragraph-properties fo:margin-bottom="0in" fo:line-height="160%"/>
    </style:style>
    <style:style style:name="T2706" style:parent-style-name="Policepardéfaut" style:family="text">
      <style:text-properties fo:language="en" fo:country="US" style:language-asian="en" style:country-asian="US" style:language-complex="ar" style:country-complex="SA"/>
    </style:style>
    <style:style style:name="T2707"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708" style:parent-style-name="Textbody" style:family="paragraph">
      <style:paragraph-properties fo:margin-bottom="0in" fo:line-height="160%"/>
      <style:text-properties style:font-name="Apercu, apple-system, system-ui" fo:color="#10162F" fo:font-size="14pt" style:font-size-asian="14pt"/>
    </style:style>
    <style:style style:name="P2709" style:parent-style-name="Textbody" style:family="paragraph">
      <style:paragraph-properties fo:margin-bottom="0in" fo:line-height="160%" fo:margin-left="0in" fo:text-indent="0in">
        <style:tab-stops/>
      </style:paragraph-properties>
    </style:style>
    <style:style style:name="T2710" style:parent-style-name="Policepardéfaut" style:family="text">
      <style:text-properties style:font-name="Apercu, apple-system, system-ui" fo:color="#10162F" fo:font-size="14pt" style:font-size-asian="14pt"/>
    </style:style>
    <style:style style:name="T271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712" style:parent-style-name="Policepardéfaut" style:family="text">
      <style:text-properties style:font-name="Apercu, apple-system, system-ui" fo:color="#10162F" fo:font-size="14pt" style:font-size-asian="14pt"/>
    </style:style>
    <style:style style:name="T271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714" style:parent-style-name="Policepardéfaut" style:family="text">
      <style:text-properties style:font-name="Apercu, apple-system, system-ui" fo:color="#10162F" fo:font-size="14pt" style:font-size-asian="14pt"/>
    </style:style>
    <style:style style:name="P2715" style:parent-style-name="Textbody" style:family="paragraph">
      <style:paragraph-properties fo:margin-bottom="0in" fo:line-height="160%"/>
    </style:style>
    <style:style style:name="T2716" style:parent-style-name="Policepardéfaut" style:family="text">
      <style:text-properties style:font-name="Apercu, apple-system, system-ui" fo:color="#10162F" fo:font-size="14pt" style:font-size-asian="14pt"/>
    </style:style>
    <style:style style:name="T271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718" style:parent-style-name="Policepardéfaut" style:family="text">
      <style:text-properties style:font-name="Apercu, apple-system, system-ui" fo:color="#10162F" fo:font-size="14pt" style:font-size-asian="14pt"/>
    </style:style>
    <style:style style:name="T2719"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72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721"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72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723"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72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725"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72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727"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72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729"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73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P2731" style:parent-style-name="Textbody" style:family="paragraph">
      <style:paragraph-properties fo:line-height="160%"/>
    </style:style>
    <style:style style:name="T2732"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2733" style:parent-style-name="Policepardéfaut" style:family="text">
      <style:text-properties style:font-name="Apercu, apple-system, system-ui" fo:color="#10162F" fo:font-size="14pt" style:font-size-asian="14pt"/>
    </style:style>
    <style:style style:name="T2734"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73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736"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73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738" style:parent-style-name="SourceText" style:family="text">
      <style:text-properties fo:color="#FFFFFF" fo:background-color="#211E2F" fo:language="en" fo:country="US"/>
    </style:style>
    <style:style style:name="T2739"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74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741"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74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743"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74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745"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746"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747"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748"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2749"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750"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75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752" style:parent-style-name="Textbody" style:family="paragraph">
      <style:paragraph-properties fo:line-height="160%"/>
    </style:style>
    <style:style style:name="T2753"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2754" style:parent-style-name="Policepardéfaut" style:family="text">
      <style:text-properties style:font-name="Apercu, apple-system, system-ui" fo:color="#10162F" fo:font-size="14pt" style:font-size-asian="14pt"/>
    </style:style>
    <style:style style:name="P2755" style:parent-style-name="Textbody" style:family="paragraph">
      <style:paragraph-properties fo:margin-bottom="0in" fo:line-height="160%"/>
      <style:text-properties style:font-name="Apercu, apple-system, system-ui" fo:color="#10162F" fo:font-size="14pt" style:font-size-asian="14pt"/>
    </style:style>
    <style:style style:name="P2756" style:parent-style-name="Textbody" style:family="paragraph">
      <style:paragraph-properties fo:margin-bottom="0in"/>
    </style:style>
    <style:style style:name="T2757" style:parent-style-name="Policepardéfaut" style:family="text">
      <style:text-properties fo:language="en" fo:country="US" style:language-asian="en" style:country-asian="US" style:language-complex="ar" style:country-complex="SA"/>
    </style:style>
    <style:style style:name="T2758"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759" style:parent-style-name="Textbody" style:family="paragraph">
      <style:paragraph-properties fo:margin-bottom="0in"/>
      <style:text-properties style:font-name="Apercu, apple-system, system-ui" fo:color="#10162F" fo:font-size="14pt" style:font-size-asian="14pt"/>
    </style:style>
    <style:style style:name="P2760" style:parent-style-name="Textbody" style:family="paragraph">
      <style:paragraph-properties fo:margin-bottom="0in"/>
    </style:style>
    <style:style style:name="T2761" style:parent-style-name="Policepardéfaut" style:family="text">
      <style:text-properties fo:language="en" fo:country="US" style:language-asian="en" style:country-asian="US" style:language-complex="ar" style:country-complex="SA"/>
    </style:style>
    <style:style style:name="T2762"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2763" style:parent-style-name="Textbody" style:family="paragraph">
      <style:text-properties style:font-name="Apercu, apple-system, system-ui" fo:color="#10162F" fo:font-size="14pt" style:font-size-asian="14pt"/>
    </style:style>
    <style:style style:name="P2764" style:parent-style-name="Standard" style:family="paragraph">
      <style:paragraph-properties fo:text-align="justify"/>
    </style:style>
    <style:style style:name="P2765" style:parent-style-name="Titre3" style:family="paragraph">
      <style:paragraph-properties fo:text-align="justify"/>
      <style:text-properties style:font-name="Apercu, apple-system, system-ui" fo:font-weight="normal" style:font-weight-asian="normal"/>
    </style:style>
    <style:style style:name="P2766" style:parent-style-name="Textbody" style:family="paragraph">
      <style:text-properties style:font-name="Apercu, apple-system, system-ui" fo:color="#10162F" fo:font-size="14pt" style:font-size-asian="14pt"/>
    </style:style>
    <style:style style:name="P2767" style:parent-style-name="Textbody" style:family="paragraph">
      <style:paragraph-properties fo:margin-bottom="0in" fo:line-height="160%"/>
    </style:style>
    <style:style style:name="T2768" style:parent-style-name="Policepardéfaut" style:family="text">
      <style:text-properties style:font-name="Apercu, apple-system, system-ui" fo:color="#10162F" fo:font-size="14pt" style:font-size-asian="14pt"/>
    </style:style>
    <style:style style:name="T2769" style:parent-style-name="Policepardéfaut" style:family="text">
      <style:text-properties style:font-name="Apercu, apple-system, system-ui" fo:color="#10162F" fo:font-size="14pt" style:font-size-asian="14pt"/>
    </style:style>
    <style:style style:name="T277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771" style:parent-style-name="Policepardéfaut" style:family="text">
      <style:text-properties style:font-name="Apercu, apple-system, system-ui" fo:color="#10162F" fo:font-size="14pt" style:font-size-asian="14pt"/>
    </style:style>
    <style:style style:name="P2772" style:parent-style-name="Textbody" style:family="paragraph">
      <style:paragraph-properties fo:margin-bottom="0in"/>
    </style:style>
    <style:style style:name="T2773" style:parent-style-name="Policepardéfaut" style:family="text">
      <style:text-properties fo:language="en" fo:country="US" style:language-asian="en" style:country-asian="US" style:language-complex="ar" style:country-complex="SA"/>
    </style:style>
    <style:style style:name="T2774"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P2775" style:parent-style-name="Textbody" style:family="paragraph">
      <style:paragraph-properties fo:margin-bottom="0in"/>
    </style:style>
    <style:style style:name="T2776" style:parent-style-name="Policepardéfaut" style:family="text">
      <style:text-properties style:font-name="Apercu, apple-system, system-ui" fo:color="#10162F" fo:font-size="14pt" style:font-size-asian="14pt"/>
    </style:style>
    <style:style style:name="T2777" style:parent-style-name="Policepardéfaut" style:family="text">
      <style:text-properties style:font-name="Apercu, apple-system, system-ui" fo:color="#10162F" fo:font-size="14pt" style:font-size-asian="14pt"/>
    </style:style>
    <style:style style:name="T2778"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779" style:parent-style-name="Policepardéfaut" style:family="text">
      <style:text-properties style:font-name="Apercu, apple-system, system-ui" fo:color="#10162F" fo:font-size="14pt" style:font-size-asian="14pt"/>
    </style:style>
    <style:style style:name="T2780" style:parent-style-name="SourceText" style:family="text">
      <style:text-properties style:font-name="Monaco, Menlo, 'Ubuntu Mono', '" style:font-name-asian="Monaco, Menlo, 'Ubuntu Mono', '" style:font-name-complex="Monaco, Menlo, 'Ubuntu Mono', '" fo:color="#B3CCFF" fo:font-size="14pt" style:font-size-asian="14pt" fo:background-color="#211E2F"/>
    </style:style>
    <style:style style:name="T278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782"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78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784"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785"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786"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787"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788"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789"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790"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79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792" style:parent-style-name="SourceText" style:family="text">
      <style:text-properties style:font-name="Monaco, Menlo, 'Ubuntu Mono', '" style:font-name-asian="Monaco, Menlo, 'Ubuntu Mono', '" style:font-name-complex="Monaco, Menlo, 'Ubuntu Mono', '" fo:color="#B3CCFF" fo:font-size="14pt" style:font-size-asian="14pt" fo:background-color="#211E2F"/>
    </style:style>
    <style:style style:name="T279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794"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795"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796"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2797"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798"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799"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800" style:parent-style-name="SourceText" style:family="text">
      <style:text-properties fo:color="#FFFFFF" fo:background-color="#211E2F"/>
    </style:style>
    <style:style style:name="T2801" style:parent-style-name="SourceText" style:family="text">
      <style:text-properties style:font-name="Monaco, Menlo, 'Ubuntu Mono', '" style:font-name-asian="Monaco, Menlo, 'Ubuntu Mono', '" style:font-name-complex="Monaco, Menlo, 'Ubuntu Mono', '" fo:color="#B3CCFF" fo:font-size="14pt" style:font-size-asian="14pt" fo:background-color="#211E2F"/>
    </style:style>
    <style:style style:name="T280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803"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804"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805"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80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807"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808" style:parent-style-name="Textbody" style:family="paragraph">
      <style:paragraph-properties fo:margin-bottom="0in" fo:line-height="160%"/>
    </style:style>
    <style:style style:name="T2809" style:parent-style-name="Policepardéfaut" style:family="text">
      <style:text-properties fo:language="en" fo:country="US" style:language-asian="en" style:country-asian="US" style:language-complex="ar" style:country-complex="SA"/>
    </style:style>
    <style:style style:name="T281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11" style:parent-style-name="Policepardéfaut" style:family="text">
      <style:text-properties style:font-name="Apercu, apple-system, system-ui" fo:color="#10162F" fo:font-size="14pt" style:font-size-asian="14pt"/>
    </style:style>
    <style:style style:name="P2812" style:parent-style-name="Textbody" style:family="paragraph">
      <style:paragraph-properties fo:margin-bottom="0in"/>
    </style:style>
    <style:style style:name="T2813" style:parent-style-name="Policepardéfaut" style:family="text">
      <style:text-properties fo:language="en" fo:country="US" style:language-asian="en" style:country-asian="US" style:language-complex="ar" style:country-complex="SA"/>
    </style:style>
    <style:style style:name="P2814" style:parent-style-name="Textbody" style:family="paragraph">
      <style:text-properties fo:language="en" fo:country="US"/>
    </style:style>
    <style:style style:name="T2815"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P2816" style:parent-style-name="Textbody" style:family="paragraph">
      <style:paragraph-properties fo:margin-bottom="0in"/>
    </style:style>
    <style:style style:name="T2817" style:parent-style-name="Policepardéfaut" style:family="text">
      <style:text-properties fo:color="#10162F"/>
    </style:style>
    <style:style style:name="T2818" style:parent-style-name="Policepardéfaut" style:family="text">
      <style:text-properties style:font-name="Apercu, apple-system, system-ui" fo:color="#10162F" fo:font-size="14pt" style:font-size-asian="14pt"/>
    </style:style>
    <style:style style:name="T281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20" style:parent-style-name="Policepardéfaut" style:family="text">
      <style:text-properties style:font-name="Apercu, apple-system, system-ui" fo:color="#10162F" fo:font-size="14pt" style:font-size-asian="14pt"/>
    </style:style>
    <style:style style:name="P2821" style:parent-style-name="Textbody" style:family="paragraph">
      <style:paragraph-properties fo:line-height="160%"/>
      <style:text-properties style:font-name="Apercu, apple-system, system-ui" fo:color="#10162F" fo:font-size="14pt" style:font-size-asian="14pt"/>
    </style:style>
    <style:style style:name="P2822" style:parent-style-name="Textbody" style:family="paragraph">
      <style:paragraph-properties fo:margin-bottom="0in" fo:line-height="160%" fo:margin-left="0in" fo:text-indent="0in">
        <style:tab-stops/>
      </style:paragraph-properties>
    </style:style>
    <style:style style:name="T282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24" style:parent-style-name="Policepardéfaut" style:family="text">
      <style:text-properties style:font-name="Apercu, apple-system, system-ui" fo:color="#10162F" fo:font-size="14pt" style:font-size-asian="14pt"/>
    </style:style>
    <style:style style:name="P2825" style:parent-style-name="Textbody" style:family="paragraph">
      <style:paragraph-properties fo:margin-bottom="0in" fo:line-height="160%" fo:margin-left="0in" fo:text-indent="0in">
        <style:tab-stops/>
      </style:paragraph-properties>
    </style:style>
    <style:style style:name="T282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27" style:parent-style-name="Policepardéfaut" style:family="text">
      <style:text-properties style:font-name="Apercu, apple-system, system-ui" fo:color="#10162F" fo:font-size="14pt" style:font-size-asian="14pt"/>
    </style:style>
    <style:style style:name="T2828"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29" style:parent-style-name="Policepardéfaut" style:family="text">
      <style:text-properties style:font-name="Apercu, apple-system, system-ui" fo:color="#10162F" fo:font-size="14pt" style:font-size-asian="14pt"/>
    </style:style>
    <style:style style:name="T283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31" style:parent-style-name="Policepardéfaut" style:family="text">
      <style:text-properties style:font-name="Apercu, apple-system, system-ui" fo:color="#10162F" fo:font-size="14pt" style:font-size-asian="14pt"/>
    </style:style>
    <style:style style:name="P2832" style:parent-style-name="Textbody" style:family="paragraph">
      <style:paragraph-properties fo:margin-bottom="0in" fo:line-height="160%" fo:margin-left="0in" fo:text-indent="0in">
        <style:tab-stops/>
      </style:paragraph-properties>
    </style:style>
    <style:style style:name="T283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34" style:parent-style-name="Policepardéfaut" style:family="text">
      <style:text-properties style:font-name="Apercu, apple-system, system-ui" fo:color="#10162F" fo:font-size="14pt" style:font-size-asian="14pt"/>
    </style:style>
    <style:style style:name="T2835" style:parent-style-name="Policepardéfaut" style:family="text">
      <style:text-properties style:font-name="Apercu, apple-system, system-ui" fo:color="#10162F" fo:font-size="14pt" style:font-size-asian="14pt"/>
    </style:style>
    <style:style style:name="T283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37" style:parent-style-name="Policepardéfaut" style:family="text">
      <style:text-properties style:font-name="Apercu, apple-system, system-ui" fo:color="#10162F" fo:font-size="14pt" style:font-size-asian="14pt"/>
    </style:style>
    <style:style style:name="P2838" style:parent-style-name="Textbody" style:family="paragraph">
      <style:paragraph-properties fo:margin-bottom="0in" fo:line-height="160%" fo:margin-left="0in" fo:text-indent="0in">
        <style:tab-stops/>
      </style:paragraph-properties>
    </style:style>
    <style:style style:name="T283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40" style:parent-style-name="Policepardéfaut" style:family="text">
      <style:text-properties style:font-name="Apercu, apple-system, system-ui" fo:color="#10162F" fo:font-size="14pt" style:font-size-asian="14pt"/>
    </style:style>
    <style:style style:name="T284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42" style:parent-style-name="Policepardéfaut" style:family="text">
      <style:text-properties style:font-name="Apercu, apple-system, system-ui" fo:color="#10162F" fo:font-size="14pt" style:font-size-asian="14pt"/>
    </style:style>
    <style:style style:name="T284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44" style:parent-style-name="Policepardéfaut" style:family="text">
      <style:text-properties style:font-name="Apercu, apple-system, system-ui" fo:color="#10162F" fo:font-size="14pt" style:font-size-asian="14pt"/>
    </style:style>
    <style:style style:name="P2845" style:parent-style-name="Textbody" style:family="paragraph">
      <style:paragraph-properties fo:margin-bottom="0in" fo:line-height="160%"/>
    </style:style>
    <style:style style:name="T2846" style:parent-style-name="Policepardéfaut" style:family="text">
      <style:text-properties style:font-name="Apercu, apple-system, system-ui" fo:color="#10162F" fo:font-size="14pt" style:font-size-asian="14pt" fo:language="en" fo:country="US"/>
    </style:style>
    <style:style style:name="T2847" style:parent-style-name="Policepardéfaut" style:family="text">
      <style:text-properties style:font-name="Apercu, apple-system, system-ui" fo:color="#10162F" fo:font-size="14pt" style:font-size-asian="14pt" fo:language="en" fo:country="US"/>
    </style:style>
    <style:style style:name="T2848"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2849" style:parent-style-name="Policepardéfaut" style:family="text">
      <style:text-properties style:font-name="Apercu, apple-system, system-ui" fo:color="#10162F" fo:font-size="14pt" style:font-size-asian="14pt" fo:language="en" fo:country="US"/>
    </style:style>
    <style:style style:name="T2850"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2851" style:parent-style-name="Policepardéfaut" style:family="text">
      <style:text-properties style:font-name="Apercu, apple-system, system-ui" fo:color="#10162F" fo:font-size="14pt" style:font-size-asian="14pt" fo:language="en" fo:country="US"/>
    </style:style>
    <style:style style:name="T2852"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85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854"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85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856"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85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858"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T2859"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860"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861"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286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863"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864"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865" style:parent-style-name="SourceText" style:family="text">
      <style:text-properties style:font-name="Monaco, Menlo, 'Ubuntu Mono', '" style:font-name-asian="Monaco, Menlo, 'Ubuntu Mono', '" style:font-name-complex="Monaco, Menlo, 'Ubuntu Mono', '" fo:color="#939598" fo:font-size="14pt" style:font-size-asian="14pt" fo:background-color="#211E2F"/>
    </style:style>
    <style:style style:name="P2866" style:parent-style-name="Standard" style:family="paragraph">
      <style:paragraph-properties fo:text-align="justify"/>
    </style:style>
    <style:style style:name="P2867" style:parent-style-name="Titre3" style:family="paragraph">
      <style:paragraph-properties fo:text-align="justify"/>
      <style:text-properties style:font-name="Apercu, apple-system, system-ui" fo:font-weight="normal" style:font-weight-asian="normal"/>
    </style:style>
    <style:style style:name="P2868" style:parent-style-name="Textbody" style:family="paragraph">
      <style:text-properties style:font-name="Apercu, apple-system, system-ui" fo:color="#10162F" fo:font-size="14pt" style:font-size-asian="14pt"/>
    </style:style>
    <style:style style:name="P2869" style:parent-style-name="Textbody" style:family="paragraph">
      <style:paragraph-properties fo:line-height="160%"/>
      <style:text-properties style:font-name="Apercu, apple-system, system-ui" fo:color="#10162F" fo:font-size="14pt" style:font-size-asian="14pt"/>
    </style:style>
    <style:style style:name="P2870" style:parent-style-name="Textbody" style:family="paragraph">
      <style:paragraph-properties fo:margin-bottom="0in"/>
    </style:style>
    <style:style style:name="T2871" style:parent-style-name="Policepardéfaut" style:family="text">
      <style:text-properties fo:language="en" fo:country="US" style:language-asian="en" style:country-asian="US" style:language-complex="ar" style:country-complex="SA"/>
    </style:style>
    <style:style style:name="P2872" style:parent-style-name="Textbody" style:family="paragraph">
      <style:text-properties fo:language="en" fo:country="US"/>
    </style:style>
    <style:style style:name="T2873"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P2874" style:parent-style-name="Textbody" style:family="paragraph">
      <style:paragraph-properties fo:margin-bottom="0in"/>
      <style:text-properties style:font-name="Apercu, apple-system, system-ui" fo:color="#10162F" fo:font-size="14pt" style:font-size-asian="14pt"/>
    </style:style>
    <style:style style:name="P2875" style:parent-style-name="Textbody" style:family="paragraph">
      <style:paragraph-properties fo:margin-bottom="0in"/>
    </style:style>
    <style:style style:name="T2876" style:parent-style-name="Policepardéfaut" style:family="text">
      <style:text-properties fo:language="en" fo:country="US" style:language-asian="en" style:country-asian="US" style:language-complex="ar" style:country-complex="SA"/>
    </style:style>
    <style:style style:name="T2877"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P2878" style:parent-style-name="Textbody" style:family="paragraph">
      <style:paragraph-properties fo:margin-bottom="0in"/>
    </style:style>
    <style:style style:name="T2879" style:parent-style-name="Policepardéfaut" style:family="text">
      <style:text-properties style:font-name="Apercu, apple-system, system-ui" fo:color="#10162F" fo:font-size="14pt" style:font-size-asian="14pt"/>
    </style:style>
    <style:style style:name="T288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81" style:parent-style-name="Policepardéfaut" style:family="text">
      <style:text-properties style:font-name="Apercu, apple-system, system-ui" fo:color="#10162F" fo:font-size="14pt" style:font-size-asian="14pt"/>
    </style:style>
    <style:style style:name="T288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83" style:parent-style-name="Policepardéfaut" style:family="text">
      <style:text-properties style:font-name="Apercu, apple-system, system-ui" fo:color="#10162F" fo:font-size="14pt" style:font-size-asian="14pt"/>
    </style:style>
    <style:style style:name="T2884" style:parent-style-name="Policepardéfaut" style:family="text">
      <style:text-properties style:font-name="Apercu, apple-system, system-ui" fo:color="#10162F" fo:font-size="14pt" style:font-size-asian="14pt"/>
    </style:style>
    <style:style style:name="T288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86" style:parent-style-name="Policepardéfaut" style:family="text">
      <style:text-properties style:font-name="Apercu, apple-system, system-ui" fo:color="#10162F" fo:font-size="14pt" style:font-size-asian="14pt"/>
    </style:style>
    <style:style style:name="T288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88" style:parent-style-name="Policepardéfaut" style:family="text">
      <style:text-properties style:font-name="Apercu, apple-system, system-ui" fo:color="#10162F" fo:font-size="14pt" style:font-size-asian="14pt"/>
    </style:style>
    <style:style style:name="T288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90" style:parent-style-name="Policepardéfaut" style:family="text">
      <style:text-properties style:font-name="Apercu, apple-system, system-ui" fo:color="#10162F" fo:font-size="14pt" style:font-size-asian="14pt"/>
    </style:style>
    <style:style style:name="T289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892" style:parent-style-name="Policepardéfaut" style:family="text">
      <style:text-properties style:font-name="Apercu, apple-system, system-ui" fo:color="#10162F" fo:font-size="14pt" style:font-size-asian="14pt"/>
    </style:style>
    <style:style style:name="T2893" style:parent-style-name="Policepardéfaut" style:family="text">
      <style:text-properties style:font-name="Apercu, apple-system, system-ui" fo:color="#10162F" fo:font-size="14pt" style:font-size-asian="14pt" fo:language="en" fo:country="US"/>
    </style:style>
    <style:style style:name="T2894" style:parent-style-name="Policepardéfaut" style:family="text">
      <style:text-properties style:font-name="Apercu, apple-system, system-ui" fo:color="#10162F" fo:font-size="14pt" style:font-size-asian="14pt" fo:language="en" fo:country="US"/>
    </style:style>
    <style:style style:name="T2895"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89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897"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289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899"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290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901"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290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903"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290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905"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290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907" style:parent-style-name="SourceText" style:family="text">
      <style:text-properties style:font-name="Monaco, Menlo, 'Ubuntu Mono', '" style:font-name-asian="Monaco, Menlo, 'Ubuntu Mono', '" style:font-name-complex="Monaco, Menlo, 'Ubuntu Mono', '" fo:color="#FFE083" fo:font-size="14pt" style:font-size-asian="14pt" fo:background-color="#211E2F" fo:language="en" fo:country="US"/>
    </style:style>
    <style:style style:name="T290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909"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91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911"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91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913"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91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915"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91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917" style:parent-style-name="SourceText" style:family="text">
      <style:text-properties fo:color="#FFFFFF" fo:background-color="#211E2F" fo:language="en" fo:country="US"/>
    </style:style>
    <style:style style:name="T2918" style:parent-style-name="SourceText" style:family="text">
      <style:text-properties style:font-name="Monaco, Menlo, 'Ubuntu Mono', '" style:font-name-asian="Monaco, Menlo, 'Ubuntu Mono', '" style:font-name-complex="Monaco, Menlo, 'Ubuntu Mono', '" fo:color="#B3CCFF" fo:font-size="14pt" style:font-size-asian="14pt" fo:background-color="#211E2F"/>
    </style:style>
    <style:style style:name="T2919"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920"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921"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922"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292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924"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2925"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292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2927" style:parent-style-name="Textbody" style:family="paragraph">
      <style:paragraph-properties fo:margin-bottom="0in" fo:line-height="160%" fo:margin-left="0in" fo:text-indent="0in">
        <style:tab-stops/>
      </style:paragraph-properties>
    </style:style>
    <style:style style:name="T2928" style:parent-style-name="Policepardéfaut" style:family="text">
      <style:text-properties fo:language="en" fo:country="US" style:language-asian="en" style:country-asian="US" style:language-complex="ar" style:country-complex="SA"/>
    </style:style>
    <style:style style:name="T292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930" style:parent-style-name="Policepardéfaut" style:family="text">
      <style:text-properties style:font-name="Apercu, apple-system, system-ui" fo:color="#10162F" fo:font-size="14pt" style:font-size-asian="14pt"/>
    </style:style>
    <style:style style:name="P2931" style:parent-style-name="Textbody" style:family="paragraph">
      <style:paragraph-properties fo:margin-bottom="0in" fo:line-height="160%" fo:margin-left="0in" fo:text-indent="0in">
        <style:tab-stops/>
      </style:paragraph-properties>
    </style:style>
    <style:style style:name="T293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933" style:parent-style-name="Policepardéfaut" style:family="text">
      <style:text-properties style:font-name="Apercu, apple-system, system-ui" fo:color="#10162F" fo:font-size="14pt" style:font-size-asian="14pt"/>
    </style:style>
    <style:style style:name="T2934"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935" style:parent-style-name="Policepardéfaut" style:family="text">
      <style:text-properties style:font-name="Apercu, apple-system, system-ui" fo:color="#10162F" fo:font-size="14pt" style:font-size-asian="14pt"/>
    </style:style>
    <style:style style:name="P2936" style:parent-style-name="Textbody" style:family="paragraph">
      <style:paragraph-properties fo:margin-bottom="0in" fo:line-height="160%" fo:margin-left="0in" fo:text-indent="0in">
        <style:tab-stops/>
      </style:paragraph-properties>
    </style:style>
    <style:style style:name="T2937" style:parent-style-name="Policepardéfaut" style:family="text">
      <style:text-properties style:font-name="Apercu, apple-system, system-ui" fo:color="#10162F" fo:font-size="14pt" style:font-size-asian="14pt"/>
    </style:style>
    <style:style style:name="T2938" style:parent-style-name="Policepardéfaut" style:family="text">
      <style:text-properties style:font-name="Apercu, apple-system, system-ui" fo:color="#10162F" fo:font-size="14pt" style:font-size-asian="14pt"/>
    </style:style>
    <style:style style:name="T293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940" style:parent-style-name="Policepardéfaut" style:family="text">
      <style:text-properties style:font-name="Apercu, apple-system, system-ui" fo:color="#10162F" fo:font-size="14pt" style:font-size-asian="14pt"/>
    </style:style>
    <style:style style:name="T294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942" style:parent-style-name="Policepardéfaut" style:family="text">
      <style:text-properties style:font-name="Apercu, apple-system, system-ui" fo:color="#10162F" fo:font-size="14pt" style:font-size-asian="14pt"/>
    </style:style>
    <style:style style:name="P2943" style:parent-style-name="Textbody" style:family="paragraph">
      <style:paragraph-properties fo:margin-bottom="0in" fo:line-height="160%" fo:margin-left="0in" fo:text-indent="0in">
        <style:tab-stops/>
      </style:paragraph-properties>
    </style:style>
    <style:style style:name="T2944"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945" style:parent-style-name="Policepardéfaut" style:family="text">
      <style:text-properties style:font-name="Apercu, apple-system, system-ui" fo:color="#10162F" fo:font-size="14pt" style:font-size-asian="14pt"/>
    </style:style>
    <style:style style:name="T294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947" style:parent-style-name="Policepardéfaut" style:family="text">
      <style:text-properties style:font-name="Apercu, apple-system, system-ui" fo:color="#10162F" fo:font-size="14pt" style:font-size-asian="14pt"/>
    </style:style>
    <style:style style:name="T2948"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949" style:parent-style-name="Policepardéfaut" style:family="text">
      <style:text-properties style:font-name="Apercu, apple-system, system-ui" fo:color="#10162F" fo:font-size="14pt" style:font-size-asian="14pt"/>
    </style:style>
    <style:style style:name="T295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951" style:parent-style-name="Policepardéfaut" style:family="text">
      <style:text-properties style:font-name="Apercu, apple-system, system-ui" fo:color="#10162F" fo:font-size="14pt" style:font-size-asian="14pt"/>
    </style:style>
    <style:style style:name="T2952" style:parent-style-name="Policepardéfaut" style:family="text">
      <style:text-properties style:font-name="Apercu, apple-system, system-ui" fo:color="#10162F" fo:font-size="14pt" style:font-size-asian="14pt"/>
    </style:style>
    <style:style style:name="T295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954" style:parent-style-name="Policepardéfaut" style:family="text">
      <style:text-properties style:font-name="Apercu, apple-system, system-ui" fo:color="#10162F" fo:font-size="14pt" style:font-size-asian="14pt"/>
    </style:style>
    <style:style style:name="P2955" style:parent-style-name="Textbody" style:family="paragraph">
      <style:paragraph-properties fo:margin-bottom="0in" fo:line-height="160%"/>
    </style:style>
    <style:style style:name="T2956" style:parent-style-name="Policepardéfaut" style:family="text">
      <style:text-properties style:font-name="Apercu, apple-system, system-ui" fo:color="#10162F" fo:font-size="14pt" style:font-size-asian="14pt"/>
    </style:style>
    <style:style style:name="T295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958" style:parent-style-name="Policepardéfaut" style:family="text">
      <style:text-properties style:font-name="Apercu, apple-system, system-ui" fo:color="#10162F" fo:font-size="14pt" style:font-size-asian="14pt"/>
    </style:style>
    <style:style style:name="T295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960" style:parent-style-name="Policepardéfaut" style:family="text">
      <style:text-properties style:font-name="Apercu, apple-system, system-ui" fo:color="#10162F" fo:font-size="14pt" style:font-size-asian="14pt"/>
    </style:style>
    <style:style style:name="T2961"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96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963"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96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965"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96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967"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T2968"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96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970"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297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972"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97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974"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P2975" style:parent-style-name="Textbody" style:family="paragraph">
      <style:paragraph-properties fo:margin-bottom="0in" fo:line-height="160%"/>
    </style:style>
    <style:style style:name="T2976" style:parent-style-name="Policepardéfaut" style:family="text">
      <style:text-properties fo:language="en" fo:country="US" style:language-asian="en" style:country-asian="US" style:language-complex="ar" style:country-complex="SA"/>
    </style:style>
    <style:style style:name="T2977" style:parent-style-name="Policepardéfaut" style:family="text">
      <style:text-properties style:font-name="Apercu, apple-system, system-ui" fo:color="#10162F" fo:font-size="14pt" style:font-size-asian="14pt"/>
    </style:style>
    <style:style style:name="T2978"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979" style:parent-style-name="Policepardéfaut" style:family="text">
      <style:text-properties style:font-name="Apercu, apple-system, system-ui" fo:color="#10162F" fo:font-size="14pt" style:font-size-asian="14pt"/>
    </style:style>
    <style:style style:name="T298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981" style:parent-style-name="Policepardéfaut" style:family="text">
      <style:text-properties style:font-name="Apercu, apple-system, system-ui" fo:color="#10162F" fo:font-size="14pt" style:font-size-asian="14pt"/>
    </style:style>
    <style:style style:name="P2982" style:parent-style-name="Titre3" style:family="paragraph">
      <style:paragraph-properties fo:text-align="justify"/>
      <style:text-properties style:font-name="Apercu, apple-system, system-ui" fo:font-weight="normal" style:font-weight-asian="normal"/>
    </style:style>
    <style:style style:name="P2983" style:parent-style-name="Textbody" style:family="paragraph">
      <style:text-properties style:font-name="Apercu, apple-system, system-ui" fo:color="#10162F" fo:font-size="14pt" style:font-size-asian="14pt"/>
    </style:style>
    <style:style style:name="P2984" style:parent-style-name="Textbody" style:family="paragraph">
      <style:paragraph-properties fo:margin-bottom="0in" fo:line-height="160%"/>
    </style:style>
    <style:style style:name="T2985" style:parent-style-name="Policepardéfaut" style:family="text">
      <style:text-properties style:font-name="Apercu, apple-system, system-ui" fo:color="#10162F" fo:font-size="14pt" style:font-size-asian="14pt"/>
    </style:style>
    <style:style style:name="T298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987" style:parent-style-name="Policepardéfaut" style:family="text">
      <style:text-properties style:font-name="Apercu, apple-system, system-ui" fo:color="#10162F" fo:font-size="14pt" style:font-size-asian="14pt"/>
    </style:style>
    <style:style style:name="P2988" style:parent-style-name="Textbody" style:family="paragraph">
      <style:paragraph-properties fo:margin-bottom="0in"/>
    </style:style>
    <style:style style:name="T2989" style:parent-style-name="Policepardéfaut" style:family="text">
      <style:text-properties fo:language="en" fo:country="US" style:language-asian="en" style:country-asian="US" style:language-complex="ar" style:country-complex="SA"/>
    </style:style>
    <style:style style:name="T2990"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P2991" style:parent-style-name="Textbody" style:family="paragraph">
      <style:paragraph-properties fo:margin-bottom="0in"/>
    </style:style>
    <style:style style:name="T2992" style:parent-style-name="Policepardéfaut" style:family="text">
      <style:text-properties style:font-name="Apercu, apple-system, system-ui" fo:color="#10162F" fo:font-size="14pt" style:font-size-asian="14pt"/>
    </style:style>
    <style:style style:name="T2993" style:parent-style-name="Policepardéfaut" style:family="text">
      <style:text-properties style:font-name="Apercu, apple-system, system-ui" fo:color="#10162F" fo:font-size="14pt" style:font-size-asian="14pt"/>
    </style:style>
    <style:style style:name="T2994"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2995" style:parent-style-name="Policepardéfaut" style:family="text">
      <style:text-properties style:font-name="Apercu, apple-system, system-ui" fo:color="#10162F" fo:font-size="14pt" style:font-size-asian="14pt"/>
    </style:style>
    <style:style style:name="T2996"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299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2998"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299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000"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00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002"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00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004"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00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006"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00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008"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300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010"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01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012"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301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014"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01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016" style:parent-style-name="SourceText" style:family="text">
      <style:text-properties fo:color="#FFFFFF" fo:background-color="#211E2F" fo:language="en" fo:country="US"/>
    </style:style>
    <style:style style:name="T3017" style:parent-style-name="SourceText" style:family="text">
      <style:text-properties style:font-name="Monaco, Menlo, 'Ubuntu Mono', '" style:font-name-asian="Monaco, Menlo, 'Ubuntu Mono', '" style:font-name-complex="Monaco, Menlo, 'Ubuntu Mono', '" fo:color="#B3CCFF" fo:font-size="14pt" style:font-size-asian="14pt" fo:background-color="#211E2F"/>
    </style:style>
    <style:style style:name="T301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3019"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3020"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3021"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302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3023"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P3024" style:parent-style-name="Textbody" style:family="paragraph">
      <style:paragraph-properties fo:margin-bottom="0in" fo:line-height="160%" fo:margin-left="0in" fo:text-indent="0in">
        <style:tab-stops/>
      </style:paragraph-properties>
    </style:style>
    <style:style style:name="T3025" style:parent-style-name="Policepardéfaut" style:family="text">
      <style:text-properties fo:language="en" fo:country="US" style:language-asian="en" style:country-asian="US" style:language-complex="ar" style:country-complex="SA"/>
    </style:style>
    <style:style style:name="T302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027" style:parent-style-name="Policepardéfaut" style:family="text">
      <style:text-properties style:font-name="Apercu, apple-system, system-ui" fo:color="#10162F" fo:font-size="14pt" style:font-size-asian="14pt"/>
    </style:style>
    <style:style style:name="P3028" style:parent-style-name="Textbody" style:family="paragraph">
      <style:paragraph-properties fo:margin-bottom="0in" fo:line-height="160%" fo:margin-left="0in" fo:text-indent="0in">
        <style:tab-stops/>
      </style:paragraph-properties>
    </style:style>
    <style:style style:name="T302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030" style:parent-style-name="Policepardéfaut" style:family="text">
      <style:text-properties style:font-name="Apercu, apple-system, system-ui" fo:color="#10162F" fo:font-size="14pt" style:font-size-asian="14pt"/>
    </style:style>
    <style:style style:name="T303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032" style:parent-style-name="Policepardéfaut" style:family="text">
      <style:text-properties style:font-name="Apercu, apple-system, system-ui" fo:color="#10162F" fo:font-size="14pt" style:font-size-asian="14pt"/>
    </style:style>
    <style:style style:name="P3033" style:parent-style-name="Textbody" style:family="paragraph">
      <style:paragraph-properties fo:margin-bottom="0in" fo:line-height="160%" fo:margin-left="0in" fo:text-indent="0in">
        <style:tab-stops/>
      </style:paragraph-properties>
    </style:style>
    <style:style style:name="T3034" style:parent-style-name="Policepardéfaut" style:family="text">
      <style:text-properties style:font-name="Apercu, apple-system, system-ui" fo:color="#10162F" fo:font-size="14pt" style:font-size-asian="14pt"/>
    </style:style>
    <style:style style:name="T303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036" style:parent-style-name="Policepardéfaut" style:family="text">
      <style:text-properties style:font-name="Apercu, apple-system, system-ui" fo:color="#10162F" fo:font-size="14pt" style:font-size-asian="14pt"/>
    </style:style>
    <style:style style:name="T303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038" style:parent-style-name="Policepardéfaut" style:family="text">
      <style:text-properties style:font-name="Apercu, apple-system, system-ui" fo:color="#10162F" fo:font-size="14pt" style:font-size-asian="14pt"/>
    </style:style>
    <style:style style:name="P3039" style:parent-style-name="Textbody" style:family="paragraph">
      <style:paragraph-properties fo:margin-bottom="0in" fo:line-height="160%" fo:margin-left="0in" fo:text-indent="0in">
        <style:tab-stops/>
      </style:paragraph-properties>
    </style:style>
    <style:style style:name="T304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041" style:parent-style-name="Policepardéfaut" style:family="text">
      <style:text-properties style:font-name="Apercu, apple-system, system-ui" fo:color="#10162F" fo:font-size="14pt" style:font-size-asian="14pt"/>
    </style:style>
    <style:style style:name="T304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043" style:parent-style-name="Policepardéfaut" style:family="text">
      <style:text-properties style:font-name="Apercu, apple-system, system-ui" fo:color="#10162F" fo:font-size="14pt" style:font-size-asian="14pt"/>
    </style:style>
    <style:style style:name="T3044" style:parent-style-name="Policepardéfaut" style:family="text">
      <style:text-properties style:font-name="Apercu, apple-system, system-ui" fo:color="#10162F" fo:font-size="14pt" style:font-size-asian="14pt"/>
    </style:style>
    <style:style style:name="T304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046" style:parent-style-name="Policepardéfaut" style:family="text">
      <style:text-properties style:font-name="Apercu, apple-system, system-ui" fo:color="#10162F" fo:font-size="14pt" style:font-size-asian="14pt"/>
    </style:style>
    <style:style style:name="P3047" style:parent-style-name="Textbody" style:family="paragraph">
      <style:paragraph-properties fo:margin-bottom="0in" fo:line-height="160%"/>
    </style:style>
    <style:style style:name="T3048" style:parent-style-name="Policepardéfaut" style:family="text">
      <style:text-properties style:font-name="Apercu, apple-system, system-ui" fo:color="#10162F" fo:font-size="14pt" style:font-size-asian="14pt"/>
    </style:style>
    <style:style style:name="T304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050" style:parent-style-name="Policepardéfaut" style:family="text">
      <style:text-properties style:font-name="Apercu, apple-system, system-ui" fo:color="#10162F" fo:font-size="14pt" style:font-size-asian="14pt"/>
    </style:style>
    <style:style style:name="T3051"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305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3053"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3054"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3055"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305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3057" style:parent-style-name="SourceText" style:family="text">
      <style:text-properties style:font-name="Monaco, Menlo, 'Ubuntu Mono', '" style:font-name-asian="Monaco, Menlo, 'Ubuntu Mono', '" style:font-name-complex="Monaco, Menlo, 'Ubuntu Mono', '" fo:color="#939598" fo:font-size="14pt" style:font-size-asian="14pt" fo:background-color="#211E2F"/>
    </style:style>
    <style:style style:name="P3058" style:parent-style-name="Textbody" style:family="paragraph">
      <style:paragraph-properties fo:line-height="160%"/>
    </style:style>
    <style:style style:name="T3059" style:parent-style-name="Policepardéfaut" style:family="text">
      <style:text-properties style:font-name="Apercu, apple-system, system-ui" fo:color="#10162F" fo:font-size="14pt" style:font-size-asian="14pt" fo:language="en" fo:country="US" style:language-asian="en" style:country-asian="US" style:language-complex="ar" style:country-complex="SA"/>
    </style:style>
    <style:style style:name="T3060" style:parent-style-name="Policepardéfaut" style:family="text">
      <style:text-properties style:font-name="Apercu, apple-system, system-ui" fo:color="#10162F" fo:font-size="14pt" style:font-size-asian="14pt"/>
    </style:style>
    <style:style style:name="T3061"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3062"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3063" style:parent-style-name="SourceText" style:family="text">
      <style:text-properties style:font-name="Monaco, Menlo, 'Ubuntu Mono', '" style:font-name-asian="Monaco, Menlo, 'Ubuntu Mono', '" style:font-name-complex="Monaco, Menlo, 'Ubuntu Mono', '" fo:color="#83FFF5" fo:font-size="14pt" style:font-size-asian="14pt" fo:background-color="#211E2F"/>
    </style:style>
    <style:style style:name="T3064"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3065"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3066"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3067" style:parent-style-name="SourceText" style:family="text">
      <style:text-properties style:font-name="Monaco, Menlo, 'Ubuntu Mono', '" style:font-name-asian="Monaco, Menlo, 'Ubuntu Mono', '" style:font-name-complex="Monaco, Menlo, 'Ubuntu Mono', '" fo:color="#FF8973" fo:font-size="14pt" style:font-size-asian="14pt" fo:background-color="#211E2F"/>
    </style:style>
    <style:style style:name="T3068" style:parent-style-name="SourceText" style:family="text">
      <style:text-properties style:font-name="Monaco, Menlo, 'Ubuntu Mono', '" style:font-name-asian="Monaco, Menlo, 'Ubuntu Mono', '" style:font-name-complex="Monaco, Menlo, 'Ubuntu Mono', '" fo:color="#FFFFFF" fo:font-size="14pt" style:font-size-asian="14pt" fo:background-color="#211E2F"/>
    </style:style>
    <style:style style:name="T3069" style:parent-style-name="SourceText" style:family="text">
      <style:text-properties style:font-name="Monaco, Menlo, 'Ubuntu Mono', '" style:font-name-asian="Monaco, Menlo, 'Ubuntu Mono', '" style:font-name-complex="Monaco, Menlo, 'Ubuntu Mono', '" fo:color="#939598" fo:font-size="14pt" style:font-size-asian="14pt" fo:background-color="#211E2F"/>
    </style:style>
    <style:style style:name="T3070" style:parent-style-name="SourceText" style:family="text">
      <style:text-properties style:font-name="Monaco, Menlo, 'Ubuntu Mono', '" style:font-name-asian="Monaco, Menlo, 'Ubuntu Mono', '" style:font-name-complex="Monaco, Menlo, 'Ubuntu Mono', '" fo:color="#939598" fo:font-size="14pt" style:font-size-asian="14pt" fo:background-color="#211E2F"/>
    </style:style>
    <style:style style:name="P3071" style:parent-style-name="Textbody" style:family="paragraph">
      <style:paragraph-properties fo:margin-bottom="0in" fo:line-height="160%"/>
    </style:style>
    <style:style style:name="T3072" style:parent-style-name="Policepardéfaut" style:family="text">
      <style:text-properties fo:language="en" fo:country="US" style:language-asian="en" style:country-asian="US" style:language-complex="ar" style:country-complex="SA"/>
    </style:style>
    <style:style style:name="T3073" style:parent-style-name="Policepardéfaut" style:family="text">
      <style:text-properties style:font-name="Apercu, apple-system, system-ui" fo:color="#10162F" fo:font-size="14pt" style:font-size-asian="14pt"/>
    </style:style>
    <style:style style:name="T3074"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075" style:parent-style-name="Policepardéfaut" style:family="text">
      <style:text-properties style:font-name="Apercu, apple-system, system-ui" fo:color="#10162F" fo:font-size="14pt" style:font-size-asian="14pt"/>
    </style:style>
    <style:style style:name="T3076"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077" style:parent-style-name="Policepardéfaut" style:family="text">
      <style:text-properties style:font-name="Apercu, apple-system, system-ui" fo:color="#10162F" fo:font-size="14pt" style:font-size-asian="14pt"/>
    </style:style>
    <style:style style:name="T3078"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079" style:parent-style-name="Policepardéfaut" style:family="text">
      <style:text-properties style:font-name="Apercu, apple-system, system-ui" fo:color="#10162F" fo:font-size="14pt" style:font-size-asian="14pt"/>
    </style:style>
    <style:style style:name="P3080" style:parent-style-name="Textbody" style:family="paragraph">
      <style:paragraph-properties fo:margin-bottom="0in" fo:line-height="160%"/>
    </style:style>
    <style:style style:name="T3081" style:parent-style-name="Policepardéfaut" style:family="text">
      <style:text-properties style:font-name="Apercu, apple-system, system-ui" fo:color="#10162F" fo:font-size="14pt" style:font-size-asian="14pt"/>
    </style:style>
    <style:style style:name="T308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083" style:parent-style-name="Policepardéfaut" style:family="text">
      <style:text-properties style:font-name="Apercu, apple-system, system-ui" fo:color="#10162F" fo:font-size="14pt" style:font-size-asian="14pt"/>
    </style:style>
    <style:style style:name="T3084"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085" style:parent-style-name="Policepardéfaut" style:family="text">
      <style:text-properties style:font-name="Apercu, apple-system, system-ui" fo:color="#10162F" fo:font-size="14pt" style:font-size-asian="14pt"/>
    </style:style>
    <style:style style:name="T3086"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308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088"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08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090"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309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092"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09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094" style:parent-style-name="SourceText" style:family="text">
      <style:text-properties fo:color="#FFFFFF" fo:background-color="#211E2F" fo:language="en" fo:country="US"/>
    </style:style>
    <style:style style:name="T3095"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309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097"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09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099"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10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0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02"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10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04"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310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06"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10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08"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P3109" style:parent-style-name="Standard" style:family="paragraph">
      <style:paragraph-properties fo:text-align="justify"/>
      <style:text-properties fo:language="en" fo:country="US"/>
    </style:style>
    <style:style style:name="P3110" style:parent-style-name="Standard" style:family="paragraph">
      <style:paragraph-properties fo:text-align="justify"/>
      <style:text-properties fo:language="en" fo:country="US"/>
    </style:style>
    <style:style style:name="P3111" style:parent-style-name="Titre3" style:family="paragraph">
      <style:paragraph-properties fo:text-align="justify"/>
      <style:text-properties style:font-name="Apercu, apple-system, system-ui" fo:font-weight="normal" style:font-weight-asian="normal" fo:language="en" fo:country="US"/>
    </style:style>
    <style:style style:name="P3112" style:parent-style-name="Textbody" style:family="paragraph">
      <style:text-properties style:font-name="Apercu, apple-system, system-ui" fo:color="#10162F" fo:font-size="14pt" style:font-size-asian="14pt" fo:language="en" fo:country="US"/>
    </style:style>
    <style:style style:name="P3113" style:parent-style-name="Textbody" style:family="paragraph">
      <style:paragraph-properties fo:margin-bottom="0in" fo:line-height="160%"/>
    </style:style>
    <style:style style:name="T3114" style:parent-style-name="Policepardéfaut" style:family="text">
      <style:text-properties style:font-name="Apercu, apple-system, system-ui" fo:color="#10162F" fo:font-size="14pt" style:font-size-asian="14pt" fo:language="en" fo:country="US"/>
    </style:style>
    <style:style style:name="T3115"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116" style:parent-style-name="Policepardéfaut" style:family="text">
      <style:text-properties style:font-name="Apercu, apple-system, system-ui" fo:color="#10162F" fo:font-size="14pt" style:font-size-asian="14pt" fo:language="en" fo:country="US"/>
    </style:style>
    <style:style style:name="P3117" style:parent-style-name="Textbody" style:family="paragraph">
      <style:paragraph-properties fo:margin-bottom="0in"/>
    </style:style>
    <style:style style:name="T3118" style:parent-style-name="Policepardéfaut" style:family="text">
      <style:text-properties fo:language="en" fo:country="US" style:language-asian="en" style:country-asian="US" style:language-complex="ar" style:country-complex="SA"/>
    </style:style>
    <style:style style:name="P3119" style:parent-style-name="Textbody" style:family="paragraph">
      <style:text-properties fo:language="en" fo:country="US"/>
    </style:style>
    <style:style style:name="T3120"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fo:language="en" fo:country="US"/>
    </style:style>
    <style:style style:name="T3121" style:parent-style-name="Policepardéfaut" style:family="text">
      <style:text-properties fo:color="#10162F" fo:language="en" fo:country="US"/>
    </style:style>
    <style:style style:name="T3122" style:parent-style-name="Policepardéfaut" style:family="text">
      <style:text-properties style:font-name="Apercu, apple-system, system-ui" fo:color="#10162F" fo:font-size="14pt" style:font-size-asian="14pt" fo:language="en" fo:country="US"/>
    </style:style>
    <style:style style:name="T3123" style:parent-style-name="Policepardéfaut" style:family="text">
      <style:text-properties style:font-name="Apercu, apple-system, system-ui" fo:color="#10162F" fo:font-size="14pt" style:font-size-asian="14pt" fo:language="en" fo:country="US"/>
    </style:style>
    <style:style style:name="T3124" style:parent-style-name="Accentuation" style:family="text">
      <style:text-properties style:font-name="Apercu, apple-system, system-ui" fo:font-style="normal" style:font-style-asian="normal" fo:color="#10162F" fo:font-size="14pt" style:font-size-asian="14pt" fo:language="en" fo:country="US"/>
    </style:style>
    <style:style style:name="T3125" style:parent-style-name="Policepardéfaut" style:family="text">
      <style:text-properties style:font-name="Apercu, apple-system, system-ui" fo:color="#10162F" fo:font-size="14pt" style:font-size-asian="14pt" fo:language="en" fo:country="US"/>
    </style:style>
    <style:style style:name="T3126"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312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28"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12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30"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13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32"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13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34"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13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36"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313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38"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13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40"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314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42"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14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44"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14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46" style:parent-style-name="SourceText" style:family="text">
      <style:text-properties fo:color="#FFFFFF" fo:background-color="#211E2F" fo:language="en" fo:country="US"/>
    </style:style>
    <style:style style:name="T3147"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314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49"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15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51"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15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53"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15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55"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315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57"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158"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159"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P3160" style:parent-style-name="Textbody" style:family="paragraph">
      <style:paragraph-properties fo:margin-bottom="0in" fo:line-height="160%"/>
    </style:style>
    <style:style style:name="T3161" style:parent-style-name="Policepardéfaut" style:family="text">
      <style:text-properties fo:language="en" fo:country="US" style:language-asian="en" style:country-asian="US" style:language-complex="ar" style:country-complex="SA"/>
    </style:style>
    <style:style style:name="T3162" style:parent-style-name="Policepardéfaut" style:family="text">
      <style:text-properties style:font-name="Apercu, apple-system, system-ui" fo:color="#10162F" fo:font-size="14pt" style:font-size-asian="14pt" fo:language="en" fo:country="US"/>
    </style:style>
    <style:style style:name="T3163"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164" style:parent-style-name="Policepardéfaut" style:family="text">
      <style:text-properties style:font-name="Apercu, apple-system, system-ui" fo:color="#10162F" fo:font-size="14pt" style:font-size-asian="14pt" fo:language="en" fo:country="US"/>
    </style:style>
    <style:style style:name="T3165"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166" style:parent-style-name="Policepardéfaut" style:family="text">
      <style:text-properties style:font-name="Apercu, apple-system, system-ui" fo:color="#10162F" fo:font-size="14pt" style:font-size-asian="14pt" fo:language="en" fo:country="US"/>
    </style:style>
    <style:style style:name="T3167"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168" style:parent-style-name="Policepardéfaut" style:family="text">
      <style:text-properties style:font-name="Apercu, apple-system, system-ui" fo:color="#10162F" fo:font-size="14pt" style:font-size-asian="14pt" fo:language="en" fo:country="US"/>
    </style:style>
    <style:style style:name="TableColumn3170" style:family="table-column">
      <style:table-column-properties style:column-width="0.7131in" style:use-optimal-column-width="false"/>
    </style:style>
    <style:style style:name="TableColumn3171" style:family="table-column">
      <style:table-column-properties style:column-width="1.1736in" style:use-optimal-column-width="false"/>
    </style:style>
    <style:style style:name="TableColumn3172" style:family="table-column">
      <style:table-column-properties style:column-width="1.2736in" style:use-optimal-column-width="false"/>
    </style:style>
    <style:style style:name="TableColumn3173" style:family="table-column">
      <style:table-column-properties style:column-width="0.9854in" style:use-optimal-column-width="false"/>
    </style:style>
    <style:style style:name="Table3169" style:family="table">
      <style:table-properties style:width="4.1458in" fo:margin-left="0in" table:align="left"/>
    </style:style>
    <style:style style:name="TableRow3174" style:family="table-row">
      <style:table-row-properties style:use-optimal-row-height="false"/>
    </style:style>
    <style:style style:name="TableCell3175" style:family="table-cell">
      <style:table-cell-properties fo:border="none" style:writing-mode="lr-tb" style:vertical-align="middle" fo:padding-top="0.0194in" fo:padding-left="0.0194in" fo:padding-bottom="0.0194in" fo:padding-right="0.0194in"/>
    </style:style>
    <style:style style:name="TableCell3176" style:family="table-cell">
      <style:table-cell-properties fo:border="none" style:writing-mode="lr-tb" style:vertical-align="middle" fo:padding-top="0.0194in" fo:padding-left="0.0194in" fo:padding-bottom="0.0194in" fo:padding-right="0.0194in"/>
    </style:style>
    <style:style style:name="T3177" style:parent-style-name="SourceText" style:family="text">
      <style:text-properties style:font-name="Monaco, Menlo, 'Ubuntu Mono', '" style:font-name-asian="Monaco, Menlo, 'Ubuntu Mono', '" style:font-name-complex="Monaco, Menlo, 'Ubuntu Mono', '"/>
    </style:style>
    <style:style style:name="TableCell3178" style:family="table-cell">
      <style:table-cell-properties fo:border="none" style:writing-mode="lr-tb" style:vertical-align="middle" fo:padding-top="0.0194in" fo:padding-left="0.0194in" fo:padding-bottom="0.0194in" fo:padding-right="0.0194in"/>
    </style:style>
    <style:style style:name="T3179" style:parent-style-name="SourceText" style:family="text">
      <style:text-properties style:font-name="Monaco, Menlo, 'Ubuntu Mono', '" style:font-name-asian="Monaco, Menlo, 'Ubuntu Mono', '" style:font-name-complex="Monaco, Menlo, 'Ubuntu Mono', '"/>
    </style:style>
    <style:style style:name="TableCell3180" style:family="table-cell">
      <style:table-cell-properties fo:border="none" style:writing-mode="lr-tb" style:vertical-align="middle" fo:padding-top="0.0194in" fo:padding-left="0.0194in" fo:padding-bottom="0.0194in" fo:padding-right="0.0194in"/>
    </style:style>
    <style:style style:name="TableRow3181" style:family="table-row">
      <style:table-row-properties style:use-optimal-row-height="false"/>
    </style:style>
    <style:style style:name="TableCell3182" style:family="table-cell">
      <style:table-cell-properties fo:border="none" style:writing-mode="lr-tb" style:vertical-align="middle" fo:padding-top="0.0194in" fo:padding-left="0.0194in" fo:padding-bottom="0.0194in" fo:padding-right="0.0194in"/>
    </style:style>
    <style:style style:name="TableCell3183" style:family="table-cell">
      <style:table-cell-properties fo:border="none" style:writing-mode="lr-tb" style:vertical-align="middle" fo:padding-top="0.0194in" fo:padding-left="0.0194in" fo:padding-bottom="0.0194in" fo:padding-right="0.0194in"/>
    </style:style>
    <style:style style:name="TableCell3184" style:family="table-cell">
      <style:table-cell-properties fo:border="none" style:writing-mode="lr-tb" style:vertical-align="middle" fo:padding-top="0.0194in" fo:padding-left="0.0194in" fo:padding-bottom="0.0194in" fo:padding-right="0.0194in"/>
    </style:style>
    <style:style style:name="TableCell3185" style:family="table-cell">
      <style:table-cell-properties fo:border="none" style:writing-mode="lr-tb" style:vertical-align="middle" fo:padding-top="0.0194in" fo:padding-left="0.0194in" fo:padding-bottom="0.0194in" fo:padding-right="0.0194in"/>
    </style:style>
    <style:style style:name="TableRow3186" style:family="table-row">
      <style:table-row-properties style:use-optimal-row-height="false"/>
    </style:style>
    <style:style style:name="TableCell3187" style:family="table-cell">
      <style:table-cell-properties fo:border="none" style:writing-mode="lr-tb" style:vertical-align="middle" fo:padding-top="0.0194in" fo:padding-left="0.0194in" fo:padding-bottom="0.0194in" fo:padding-right="0.0194in"/>
    </style:style>
    <style:style style:name="TableCell3188" style:family="table-cell">
      <style:table-cell-properties fo:border="none" style:writing-mode="lr-tb" style:vertical-align="middle" fo:padding-top="0.0194in" fo:padding-left="0.0194in" fo:padding-bottom="0.0194in" fo:padding-right="0.0194in"/>
    </style:style>
    <style:style style:name="TableCell3189" style:family="table-cell">
      <style:table-cell-properties fo:border="none" style:writing-mode="lr-tb" style:vertical-align="middle" fo:padding-top="0.0194in" fo:padding-left="0.0194in" fo:padding-bottom="0.0194in" fo:padding-right="0.0194in"/>
    </style:style>
    <style:style style:name="TableCell3190" style:family="table-cell">
      <style:table-cell-properties fo:border="none" style:writing-mode="lr-tb" style:vertical-align="middle" fo:padding-top="0.0194in" fo:padding-left="0.0194in" fo:padding-bottom="0.0194in" fo:padding-right="0.0194in"/>
    </style:style>
    <style:style style:name="TableRow3191" style:family="table-row">
      <style:table-row-properties style:use-optimal-row-height="false"/>
    </style:style>
    <style:style style:name="TableCell3192" style:family="table-cell">
      <style:table-cell-properties fo:border="none" style:writing-mode="lr-tb" style:vertical-align="middle" fo:padding-top="0.0194in" fo:padding-left="0.0194in" fo:padding-bottom="0.0194in" fo:padding-right="0.0194in"/>
    </style:style>
    <style:style style:name="TableCell3193" style:family="table-cell">
      <style:table-cell-properties fo:border="none" style:writing-mode="lr-tb" style:vertical-align="middle" fo:padding-top="0.0194in" fo:padding-left="0.0194in" fo:padding-bottom="0.0194in" fo:padding-right="0.0194in"/>
    </style:style>
    <style:style style:name="TableCell3194" style:family="table-cell">
      <style:table-cell-properties fo:border="none" style:writing-mode="lr-tb" style:vertical-align="middle" fo:padding-top="0.0194in" fo:padding-left="0.0194in" fo:padding-bottom="0.0194in" fo:padding-right="0.0194in"/>
    </style:style>
    <style:style style:name="TableCell3195" style:family="table-cell">
      <style:table-cell-properties fo:border="none" style:writing-mode="lr-tb" style:vertical-align="middle" fo:padding-top="0.0194in" fo:padding-left="0.0194in" fo:padding-bottom="0.0194in" fo:padding-right="0.0194in"/>
    </style:style>
    <style:style style:name="P3196" style:parent-style-name="Textbody" style:family="paragraph">
      <style:paragraph-properties fo:margin-bottom="0in" fo:line-height="160%"/>
    </style:style>
    <style:style style:name="T3197" style:parent-style-name="Policepardéfaut" style:family="text">
      <style:text-properties style:font-name="Apercu, apple-system, system-ui" fo:color="#10162F" fo:font-size="14pt" style:font-size-asian="14pt" fo:language="en" fo:country="US"/>
    </style:style>
    <style:style style:name="T3198"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199" style:parent-style-name="Policepardéfaut" style:family="text">
      <style:text-properties style:font-name="Apercu, apple-system, system-ui" fo:color="#10162F" fo:font-size="14pt" style:font-size-asian="14pt" fo:language="en" fo:country="US"/>
    </style:style>
    <style:style style:name="P3200" style:parent-style-name="Textbody" style:family="paragraph">
      <style:paragraph-properties fo:margin-bottom="0in" fo:line-height="160%" fo:margin-left="0in" fo:text-indent="0in">
        <style:tab-stops/>
      </style:paragraph-properties>
    </style:style>
    <style:style style:name="T3201"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02" style:parent-style-name="Policepardéfaut" style:family="text">
      <style:text-properties style:font-name="Apercu, apple-system, system-ui" fo:color="#10162F" fo:font-size="14pt" style:font-size-asian="14pt" fo:language="en" fo:country="US"/>
    </style:style>
    <style:style style:name="P3203" style:parent-style-name="Textbody" style:family="paragraph">
      <style:paragraph-properties fo:margin-bottom="0in" fo:line-height="160%" fo:margin-left="0in" fo:text-indent="0in">
        <style:tab-stops/>
      </style:paragraph-properties>
    </style:style>
    <style:style style:name="T3204"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05" style:parent-style-name="Policepardéfaut" style:family="text">
      <style:text-properties style:font-name="Apercu, apple-system, system-ui" fo:color="#10162F" fo:font-size="14pt" style:font-size-asian="14pt" fo:language="en" fo:country="US"/>
    </style:style>
    <style:style style:name="T3206"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07" style:parent-style-name="Policepardéfaut" style:family="text">
      <style:text-properties style:font-name="Apercu, apple-system, system-ui" fo:color="#10162F" fo:font-size="14pt" style:font-size-asian="14pt" fo:language="en" fo:country="US"/>
    </style:style>
    <style:style style:name="T3208"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09" style:parent-style-name="Policepardéfaut" style:family="text">
      <style:text-properties style:font-name="Apercu, apple-system, system-ui" fo:color="#10162F" fo:font-size="14pt" style:font-size-asian="14pt" fo:language="en" fo:country="US"/>
    </style:style>
    <style:style style:name="P3210" style:parent-style-name="Textbody" style:family="paragraph">
      <style:paragraph-properties fo:margin-bottom="0in" fo:line-height="160%" fo:margin-left="0in" fo:text-indent="0in">
        <style:tab-stops/>
      </style:paragraph-properties>
    </style:style>
    <style:style style:name="T3211"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12" style:parent-style-name="Policepardéfaut" style:family="text">
      <style:text-properties style:font-name="Apercu, apple-system, system-ui" fo:color="#10162F" fo:font-size="14pt" style:font-size-asian="14pt" fo:language="en" fo:country="US"/>
    </style:style>
    <style:style style:name="T3213"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14" style:parent-style-name="Policepardéfaut" style:family="text">
      <style:text-properties style:font-name="Apercu, apple-system, system-ui" fo:color="#10162F" fo:font-size="14pt" style:font-size-asian="14pt" fo:language="en" fo:country="US"/>
    </style:style>
    <style:style style:name="T3215"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16" style:parent-style-name="Policepardéfaut" style:family="text">
      <style:text-properties style:font-name="Apercu, apple-system, system-ui" fo:color="#10162F" fo:font-size="14pt" style:font-size-asian="14pt" fo:language="en" fo:country="US"/>
    </style:style>
    <style:style style:name="P3217" style:parent-style-name="Textbody" style:family="paragraph">
      <style:paragraph-properties fo:margin-bottom="0in" fo:line-height="160%" fo:margin-left="0in" fo:text-indent="0in">
        <style:tab-stops/>
      </style:paragraph-properties>
    </style:style>
    <style:style style:name="T3218" style:parent-style-name="Policepardéfaut" style:family="text">
      <style:text-properties style:font-name="Apercu, apple-system, system-ui" fo:color="#10162F" fo:font-size="14pt" style:font-size-asian="14pt" fo:language="en" fo:country="US"/>
    </style:style>
    <style:style style:name="T3219"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20" style:parent-style-name="Policepardéfaut" style:family="text">
      <style:text-properties style:font-name="Apercu, apple-system, system-ui" fo:color="#10162F" fo:font-size="14pt" style:font-size-asian="14pt" fo:language="en" fo:country="US"/>
    </style:style>
    <style:style style:name="T3221"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22" style:parent-style-name="Policepardéfaut" style:family="text">
      <style:text-properties style:font-name="Apercu, apple-system, system-ui" fo:color="#10162F" fo:font-size="14pt" style:font-size-asian="14pt" fo:language="en" fo:country="US"/>
    </style:style>
    <style:style style:name="T3223"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24" style:parent-style-name="Policepardéfaut" style:family="text">
      <style:text-properties style:font-name="Apercu, apple-system, system-ui" fo:color="#10162F" fo:font-size="14pt" style:font-size-asian="14pt" fo:language="en" fo:country="US"/>
    </style:style>
    <style:style style:name="T3225" style:parent-style-name="Policepardéfaut" style:family="text">
      <style:text-properties style:font-name="Apercu, apple-system, system-ui" fo:color="#10162F" fo:font-size="14pt" style:font-size-asian="14pt" fo:language="en" fo:country="US"/>
    </style:style>
    <style:style style:name="T3226"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27" style:parent-style-name="Policepardéfaut" style:family="text">
      <style:text-properties style:font-name="Apercu, apple-system, system-ui" fo:color="#10162F" fo:font-size="14pt" style:font-size-asian="14pt" fo:language="en" fo:country="US"/>
    </style:style>
    <style:style style:name="T3228"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29" style:parent-style-name="Policepardéfaut" style:family="text">
      <style:text-properties style:font-name="Apercu, apple-system, system-ui" fo:color="#10162F" fo:font-size="14pt" style:font-size-asian="14pt" fo:language="en" fo:country="US"/>
    </style:style>
    <style:style style:name="T3230"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31" style:parent-style-name="Policepardéfaut" style:family="text">
      <style:text-properties style:font-name="Apercu, apple-system, system-ui" fo:color="#10162F" fo:font-size="14pt" style:font-size-asian="14pt" fo:language="en" fo:country="US"/>
    </style:style>
    <style:style style:name="P3232" style:parent-style-name="Textbody" style:family="paragraph">
      <style:paragraph-properties fo:margin-bottom="0in" fo:line-height="160%" fo:margin-left="0in" fo:text-indent="0in">
        <style:tab-stops/>
      </style:paragraph-properties>
    </style:style>
    <style:style style:name="T3233" style:parent-style-name="Policepardéfaut" style:family="text">
      <style:text-properties style:font-name="Apercu, apple-system, system-ui" fo:color="#10162F" fo:font-size="14pt" style:font-size-asian="14pt" fo:language="en" fo:country="US"/>
    </style:style>
    <style:style style:name="T3234"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35" style:parent-style-name="Policepardéfaut" style:family="text">
      <style:text-properties style:font-name="Apercu, apple-system, system-ui" fo:color="#10162F" fo:font-size="14pt" style:font-size-asian="14pt" fo:language="en" fo:country="US"/>
    </style:style>
    <style:style style:name="T3236" style:parent-style-name="Policepardéfaut" style:family="text">
      <style:text-properties style:font-name="Apercu, apple-system, system-ui" fo:color="#10162F" fo:font-size="14pt" style:font-size-asian="14pt" fo:language="en" fo:country="US"/>
    </style:style>
    <style:style style:name="T3237"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38" style:parent-style-name="Policepardéfaut" style:family="text">
      <style:text-properties style:font-name="Apercu, apple-system, system-ui" fo:color="#10162F" fo:font-size="14pt" style:font-size-asian="14pt" fo:language="en" fo:country="US"/>
    </style:style>
    <style:style style:name="T3239"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40" style:parent-style-name="Policepardéfaut" style:family="text">
      <style:text-properties style:font-name="Apercu, apple-system, system-ui" fo:color="#10162F" fo:font-size="14pt" style:font-size-asian="14pt" fo:language="en" fo:country="US"/>
    </style:style>
    <style:style style:name="P3241" style:parent-style-name="Textbody" style:family="paragraph">
      <style:paragraph-properties fo:margin-bottom="0in" fo:line-height="160%"/>
    </style:style>
    <style:style style:name="T3242" style:parent-style-name="Policepardéfaut" style:family="text">
      <style:text-properties style:font-name="Apercu, apple-system, system-ui" fo:color="#10162F" fo:font-size="14pt" style:font-size-asian="14pt" fo:language="en" fo:country="US"/>
    </style:style>
    <style:style style:name="T3243"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44" style:parent-style-name="Policepardéfaut" style:family="text">
      <style:text-properties style:font-name="Apercu, apple-system, system-ui" fo:color="#10162F" fo:font-size="14pt" style:font-size-asian="14pt" fo:language="en" fo:country="US"/>
    </style:style>
    <style:style style:name="T3245"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46" style:parent-style-name="Policepardéfaut" style:family="text">
      <style:text-properties style:font-name="Apercu, apple-system, system-ui" fo:color="#10162F" fo:font-size="14pt" style:font-size-asian="14pt" fo:language="en" fo:country="US"/>
    </style:style>
    <style:style style:name="T3247" style:parent-style-name="Policepardéfaut" style:family="text">
      <style:text-properties style:font-name="Apercu, apple-system, system-ui" fo:color="#10162F" fo:font-size="14pt" style:font-size-asian="14pt" fo:language="en" fo:country="US"/>
    </style:style>
    <style:style style:name="T3248"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324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50"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25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52"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25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54"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25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56"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25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58"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325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60"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26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62"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326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64"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265"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66"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267"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68" style:parent-style-name="SourceText" style:family="text">
      <style:text-properties fo:color="#FFFFFF" fo:background-color="#211E2F" fo:language="en" fo:country="US"/>
    </style:style>
    <style:style style:name="T3269" style:parent-style-name="SourceText" style:family="text">
      <style:text-properties style:font-name="Monaco, Menlo, 'Ubuntu Mono', '" style:font-name-asian="Monaco, Menlo, 'Ubuntu Mono', '" style:font-name-complex="Monaco, Menlo, 'Ubuntu Mono', '" fo:color="#B3CCFF" fo:font-size="14pt" style:font-size-asian="14pt" fo:background-color="#211E2F" fo:language="en" fo:country="US"/>
    </style:style>
    <style:style style:name="T3270"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71"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272"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73"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274"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75"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276"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77"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T3278"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279"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80" style:parent-style-name="SourceText" style:family="text">
      <style:text-properties style:font-name="Monaco, Menlo, 'Ubuntu Mono', '" style:font-name-asian="Monaco, Menlo, 'Ubuntu Mono', '" style:font-name-complex="Monaco, Menlo, 'Ubuntu Mono', '" fo:color="#83FFF5" fo:font-size="14pt" style:font-size-asian="14pt" fo:background-color="#211E2F" fo:language="en" fo:country="US"/>
    </style:style>
    <style:style style:name="T3281"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82" style:parent-style-name="SourceText" style:family="text">
      <style:text-properties style:font-name="Monaco, Menlo, 'Ubuntu Mono', '" style:font-name-asian="Monaco, Menlo, 'Ubuntu Mono', '" style:font-name-complex="Monaco, Menlo, 'Ubuntu Mono', '" fo:color="#FF8973" fo:font-size="14pt" style:font-size-asian="14pt" fo:background-color="#211E2F" fo:language="en" fo:country="US"/>
    </style:style>
    <style:style style:name="T3283" style:parent-style-name="SourceText" style:family="text">
      <style:text-properties style:font-name="Monaco, Menlo, 'Ubuntu Mono', '" style:font-name-asian="Monaco, Menlo, 'Ubuntu Mono', '" style:font-name-complex="Monaco, Menlo, 'Ubuntu Mono', '" fo:color="#FFFFFF" fo:font-size="14pt" style:font-size-asian="14pt" fo:background-color="#211E2F" fo:language="en" fo:country="US"/>
    </style:style>
    <style:style style:name="T3284" style:parent-style-name="SourceText" style:family="text">
      <style:text-properties style:font-name="Monaco, Menlo, 'Ubuntu Mono', '" style:font-name-asian="Monaco, Menlo, 'Ubuntu Mono', '" style:font-name-complex="Monaco, Menlo, 'Ubuntu Mono', '" fo:color="#939598" fo:font-size="14pt" style:font-size-asian="14pt" fo:background-color="#211E2F" fo:language="en" fo:country="US"/>
    </style:style>
    <style:style style:name="P3285" style:parent-style-name="Textbody" style:family="paragraph">
      <style:paragraph-properties fo:margin-bottom="0in" fo:line-height="160%"/>
    </style:style>
    <style:style style:name="T3286" style:parent-style-name="Policepardéfaut" style:family="text">
      <style:text-properties fo:language="en" fo:country="US" style:language-asian="en" style:country-asian="US" style:language-complex="ar" style:country-complex="SA"/>
    </style:style>
    <style:style style:name="T3287" style:parent-style-name="Policepardéfaut" style:family="text">
      <style:text-properties style:font-name="Apercu, apple-system, system-ui" fo:color="#10162F" fo:font-size="14pt" style:font-size-asian="14pt" fo:language="en" fo:country="US"/>
    </style:style>
    <style:style style:name="T3288" style:parent-style-name="SourceText" style:family="text">
      <style:text-properties style:font-name="Monaco, Menlo, 'Ubuntu Mono', '" style:font-name-asian="Monaco, Menlo, 'Ubuntu Mono', '" style:font-name-complex="Monaco, Menlo, 'Ubuntu Mono', '" fo:color="#10162F" fo:font-size="14pt" style:font-size-asian="14pt" fo:language="en" fo:country="US"/>
    </style:style>
    <style:style style:name="T3289" style:parent-style-name="Policepardéfaut" style:family="text">
      <style:text-properties style:font-name="Apercu, apple-system, system-ui" fo:color="#10162F" fo:font-size="14pt" style:font-size-asian="14pt" fo:language="en" fo:country="US"/>
    </style:style>
    <style:style style:name="TableColumn3291" style:family="table-column">
      <style:table-column-properties style:column-width="0.8381in" style:use-optimal-column-width="false"/>
    </style:style>
    <style:style style:name="TableColumn3292" style:family="table-column">
      <style:table-column-properties style:column-width="1.1736in" style:use-optimal-column-width="false"/>
    </style:style>
    <style:style style:name="TableColumn3293" style:family="table-column">
      <style:table-column-properties style:column-width="1.2736in" style:use-optimal-column-width="false"/>
    </style:style>
    <style:style style:name="TableColumn3294" style:family="table-column">
      <style:table-column-properties style:column-width="0.9854in" style:use-optimal-column-width="false"/>
    </style:style>
    <style:style style:name="Table3290" style:family="table">
      <style:table-properties style:width="4.2708in" fo:margin-left="0in" table:align="left"/>
    </style:style>
    <style:style style:name="TableRow3295" style:family="table-row">
      <style:table-row-properties style:use-optimal-row-height="false"/>
    </style:style>
    <style:style style:name="TableCell3296" style:family="table-cell">
      <style:table-cell-properties fo:border="none" style:writing-mode="lr-tb" style:vertical-align="middle" fo:padding-top="0.0194in" fo:padding-left="0.0194in" fo:padding-bottom="0.0194in" fo:padding-right="0.0194in"/>
    </style:style>
    <style:style style:name="TableCell3297" style:family="table-cell">
      <style:table-cell-properties fo:border="none" style:writing-mode="lr-tb" style:vertical-align="middle" fo:padding-top="0.0194in" fo:padding-left="0.0194in" fo:padding-bottom="0.0194in" fo:padding-right="0.0194in"/>
    </style:style>
    <style:style style:name="T3298" style:parent-style-name="SourceText" style:family="text">
      <style:text-properties style:font-name="Monaco, Menlo, 'Ubuntu Mono', '" style:font-name-asian="Monaco, Menlo, 'Ubuntu Mono', '" style:font-name-complex="Monaco, Menlo, 'Ubuntu Mono', '"/>
    </style:style>
    <style:style style:name="TableCell3299" style:family="table-cell">
      <style:table-cell-properties fo:border="none" style:writing-mode="lr-tb" style:vertical-align="middle" fo:padding-top="0.0194in" fo:padding-left="0.0194in" fo:padding-bottom="0.0194in" fo:padding-right="0.0194in"/>
    </style:style>
    <style:style style:name="T3300" style:parent-style-name="SourceText" style:family="text">
      <style:text-properties style:font-name="Monaco, Menlo, 'Ubuntu Mono', '" style:font-name-asian="Monaco, Menlo, 'Ubuntu Mono', '" style:font-name-complex="Monaco, Menlo, 'Ubuntu Mono', '"/>
    </style:style>
    <style:style style:name="TableCell3301" style:family="table-cell">
      <style:table-cell-properties fo:border="none" style:writing-mode="lr-tb" style:vertical-align="middle" fo:padding-top="0.0194in" fo:padding-left="0.0194in" fo:padding-bottom="0.0194in" fo:padding-right="0.0194in"/>
    </style:style>
    <style:style style:name="TableRow3302" style:family="table-row">
      <style:table-row-properties style:use-optimal-row-height="false"/>
    </style:style>
    <style:style style:name="TableCell3303" style:family="table-cell">
      <style:table-cell-properties fo:border="none" style:writing-mode="lr-tb" style:vertical-align="middle" fo:padding-top="0.0194in" fo:padding-left="0.0194in" fo:padding-bottom="0.0194in" fo:padding-right="0.0194in"/>
    </style:style>
    <style:style style:name="TableCell3304" style:family="table-cell">
      <style:table-cell-properties fo:border="none" style:writing-mode="lr-tb" style:vertical-align="middle" fo:padding-top="0.0194in" fo:padding-left="0.0194in" fo:padding-bottom="0.0194in" fo:padding-right="0.0194in"/>
    </style:style>
    <style:style style:name="TableCell3305" style:family="table-cell">
      <style:table-cell-properties fo:border="none" style:writing-mode="lr-tb" style:vertical-align="middle" fo:padding-top="0.0194in" fo:padding-left="0.0194in" fo:padding-bottom="0.0194in" fo:padding-right="0.0194in"/>
    </style:style>
    <style:style style:name="TableCell3306" style:family="table-cell">
      <style:table-cell-properties fo:border="none" style:writing-mode="lr-tb" style:vertical-align="middle" fo:padding-top="0.0194in" fo:padding-left="0.0194in" fo:padding-bottom="0.0194in" fo:padding-right="0.0194in"/>
    </style:style>
    <style:style style:name="TableRow3307" style:family="table-row">
      <style:table-row-properties style:use-optimal-row-height="false"/>
    </style:style>
    <style:style style:name="TableCell3308" style:family="table-cell">
      <style:table-cell-properties fo:border="none" style:writing-mode="lr-tb" style:vertical-align="middle" fo:padding-top="0.0194in" fo:padding-left="0.0194in" fo:padding-bottom="0.0194in" fo:padding-right="0.0194in"/>
    </style:style>
    <style:style style:name="TableCell3309" style:family="table-cell">
      <style:table-cell-properties fo:border="none" style:writing-mode="lr-tb" style:vertical-align="middle" fo:padding-top="0.0194in" fo:padding-left="0.0194in" fo:padding-bottom="0.0194in" fo:padding-right="0.0194in"/>
    </style:style>
    <style:style style:name="TableCell3310" style:family="table-cell">
      <style:table-cell-properties fo:border="none" style:writing-mode="lr-tb" style:vertical-align="middle" fo:padding-top="0.0194in" fo:padding-left="0.0194in" fo:padding-bottom="0.0194in" fo:padding-right="0.0194in"/>
    </style:style>
    <style:style style:name="TableCell3311" style:family="table-cell">
      <style:table-cell-properties fo:border="none" style:writing-mode="lr-tb" style:vertical-align="middle" fo:padding-top="0.0194in" fo:padding-left="0.0194in" fo:padding-bottom="0.0194in" fo:padding-right="0.0194in"/>
    </style:style>
    <style:style style:name="TableRow3312" style:family="table-row">
      <style:table-row-properties style:use-optimal-row-height="false"/>
    </style:style>
    <style:style style:name="TableCell3313" style:family="table-cell">
      <style:table-cell-properties fo:border="none" style:writing-mode="lr-tb" style:vertical-align="middle" fo:padding-top="0.0194in" fo:padding-left="0.0194in" fo:padding-bottom="0.0194in" fo:padding-right="0.0194in"/>
    </style:style>
    <style:style style:name="TableCell3314" style:family="table-cell">
      <style:table-cell-properties fo:border="none" style:writing-mode="lr-tb" style:vertical-align="middle" fo:padding-top="0.0194in" fo:padding-left="0.0194in" fo:padding-bottom="0.0194in" fo:padding-right="0.0194in"/>
    </style:style>
    <style:style style:name="TableCell3315" style:family="table-cell">
      <style:table-cell-properties fo:border="none" style:writing-mode="lr-tb" style:vertical-align="middle" fo:padding-top="0.0194in" fo:padding-left="0.0194in" fo:padding-bottom="0.0194in" fo:padding-right="0.0194in"/>
    </style:style>
    <style:style style:name="TableCell3316" style:family="table-cell">
      <style:table-cell-properties fo:border="none" style:writing-mode="lr-tb" style:vertical-align="middle" fo:padding-top="0.0194in" fo:padding-left="0.0194in" fo:padding-bottom="0.0194in" fo:padding-right="0.0194in"/>
    </style:style>
    <style:style style:name="TableRow3317" style:family="table-row">
      <style:table-row-properties style:min-row-height="0.1923in" style:use-optimal-row-height="false"/>
    </style:style>
    <style:style style:name="TableCell3318" style:family="table-cell">
      <style:table-cell-properties fo:border="none" style:writing-mode="lr-tb" style:vertical-align="middle" fo:padding-top="0.0194in" fo:padding-left="0.0194in" fo:padding-bottom="0.0194in" fo:padding-right="0.0194in"/>
    </style:style>
    <style:style style:name="TableCell3319" style:family="table-cell">
      <style:table-cell-properties fo:border="none" style:writing-mode="lr-tb" style:vertical-align="middle" fo:padding-top="0.0194in" fo:padding-left="0.0194in" fo:padding-bottom="0.0194in" fo:padding-right="0.0194in"/>
    </style:style>
    <style:style style:name="TableCell3320" style:family="table-cell">
      <style:table-cell-properties fo:border="none" style:writing-mode="lr-tb" style:vertical-align="middle" fo:padding-top="0.0194in" fo:padding-left="0.0194in" fo:padding-bottom="0.0194in" fo:padding-right="0.0194in"/>
    </style:style>
    <style:style style:name="TableCell3321" style:family="table-cell">
      <style:table-cell-properties fo:border="none" style:writing-mode="lr-tb" style:vertical-align="middle" fo:padding-top="0.0194in" fo:padding-left="0.0194in" fo:padding-bottom="0.0194in" fo:padding-right="0.0194in"/>
    </style:style>
    <style:style style:name="P3322" style:parent-style-name="Textbody" style:family="paragraph">
      <style:paragraph-properties fo:text-align="justify"/>
    </style:style>
    <style:style style:name="P3323" style:parent-style-name="Titre3" style:family="paragraph">
      <style:paragraph-properties fo:text-align="justify"/>
      <style:text-properties style:font-name="Apercu, apple-system, system-ui" fo:font-weight="normal" style:font-weight-asian="normal"/>
    </style:style>
    <style:style style:name="P3324" style:parent-style-name="Textbody" style:family="paragraph">
      <style:text-properties style:font-name="Apercu, apple-system, system-ui" fo:color="#10162F" fo:font-size="14pt" style:font-size-asian="14pt"/>
    </style:style>
    <style:style style:name="P3325" style:parent-style-name="Textbody" style:family="paragraph">
      <style:paragraph-properties fo:line-height="160%"/>
      <style:text-properties style:font-name="Apercu, apple-system, system-ui" fo:color="#10162F" fo:font-size="14pt" style:font-size-asian="14pt"/>
    </style:style>
    <style:style style:name="P3326" style:parent-style-name="Textbody" style:family="paragraph">
      <style:paragraph-properties fo:margin-bottom="0in"/>
    </style:style>
    <style:style style:name="T3327" style:parent-style-name="Policepardéfaut" style:family="text">
      <style:text-properties fo:language="en" fo:country="US" style:language-asian="en" style:country-asian="US" style:language-complex="ar" style:country-complex="SA"/>
    </style:style>
    <style:style style:name="T3328"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3329" style:parent-style-name="Policepardéfaut" style:family="text">
      <style:text-properties style:font-name="Apercu, apple-system, system-ui" fo:color="#10162F" fo:font-size="14pt" style:font-size-asian="14pt"/>
    </style:style>
    <style:style style:name="T3330"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3331"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3332" style:parent-style-name="Policepardéfaut" style:family="text">
      <style:text-properties style:font-name="Apercu, apple-system, system-ui" fo:color="#10162F" fo:font-size="14pt" style:font-size-asian="14pt"/>
    </style:style>
    <style:style style:name="P3333" style:parent-style-name="Textbody" style:family="paragraph">
      <style:paragraph-properties fo:line-height="160%"/>
      <style:text-properties style:font-name="Apercu, apple-system, system-ui" fo:color="#10162F" fo:font-size="14pt" style:font-size-asian="14pt"/>
    </style:style>
    <style:style style:name="P3334" style:parent-style-name="Textbody" style:family="paragraph">
      <style:paragraph-properties fo:margin-bottom="0in" fo:line-height="160%" fo:margin-left="0in" fo:text-indent="0in">
        <style:tab-stops/>
      </style:paragraph-properties>
      <style:text-properties style:font-name="Apercu, apple-system, system-ui" fo:color="#10162F" fo:font-size="14pt" style:font-size-asian="14pt"/>
    </style:style>
    <style:style style:name="P3335" style:parent-style-name="Textbody" style:family="paragraph">
      <style:paragraph-properties fo:margin-bottom="0in" fo:line-height="160%" fo:margin-left="0in" fo:text-indent="0in">
        <style:tab-stops/>
      </style:paragraph-properties>
      <style:text-properties style:font-name="Apercu, apple-system, system-ui" fo:color="#10162F" fo:font-size="14pt" style:font-size-asian="14pt"/>
    </style:style>
    <style:style style:name="P3336" style:parent-style-name="Textbody" style:family="paragraph">
      <style:paragraph-properties fo:margin-bottom="0in" fo:line-height="160%" fo:margin-left="0in" fo:text-indent="0in">
        <style:tab-stops/>
      </style:paragraph-properties>
      <style:text-properties style:font-name="Apercu, apple-system, system-ui" fo:color="#10162F" fo:font-size="14pt" style:font-size-asian="14pt"/>
    </style:style>
    <style:style style:name="P3337" style:parent-style-name="Textbody" style:family="paragraph">
      <style:paragraph-properties fo:margin-bottom="0in" fo:line-height="160%" fo:margin-left="0in" fo:text-indent="0in">
        <style:tab-stops/>
      </style:paragraph-properties>
      <style:text-properties style:font-name="Apercu, apple-system, system-ui" fo:color="#10162F" fo:font-size="14pt" style:font-size-asian="14pt"/>
    </style:style>
    <style:style style:name="P3338" style:parent-style-name="Textbody" style:family="paragraph">
      <style:paragraph-properties fo:margin-bottom="0in" fo:line-height="160%" fo:margin-left="0in" fo:text-indent="0in">
        <style:tab-stops/>
      </style:paragraph-properties>
      <style:text-properties style:font-name="Apercu, apple-system, system-ui" fo:color="#10162F" fo:font-size="14pt" style:font-size-asian="14pt"/>
    </style:style>
    <style:style style:name="P3339" style:parent-style-name="Textbody" style:family="paragraph">
      <style:paragraph-properties fo:margin-bottom="0in" fo:line-height="160%" fo:margin-left="0in" fo:text-indent="0in">
        <style:tab-stops/>
      </style:paragraph-properties>
      <style:text-properties style:font-name="Apercu, apple-system, system-ui" fo:color="#10162F" fo:font-size="14pt" style:font-size-asian="14pt"/>
    </style:style>
    <style:style style:name="P3340" style:parent-style-name="Textbody" style:family="paragraph">
      <style:paragraph-properties fo:margin-bottom="0in" fo:line-height="160%" fo:margin-left="0in" fo:text-indent="0in">
        <style:tab-stops/>
      </style:paragraph-properties>
      <style:text-properties style:font-name="Apercu, apple-system, system-ui" fo:color="#10162F" fo:font-size="14pt" style:font-size-asian="14pt"/>
    </style:style>
    <style:style style:name="P3341" style:parent-style-name="Textbody" style:family="paragraph">
      <style:paragraph-properties fo:margin-bottom="0in" fo:line-height="160%"/>
      <style:text-properties style:font-name="Apercu, apple-system, system-ui" fo:color="#10162F" fo:font-size="14pt" style:font-size-asian="14pt"/>
    </style:style>
    <style:style style:name="P3342" style:parent-style-name="Textbody" style:family="paragraph">
      <style:paragraph-properties fo:margin-bottom="0in"/>
    </style:style>
    <style:style style:name="T3343" style:parent-style-name="Policepardéfaut" style:family="text">
      <style:text-properties fo:language="en" fo:country="US" style:language-asian="en" style:country-asian="US" style:language-complex="ar" style:country-complex="SA"/>
    </style:style>
    <style:style style:name="T3344"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3345" style:parent-style-name="Textbody" style:family="paragraph">
      <style:text-properties style:font-name="Apercu, apple-system, system-ui" fo:color="#10162F" fo:font-size="14pt" style:font-size-asian="14pt"/>
    </style:style>
    <style:style style:name="P3346" style:parent-style-name="Titre3" style:family="paragraph">
      <style:paragraph-properties fo:text-align="justify"/>
      <style:text-properties style:font-name="Apercu, apple-system, system-ui" fo:color="#10162F"/>
    </style:style>
    <style:style style:name="P3347" style:parent-style-name="Textbody" style:family="paragraph">
      <style:text-properties style:font-name="Apercu, apple-system, system-ui" fo:color="#10162F" fo:font-size="14pt" style:font-size-asian="14pt"/>
    </style:style>
    <style:style style:name="P3348" style:parent-style-name="Textbody" style:family="paragraph">
      <style:paragraph-properties fo:line-height="160%"/>
      <style:text-properties style:font-name="Apercu, apple-system, system-ui" fo:color="#10162F" fo:font-size="14pt" style:font-size-asian="14pt"/>
    </style:style>
    <style:style style:name="P3349" style:parent-style-name="Textbody" style:family="paragraph">
      <style:paragraph-properties fo:margin-bottom="0in"/>
    </style:style>
    <style:style style:name="T3350" style:parent-style-name="Policepardéfaut" style:family="text">
      <style:text-properties fo:language="en" fo:country="US" style:language-asian="en" style:country-asian="US" style:language-complex="ar" style:country-complex="SA"/>
    </style:style>
    <style:style style:name="P3351" style:parent-style-name="Textbody" style:family="paragraph">
      <style:text-properties fo:language="en" fo:country="US"/>
    </style:style>
    <style:style style:name="T3352"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3353" style:parent-style-name="Textbody" style:family="paragraph">
      <style:text-properties style:font-name="Apercu, apple-system, system-ui" fo:color="#10162F" fo:font-size="14pt" style:font-size-asian="14pt"/>
    </style:style>
    <style:style style:name="P3354" style:parent-style-name="Textbody" style:family="paragraph">
      <style:paragraph-properties fo:margin-bottom="0in" fo:line-height="160%"/>
      <style:text-properties style:font-name="Apercu, apple-system, system-ui" fo:color="#10162F" fo:font-size="14pt" style:font-size-asian="14pt"/>
    </style:style>
    <style:style style:name="P3355" style:parent-style-name="Textbody" style:family="paragraph">
      <style:paragraph-properties fo:margin-bottom="0in"/>
    </style:style>
    <style:style style:name="T3356" style:parent-style-name="Policepardéfaut" style:family="text">
      <style:text-properties fo:language="en" fo:country="US" style:language-asian="en" style:country-asian="US" style:language-complex="ar" style:country-complex="SA"/>
    </style:style>
    <style:style style:name="T3357"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3358" style:parent-style-name="Textbody" style:family="paragraph">
      <style:text-properties style:font-name="Apercu, apple-system, system-ui" fo:color="#10162F" fo:font-size="14pt" style:font-size-asian="14pt"/>
    </style:style>
    <style:style style:name="P3359" style:parent-style-name="Textbody" style:family="paragraph">
      <style:paragraph-properties fo:line-height="120%"/>
      <style:text-properties style:font-name="Apercu, apple-system, system-ui" fo:font-weight="bold" style:font-weight-asian="bold" fo:color="#10162F" fo:font-size="14pt" style:font-size-asian="14pt" fo:background-color="#FFFFFF"/>
    </style:style>
    <style:style style:name="P3360" style:parent-style-name="Textbody" style:family="paragraph">
      <style:paragraph-properties fo:margin-bottom="0in" fo:line-height="160%" fo:margin-left="0.5729in" fo:text-indent="0in">
        <style:tab-stops/>
      </style:paragraph-properties>
    </style:style>
    <style:style style:name="T3361" style:parent-style-name="Policepardéfaut" style:family="text">
      <style:text-properties fo:language="en" fo:country="US" style:language-asian="en" style:country-asian="US" style:language-complex="ar" style:country-complex="SA"/>
    </style:style>
    <style:style style:name="T3362" style:parent-style-name="Policepardéfaut" style:family="text">
      <style:text-properties style:font-name="Apercu, apple-system, system-ui" fo:color="#10162F" fo:font-size="14pt" style:font-size-asian="14pt"/>
    </style:style>
    <style:style style:name="T336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364" style:parent-style-name="Policepardéfaut" style:family="text">
      <style:text-properties style:font-name="Apercu, apple-system, system-ui" fo:color="#10162F" fo:font-size="14pt" style:font-size-asian="14pt"/>
    </style:style>
    <style:style style:name="T336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366" style:parent-style-name="Policepardéfaut" style:family="text">
      <style:text-properties style:font-name="Apercu, apple-system, system-ui" fo:color="#10162F" fo:font-size="14pt" style:font-size-asian="14pt"/>
    </style:style>
    <style:style style:name="P3367" style:parent-style-name="Textbody" style:family="paragraph">
      <style:paragraph-properties fo:margin-top="0.0208in" fo:margin-bottom="0.0208in" fo:margin-left="0.0208in" fo:margin-right="0.0208in">
        <style:tab-stops/>
      </style:paragraph-properties>
      <style:text-properties style:font-name="Apercu, apple-system, system-ui" fo:color="#10162F" fo:font-size="14pt" style:font-size-asian="14pt" fo:background-color="#FFF2B3"/>
    </style:style>
    <style:style style:name="P3368" style:parent-style-name="Textbody" style:family="paragraph">
      <style:paragraph-properties fo:margin-bottom="0in" fo:line-height="160%" fo:margin-left="0.5729in" fo:text-indent="0in">
        <style:tab-stops/>
      </style:paragraph-properties>
    </style:style>
    <style:style style:name="T3369" style:parent-style-name="Policepardéfaut" style:family="text">
      <style:text-properties fo:language="en" fo:country="US" style:language-asian="en" style:country-asian="US" style:language-complex="ar" style:country-complex="SA"/>
    </style:style>
    <style:style style:name="T3370" style:parent-style-name="Policepardéfaut" style:family="text">
      <style:text-properties style:font-name="Apercu, apple-system, system-ui" fo:color="#10162F" fo:font-size="14pt" style:font-size-asian="14pt"/>
    </style:style>
    <style:style style:name="T337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372" style:parent-style-name="Policepardéfaut" style:family="text">
      <style:text-properties style:font-name="Apercu, apple-system, system-ui" fo:color="#10162F" fo:font-size="14pt" style:font-size-asian="14pt"/>
    </style:style>
    <style:style style:name="T337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374" style:parent-style-name="Policepardéfaut" style:family="text">
      <style:text-properties style:font-name="Apercu, apple-system, system-ui" fo:color="#10162F" fo:font-size="14pt" style:font-size-asian="14pt"/>
    </style:style>
    <style:style style:name="P3375" style:parent-style-name="Textbody" style:family="paragraph">
      <style:paragraph-properties fo:margin-bottom="0in" fo:line-height="160%" fo:margin-left="0.5729in" fo:text-indent="0in">
        <style:tab-stops/>
      </style:paragraph-properties>
    </style:style>
    <style:style style:name="T3376" style:parent-style-name="Policepardéfaut" style:family="text">
      <style:text-properties fo:language="en" fo:country="US" style:language-asian="en" style:country-asian="US" style:language-complex="ar" style:country-complex="SA"/>
    </style:style>
    <style:style style:name="T3377" style:parent-style-name="Policepardéfaut" style:family="text">
      <style:text-properties style:font-name="Apercu, apple-system, system-ui" fo:color="#10162F" fo:font-size="14pt" style:font-size-asian="14pt"/>
    </style:style>
    <style:style style:name="T3378" style:parent-style-name="Policepardéfaut" style:family="text">
      <style:text-properties style:font-name="Apercu, apple-system, system-ui" fo:color="#10162F" fo:font-size="14pt" style:font-size-asian="14pt"/>
    </style:style>
    <style:style style:name="T337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380" style:parent-style-name="Policepardéfaut" style:family="text">
      <style:text-properties style:font-name="Apercu, apple-system, system-ui" fo:color="#10162F" fo:font-size="14pt" style:font-size-asian="14pt"/>
    </style:style>
    <style:style style:name="P3381" style:parent-style-name="Textbody" style:family="paragraph">
      <style:paragraph-properties fo:margin-top="0.0208in" fo:margin-bottom="0.0208in" fo:margin-left="0.0208in" fo:margin-right="0.0208in">
        <style:tab-stops/>
      </style:paragraph-properties>
      <style:text-properties style:font-name="Apercu, apple-system, system-ui" fo:color="#10162F" fo:font-size="14pt" style:font-size-asian="14pt" fo:background-color="#FFF2B3"/>
    </style:style>
    <style:style style:name="P3382" style:parent-style-name="Textbody" style:family="paragraph">
      <style:paragraph-properties fo:margin-bottom="0in" fo:line-height="160%" fo:margin-left="0.5729in" fo:text-indent="0in">
        <style:tab-stops/>
      </style:paragraph-properties>
    </style:style>
    <style:style style:name="T3383" style:parent-style-name="Policepardéfaut" style:family="text">
      <style:text-properties fo:language="en" fo:country="US" style:language-asian="en" style:country-asian="US" style:language-complex="ar" style:country-complex="SA"/>
    </style:style>
    <style:style style:name="T3384" style:parent-style-name="Policepardéfaut" style:family="text">
      <style:text-properties style:font-name="Apercu, apple-system, system-ui" fo:color="#10162F" fo:font-size="14pt" style:font-size-asian="14pt"/>
    </style:style>
    <style:style style:name="T338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386" style:parent-style-name="Policepardéfaut" style:family="text">
      <style:text-properties style:font-name="Apercu, apple-system, system-ui" fo:color="#10162F" fo:font-size="14pt" style:font-size-asian="14pt"/>
    </style:style>
    <style:style style:name="T3387" style:parent-style-name="Policepardéfaut" style:family="text">
      <style:text-properties style:font-name="Apercu, apple-system, system-ui" fo:color="#10162F" fo:font-size="14pt" style:font-size-asian="14pt"/>
    </style:style>
    <style:style style:name="P3388" style:parent-style-name="Textbody" style:family="paragraph">
      <style:paragraph-properties fo:margin-top="0.0208in" fo:margin-bottom="0.0208in" fo:margin-left="0.0208in" fo:margin-right="0.0208in">
        <style:tab-stops/>
      </style:paragraph-properties>
      <style:text-properties style:font-name="Apercu, apple-system, system-ui" fo:color="#10162F" fo:font-size="14pt" style:font-size-asian="14pt" fo:background-color="#FFF2B3"/>
    </style:style>
    <style:style style:name="P3389" style:parent-style-name="Textbody" style:family="paragraph">
      <style:paragraph-properties fo:margin-bottom="0in" fo:line-height="160%" fo:margin-left="0.5729in" fo:text-indent="0in">
        <style:tab-stops/>
      </style:paragraph-properties>
    </style:style>
    <style:style style:name="T3390" style:parent-style-name="Policepardéfaut" style:family="text">
      <style:text-properties fo:language="en" fo:country="US" style:language-asian="en" style:country-asian="US" style:language-complex="ar" style:country-complex="SA"/>
    </style:style>
    <style:style style:name="T3391" style:parent-style-name="Policepardéfaut" style:family="text">
      <style:text-properties style:font-name="Apercu, apple-system, system-ui" fo:color="#10162F" fo:font-size="14pt" style:font-size-asian="14pt"/>
    </style:style>
    <style:style style:name="T339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393" style:parent-style-name="Policepardéfaut" style:family="text">
      <style:text-properties style:font-name="Apercu, apple-system, system-ui" fo:color="#10162F" fo:font-size="14pt" style:font-size-asian="14pt"/>
    </style:style>
    <style:style style:name="P3394" style:parent-style-name="Textbody" style:family="paragraph">
      <style:paragraph-properties fo:text-align="justify"/>
    </style:style>
    <style:style style:name="P3395" style:parent-style-name="Titre3" style:family="paragraph">
      <style:paragraph-properties fo:text-align="justify"/>
      <style:text-properties style:font-name="Apercu, apple-system, system-ui" fo:color="#10162F"/>
    </style:style>
    <style:style style:name="P3396" style:parent-style-name="Textbody" style:family="paragraph">
      <style:text-properties style:font-name="Apercu, apple-system, system-ui" fo:color="#10162F" fo:font-size="14pt" style:font-size-asian="14pt"/>
    </style:style>
    <style:style style:name="P3397" style:parent-style-name="Textbody" style:family="paragraph">
      <style:paragraph-properties fo:line-height="160%"/>
      <style:text-properties style:font-name="Apercu, apple-system, system-ui" fo:color="#10162F" fo:font-size="14pt" style:font-size-asian="14pt"/>
    </style:style>
    <style:style style:name="P3398" style:parent-style-name="Textbody" style:family="paragraph">
      <style:paragraph-properties fo:margin-bottom="0in"/>
    </style:style>
    <style:style style:name="T3399" style:parent-style-name="Policepardéfaut" style:family="text">
      <style:text-properties fo:language="en" fo:country="US" style:language-asian="en" style:country-asian="US" style:language-complex="ar" style:country-complex="SA"/>
    </style:style>
    <style:style style:name="T3400"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3401" style:parent-style-name="Textbody" style:family="paragraph">
      <style:paragraph-properties fo:margin-bottom="0in"/>
      <style:text-properties style:font-name="Apercu, apple-system, system-ui" fo:color="#10162F" fo:font-size="14pt" style:font-size-asian="14pt"/>
    </style:style>
    <style:style style:name="P3402" style:parent-style-name="Textbody" style:family="paragraph">
      <style:paragraph-properties fo:margin-bottom="0in"/>
    </style:style>
    <style:style style:name="T3403" style:parent-style-name="Policepardéfaut" style:family="text">
      <style:text-properties fo:language="en" fo:country="US" style:language-asian="en" style:country-asian="US" style:language-complex="ar" style:country-complex="SA"/>
    </style:style>
    <style:style style:name="T3404"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3405" style:parent-style-name="Textbody" style:family="paragraph">
      <style:text-properties style:font-name="Apercu, apple-system, system-ui" fo:color="#10162F" fo:font-size="14pt" style:font-size-asian="14pt"/>
    </style:style>
    <style:style style:name="P3406" style:parent-style-name="Textbody" style:family="paragraph">
      <style:paragraph-properties fo:margin-bottom="0in" fo:line-height="160%" fo:margin-left="0in" fo:text-indent="0in">
        <style:tab-stops/>
      </style:paragraph-properties>
    </style:style>
    <style:style style:name="T3407" style:parent-style-name="Policepardéfaut" style:family="text">
      <style:text-properties fo:language="en" fo:country="US" style:language-asian="en" style:country-asian="US" style:language-complex="ar" style:country-complex="SA"/>
    </style:style>
    <style:style style:name="T3408"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P3409" style:parent-style-name="Textbody" style:family="paragraph">
      <style:paragraph-properties fo:margin-bottom="0in" fo:line-height="160%"/>
    </style:style>
    <style:style style:name="T3410" style:parent-style-name="Policepardéfaut" style:family="text">
      <style:text-properties style:font-name="Apercu, apple-system, system-ui" fo:color="#10162F" fo:font-size="14pt" style:font-size-asian="14pt"/>
    </style:style>
    <style:style style:name="T3411" style:parent-style-name="Policepardéfaut" style:family="text">
      <style:text-properties style:font-name="Apercu, apple-system, system-ui" fo:color="#10162F" fo:font-size="14pt" style:font-size-asian="14pt"/>
    </style:style>
    <style:style style:name="T3412"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413" style:parent-style-name="Policepardéfaut" style:family="text">
      <style:text-properties style:font-name="Apercu, apple-system, system-ui" fo:color="#10162F" fo:font-size="14pt" style:font-size-asian="14pt"/>
    </style:style>
    <style:style style:name="P3414" style:parent-style-name="Textbody" style:family="paragraph">
      <style:paragraph-properties fo:margin-bottom="0in" fo:line-height="160%" fo:margin-left="0in" fo:text-indent="0in">
        <style:tab-stops/>
      </style:paragraph-properties>
    </style:style>
    <style:style style:name="T3415" style:parent-style-name="Policepardéfaut" style:family="text">
      <style:text-properties fo:language="en" fo:country="US" style:language-asian="en" style:country-asian="US" style:language-complex="ar" style:country-complex="SA"/>
    </style:style>
    <style:style style:name="T3416"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P3417" style:parent-style-name="Textbody" style:family="paragraph">
      <style:paragraph-properties fo:margin-bottom="0in" fo:line-height="160%"/>
      <style:text-properties style:font-name="Apercu, apple-system, system-ui" fo:color="#10162F" fo:font-size="14pt" style:font-size-asian="14pt"/>
    </style:style>
    <style:style style:name="P3418" style:parent-style-name="Textbody" style:family="paragraph">
      <style:paragraph-properties fo:margin-bottom="0in" fo:line-height="160%" fo:margin-left="0in" fo:text-indent="0in">
        <style:tab-stops/>
      </style:paragraph-properties>
    </style:style>
    <style:style style:name="T3419" style:parent-style-name="Policepardéfaut" style:family="text">
      <style:text-properties fo:language="en" fo:country="US" style:language-asian="en" style:country-asian="US" style:language-complex="ar" style:country-complex="SA"/>
    </style:style>
    <style:style style:name="T3420"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P3421" style:parent-style-name="Textbody" style:family="paragraph">
      <style:paragraph-properties fo:margin-bottom="0in" fo:line-height="160%"/>
      <style:text-properties style:font-name="Apercu, apple-system, system-ui" fo:color="#10162F" fo:font-size="14pt" style:font-size-asian="14pt"/>
    </style:style>
    <style:style style:name="P3422" style:parent-style-name="Textbody" style:family="paragraph">
      <style:paragraph-properties fo:margin-bottom="0in" fo:line-height="160%" fo:margin-left="0in" fo:text-indent="0in">
        <style:tab-stops/>
      </style:paragraph-properties>
    </style:style>
    <style:style style:name="T3423" style:parent-style-name="Policepardéfaut" style:family="text">
      <style:text-properties fo:language="en" fo:country="US" style:language-asian="en" style:country-asian="US" style:language-complex="ar" style:country-complex="SA"/>
    </style:style>
    <style:style style:name="T3424"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P3425" style:parent-style-name="Textbody" style:family="paragraph">
      <style:paragraph-properties fo:margin-bottom="0in" fo:line-height="160%"/>
    </style:style>
    <style:style style:name="T3426" style:parent-style-name="Policepardéfaut" style:family="text">
      <style:text-properties style:font-name="Apercu, apple-system, system-ui" fo:color="#10162F" fo:font-size="14pt" style:font-size-asian="14pt"/>
    </style:style>
    <style:style style:name="T3427"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428" style:parent-style-name="Policepardéfaut" style:family="text">
      <style:text-properties style:font-name="Apercu, apple-system, system-ui" fo:color="#10162F" fo:font-size="14pt" style:font-size-asian="14pt"/>
    </style:style>
    <style:style style:name="T3429" style:parent-style-name="Policepardéfaut" style:family="text">
      <style:text-properties style:font-name="Apercu, apple-system, system-ui" fo:color="#10162F" fo:font-size="14pt" style:font-size-asian="14pt"/>
    </style:style>
    <style:style style:name="P3430" style:parent-style-name="Textbody" style:family="paragraph">
      <style:paragraph-properties fo:margin-bottom="0in" fo:line-height="160%" fo:margin-left="0in" fo:text-indent="0in">
        <style:tab-stops/>
      </style:paragraph-properties>
    </style:style>
    <style:style style:name="T3431" style:parent-style-name="Policepardéfaut" style:family="text">
      <style:text-properties fo:language="en" fo:country="US" style:language-asian="en" style:country-asian="US" style:language-complex="ar" style:country-complex="SA"/>
    </style:style>
    <style:style style:name="T3432" style:parent-style-name="SourceText" style:family="text">
      <style:text-properties style:font-name="Monaco, Menlo, 'Ubuntu Mono', '" style:font-name-asian="Monaco, Menlo, 'Ubuntu Mono', '" style:font-name-complex="Monaco, Menlo, 'Ubuntu Mono', '" fo:color="#10162F" fo:font-size="14pt" style:font-size-asian="14pt" style:text-underline-type="single" style:text-underline-style="solid" style:text-underline-width="auto" style:text-underline-mode="continuous"/>
    </style:style>
    <style:style style:name="P3433" style:parent-style-name="Textbody" style:family="paragraph">
      <style:paragraph-properties fo:margin-bottom="0in" fo:line-height="160%"/>
      <style:text-properties style:font-name="Apercu, apple-system, system-ui" fo:color="#10162F" fo:font-size="14pt" style:font-size-asian="14pt"/>
    </style:style>
    <style:style style:name="P3434" style:parent-style-name="Textbody" style:family="paragraph">
      <style:paragraph-properties fo:margin-bottom="0in" fo:line-height="160%" fo:margin-left="0in" fo:text-indent="0in">
        <style:tab-stops/>
      </style:paragraph-properties>
      <style:text-properties style:font-name="Apercu, apple-system, system-ui" fo:color="#10162F" fo:font-size="14pt" style:font-size-asian="14pt"/>
    </style:style>
    <style:style style:name="P3435" style:parent-style-name="Textbody" style:family="paragraph">
      <style:paragraph-properties fo:margin-bottom="0in" fo:line-height="160%" fo:margin-left="0in" fo:text-indent="0in">
        <style:tab-stops/>
      </style:paragraph-properties>
    </style:style>
    <style:style style:name="T3436" style:parent-style-name="Policepardéfaut" style:family="text">
      <style:text-properties style:font-name="Apercu, apple-system, system-ui" fo:color="#10162F" fo:font-size="14pt" style:font-size-asian="14pt"/>
    </style:style>
    <style:style style:name="T3437"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3438" style:parent-style-name="Policepardéfaut" style:family="text">
      <style:text-properties style:font-name="Apercu, apple-system, system-ui" fo:color="#10162F" fo:font-size="14pt" style:font-size-asian="14pt"/>
    </style:style>
    <style:style style:name="P3439" style:parent-style-name="Textbody" style:family="paragraph">
      <style:paragraph-properties fo:line-height="120%"/>
      <style:text-properties style:font-name="Apercu, apple-system, system-ui" fo:font-weight="bold" style:font-weight-asian="bold" fo:color="#10162F" fo:font-size="14pt" style:font-size-asian="14pt" fo:background-color="#FFFFFF"/>
    </style:style>
    <style:style style:name="P3440" style:parent-style-name="Textbody" style:family="paragraph">
      <style:paragraph-properties fo:line-height="160%"/>
      <style:text-properties style:font-name="Apercu, apple-system, system-ui" fo:color="#10162F" fo:font-size="14pt" style:font-size-asian="14pt"/>
    </style:style>
    <style:style style:name="P3441" style:parent-style-name="Textbody" style:family="paragraph">
      <style:paragraph-properties fo:margin-bottom="0in" fo:line-height="160%" fo:margin-left="0in" fo:text-indent="0in">
        <style:tab-stops/>
      </style:paragraph-properties>
      <style:text-properties style:font-name="Apercu, apple-system, system-ui" fo:color="#10162F" fo:font-size="14pt" style:font-size-asian="14pt"/>
    </style:style>
    <style:style style:name="P3442" style:parent-style-name="Textbody" style:family="paragraph">
      <style:paragraph-properties fo:margin-bottom="0in" fo:line-height="160%" fo:margin-left="0in" fo:text-indent="0in">
        <style:tab-stops/>
      </style:paragraph-properties>
      <style:text-properties style:font-name="Apercu, apple-system, system-ui" fo:color="#10162F" fo:font-size="14pt" style:font-size-asian="14pt"/>
    </style:style>
    <style:style style:name="P3443" style:parent-style-name="Textbody" style:family="paragraph">
      <style:paragraph-properties fo:margin-bottom="0in" fo:line-height="160%" fo:margin-left="0in" fo:text-indent="0in">
        <style:tab-stops/>
      </style:paragraph-properties>
    </style:style>
    <style:style style:name="T3444" style:parent-style-name="Policepardéfaut" style:family="text">
      <style:text-properties style:font-name="Apercu, apple-system, system-ui" fo:color="#10162F" fo:font-size="14pt" style:font-size-asian="14pt"/>
    </style:style>
    <style:style style:name="T3445"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3446" style:parent-style-name="Policepardéfaut" style:family="text">
      <style:text-properties style:font-name="Apercu, apple-system, system-ui" fo:color="#10162F" fo:font-size="14pt" style:font-size-asian="14pt"/>
    </style:style>
    <style:style style:name="P3447" style:parent-style-name="Textbody" style:family="paragraph">
      <style:paragraph-properties fo:margin-bottom="0in" fo:line-height="160%" fo:margin-left="0in" fo:text-indent="0in">
        <style:tab-stops/>
      </style:paragraph-properties>
    </style:style>
    <style:style style:name="T3448" style:parent-style-name="Policepardéfaut" style:family="text">
      <style:text-properties style:font-name="Apercu, apple-system, system-ui" fo:color="#10162F" fo:font-size="14pt" style:font-size-asian="14pt"/>
    </style:style>
    <style:style style:name="T3449"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450" style:parent-style-name="Policepardéfaut" style:family="text">
      <style:text-properties style:font-name="Apercu, apple-system, system-ui" fo:color="#10162F" fo:font-size="14pt" style:font-size-asian="14pt"/>
    </style:style>
    <style:style style:name="P3451" style:parent-style-name="Textbody" style:family="paragraph">
      <style:paragraph-properties fo:text-align="justify"/>
    </style:style>
    <style:style style:name="P3452" style:parent-style-name="Textbody" style:family="paragraph">
      <style:paragraph-properties fo:text-align="justify"/>
    </style:style>
    <style:style style:name="P3453" style:parent-style-name="Titre3" style:family="paragraph">
      <style:paragraph-properties fo:text-align="justify"/>
    </style:style>
    <style:style style:name="P3454" style:parent-style-name="Textbody" style:family="paragraph">
      <style:paragraph-properties fo:text-align="justify"/>
    </style:style>
    <style:style style:name="P3455" style:parent-style-name="Textbody" style:family="paragraph">
      <style:paragraph-properties fo:text-align="justify" fo:line-height="160%"/>
    </style:style>
    <style:style style:name="P3456" style:parent-style-name="PreformattedText" style:family="paragraph">
      <style:paragraph-properties fo:line-height="115%"/>
    </style:style>
    <style:style style:name="T3457" style:parent-style-name="SourceText" style:family="text">
      <style:text-properties style:font-name="Monaco, Menlo, 'Ubuntu Mono', '" style:font-name-asian="Monaco, Menlo, 'Ubuntu Mono', '" style:font-name-complex="Monaco, Menlo, 'Ubuntu Mono', '" fo:color="#EA6C8B" fo:background-color="#211E2F" fo:language="en" fo:country="US"/>
    </style:style>
    <style:style style:name="T3458"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459" style:parent-style-name="SourceText" style:family="text">
      <style:text-properties style:font-name="Monaco, Menlo, 'Ubuntu Mono', '" style:font-name-asian="Monaco, Menlo, 'Ubuntu Mono', '" style:font-name-complex="Monaco, Menlo, 'Ubuntu Mono', '" fo:color="#EA6C8B" fo:background-color="#211E2F" fo:language="en" fo:country="US"/>
    </style:style>
    <style:style style:name="T3460"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461" style:parent-style-name="SourceText" style:family="text">
      <style:text-properties style:font-name="Monaco, Menlo, 'Ubuntu Mono', '" style:font-name-asian="Monaco, Menlo, 'Ubuntu Mono', '" style:font-name-complex="Monaco, Menlo, 'Ubuntu Mono', '" fo:color="#EA6C8B" fo:background-color="#211E2F" fo:language="en" fo:country="US"/>
    </style:style>
    <style:style style:name="T3462"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463" style:parent-style-name="SourceText" style:family="text">
      <style:text-properties style:font-name="Monaco, Menlo, 'Ubuntu Mono', '" style:font-name-asian="Monaco, Menlo, 'Ubuntu Mono', '" style:font-name-complex="Monaco, Menlo, 'Ubuntu Mono', '" fo:color="#EA6C8B" fo:background-color="#211E2F" fo:language="en" fo:country="US"/>
    </style:style>
    <style:style style:name="T3464"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465" style:parent-style-name="SourceText" style:family="text">
      <style:text-properties style:font-name="Monaco, Menlo, 'Ubuntu Mono', '" style:font-name-asian="Monaco, Menlo, 'Ubuntu Mono', '" style:font-name-complex="Monaco, Menlo, 'Ubuntu Mono', '" fo:color="#EA6C8B" fo:background-color="#211E2F" fo:language="en" fo:country="US"/>
    </style:style>
    <style:style style:name="T3466"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467" style:parent-style-name="SourceText" style:family="text">
      <style:text-properties style:font-name="Monaco, Menlo, 'Ubuntu Mono', '" style:font-name-asian="Monaco, Menlo, 'Ubuntu Mono', '" style:font-name-complex="Monaco, Menlo, 'Ubuntu Mono', '" fo:color="#EA6C8B" fo:background-color="#211E2F" fo:language="en" fo:country="US"/>
    </style:style>
    <style:style style:name="T3468"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469" style:parent-style-name="SourceText" style:family="text">
      <style:text-properties style:font-name="Monaco, Menlo, 'Ubuntu Mono', '" style:font-name-asian="Monaco, Menlo, 'Ubuntu Mono', '" style:font-name-complex="Monaco, Menlo, 'Ubuntu Mono', '" fo:color="#EA6C8B" fo:background-color="#211E2F" fo:language="en" fo:country="US"/>
    </style:style>
    <style:style style:name="P3470" style:parent-style-name="PreformattedText" style:family="paragraph">
      <style:paragraph-properties fo:line-height="115%"/>
    </style:style>
    <style:style style:name="T3471"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T3472" style:parent-style-name="SourceText" style:family="text">
      <style:text-properties style:font-name="Monaco, Menlo, 'Ubuntu Mono', '" style:font-name-asian="Monaco, Menlo, 'Ubuntu Mono', '" style:font-name-complex="Monaco, Menlo, 'Ubuntu Mono', '" fo:color="#EA6C8B" fo:background-color="#211E2F" fo:language="en" fo:country="US"/>
    </style:style>
    <style:style style:name="P3473" style:parent-style-name="PreformattedText" style:family="paragraph">
      <style:paragraph-properties fo:line-height="115%"/>
    </style:style>
    <style:style style:name="T3474" style:parent-style-name="SourceText" style:family="text">
      <style:text-properties style:font-name="Monaco, Menlo, 'Ubuntu Mono', '" style:font-name-asian="Monaco, Menlo, 'Ubuntu Mono', '" style:font-name-complex="Monaco, Menlo, 'Ubuntu Mono', '" fo:color="#EA6C8B" fo:background-color="#211E2F" fo:language="en" fo:country="US"/>
    </style:style>
    <style:style style:name="P3475" style:parent-style-name="PreformattedText" style:family="paragraph">
      <style:paragraph-properties fo:line-height="115%"/>
    </style:style>
    <style:style style:name="T3476" style:parent-style-name="SourceText" style:family="text">
      <style:text-properties style:font-name="Monaco, Menlo, 'Ubuntu Mono', '" style:font-name-asian="Monaco, Menlo, 'Ubuntu Mono', '" style:font-name-complex="Monaco, Menlo, 'Ubuntu Mono', '" fo:color="#FFFFFF" fo:background-color="#211E2F" fo:language="en" fo:country="US"/>
    </style:style>
    <style:style style:name="P3477" style:parent-style-name="PreformattedText" style:family="paragraph">
      <style:paragraph-properties fo:line-height="115%"/>
    </style:style>
    <style:style style:name="T3478" style:parent-style-name="SourceText" style:family="text">
      <style:text-properties style:font-name="Monaco, Menlo, 'Ubuntu Mono', '" style:font-name-asian="Monaco, Menlo, 'Ubuntu Mono', '" style:font-name-complex="Monaco, Menlo, 'Ubuntu Mono', '" fo:color="#EA6C8B" fo:background-color="#211E2F"/>
    </style:style>
    <style:style style:name="P3479" style:parent-style-name="Textbody" style:family="paragraph">
      <style:paragraph-properties fo:text-align="justify" fo:line-height="160%"/>
    </style:style>
    <style:style style:name="T3480" style:parent-style-name="Policepardéfaut" style:family="text">
      <style:text-properties fo:language="en" fo:country="US" style:language-asian="en" style:country-asian="US" style:language-complex="ar" style:country-complex="SA"/>
    </style:style>
    <style:style style:name="P3481" style:parent-style-name="Textbody" style:family="paragraph">
      <style:paragraph-properties fo:text-align="justify" fo:margin-bottom="0in" fo:line-height="160%" fo:margin-left="0in" fo:text-indent="0in">
        <style:tab-stops/>
      </style:paragraph-properties>
    </style:style>
    <style:style style:name="T3482" style:parent-style-name="SourceText" style:family="text">
      <style:text-properties style:font-name="Monaco, Menlo, 'Ubuntu Mono', '" style:font-name-asian="Monaco, Menlo, 'Ubuntu Mono', '" style:font-name-complex="Monaco, Menlo, 'Ubuntu Mono', '"/>
    </style:style>
    <style:style style:name="T3483" style:parent-style-name="SourceText" style:family="text">
      <style:text-properties style:font-name="Monaco, Menlo, 'Ubuntu Mono', '" style:font-name-asian="Monaco, Menlo, 'Ubuntu Mono', '" style:font-name-complex="Monaco, Menlo, 'Ubuntu Mono', '"/>
    </style:style>
    <style:style style:name="T3484" style:parent-style-name="SourceText" style:family="text">
      <style:text-properties style:font-name="Monaco, Menlo, 'Ubuntu Mono', '" style:font-name-asian="Monaco, Menlo, 'Ubuntu Mono', '" style:font-name-complex="Monaco, Menlo, 'Ubuntu Mono', '"/>
    </style:style>
    <style:style style:name="T3485" style:parent-style-name="SourceText" style:family="text">
      <style:text-properties style:font-name="Monaco, Menlo, 'Ubuntu Mono', '" style:font-name-asian="Monaco, Menlo, 'Ubuntu Mono', '" style:font-name-complex="Monaco, Menlo, 'Ubuntu Mono', '"/>
    </style:style>
    <style:style style:name="P3486" style:parent-style-name="Textbody" style:family="paragraph">
      <style:paragraph-properties fo:text-align="justify" fo:margin-bottom="0in" fo:line-height="160%" fo:margin-left="0in" fo:text-indent="0in">
        <style:tab-stops/>
      </style:paragraph-properties>
    </style:style>
    <style:style style:name="T3487" style:parent-style-name="SourceText" style:family="text">
      <style:text-properties style:font-name="Monaco, Menlo, 'Ubuntu Mono', '" style:font-name-asian="Monaco, Menlo, 'Ubuntu Mono', '" style:font-name-complex="Monaco, Menlo, 'Ubuntu Mono', '"/>
    </style:style>
    <style:style style:name="P3488" style:parent-style-name="Textbody" style:family="paragraph">
      <style:paragraph-properties fo:text-align="justify" fo:margin-bottom="0in" fo:line-height="160%" fo:margin-left="0in" fo:text-indent="0in">
        <style:tab-stops/>
      </style:paragraph-properties>
    </style:style>
    <style:style style:name="T3489" style:parent-style-name="SourceText" style:family="text">
      <style:text-properties style:font-name="Monaco, Menlo, 'Ubuntu Mono', '" style:font-name-asian="Monaco, Menlo, 'Ubuntu Mono', '" style:font-name-complex="Monaco, Menlo, 'Ubuntu Mono', '"/>
    </style:style>
    <style:style style:name="P3490" style:parent-style-name="Textbody" style:family="paragraph">
      <style:paragraph-properties fo:text-align="justify" fo:margin-bottom="0in" fo:line-height="160%"/>
    </style:style>
    <style:style style:name="P3491" style:parent-style-name="Textbody" style:family="paragraph">
      <style:paragraph-properties fo:text-align="justify" fo:margin-bottom="0in"/>
    </style:style>
    <style:style style:name="T3492" style:parent-style-name="Policepardéfaut" style:family="text">
      <style:text-properties fo:language="en" fo:country="US" style:language-asian="en" style:country-asian="US" style:language-complex="ar" style:country-complex="SA"/>
    </style:style>
    <style:style style:name="T3493" style:parent-style-name="Policepardéfaut" style:family="text">
      <style:text-properties style:text-underline-type="single" style:text-underline-style="solid" style:text-underline-width="auto" style:text-underline-mode="continuous"/>
    </style:style>
    <style:style style:name="P3494" style:parent-style-name="Textbody" style:family="paragraph">
      <style:paragraph-properties fo:text-align="justify"/>
    </style:style>
    <style:style style:name="P3495" style:parent-style-name="Textbody" style:family="paragraph">
      <style:paragraph-properties fo:text-align="justify" fo:margin-bottom="0in"/>
    </style:style>
    <style:style style:name="P3496" style:parent-style-name="Titre3" style:family="paragraph">
      <style:paragraph-properties fo:text-align="justify"/>
      <style:text-properties style:font-name="Apercu, apple-system, system-ui" fo:font-weight="normal" style:font-weight-asian="normal"/>
    </style:style>
    <style:style style:name="P3497" style:parent-style-name="Textbody" style:family="paragraph">
      <style:text-properties style:font-name="Apercu, apple-system, system-ui" fo:color="#10162F" fo:font-size="14pt" style:font-size-asian="14pt"/>
    </style:style>
    <style:style style:name="P3498" style:parent-style-name="Textbody" style:family="paragraph">
      <style:paragraph-properties fo:line-height="160%"/>
      <style:text-properties style:font-name="Apercu, apple-system, system-ui" fo:color="#10162F" fo:font-size="14pt" style:font-size-asian="14pt"/>
    </style:style>
    <style:style style:name="P3499" style:parent-style-name="Textbody" style:family="paragraph">
      <style:paragraph-properties fo:margin-bottom="0in"/>
    </style:style>
    <style:style style:name="T3500" style:parent-style-name="Policepardéfaut" style:family="text">
      <style:text-properties fo:language="en" fo:country="US" style:language-asian="en" style:country-asian="US" style:language-complex="ar" style:country-complex="SA"/>
    </style:style>
    <style:style style:name="P3501" style:parent-style-name="Textbody" style:family="paragraph">
      <style:text-properties fo:language="en" fo:country="US"/>
    </style:style>
    <style:style style:name="T3502"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3503" style:parent-style-name="Textbody" style:family="paragraph">
      <style:text-properties style:font-name="Apercu, apple-system, system-ui" fo:color="#10162F" fo:font-size="14pt" style:font-size-asian="14pt"/>
    </style:style>
    <style:style style:name="P3504" style:parent-style-name="Textbody" style:family="paragraph">
      <style:paragraph-properties fo:line-height="160%"/>
      <style:text-properties style:font-name="Apercu, apple-system, system-ui" fo:color="#10162F" fo:font-size="14pt" style:font-size-asian="14pt"/>
    </style:style>
    <style:style style:name="P3505" style:parent-style-name="Textbody" style:family="paragraph">
      <style:paragraph-properties fo:margin-bottom="0in" fo:line-height="160%" fo:margin-left="0in" fo:text-indent="0in">
        <style:tab-stops/>
      </style:paragraph-properties>
    </style:style>
    <style:style style:name="T3506" style:parent-style-name="StrongEmphasis" style:family="text">
      <style:text-properties style:font-name="Apercu, apple-system, system-ui" fo:color="#10162F" fo:font-size="14pt" style:font-size-asian="14pt"/>
    </style:style>
    <style:style style:name="T3507" style:parent-style-name="Policepardéfaut" style:family="text">
      <style:text-properties style:font-name="Apercu, apple-system, system-ui" fo:color="#10162F" fo:font-size="14pt" style:font-size-asian="14pt"/>
    </style:style>
    <style:style style:name="T3508" style:parent-style-name="Policepardéfaut" style:family="text">
      <style:text-properties style:font-name="Apercu, apple-system, system-ui" fo:color="#10162F" fo:font-size="14pt" style:font-size-asian="14pt"/>
    </style:style>
    <style:style style:name="P3509" style:parent-style-name="Textbody" style:family="paragraph">
      <style:paragraph-properties fo:margin-bottom="0in" fo:line-height="160%" fo:margin-left="0in" fo:text-indent="0in">
        <style:tab-stops/>
      </style:paragraph-properties>
    </style:style>
    <style:style style:name="T3510" style:parent-style-name="StrongEmphasis" style:family="text">
      <style:text-properties style:font-name="Apercu, apple-system, system-ui" fo:color="#10162F" fo:font-size="14pt" style:font-size-asian="14pt"/>
    </style:style>
    <style:style style:name="T3511" style:parent-style-name="Policepardéfaut" style:family="text">
      <style:text-properties style:font-name="Apercu, apple-system, system-ui" fo:color="#10162F" fo:font-size="14pt" style:font-size-asian="14pt"/>
    </style:style>
    <style:style style:name="T3512" style:parent-style-name="Policepardéfaut" style:family="text">
      <style:text-properties style:font-name="Apercu, apple-system, system-ui" fo:color="#10162F" fo:font-size="14pt" style:font-size-asian="14pt"/>
    </style:style>
    <style:style style:name="P3513" style:parent-style-name="Textbody" style:family="paragraph">
      <style:paragraph-properties fo:margin-bottom="0in" fo:line-height="160%"/>
    </style:style>
    <style:style style:name="T3514" style:parent-style-name="Policepardéfaut" style:family="text">
      <style:text-properties fo:language="en" fo:country="US" style:language-asian="en" style:country-asian="US" style:language-complex="ar" style:country-complex="SA"/>
    </style:style>
    <style:style style:name="T3515"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3516" style:parent-style-name="Textbody" style:family="paragraph">
      <style:paragraph-properties fo:margin-bottom="0in" fo:line-height="160%"/>
      <style:text-properties style:font-name="Apercu, apple-system, system-ui" fo:color="#10162F" fo:font-size="14pt" style:font-size-asian="14pt"/>
    </style:style>
    <style:style style:name="P3517" style:parent-style-name="Textbody" style:family="paragraph">
      <style:paragraph-properties fo:margin-bottom="0in" fo:line-height="160%" fo:margin-left="0in" fo:text-indent="0in">
        <style:tab-stops/>
      </style:paragraph-properties>
    </style:style>
    <style:style style:name="T3518" style:parent-style-name="StrongEmphasis" style:family="text">
      <style:text-properties style:font-name="Apercu, apple-system, system-ui" fo:color="#10162F" fo:font-size="14pt" style:font-size-asian="14pt"/>
    </style:style>
    <style:style style:name="T3519" style:parent-style-name="Policepardéfaut" style:family="text">
      <style:text-properties style:font-name="Apercu, apple-system, system-ui" fo:color="#10162F" fo:font-size="14pt" style:font-size-asian="14pt"/>
    </style:style>
    <style:style style:name="P3520" style:parent-style-name="Textbody" style:family="paragraph">
      <style:paragraph-properties fo:margin-bottom="0in" fo:line-height="160%"/>
    </style:style>
    <style:style style:name="T3521" style:parent-style-name="Policepardéfaut" style:family="text">
      <style:text-properties style:font-name="Apercu, apple-system, system-ui" fo:color="#10162F" fo:font-size="14pt" style:font-size-asian="14pt"/>
    </style:style>
    <style:style style:name="T3522" style:parent-style-name="Policepardéfaut" style:family="text">
      <style:text-properties style:font-name="Apercu, apple-system, system-ui" fo:color="#10162F" fo:font-size="14pt" style:font-size-asian="14pt"/>
    </style:style>
    <style:style style:name="T3523"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3524" style:parent-style-name="Policepardéfaut" style:family="text">
      <style:text-properties style:font-name="Apercu, apple-system, system-ui" fo:color="#10162F" fo:font-size="14pt" style:font-size-asian="14pt"/>
    </style:style>
    <style:style style:name="T3525" style:parent-style-name="Policepardéfaut" style:family="text">
      <style:text-properties style:font-name="Apercu, apple-system, system-ui" fo:color="#10162F" fo:font-size="14pt" style:font-size-asian="14pt"/>
    </style:style>
    <style:style style:name="P3526" style:parent-style-name="Textbody" style:family="paragraph">
      <style:paragraph-properties fo:text-align="justify"/>
    </style:style>
    <style:style style:name="P3527" style:parent-style-name="Titre3" style:family="paragraph">
      <style:paragraph-properties fo:text-align="justify"/>
      <style:text-properties style:font-name="Apercu, apple-system, system-ui" fo:font-weight="normal" style:font-weight-asian="normal"/>
    </style:style>
    <style:style style:name="P3528" style:parent-style-name="Textbody" style:family="paragraph">
      <style:text-properties style:font-name="Apercu, apple-system, system-ui" fo:color="#10162F" fo:font-size="14pt" style:font-size-asian="14pt"/>
    </style:style>
    <style:style style:name="P3529" style:parent-style-name="Textbody" style:family="paragraph">
      <style:paragraph-properties fo:line-height="160%"/>
      <style:text-properties style:font-name="Apercu, apple-system, system-ui" fo:color="#10162F" fo:font-size="14pt" style:font-size-asian="14pt"/>
    </style:style>
    <style:style style:name="P3530" style:parent-style-name="Textbody" style:family="paragraph">
      <style:paragraph-properties fo:margin-bottom="0in"/>
    </style:style>
    <style:style style:name="T3531" style:parent-style-name="Policepardéfaut" style:family="text">
      <style:text-properties fo:language="en" fo:country="US" style:language-asian="en" style:country-asian="US" style:language-complex="ar" style:country-complex="SA"/>
    </style:style>
    <style:style style:name="T3532"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3533" style:parent-style-name="Textbody" style:family="paragraph">
      <style:text-properties style:font-name="Apercu, apple-system, system-ui" fo:color="#10162F" fo:font-size="14pt" style:font-size-asian="14pt"/>
    </style:style>
    <style:style style:name="P3534" style:parent-style-name="Textbody" style:family="paragraph">
      <style:paragraph-properties fo:margin-bottom="0in" fo:line-height="160%" fo:margin-left="0in" fo:text-indent="0in">
        <style:tab-stops/>
      </style:paragraph-properties>
      <style:text-properties style:font-name="Apercu, apple-system, system-ui" fo:color="#10162F" fo:font-size="14pt" style:font-size-asian="14pt"/>
    </style:style>
    <style:style style:name="P3535" style:parent-style-name="Textbody" style:family="paragraph">
      <style:paragraph-properties fo:margin-bottom="0in" fo:line-height="160%" fo:margin-left="0in" fo:text-indent="0in">
        <style:tab-stops/>
      </style:paragraph-properties>
      <style:text-properties style:font-name="Apercu, apple-system, system-ui" fo:color="#10162F" fo:font-size="14pt" style:font-size-asian="14pt"/>
    </style:style>
    <style:style style:name="P3536" style:parent-style-name="Textbody" style:family="paragraph">
      <style:paragraph-properties fo:margin-bottom="0in" fo:line-height="160%" fo:margin-left="0in" fo:text-indent="0in">
        <style:tab-stops/>
      </style:paragraph-properties>
      <style:text-properties style:font-name="Apercu, apple-system, system-ui" fo:color="#10162F" fo:font-size="14pt" style:font-size-asian="14pt"/>
    </style:style>
    <style:style style:name="P3537" style:parent-style-name="Textbody" style:family="paragraph">
      <style:paragraph-properties fo:margin-bottom="0in" fo:line-height="160%" fo:margin-left="0in" fo:text-indent="0in">
        <style:tab-stops/>
      </style:paragraph-properties>
      <style:text-properties style:font-name="Apercu, apple-system, system-ui" fo:color="#10162F" fo:font-size="14pt" style:font-size-asian="14pt"/>
    </style:style>
    <style:style style:name="P3538" style:parent-style-name="Textbody" style:family="paragraph">
      <style:paragraph-properties fo:margin-bottom="0in" fo:line-height="160%"/>
      <style:text-properties style:font-name="Apercu, apple-system, system-ui" fo:color="#10162F" fo:font-size="14pt" style:font-size-asian="14pt"/>
    </style:style>
    <style:style style:name="P3539" style:parent-style-name="Titre3" style:family="paragraph">
      <style:paragraph-properties fo:text-align="justify"/>
    </style:style>
    <style:style style:name="P3540" style:parent-style-name="Textbody" style:family="paragraph">
      <style:paragraph-properties fo:text-align="justify"/>
    </style:style>
    <style:style style:name="P3541" style:parent-style-name="Textbody" style:family="paragraph">
      <style:paragraph-properties fo:text-align="justify" fo:line-height="160%"/>
    </style:style>
    <style:style style:name="P3542" style:parent-style-name="Textbody" style:family="paragraph">
      <style:paragraph-properties fo:text-align="justify" fo:margin-bottom="0in" fo:line-height="160%" fo:margin-left="0in" fo:text-indent="0in">
        <style:tab-stops/>
      </style:paragraph-properties>
    </style:style>
    <style:style style:name="P3543" style:parent-style-name="Textbody" style:family="paragraph">
      <style:paragraph-properties fo:text-align="justify" fo:margin-bottom="0in" fo:line-height="160%"/>
    </style:style>
    <style:style style:name="T3544" style:parent-style-name="Policepardéfaut" style:family="text">
      <style:text-properties fo:language="en" fo:country="US" style:language-asian="en" style:country-asian="US" style:language-complex="ar" style:country-complex="SA"/>
    </style:style>
    <style:style style:name="P3545" style:parent-style-name="Textbody" style:family="paragraph">
      <style:text-properties fo:language="en" fo:country="US"/>
    </style:style>
    <style:style style:name="T3546" style:parent-style-name="Policepardéfaut" style:family="text">
      <style:text-properties style:text-underline-type="single" style:text-underline-style="solid" style:text-underline-width="auto" style:text-underline-mode="continuous"/>
    </style:style>
    <style:style style:name="P3547" style:parent-style-name="Textbody" style:family="paragraph">
      <style:paragraph-properties fo:text-align="justify" fo:margin-bottom="0in" fo:line-height="160%"/>
    </style:style>
    <style:style style:name="T3548" style:parent-style-name="SourceText" style:family="text">
      <style:text-properties style:font-name="Monaco, Menlo, 'Ubuntu Mono', '" style:font-name-asian="Monaco, Menlo, 'Ubuntu Mono', '" style:font-name-complex="Monaco, Menlo, 'Ubuntu Mono', '"/>
    </style:style>
    <style:style style:name="P3549" style:parent-style-name="Textbody" style:family="paragraph">
      <style:paragraph-properties fo:text-align="justify" fo:margin-bottom="0in" fo:line-height="160%" fo:margin-left="0in" fo:text-indent="0in">
        <style:tab-stops/>
      </style:paragraph-properties>
    </style:style>
    <style:style style:name="T3550" style:parent-style-name="SourceText" style:family="text">
      <style:text-properties style:font-name="Monaco, Menlo, 'Ubuntu Mono', '" style:font-name-asian="Monaco, Menlo, 'Ubuntu Mono', '" style:font-name-complex="Monaco, Menlo, 'Ubuntu Mono', '"/>
    </style:style>
    <style:style style:name="P3551" style:parent-style-name="Textbody" style:family="paragraph">
      <style:paragraph-properties fo:text-align="justify" fo:margin-bottom="0in" fo:line-height="160%"/>
    </style:style>
    <style:style style:name="T3552" style:parent-style-name="Policepardéfaut" style:family="text">
      <style:text-properties fo:language="en" fo:country="US" style:language-asian="en" style:country-asian="US" style:language-complex="ar" style:country-complex="SA"/>
    </style:style>
    <style:style style:name="T3553" style:parent-style-name="Policepardéfaut" style:family="text">
      <style:text-properties style:text-underline-type="single" style:text-underline-style="solid" style:text-underline-width="auto" style:text-underline-mode="continuous"/>
    </style:style>
    <style:style style:name="P3554" style:parent-style-name="Textbody" style:family="paragraph">
      <style:paragraph-properties fo:text-align="justify" fo:margin-bottom="0in" fo:line-height="160%"/>
    </style:style>
    <style:style style:name="P3555" style:parent-style-name="Textbody" style:family="paragraph">
      <style:paragraph-properties fo:text-align="justify" fo:margin-bottom="0in" fo:line-height="160%" fo:margin-left="0in" fo:text-indent="0in">
        <style:tab-stops/>
      </style:paragraph-properties>
    </style:style>
    <style:style style:name="P3556" style:parent-style-name="Textbody" style:family="paragraph">
      <style:paragraph-properties fo:text-align="justify" fo:margin-bottom="0in" fo:line-height="160%"/>
    </style:style>
    <style:style style:name="P3557" style:parent-style-name="Textbody" style:family="paragraph">
      <style:paragraph-properties fo:text-align="justify" fo:margin-bottom="0in"/>
    </style:style>
    <style:style style:name="P3558" style:parent-style-name="Titre3" style:family="paragraph">
      <style:paragraph-properties fo:text-align="justify"/>
      <style:text-properties style:font-name="Apercu, apple-system, system-ui" fo:font-weight="normal" style:font-weight-asian="normal"/>
    </style:style>
    <style:style style:name="P3559" style:parent-style-name="Textbody" style:family="paragraph">
      <style:text-properties style:font-name="Apercu, apple-system, system-ui" fo:color="#10162F" fo:font-size="14pt" style:font-size-asian="14pt"/>
    </style:style>
    <style:style style:name="P3560" style:parent-style-name="Textbody" style:family="paragraph">
      <style:paragraph-properties fo:line-height="160%"/>
    </style:style>
    <style:style style:name="T3561" style:parent-style-name="Policepardéfaut" style:family="text">
      <style:text-properties style:font-name="Apercu, apple-system, system-ui" fo:color="#10162F" fo:font-size="14pt" style:font-size-asian="14pt"/>
    </style:style>
    <style:style style:name="T3562" style:parent-style-name="Policepardéfaut" style:family="text">
      <style:text-properties style:font-name="Apercu, apple-system, system-ui" fo:color="#10162F" fo:font-size="14pt" style:font-size-asian="14pt"/>
    </style:style>
    <style:style style:name="T3563" style:parent-style-name="StrongEmphasis" style:family="text">
      <style:text-properties style:font-name="Apercu, apple-system, system-ui" fo:color="#10162F" fo:font-size="14pt" style:font-size-asian="14pt"/>
    </style:style>
    <style:style style:name="T3564" style:parent-style-name="Policepardéfaut" style:family="text">
      <style:text-properties style:font-name="Apercu, apple-system, system-ui" fo:color="#10162F" fo:font-size="14pt" style:font-size-asian="14pt"/>
    </style:style>
    <style:style style:name="T3565"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3566" style:parent-style-name="Policepardéfaut" style:family="text">
      <style:text-properties style:font-name="Apercu, apple-system, system-ui" fo:color="#10162F" fo:font-size="14pt" style:font-size-asian="14pt"/>
    </style:style>
    <style:style style:name="P3567" style:parent-style-name="Textbody" style:family="paragraph">
      <style:paragraph-properties fo:line-height="160%"/>
      <style:text-properties style:font-name="Apercu, apple-system, system-ui" fo:color="#10162F" fo:font-size="14pt" style:font-size-asian="14pt"/>
    </style:style>
    <style:style style:name="P3568" style:parent-style-name="Textbody" style:family="paragraph">
      <style:paragraph-properties fo:margin-bottom="0in" fo:line-height="160%"/>
    </style:style>
    <style:style style:name="T3569" style:parent-style-name="Policepardéfaut" style:family="text">
      <style:text-properties style:font-name="Apercu, apple-system, system-ui" fo:color="#10162F" fo:font-size="14pt" style:font-size-asian="14pt"/>
    </style:style>
    <style:style style:name="T3570"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571"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572" style:parent-style-name="Policepardéfaut" style:family="text">
      <style:text-properties style:font-name="Apercu, apple-system, system-ui" fo:color="#10162F" fo:font-size="14pt" style:font-size-asian="14pt"/>
    </style:style>
    <style:style style:name="T3573"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574" style:parent-style-name="Policepardéfaut" style:family="text">
      <style:text-properties style:font-name="Apercu, apple-system, system-ui" fo:color="#10162F" fo:font-size="14pt" style:font-size-asian="14pt"/>
    </style:style>
    <style:style style:name="T357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576" style:parent-style-name="Policepardéfaut" style:family="text">
      <style:text-properties style:font-name="Apercu, apple-system, system-ui" fo:color="#10162F" fo:font-size="14pt" style:font-size-asian="14pt"/>
    </style:style>
    <style:style style:name="P3577" style:parent-style-name="Textbody" style:family="paragraph">
      <style:paragraph-properties fo:margin-bottom="0in"/>
    </style:style>
    <style:style style:name="T3578" style:parent-style-name="Policepardéfaut" style:family="text">
      <style:text-properties fo:language="en" fo:country="US" style:language-asian="en" style:country-asian="US" style:language-complex="ar" style:country-complex="SA"/>
    </style:style>
    <style:style style:name="T3579"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3580" style:parent-style-name="Textbody" style:family="paragraph">
      <style:text-properties style:font-name="Apercu, apple-system, system-ui" fo:color="#10162F" fo:font-size="14pt" style:font-size-asian="14pt"/>
    </style:style>
    <style:style style:name="P3581" style:parent-style-name="Textbody" style:family="paragraph">
      <style:paragraph-properties fo:margin-bottom="0in" fo:line-height="160%"/>
      <style:text-properties style:font-name="Apercu, apple-system, system-ui" fo:color="#10162F" fo:font-size="14pt" style:font-size-asian="14pt"/>
    </style:style>
    <style:style style:name="P3582" style:parent-style-name="Titre3" style:family="paragraph">
      <style:paragraph-properties fo:text-align="justify"/>
      <style:text-properties style:font-name="Apercu, apple-system, system-ui" fo:font-weight="normal" style:font-weight-asian="normal"/>
    </style:style>
    <style:style style:name="P3583" style:parent-style-name="Textbody" style:family="paragraph">
      <style:text-properties style:font-name="Apercu, apple-system, system-ui" fo:color="#10162F" fo:font-size="14pt" style:font-size-asian="14pt"/>
    </style:style>
    <style:style style:name="P3584" style:parent-style-name="Textbody" style:family="paragraph">
      <style:paragraph-properties fo:line-height="160%"/>
      <style:text-properties style:font-name="Apercu, apple-system, system-ui" fo:color="#10162F" fo:font-size="14pt" style:font-size-asian="14pt"/>
    </style:style>
    <style:style style:name="P3585" style:parent-style-name="Textbody" style:family="paragraph">
      <style:paragraph-properties fo:line-height="160%"/>
    </style:style>
    <style:style style:name="T3586"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3587" style:parent-style-name="Policepardéfaut" style:family="text">
      <style:text-properties style:font-name="Apercu, apple-system, system-ui" fo:color="#10162F" fo:font-size="14pt" style:font-size-asian="14pt"/>
    </style:style>
    <style:style style:name="T3588" style:parent-style-name="Policepardéfaut" style:family="text">
      <style:text-properties style:font-name="Apercu, apple-system, system-ui" fo:color="#10162F" fo:font-size="14pt" style:font-size-asian="14pt"/>
    </style:style>
    <style:style style:name="P3589" style:parent-style-name="Textbody" style:family="paragraph">
      <style:paragraph-properties fo:line-height="160%"/>
      <style:text-properties style:font-name="Apercu, apple-system, system-ui" fo:color="#10162F" fo:font-size="14pt" style:font-size-asian="14pt"/>
    </style:style>
    <style:style style:name="P3590" style:parent-style-name="Textbody" style:family="paragraph">
      <style:paragraph-properties fo:line-height="160%"/>
    </style:style>
    <style:style style:name="T3591" style:parent-style-name="Policepardéfaut" style:family="text">
      <style:text-properties style:font-name="Apercu, apple-system, system-ui" fo:color="#10162F" fo:font-size="14pt" style:font-size-asian="14pt"/>
    </style:style>
    <style:style style:name="T3592"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T3593" style:parent-style-name="Policepardéfaut" style:family="text">
      <style:text-properties style:font-name="Apercu, apple-system, system-ui" fo:color="#10162F" fo:font-size="14pt" style:font-size-asian="14pt"/>
    </style:style>
    <style:style style:name="P3594" style:parent-style-name="Textbody" style:family="paragraph">
      <style:paragraph-properties fo:margin-bottom="0in" fo:line-height="160%"/>
      <style:text-properties style:font-name="Apercu, apple-system, system-ui" fo:color="#10162F" fo:font-size="14pt" style:font-size-asian="14pt"/>
    </style:style>
    <style:style style:name="P3595" style:parent-style-name="Titre3" style:family="paragraph">
      <style:paragraph-properties fo:text-align="justify"/>
      <style:text-properties style:font-name="Apercu, apple-system, system-ui" fo:font-weight="normal" style:font-weight-asian="normal"/>
    </style:style>
    <style:style style:name="P3596" style:parent-style-name="Textbody" style:family="paragraph">
      <style:text-properties style:font-name="Apercu, apple-system, system-ui" fo:color="#10162F" fo:font-size="14pt" style:font-size-asian="14pt"/>
    </style:style>
    <style:style style:name="P3597" style:parent-style-name="Textbody" style:family="paragraph">
      <style:paragraph-properties fo:line-height="160%"/>
      <style:text-properties style:font-name="Apercu, apple-system, system-ui" fo:color="#10162F" fo:font-size="14pt" style:font-size-asian="14pt"/>
    </style:style>
    <style:style style:name="P3598" style:parent-style-name="Textbody" style:family="paragraph">
      <style:paragraph-properties fo:margin-bottom="0in" fo:line-height="160%" fo:margin-left="0in" fo:text-indent="0in">
        <style:tab-stops/>
      </style:paragraph-properties>
    </style:style>
    <style:style style:name="T3599" style:parent-style-name="StrongEmphasis" style:family="text">
      <style:text-properties style:font-name="Apercu, apple-system, system-ui" fo:color="#10162F" fo:font-size="14pt" style:font-size-asian="14pt"/>
    </style:style>
    <style:style style:name="T3600" style:parent-style-name="Policepardéfaut" style:family="text">
      <style:text-properties style:font-name="Apercu, apple-system, system-ui" fo:color="#10162F" fo:font-size="14pt" style:font-size-asian="14pt"/>
    </style:style>
    <style:style style:name="T3601" style:parent-style-name="Policepardéfaut" style:family="text">
      <style:text-properties style:font-name="Apercu, apple-system, system-ui" fo:color="#10162F" fo:font-size="14pt" style:font-size-asian="14pt"/>
    </style:style>
    <style:style style:name="P3602" style:parent-style-name="Textbody" style:family="paragraph">
      <style:paragraph-properties fo:margin-bottom="0in" fo:line-height="160%" fo:margin-left="0in" fo:text-indent="0in">
        <style:tab-stops/>
      </style:paragraph-properties>
    </style:style>
    <style:style style:name="T3603" style:parent-style-name="StrongEmphasis" style:family="text">
      <style:text-properties style:font-name="Apercu, apple-system, system-ui" fo:color="#10162F" fo:font-size="14pt" style:font-size-asian="14pt"/>
    </style:style>
    <style:style style:name="T3604" style:parent-style-name="Policepardéfaut" style:family="text">
      <style:text-properties style:font-name="Apercu, apple-system, system-ui" fo:color="#10162F" fo:font-size="14pt" style:font-size-asian="14pt"/>
    </style:style>
    <style:style style:name="T3605" style:parent-style-name="SourceText" style:family="text">
      <style:text-properties style:font-name="Monaco, Menlo, 'Ubuntu Mono', '" style:font-name-asian="Monaco, Menlo, 'Ubuntu Mono', '" style:font-name-complex="Monaco, Menlo, 'Ubuntu Mono', '" fo:color="#10162F" fo:font-size="14pt" style:font-size-asian="14pt"/>
    </style:style>
    <style:style style:name="T3606" style:parent-style-name="Policepardéfaut" style:family="text">
      <style:text-properties style:font-name="Apercu, apple-system, system-ui" fo:color="#10162F" fo:font-size="14pt" style:font-size-asian="14pt"/>
    </style:style>
    <style:style style:name="P3607" style:parent-style-name="Textbody" style:family="paragraph">
      <style:paragraph-properties fo:margin-bottom="0in" fo:line-height="160%"/>
    </style:style>
    <style:style style:name="T3608" style:parent-style-name="Policepardéfaut" style:family="text">
      <style:text-properties fo:language="en" fo:country="US" style:language-asian="en" style:country-asian="US" style:language-complex="ar" style:country-complex="SA"/>
    </style:style>
    <style:style style:name="T3609" style:parent-style-name="Policepardéfaut" style:family="text">
      <style:text-properties style:font-name="Apercu, apple-system, system-ui" fo:color="#10162F" fo:font-size="14pt" style:font-size-asian="14pt" style:text-underline-type="single" style:text-underline-style="solid" style:text-underline-width="auto" style:text-underline-mode="continuous"/>
    </style:style>
    <style:style style:name="P3610" style:parent-style-name="Textbody" style:family="paragraph">
      <style:paragraph-properties fo:margin-bottom="0in" fo:line-height="160%"/>
      <style:text-properties style:font-name="Apercu, apple-system, system-ui" fo:color="#10162F" fo:font-size="14pt" style:font-size-asian="14pt"/>
    </style:style>
    <style:style style:name="P3611" style:parent-style-name="Textbody" style:family="paragraph">
      <style:paragraph-properties fo:margin-bottom="0in" fo:line-height="160%" fo:margin-left="0in" fo:text-indent="0in">
        <style:tab-stops/>
      </style:paragraph-properties>
    </style:style>
    <style:style style:name="T3612" style:parent-style-name="StrongEmphasis" style:family="text">
      <style:text-properties style:font-name="Apercu, apple-system, system-ui" fo:color="#10162F" fo:font-size="14pt" style:font-size-asian="14pt"/>
    </style:style>
    <style:style style:name="T3613" style:parent-style-name="StrongEmphasis" style:family="text">
      <style:text-properties style:font-name="Apercu, apple-system, system-ui" fo:color="#10162F" fo:font-size="14pt" style:font-size-asian="14pt"/>
    </style:style>
    <style:style style:name="T3614" style:parent-style-name="Policepardéfaut" style:family="text">
      <style:text-properties style:font-name="Apercu, apple-system, system-ui" fo:color="#10162F" fo:font-size="14pt" style:font-size-asian="14pt"/>
    </style:style>
    <style:style style:name="T3615" style:parent-style-name="Policepardéfaut" style:family="text">
      <style:text-properties style:font-name="Apercu, apple-system, system-ui" fo:color="#10162F" fo:font-size="14pt" style:font-size-asian="14pt"/>
    </style:style>
    <style:style style:name="P3616" style:parent-style-name="Textbody" style:family="paragraph">
      <style:paragraph-properties fo:line-height="160%"/>
      <style:text-properties style:font-name="Apercu, apple-system, system-ui" fo:color="#10162F" fo:font-size="14pt" style:font-size-asian="14pt"/>
    </style:style>
    <style:style style:name="P3617" style:parent-style-name="Textbody" style:family="paragraph">
      <style:paragraph-properties fo:margin-bottom="0in" fo:line-height="160%"/>
      <style:text-properties style:font-name="Apercu, apple-system, system-ui" fo:color="#10162F" fo:font-size="14pt" style:font-size-asian="14pt"/>
    </style:style>
    <style:style style:name="P3618" style:parent-style-name="Textbody" style:family="paragraph">
      <style:paragraph-properties fo:text-align="justify"/>
    </style:style>
    <style:style style:family="graphic" style:name="a12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2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2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2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2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2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12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2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3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3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3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3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3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3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3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3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3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3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3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4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9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9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9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9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9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9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9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9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9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9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4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4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4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4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4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4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4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4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4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4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5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5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5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5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5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5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5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5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5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5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6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1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1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1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1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1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6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6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6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6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6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6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6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6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6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6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7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2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style:style style:family="graphic" style:name="a12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content" style:horizontal-pos="from-left" style:vertical-pos="top" draw:auto-grow-width="true" draw:auto-grow-height="true"/>
      <style:paragraph-properties style:font-independent-line-spacing="false" style:writing-mode="lr-tb"/>
    </style:style>
  </office:automatic-styles>
  <office:body>
    <office:text text:use-soft-page-breaks="true">
      <text:h text:style-name="P1" text:outline-level="3"><text:span text:style-name="T2"><draw:frame draw:z-index="154" draw:id="id0" draw:style-name="a0" draw:name="Frame152" text:anchor-type="paragraph" svg:x="0.52087in" svg:y="0.3126in" svg:width="0.29167in" svg:height="0.01597in" style:rel-width="scale" style:rel-height="scale"><draw:text-box><text:p text:style-name="P3">5 .</text:p></draw:text-box><svg:title/><svg:desc/></draw:frame></text:span><text:span text:style-name="T4"><draw:frame draw:z-index="152" draw:id="id1" draw:style-name="a1" draw:name="Frame150" text:anchor-type="paragraph" svg:x="0.3126in" svg:y="0.3126in" svg:width="0.20764in" svg:height="0.20764in" style:rel-width="scale" style:rel-height="scale"><draw:text-box><text:p text:style-name="Textbody"/></draw:text-box><svg:title/><svg:desc/></draw:frame></text:span><text:span text:style-name="T5"><draw:frame draw:z-index="151" draw:id="id2" draw:style-name="a2" draw:name="Frame149" text:anchor-type="paragraph" svg:x="0.52087in" svg:y="0.3126in" svg:width="0.29167in" svg:height="0.01597in" style:rel-width="scale" style:rel-height="scale"><draw:text-box><text:p text:style-name="P6">4 .</text:p></draw:text-box><svg:title/><svg:desc/></draw:frame></text:span><text:span text:style-name="T7"><draw:frame draw:z-index="149" draw:id="id3" draw:style-name="a3" draw:name="Frame147" text:anchor-type="paragraph" svg:x="0.3126in" svg:y="0.3126in" svg:width="0.20764in" svg:height="0.20764in" style:rel-width="scale" style:rel-height="scale"><draw:text-box><text:p text:style-name="Textbody"/></draw:text-box><svg:title/><svg:desc/></draw:frame></text:span><text:span text:style-name="T8"><draw:frame draw:z-index="148" draw:id="id4" draw:style-name="a4" draw:name="Frame146" text:anchor-type="paragraph" svg:x="0.52087in" svg:y="0.3126in" svg:width="0.29167in" svg:height="0.01597in" style:rel-width="scale" style:rel-height="scale"><draw:text-box><text:p text:style-name="P9">3 .</text:p></draw:text-box><svg:title/><svg:desc/></draw:frame></text:span><text:span text:style-name="T10"><draw:frame draw:z-index="146" draw:id="id5" draw:style-name="a5" draw:name="Frame144" text:anchor-type="paragraph" svg:x="0.3126in" svg:y="0.3126in" svg:width="0.20764in" svg:height="0.20764in" style:rel-width="scale" style:rel-height="scale"><draw:text-box><text:p text:style-name="Textbody"/></draw:text-box><svg:title/><svg:desc/></draw:frame></text:span><text:span text:style-name="T11"><draw:frame draw:z-index="145" draw:id="id6" draw:style-name="a6" draw:name="Frame143" text:anchor-type="paragraph" svg:x="0.52087in" svg:y="0.3126in" svg:width="0.29167in" svg:height="0.01597in" style:rel-width="scale" style:rel-height="scale"><draw:text-box><text:p text:style-name="P12">2 .</text:p></draw:text-box><svg:title/><svg:desc/></draw:frame></text:span><text:span text:style-name="T13"><draw:frame draw:z-index="143" draw:id="id7" draw:style-name="a7" draw:name="Frame141" text:anchor-type="paragraph" svg:x="0.3126in" svg:y="0.3126in" svg:width="0.20764in" svg:height="0.20764in" style:rel-width="scale" style:rel-height="scale"><draw:text-box><text:p text:style-name="Textbody"/></draw:text-box><svg:title/><svg:desc/></draw:frame></text:span><text:span text:style-name="T14"><draw:frame draw:z-index="142" draw:id="id8" draw:style-name="a8" draw:name="Frame140" text:anchor-type="paragraph" svg:x="0.52087in" svg:y="0.3126in" svg:width="0.29167in" svg:height="0.01597in" style:rel-width="scale" style:rel-height="scale"><draw:text-box><text:p text:style-name="P15">1 .</text:p></draw:text-box><svg:title/><svg:desc/></draw:frame></text:span><text:span text:style-name="T16"><draw:frame draw:z-index="92" draw:id="id9" draw:style-name="a9" draw:name="Frame90" text:anchor-type="paragraph" svg:x="0.52087in" svg:y="0.3126in" svg:width="0.29167in" svg:height="0.01597in" style:rel-width="scale" style:rel-height="scale"><draw:text-box><text:p text:style-name="P17">3 .</text:p></draw:text-box><svg:title/><svg:desc/></draw:frame></text:span><text:span text:style-name="T18"><draw:frame draw:z-index="90" draw:id="id10" draw:style-name="a10" draw:name="Frame88" text:anchor-type="paragraph" svg:x="0.3126in" svg:y="0.3126in" svg:width="0.20764in" svg:height="0.20764in" style:rel-width="scale" style:rel-height="scale"><draw:text-box><text:p text:style-name="Textbody"/></draw:text-box><svg:title/><svg:desc/></draw:frame></text:span><text:span text:style-name="T19"><draw:frame draw:z-index="89" draw:id="id11" draw:style-name="a11" draw:name="Frame87" text:anchor-type="paragraph" svg:x="0.52087in" svg:y="0.3126in" svg:width="0.29167in" svg:height="0.01597in" style:rel-width="scale" style:rel-height="scale"><draw:text-box><text:p text:style-name="P20">2 .</text:p></draw:text-box><svg:title/><svg:desc/></draw:frame></text:span><text:span text:style-name="T21"><draw:frame draw:z-index="87" draw:id="id12" draw:style-name="a12" draw:name="Frame85" text:anchor-type="paragraph" svg:x="0.3126in" svg:y="0.3126in" svg:width="0.20764in" svg:height="0.20764in" style:rel-width="scale" style:rel-height="scale"><draw:text-box><text:p text:style-name="Textbody"/></draw:text-box><svg:title/><svg:desc/></draw:frame></text:span><text:span text:style-name="T22"><draw:frame draw:z-index="86" draw:id="id13" draw:style-name="a13" draw:name="Frame84" text:anchor-type="paragraph" svg:x="0.52087in" svg:y="0.3126in" svg:width="0.29167in" svg:height="0.01597in" style:rel-width="scale" style:rel-height="scale"><draw:text-box><text:p text:style-name="P23">1 .</text:p></draw:text-box><svg:title/><svg:desc/></draw:frame></text:span><text:span text:style-name="T24">Introduction aux objets</text:span></text:h>
      <text:p text:style-name="P25">1 min</text:p>
      <text:p text:style-name="P26">Il est temps d’en apprendre davantage sur la structure de base qui<text:s/>imprègne presque tous les aspects de la programmation JavaScript :</text:p>
      <text:p text:style-name="P27"><text:a xlink:href="https://www.codecademy.com/resources/docs/javascript/objects" office:target-frame-name="_top" xlink:show="replace"><text:span text:style-name="T28"><draw:frame draw:z-index="251658240" draw:id="id14" draw:style-name="a14" draw:name="Frame1" text:anchor-type="paragraph" svg:x="-104.1563in" svg:y="0in" svg:width="0.01597in" svg:height="0.01597in" style:rel-width="scale" style:rel-height="scale"><draw:text-box><text:p text:style-name="P29">Preview: Docs A data type for organizing a set of custom properties and behaviors.</text:p></draw:text-box><svg:title/><svg:desc/></draw:frame></text:span><text:span text:style-name="T30">objets</text:span></text:a></text:p>
      <text:p text:style-name="P31">.</text:p>
      <text:p text:style-name="P32">Vous êtes<text:s/>probablement déjà plus à l'aise avec les objets que vous ne le pensez, car JavaScript adore les objets ! De nombreux composants du langage sont en réalité des objets, et même ceux qui n'en sont pas, comme</text:p>
      <text:p text:style-name="P33"><text:a xlink:href="https://www.codecademy.com/resources/docs/javascript/strings" office:target-frame-name="_top" xlink:show="replace"><text:span text:style-name="T34"><draw:frame draw:z-index="251659264" draw:id="id15" draw:style-name="a15" draw:name="Frame2"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35">cordes</text:span></text:a></text:p>
      <text:p text:style-name="P36">ou des nombres — peuvent encore agir comme des objets dans certains cas.</text:p>
      <text:p text:style-name="P37">Il n'y a que huit principes fondamentaux</text:p>
      <text:p text:style-name="P38"><text:a xlink:href="https://www.codecademy.com/resources/docs/javascript/data-types" office:target-frame-name="_top" xlink:show="replace"><text:span text:style-name="T39"><draw:frame draw:z-index="2" draw:id="id16" draw:style-name="a16" draw:name="Frame3"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40">types de données</text:span></text:a></text:p>
      <text:p text:style-name="P41">En JavaScript, sept d'entre eux sont des types de données primitifs : chaîne, nombre, booléen, null, indéfini, symbole et bigint. Avec le huitième type, les objets, nous ouvrons notre code à des possibilités plus complexes. Nous pouvons utiliser des objets JavaScript pour modéliser des objets du monde réel, comme un ballon de basket, ou pour construire les structures de données qui rendent le Web possible.</text:p>
      <text:p text:style-name="P42">À la base, les objets JavaScript sont des conteneurs stockant des données et des fonctionnalités connexes, mais cette tâche, d'une simplicité déconcertante, s'avère extrêmement puissante en pratique. Vous avez toujours exploité la puissance des objets, mais il est temps de comprendre leur fonctionnement et de créer les vôtres !</text:p>
      <text:h text:style-name="P43" text:outline-level="3">Création de littéraux d'objet</text:h>
      <text:p text:style-name="P44">6 minutes</text:p>
      <text:p text:style-name="P45"><text:a xlink:href="https://www.codecademy.com/resources/docs/javascript/objects" office:target-frame-name="_top" xlink:show="replace"><text:span text:style-name="T46"><draw:frame draw:z-index="3" draw:id="id17" draw:style-name="a17" draw:name="Frame4" text:anchor-type="paragraph" svg:x="-104.1563in" svg:y="0in" svg:width="0.01597in" svg:height="0.01597in" style:rel-width="scale" style:rel-height="scale"><draw:text-box><text:p text:style-name="P47">Preview: Docs A data type for organizing a set of custom properties and behaviors.</text:p></draw:text-box><svg:title/><svg:desc/></draw:frame></text:span><text:span text:style-name="T48">Objets</text:span></text:a></text:p>
      <text:p text:style-name="P49">peut être attribué à</text:p>
      <text:p text:style-name="P50"><text:a xlink:href="https://www.codecademy.com/resources/docs/javascript/variables" office:target-frame-name="_top" xlink:show="replace"><text:span text:style-name="T51"><draw:frame draw:z-index="4" draw:id="id18" draw:style-name="a18" draw:name="Frame5" text:anchor-type="paragraph" svg:x="-104.1563in" svg:y="0in" svg:width="0.01597in" svg:height="0.01597in" style:rel-width="scale" style:rel-height="scale"><draw:text-box><text:p text:style-name="P52">Preview: Docs Variables are used to store a piece of data at a named location in memory.</text:p></draw:text-box><svg:title/><svg:desc/></draw:frame></text:span><text:span text:style-name="T53">variables</text:span></text:a></text:p>
      <text:p text:style-name="P54"><text:span text:style-name="T55">Comme tout type<text:s/></text:span><text:span text:style-name="T56">JavaScript. On utilise des accolades </text:span><text:span text:style-name="T57">{}</text:span><text:span text:style-name="T58"><text:s/>pour</text:span><text:span text:style-name="T59"><text:s/>désigner un </text:span><text:span text:style-name="T60">littéral d'objet</text:span><text:span text:style-name="T61"> :</text:span></text:p>
      <text:p text:style-name="P62"><text:span text:style-name="T63">let spaceship</text:span><text:span text:style-name="T64"><text:s/>= {};<text:s/></text:span><text:span text:style-name="T65">// spaceship is an empty object</text:span></text:p>
      <text:soft-page-break/>
      <text:p text:style-name="P66"><text:span text:style-name="T67"><draw:frame draw:z-index="5" draw:id="id19" draw:style-name="a19" draw:name="Frame6" text:anchor-type="paragraph" svg:x="-104.1563in" svg:y="0in" svg:width="0.01597in" svg:height="0.01597in" style:rel-width="scale" style:rel-height="scale"><draw:text-box><text:p text:style-name="Textbody">Copy to Clipboard</text:p></draw:text-box><svg:title/><svg:desc/></draw:frame></text:span><text:span text:style-name="T68">Nous remplissons un objet avec des données non ordonnées. Ces données sont organisées en </text:span><text:span text:style-name="T69">paires clé-</text:span><text:span text:style-name="T70">valeur</text:span><text:span text:style-name="T71">.</text:span><text:span text:style-name="T72"><text:s/>Une clé est comme un nom de variable pointant vers un emplacement en mémoire contenant une valeur.</text:span></text:p>
      <text:p text:style-name="P73"/>
      <text:p text:style-name="P74">La valeur d'une clé peut être de n'importe quel type de données dans le langage, y compris</text:p>
      <text:p text:style-name="P75"><text:a xlink:href="https://www.codecademy.com/resources/docs/javascript/functions" office:target-frame-name="_top" xlink:show="replace"><text:span text:style-name="T76"><draw:frame draw:z-index="7" draw:id="id20" draw:style-name="a20" draw:name="Frame7"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77">fonctions</text:span></text:a></text:p>
      <text:p text:style-name="P78">Ou<text:s/>d'autres objets.</text:p>
      <text:p text:style-name="P79"><text:span text:style-name="T80">Nous créons une paire clé-valeur en écrivant le nom de la clé, ou </text:span><text:span text:style-name="T81">identifiant</text:span><text:span text:style-name="T82">,</text:span><text:span text:style-name="T83"><text:s/>suivi de<text:s/></text:span><text:span text:style-name="T84">deux points, puis de sa valeur. Nous séparons chaque paire clé-valeur dans un littéral d'objet par une virgule<text:s/></text:span><text:span text:style-name="T85">(,</text:span><text:span text:style-name="T86">). Les clés sont</text:span></text:p>
      <text:p text:style-name="P87"><text:a xlink:href="https://www.codecademy.com/resources/docs/javascript/strings" office:target-frame-name="_top" xlink:show="replace"><text:span text:style-name="T88"><draw:frame draw:z-index="8" draw:id="id21" draw:style-name="a21" draw:name="Frame8"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89">cordes</text:span></text:a></text:p>
      <text:p text:style-name="P90">, mais lorsque nous avons une clé qui ne contient aucun caractère spécial, JavaScript nous permet d'omettre les guillemets :</text:p>
      <text:p text:style-name="P91"><text:span text:style-name="T92">// An object literal with two key-value pairs</text:span></text:p>
      <text:p text:style-name="P93"><text:span text:style-name="T94">let spaceship</text:span><text:span text:style-name="T95"><text:s/>= {</text:span></text:p>
      <text:p text:style-name="P96"><text:span text:style-name="T97">  </text:span><text:span text:style-name="T98">'Fuel Type'</text:span><text:span text:style-name="T99">:<text:s/></text:span><text:span text:style-name="T100">'diesel'</text:span><text:span text:style-name="T101">,</text:span></text:p>
      <text:p text:style-name="P102"><text:span text:style-name="T103">  </text:span><text:span text:style-name="T104">color</text:span><text:span text:style-name="T105">:<text:s/></text:span><text:span text:style-name="T106">'silver'</text:span></text:p>
      <text:p text:style-name="P107"><text:span text:style-name="T108">};</text:span></text:p>
      <text:p text:style-name="P109"><text:span text:style-name="T110"><draw:frame draw:z-index="9" draw:id="id22" draw:style-name="a22" draw:name="Frame9" text:anchor-type="paragraph" svg:x="-104.1563in" svg:y="0in" svg:width="0.01597in" svg:height="0.01597in" style:rel-width="scale" style:rel-height="scale"><draw:text-box><text:p text:style-name="Textbody">Copy to Clipboard</text:p></draw:text-box><svg:title/><svg:desc/></draw:frame></text:span><text:span text:style-name="T111">L' </text:span><text:span text:style-name="T112">spaceship</text:span><text:span text:style-name="T113"><text:s/></text:span><text:span text:style-name="T114">objet a deux propriétés </text:span><text:span text:style-name="T115">Fuel Type</text:span><text:span text:style-name="T116"><text:s/></text:span><text:span text:style-name="T117">et </text:span><text:span text:style-name="T118">color</text:span><text:span text:style-name="T119">. </text:span><text:span text:style-name="T120">'Fuel Type</text:span><text:span text:style-name="T121"><text:s/></text:span><text:span text:style-name="T122">'</text:span><text:span text:style-name="T123">comporte des guillemets car il contient un caractère espace.</text:span></text:p>
      <text:h text:style-name="P124" text:outline-level="3">Accéder aux propriétés</text:h>
      <text:p text:style-name="P125">5 minutes</text:p>
      <text:p text:style-name="P126">Il existe deux façons<text:s/>d'accéder aux propriétés d'un objet. Explorons la première : la notation par<text:s/>points.</text:p>
      <text:p text:style-name="P127">Vous avez utilisé la notation par points pour accéder aux propriétés et</text:p>
      <text:p text:style-name="P128"><text:a xlink:href="https://www.codecademy.com/resources/docs/javascript/methods" office:target-frame-name="_top" xlink:show="replace"><text:span text:style-name="T129"><draw:frame draw:z-index="10" draw:id="id23" draw:style-name="a23" draw:name="Frame10"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30">méthodes</text:span></text:a><text:span text:style-name="T131"><text:s/>D’intégré</text:span></text:p>
      <text:p text:style-name="P132"><text:a xlink:href="https://www.codecademy.com/resources/docs/javascript/objects" office:target-frame-name="_top" xlink:show="replace"><text:span text:style-name="T133"><draw:frame draw:z-index="11" draw:id="id24" draw:style-name="a24" draw:name="Frame11" text:anchor-type="paragraph" svg:x="-104.1563in" svg:y="0in" svg:width="0.01597in" svg:height="0.01597in" style:rel-width="scale" style:rel-height="scale"><draw:text-box><text:p text:style-name="P134">Preview: Docs A data type for organizing a set of custom properties and behaviors.</text:p></draw:text-box><svg:title/><svg:desc/></draw:frame></text:span><text:span text:style-name="T135">objets</text:span></text:a><text:span text:style-name="T136"><text:s/></text:span><text:span text:style-name="T137">et instances de données :</text:span></text:p>
      <text:p text:style-name="P138"><text:span text:style-name="T139">'hello'</text:span><text:span text:style-name="T140">.</text:span><text:span text:style-name="T141">length</text:span><text:span text:style-name="T142">;<text:s/></text:span><text:span text:style-name="T143">// Returns 5</text:span></text:p>
      <text:soft-page-break/>
      <text:p text:style-name="P144"><text:span text:style-name="T145"><draw:frame draw:z-index="12" draw:id="id25" draw:style-name="a25" draw:name="Frame12" text:anchor-type="paragraph" svg:x="-104.1563in" svg:y="0in" svg:width="0.01597in" svg:height="0.01597in" style:rel-width="scale" style:rel-height="scale"><draw:text-box><text:p text:style-name="Textbody">Copy to Clipboard</text:p></draw:text-box><svg:title/><svg:desc/></draw:frame></text:span><text:span text:style-name="T146">Avec la notation par points de propriété, nous écrivons le nom de l'objet, suivi de l'opérateur point, puis du nom de la propriété (clé) :</text:span></text:p>
      <text:p text:style-name="P147"><text:span text:style-name="T148">let spaceship</text:span><text:span text:style-name="T149"><text:s/>= {</text:span></text:p>
      <text:p text:style-name="P150"><text:span text:style-name="T151">  </text:span><text:span text:style-name="T152">homePlanet</text:span><text:span text:style-name="T153">:<text:s/></text:span><text:span text:style-name="T154">'Earth'</text:span><text:span text:style-name="T155">,</text:span></text:p>
      <text:p text:style-name="P156"><text:span text:style-name="T157">  </text:span><text:span text:style-name="T158">color</text:span><text:span text:style-name="T159">:<text:s/></text:span><text:span text:style-name="T160">'silver'</text:span></text:p>
      <text:p text:style-name="P161"><text:span text:style-name="T162">};</text:span></text:p>
      <text:p text:style-name="P163"><text:span text:style-name="T164">spaceship</text:span><text:span text:style-name="T165">.</text:span><text:span text:style-name="T166"><text:s/>homePlanet</text:span><text:span text:style-name="T167">;<text:s/></text:span><text:span text:style-name="T168">// Returns 'Earth',</text:span></text:p>
      <text:p text:style-name="P169"><text:span text:style-name="T170">spaceship</text:span><text:span text:style-name="T171">.</text:span><text:span text:style-name="T172">color</text:span><text:span text:style-name="T173">;<text:s/></text:span><text:span text:style-name="T174">// Returns 'silver',</text:span><text:span text:style-name="T175"><draw:frame draw:z-index="13" draw:id="id26" draw:style-name="a26" draw:name="Frame13" text:anchor-type="paragraph" svg:x="-104.1563in" svg:y="0in" svg:width="0.01597in" svg:height="0.01597in" style:rel-width="scale" style:rel-height="scale"><draw:text-box><text:p text:style-name="Textbody">Copy to Clipboard</text:p></draw:text-box><svg:title/><svg:desc/></draw:frame></text:span></text:p>
      <text:p text:style-name="P176"><text:span text:style-name="T177">Si nous essayons d'accéder à une propriété qui n'existe pas sur cet objet, </text:span><text:span text:style-name="T178">undefined</text:span><text:span text:style-name="T179"><text:s/></text:span><text:span text:style-name="T180">elle sera renvoyée.</text:span></text:p>
      <text:p text:style-name="P181"><text:span text:style-name="T182">spaceship</text:span><text:span text:style-name="T183">.</text:span><text:span text:style-name="T184">favoriteIcecream</text:span><text:span text:style-name="T185">;<text:s/></text:span><text:span text:style-name="T186">// Returns undefined</text:span></text:p>
      <text:p text:style-name="P187"><text:span text:style-name="T188"><draw:frame draw:z-index="14" draw:id="id27" draw:style-name="a27" draw:name="Frame14" text:anchor-type="paragraph" svg:x="-104.1563in" svg:y="0in" svg:width="0.01597in" svg:height="0.01597in" style:rel-width="scale" style:rel-height="scale"><draw:text-box><text:p text:style-name="Textbody">Copy to Clipboard</text:p></draw:text-box><svg:title/><svg:desc/></draw:frame></text:span><text:span text:style-name="T189">Entraînons-nous un peu plus à utiliser la notation par points sur un objet !</text:span></text:p>
      <text:p text:style-name="P190"/>
      <text:h text:style-name="P191" text:outline-level="3">Notation entre crochets</text:h>
      <text:p text:style-name="P192">8 minutes</text:p>
      <text:p text:style-name="P193"><text:span text:style-name="T194">La deuxième façon d'accéder à la valeur d'une clé est d'utiliser la<text:s/></text:span><text:span text:style-name="T195">notation entre crochets, </text:span><text:span text:style-name="T196">[ ]</text:span><text:span text:style-name="T197">.</text:span></text:p>
      <text:p text:style-name="P198">Vous avez utilisé la notation entre crochets lors de l'indexation d'un tableau :</text:p>
      <text:p text:style-name="P199"><text:span text:style-name="T200">[</text:span><text:span text:style-name="T201">'A'</text:span><text:span text:style-name="T202">,<text:s/></text:span><text:span text:style-name="T203">'B'</text:span><text:span text:style-name="T204">,<text:s/></text:span><text:span text:style-name="T205">'C'</text:span><text:span text:style-name="T206">][</text:span><text:span text:style-name="T207">0</text:span><text:span text:style-name="T208">];<text:s/></text:span><text:span text:style-name="T209">// Returns 'A'</text:span></text:p>
      <text:p text:style-name="P210"><text:span text:style-name="T211"><draw:frame draw:z-index="15" draw:id="id28" draw:style-name="a28" draw:name="Frame15" text:anchor-type="paragraph" svg:x="-104.1563in" svg:y="0in" svg:width="0.01597in" svg:height="0.01597in" style:rel-width="scale" style:rel-height="scale"><draw:text-box><text:p text:style-name="Textbody">Copy to Clipboard</text:p></draw:text-box><svg:title/><svg:desc/></draw:frame></text:span><text:span text:style-name="T212">Pour utiliser la notation entre crochets pour accéder à la propriété d'un objet, nous<text:s/></text:span><text:span text:style-name="T213">transmettons le nom de la propriété (clé) sous forme de chaîne.</text:span></text:p>
      <text:p text:style-name="P214"><text:span text:style-name="T215"><draw:frame draw:style-name="a29" draw:name="Image2" text:anchor-type="as-char" svg:x="0in" svg:y="0in" svg:width="0.7874in" svg:height="0.3937in" style:rel-width="scale" style:rel-height="scale"><draw:image xlink:href="" xlink:type="simple" xlink:show="embed" xlink:actuate="onLoad"/><svg:title/><svg:desc/></draw:frame></text:span></text:p>
      <text:p text:style-name="P216"><text:span text:style-name="T217">Nous </text:span><text:span text:style-name="StrongEmphasis">devons</text:span><text:span text:style-name="T218"> utiliser la notation entre crochets pour accéder aux touches contenant des chiffres, des espaces ou des caractères spéciaux. Sans cette notation, notre code générerait une erreur</text:span><text:span text:style-name="T219">.</text:span></text:p>
      <text:p text:style-name="P220"><text:span text:style-name="T221">let spaceship</text:span><text:span text:style-name="T222"><text:s/>= {</text:span></text:p>
      <text:p text:style-name="P223"><text:span text:style-name="T224">  </text:span><text:span text:style-name="T225">'Fuel Type'</text:span><text:span text:style-name="T226">:<text:s/></text:span><text:span text:style-name="T227">'Turbo Fuel'</text:span><text:span text:style-name="T228">,</text:span></text:p>
      <text:p text:style-name="P229"><text:span text:style-name="T230">  </text:span><text:span text:style-name="T231">'Active Duty'</text:span><text:span text:style-name="T232">:<text:s/></text:span><text:span text:style-name="T233">true</text:span><text:span text:style-name="T234">,</text:span></text:p>
      <text:p text:style-name="P235"><text:span text:style-name="T236">  </text:span><text:span text:style-name="T237">homePlanet</text:span><text:span text:style-name="T238">:<text:s/></text:span><text:span text:style-name="T239">'Earth'</text:span><text:span text:style-name="T240">,</text:span></text:p>
      <text:soft-page-break/>
      <text:p text:style-name="P241"><text:span text:style-name="T242">  </text:span><text:span text:style-name="T243">numCrew</text:span><text:span text:style-name="T244">:<text:s/></text:span><text:span text:style-name="T245">5</text:span></text:p>
      <text:p text:style-name="P246"><text:span text:style-name="T247">};</text:span></text:p>
      <text:p text:style-name="P248"><text:span text:style-name="T249">spaceship</text:span><text:span text:style-name="T250">[</text:span><text:span text:style-name="T251">'Active Duty'</text:span><text:span text:style-name="T252">];   </text:span><text:span text:style-name="T253">// Returns true</text:span></text:p>
      <text:p text:style-name="P254"><text:span text:style-name="T255">spaceship</text:span><text:span text:style-name="T256">[</text:span><text:span text:style-name="T257">'Fuel Type'</text:span><text:span text:style-name="T258">];   </text:span><text:span text:style-name="T259">// Returns  'Turbo Fuel'</text:span></text:p>
      <text:p text:style-name="P260"><text:span text:style-name="T261">spaceship</text:span><text:span text:style-name="T262">[</text:span><text:span text:style-name="T263">'numCrew'</text:span><text:span text:style-name="T264">];   </text:span><text:span text:style-name="T265">// Returns 5</text:span></text:p>
      <text:p text:style-name="P266"><text:span text:style-name="T267">spaceship</text:span><text:span text:style-name="T268">[</text:span><text:span text:style-name="T269">'!!!!!!!!!!!!!!!'</text:span><text:span text:style-name="T270">];   </text:span><text:span text:style-name="T271">// Returns undefined</text:span></text:p>
      <text:p text:style-name="P272"><text:span text:style-name="T273"><draw:frame draw:z-index="17" draw:id="id29" draw:style-name="a30" draw:name="Frame16" text:anchor-type="paragraph" svg:x="-104.1563in" svg:y="0in" svg:width="0.01597in" svg:height="0.01597in" style:rel-width="scale" style:rel-height="scale"><draw:text-box><text:p text:style-name="Textbody">Copy to Clipboard</text:p></draw:text-box><svg:title/><svg:desc/></draw:frame></text:span><text:span text:style-name="T274">La notation entre crochets permet également d'utiliser une variable entre crochets pour sélectionner les clés d'un objet. Cela peut être particulièrement utile pour les fonctions :</text:span></text:p>
      <text:p text:style-name="P275"><text:span text:style-name="T276">let returnA</text:span><text:span text:style-name="T277">nyProp</text:span><text:span text:style-name="T278"><text:s/>= (</text:span><text:span text:style-name="T279">objectName</text:span><text:span text:style-name="T280">,<text:s/></text:span><text:span text:style-name="T281">propName</text:span><text:span text:style-name="T282">) =&gt;<text:s/></text:span><text:span text:style-name="T283">objectName</text:span><text:span text:style-name="T284">[</text:span><text:span text:style-name="T285">propName</text:span><text:span text:style-name="T286">];</text:span></text:p>
      <text:p text:style-name="P287"><text:span text:style-name="T288"><text:s/></text:span></text:p>
      <text:p text:style-name="P289"><text:span text:style-name="T290">returnAnyProp</text:span><text:span text:style-name="T291">(</text:span><text:span text:style-name="T292">spaceship</text:span><text:span text:style-name="T293">,<text:s/></text:span><text:span text:style-name="T294">'homePlanet'</text:span><text:span text:style-name="T295">);<text:s/></text:span><text:span text:style-name="T296">// Returns 'Earth'</text:span></text:p>
      <text:p text:style-name="P297"><text:span text:style-name="T298"><draw:frame draw:z-index="18" draw:id="id30" draw:style-name="a31" draw:name="Frame17" text:anchor-type="paragraph" svg:x="-104.1563in" svg:y="0in" svg:width="0.01597in" svg:height="0.01597in" style:rel-width="scale" style:rel-height="scale"><draw:text-box><text:p text:style-name="Textbody">Copy to Clipboard</text:p></draw:text-box><svg:title/><svg:desc/></draw:frame></text:span><text:span text:style-name="T299">Si nous essayions d'écrire notre </text:span><text:span text:style-name="T300">returnAnyProp()</text:span><text:span text:style-name="T301">fonction avec la notation par points ( </text:span><text:span text:style-name="T302">objectName.propName</text:span><text:span text:style-name="T303">),<text:s/></text:span><text:span text:style-name="T304">l'ordinateur rechercherait une clé de </text:span><text:span text:style-name="T305">'propName'</text:span><text:span text:style-name="T306">sur notre objet et non la valeur du </text:span><text:span text:style-name="T307">propName</text:span><text:span text:style-name="T308">paramètre.</text:span></text:p>
      <text:p text:style-name="P309">Pratiquons un peu l’utilisation de la notation entre crochets pour accéder aux propriétés !</text:p>
      <text:h text:style-name="P310" text:outline-level="3">Cession de propriété</text:h>
      <text:p text:style-name="P311">8 minutes</text:p>
      <text:p text:style-name="P312">Une fois que nous avons défini<text:s/>un objet, nous ne sommes pas coincés avec toutes les propriétés que nous avons écrites.</text:p>
      <text:p text:style-name="P313"><text:a xlink:href="https://www.codecademy.com/resources/docs/javascript/objects" office:target-frame-name="_top" xlink:show="replace"><text:span text:style-name="T314"><draw:frame draw:z-index="19" draw:id="id31" draw:style-name="a32" draw:name="Frame18" text:anchor-type="paragraph" svg:x="-104.1563in" svg:y="0in" svg:width="0.01597in" svg:height="0.01597in" style:rel-width="scale" style:rel-height="scale"><draw:text-box><text:p text:style-name="P315">Preview: Docs A data type for organizing a set of custom properties and behaviors.</text:p></draw:text-box><svg:title/><svg:desc/></draw:frame></text:span><text:span text:style-name="T316">Obj</text:span><text:span text:style-name="T317">ets</text:span></text:a></text:p>
      <text:p text:style-name="P318"><text:span text:style-name="T319">sont </text:span><text:span text:style-name="T320">mutables</text:span><text:span text:style-name="T321"> , ce qui signifie que nous pouvons les mettre à jour après les avoir créés !</text:span></text:p>
      <text:p text:style-name="P322"><text:span text:style-name="T323">Nous pouvons utiliser la notation par points, </text:span><text:span text:style-name="T324">.</text:span><text:span text:style-name="T325">, ou la notation par crochets, </text:span><text:span text:style-name="T326">[]</text:span><text:span text:style-name="T327">, et l'opérateur d'affectation, </text:span><text:span text:style-name="T328">=</text:span><text:span text:style-name="T329"> pour ajouter de nouvelles paires clé-valeur à<text:s/></text:span><text:span text:style-name="T330">un objet ou modifier une propriété existante.</text:span></text:p>
      <text:p text:style-name="P331"><text:span text:style-name="T332"><draw:frame draw:style-name="a33" draw:name="Image3" text:anchor-type="as-char" svg:x="0in" svg:y="0in" svg:width="0.7874in" svg:height="0.3937in" style:rel-width="scale" style:rel-height="scale"><draw:image xlink:href="" xlink:type="simple" xlink:show="embed" xlink:actuate="onLoad"/><svg:title>Diagramme montrant comment un objet suivi de crochets ([]) et dont le nom de propriété est une chaîne peut être réaffecté à une nouvelle valeur. Ce principe s'applique également à l'accès à une propriété en notation pointée, où le nom de l'objet est suivi d'un point et du nom de la propriété.</svg:title><svg:desc/></draw:frame></text:span></text:p>
      <text:p text:style-name="P333">Deux choses peuvent se produire lors d’une cession de propriété :</text:p>
      <text:soft-page-break/>
      <text:list text:style-name="LFO1" text:continue-numbering="true">
        <text:list-item>
          <text:p text:style-name="P334">Si la propriété existe déjà sur l'objet, la valeur qu'elle contenait auparavant sera remplacée par la nouvelle valeur attribuée.</text:p>
        </text:list-item>
        <text:list-item>
          <text:p text:style-name="P335">S'il n'y avait aucune propriété portant ce nom, une nouvelle propriété sera ajoutée à l'objet.</text:p>
        </text:list-item>
      </text:list>
      <text:p text:style-name="P336"><text:span text:style-name="T337">Il est important de savoir que même si nous ne pouvons pas réaffecter un objet déclaré avec </text:span><text:span text:style-name="T338">const</text:span><text:span text:style-name="T339">, nous pouvons toujours le muter, ce qui signifie que nous pouvons ajouter de</text:span><text:span text:style-name="T340"><text:s/>nouvelles propriétés et modifier les propriétés qui s'y trouvent.</text:span></text:p>
      <text:p text:style-name="P341"><text:span text:style-name="T342">const spaceship</text:span><text:span text:style-name="T343"><text:s/>= {</text:span><text:span text:style-name="T344">type</text:span><text:span text:style-name="T345">:<text:s/></text:span><text:span text:style-name="T346">'shuttle'</text:span><text:span text:style-name="T347">};</text:span></text:p>
      <text:p text:style-name="P348"><text:span text:style-name="T349">spaceship</text:span><text:span text:style-name="T350"><text:s/>= {</text:span><text:span text:style-name="T351">type</text:span><text:span text:style-name="T352">:<text:s/></text:span><text:span text:style-name="T353">'alien'</text:span><text:span text:style-name="T354">};<text:s/></text:span><text:span text:style-name="T355">// TypeError: Assignment to constant variable.</text:span></text:p>
      <text:p text:style-name="P356"><text:span text:style-name="T357">spaceship</text:span><text:span text:style-name="T358">.</text:span><text:span text:style-name="T359">type</text:span><text:span text:style-name="T360"><text:s/>= </text:span><text:span text:style-name="T361">'alien'</text:span><text:span text:style-name="T362">;<text:s/></text:span><text:span text:style-name="T363">// Changes the value of the type property</text:span></text:p>
      <text:p text:style-name="P364"><text:span text:style-name="T365">spaceship</text:span><text:span text:style-name="T366">.</text:span><text:span text:style-name="T367">speed</text:span><text:span text:style-name="T368"><text:s/>= </text:span><text:span text:style-name="T369">'Mach 5'</text:span><text:span text:style-name="T370">;<text:s/></text:span><text:span text:style-name="T371">// Creates a new key of 'speed' with a value of 'Mach 5'</text:span></text:p>
      <text:p text:style-name="P372"><text:span text:style-name="T373"><draw:frame draw:z-index="21" draw:id="id32" draw:style-name="a34" draw:name="Frame19" text:anchor-type="paragraph" svg:x="-104.1563in" svg:y="0in" svg:width="0.01597in" svg:height="0.01597in" style:rel-width="scale" style:rel-height="scale"><draw:text-box><text:p text:style-name="Textbody">Copy to Clipboard</text:p></draw:text-box><svg:title/><svg:desc/></draw:frame></text:span><text:span text:style-name="T374">Vous pouvez supprimer une propriété d'un objet avec l' </text:span><text:span text:style-name="T375">delete</text:span><text:span text:style-name="T376">opérateur.</text:span></text:p>
      <text:p text:style-name="P377"><text:span text:style-name="T378">const spaceship</text:span><text:span text:style-name="T379"><text:s/>= {</text:span></text:p>
      <text:p text:style-name="P380"><text:span text:style-name="T381">  </text:span><text:span text:style-name="T382">'Fuel Type'</text:span><text:span text:style-name="T383">:<text:s/></text:span><text:span text:style-name="T384">'Turbo Fuel'</text:span><text:span text:style-name="T385">,</text:span></text:p>
      <text:p text:style-name="P386"><text:span text:style-name="T387">  </text:span><text:span text:style-name="T388">homePlanet</text:span><text:span text:style-name="T389">:<text:s/></text:span><text:span text:style-name="T390">'Earth'</text:span><text:span text:style-name="T391">,</text:span></text:p>
      <text:p text:style-name="P392"><text:span text:style-name="T393">  </text:span><text:span text:style-name="T394">mission</text:span><text:span text:style-name="T395">:<text:s/></text:span><text:span text:style-name="T396">'Explore the universe'</text:span></text:p>
      <text:p text:style-name="P397"><text:span text:style-name="T398">};</text:span></text:p>
      <text:p text:style-name="P399"><text:span text:style-name="T400"><text:s/></text:span></text:p>
      <text:p text:style-name="P401"><text:span text:style-name="T402">delete</text:span><text:span text:style-name="T403"><text:s/></text:span><text:span text:style-name="T404">spaceship</text:span><text:span text:style-name="T405">.</text:span><text:span text:style-name="T406">mission</text:span><text:span text:style-name="T407">;  </text:span><text:span text:style-name="T408">// Removes the mission property</text:span></text:p>
      <text:p text:style-name="P409"/>
      <text:h text:style-name="P410" text:outline-level="3">Méthodes</text:h>
      <text:p text:style-name="P411">11 min</text:p>
      <text:p text:style-name="P412">Lorsque les données stockées sur un objet sont une fonction, nous appelons cela une</text:p>
      <text:p text:style-name="P413"><text:a xlink:href="https://www.codecademy.com/resources/docs/javascript/methods?page_ref=catalog" office:target-frame-name="_top" xlink:show="replace"><text:span text:style-name="T414"><draw:frame draw:z-index="22" draw:id="id33" draw:style-name="a35" draw:name="Frame20" text:anchor-type="paragraph" svg:x="-104.1563in" svg:y="0in" svg:width="0.01597in" svg:height="0.01597in" style:rel-width="scale" style:rel-height="scale"><draw:text-box><text:p text:style-name="Textbody"><text:bookmark-start text:name=":rc:"/><text:bookmark-end text:name=":rc:"/>Aperçu : Documents Chargement de la description du lien</text:p></draw:text-box><svg:title/><svg:desc/></draw:frame></text:span><text:span text:style-name="T415">méthode</text:span></text:a></text:p>
      <text:p text:style-name="P416">Une propriété est ce qu'un objet possède, tandis qu'une méthode est ce qu'un objet fait.</text:p>
      <text:p text:style-name="P417"><text:span text:style-name="T418">Les mét</text:span><text:span text:style-name="T419">hodes d'objet vous semblent familières ? C'est parce que nous les utilisons depuis toujours ! Par exemple, </text:span><text:span text:style-name="T420">console</text:span><text:span text:style-name="T421">est un objet JavaScript global et </text:span><text:span text:style-name="T422">.log()</text:span><text:span text:style-name="T423">est une méthode sur cet objet. </text:span><text:span text:style-name="T424">Math</text:span><text:span text:style-name="T425">est également un objet JavaScript global et </text:span><text:span text:style-name="T426">.floor()</text:span><text:span text:style-name="T427">est une méthode</text:span><text:span text:style-name="T428"><text:s/>sur celui-ci.</text:span></text:p>
      <text:soft-page-break/>
      <text:p text:style-name="P429">Nous pouvons inclure des méthodes dans nos littéraux d'objet en créant des paires clé-valeur ordinaires, séparées par deux points. La clé sert de nom à notre méthode, tandis que la valeur est une expression de fonction anonyme.</text:p>
      <text:p text:style-name="P430"><text:span text:style-name="T431">const alienSh</text:span><text:span text:style-name="T432">ip</text:span><text:span text:style-name="T433"><text:s/>= {</text:span></text:p>
      <text:p text:style-name="P434"><text:span text:style-name="T435">  </text:span><text:span text:style-name="T436">invade</text:span><text:span text:style-name="T437">:<text:s/></text:span><text:span text:style-name="T438">function<text:s/></text:span><text:span text:style-name="T439">() { </text:span></text:p>
      <text:p text:style-name="P440"><text:span text:style-name="T441">    </text:span><text:span text:style-name="T442">console</text:span><text:span text:style-name="T443">.</text:span><text:span text:style-name="T444">log</text:span><text:span text:style-name="T445">(</text:span><text:span text:style-name="T446">'Hello! We have come to dominate your planet. Instead of Earth, it shall be called New Xaculon.'</text:span><text:span text:style-name="T447">)</text:span></text:p>
      <text:p text:style-name="P448"><text:span text:style-name="T449">  </text:span><text:span text:style-name="T450">}</text:span></text:p>
      <text:p text:style-name="P451"><text:span text:style-name="T452">};</text:span></text:p>
      <text:p text:style-name="P453"><text:span text:style-name="T454"><draw:frame draw:z-index="23" draw:id="id34" draw:style-name="a36" draw:name="Frame21" text:anchor-type="paragraph" svg:x="-104.1563in" svg:y="0in" svg:width="0.01597in" svg:height="0.01597in" style:rel-width="scale" style:rel-height="scale"><draw:text-box><text:p text:style-name="Textbody">Copy to Clipboard</text:p></draw:text-box><svg:title/><svg:desc/></draw:frame></text:span><text:span text:style-name="T455">Avec la nouvelle syntaxe de méthode introduite dans ES6, nous pouvons omettre les<text:s/></text:span><text:span text:style-name="T456">deux points et le </text:span><text:span text:style-name="T457">function</text:span><text:span text:style-name="T458">mot-clé.</text:span></text:p>
      <text:p text:style-name="P459"><text:span text:style-name="T460">const alienShip</text:span><text:span text:style-name="T461"><text:s/>= {</text:span></text:p>
      <text:p text:style-name="P462"><text:span text:style-name="T463">  </text:span><text:span text:style-name="T464">invade</text:span><text:span text:style-name="T465"><text:s/>() { </text:span></text:p>
      <text:p text:style-name="P466"><text:span text:style-name="T467">    </text:span><text:span text:style-name="T468">console</text:span><text:span text:style-name="T469">.</text:span><text:span text:style-name="T470">log</text:span><text:span text:style-name="T471">(</text:span><text:span text:style-name="T472">'Hello! We have come to dominate your planet. Instead of Earth, it shall be called New Xaculon.'</text:span><text:span text:style-name="T473">)</text:span></text:p>
      <text:p text:style-name="P474"><text:span text:style-name="T475">  </text:span><text:span text:style-name="T476">}</text:span></text:p>
      <text:p text:style-name="P477"><text:span text:style-name="T478">};</text:span></text:p>
      <text:p text:style-name="P479"><text:span text:style-name="T480"><draw:frame draw:z-index="24" draw:id="id35" draw:style-name="a37" draw:name="Frame22" text:anchor-type="paragraph" svg:x="-104.1563in" svg:y="0in" svg:width="0.01597in" svg:height="0.01597in" style:rel-width="scale" style:rel-height="scale"><draw:text-box><text:p text:style-name="Textbody">Copy to Clipboard</text:p></draw:text-box><svg:title/><svg:desc/></draw:frame></text:span><text:span text:style-name="T481">Les méthodes d'objet sont invoquées en<text:s/></text:span><text:span text:style-name="T482">ajoutant le nom de l'objet avec l'opérateur point, suivi du nom de la méthode et des parenthèses :</text:span></text:p>
      <text:p text:style-name="P483"><text:span text:style-name="T484">alienShip</text:span><text:span text:style-name="T485">.</text:span><text:span text:style-name="T486">invade</text:span><text:span text:style-name="T487">();<text:s/></text:span><text:span text:style-name="T488">// Prints 'Hello! We have come to dominate your planet. Instead of Earth, it shall be called New Xaculon.'</text:span></text:p>
      <text:p text:style-name="P489"><text:span text:style-name="T490"><draw:frame draw:z-index="25" draw:id="id36" draw:style-name="a38" draw:name="Frame23" text:anchor-type="paragraph" svg:x="-104.1563in" svg:y="0in" svg:width="0.01597in" svg:height="0.01597in" style:rel-width="scale" style:rel-height="scale"><draw:text-box><text:p text:style-name="Textbody">Copy to Clipboard</text:p></draw:text-box><svg:title/><svg:desc/></draw:frame></text:span></text:p>
      <text:h text:style-name="P491" text:outline-level="3">Objets<text:s/>imbriqués</text:h>
      <text:p text:style-name="P492">17 minutes</text:p>
      <text:p text:style-name="P493">Dans le code de l'application,</text:p>
      <text:p text:style-name="P494"><text:a xlink:href="https://www.codecademy.com/resources/docs/javascript/objects" office:target-frame-name="_top" xlink:show="replace"><text:span text:style-name="T495"><draw:frame draw:z-index="26" draw:id="id37" draw:style-name="a39" draw:name="Frame24"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496">objets</text:span></text:a></text:p>
      <text:p text:style-name="P497">sont souvent imbriqués : un objet peut avoir un autre objet<text:s/>comme propriété, qui à son tour peut avoir une propriété qui est un tableau d'encore plus d'objets !</text:p>
      <text:p text:style-name="P498"><text:span text:style-name="T499">Dans notre </text:span><text:span text:style-name="T500">spaceship</text:span><text:span text:style-name="T501">objet, nous voulons un </text:span><text:span text:style-name="T502">crew</text:span><text:span text:style-name="T503">objet. Celui-ci contiendra tous les membres d'équipage qui effectuent des tâches importantes sur le vaisseau</text:span><text:span text:style-name="T504">. Chacun de ces </text:span><text:span text:style-name="T505">crew</text:span><text:span text:style-name="T506">membres est un objet. Ils possèdent des propriétés telles que </text:span><text:span text:style-name="T507">name</text:span><text:span text:style-name="T508">, et </text:span><text:span text:style-name="T509">degree</text:span><text:span text:style-name="T510">, et chacun possède des attributs uniques.</text:span></text:p>
      <text:p text:style-name="P511"><text:a xlink:href="https://www.codecademy.com/resources/docs/javascript/methods" office:target-frame-name="_top" xlink:show="replace"><text:span text:style-name="T512"><draw:frame draw:z-index="27" draw:id="id38" draw:style-name="a40" draw:name="Frame25" text:anchor-type="paragraph" svg:x="-104.1563in" svg:y="0in" svg:width="0.01597in" svg:height="0.01597in" style:rel-width="scale" style:rel-height="scale"><draw:text-box><text:p text:style-name="Textbody">Aperçu : Documents Chargement de la<text:s/>description du lien</text:p></draw:text-box><svg:title/><svg:desc/></draw:frame></text:span><text:span text:style-name="T513">méthodes</text:span></text:a></text:p>
      <text:p text:style-name="P514"><text:span text:style-name="T515">en fonction de leurs rôles. Nous pouvons également imbriquer d'autres objets dans le </text:span><text:span text:style-name="T516">spaceship</text:span><text:span text:style-name="T517">, comme un </text:span><text:span text:style-name="T518">telescope</text:span><text:span text:style-name="T519">, ou imbriquer les détails des ordinateurs du vaisseau spatial dans un </text:span><text:span text:style-name="T520">nanoelectronics</text:span><text:span text:style-name="T521">objet parent.</text:span></text:p>
      <text:p text:style-name="P522"><text:span text:style-name="T523">const spaces</text:span><text:span text:style-name="T524">hip</text:span><text:span text:style-name="T525"><text:s/>= {</text:span></text:p>
      <text:p text:style-name="P526"><text:span text:style-name="T527">  </text:span><text:span text:style-name="T528">telescope</text:span><text:span text:style-name="T529">: {</text:span></text:p>
      <text:p text:style-name="P530"><text:span text:style-name="T531">    </text:span><text:span text:style-name="T532">yearBuilt</text:span><text:span text:style-name="T533">:<text:s/></text:span><text:span text:style-name="T534">2018</text:span><text:span text:style-name="T535">,</text:span></text:p>
      <text:p text:style-name="P536"><text:span text:style-name="T537">    </text:span><text:span text:style-name="T538">model</text:span><text:span text:style-name="T539">:<text:s/></text:span><text:span text:style-name="T540">'91031-XLT'</text:span><text:span text:style-name="T541">,</text:span></text:p>
      <text:p text:style-name="P542"><text:span text:style-name="T543">    </text:span><text:span text:style-name="T544">focalLength</text:span><text:span text:style-name="T545">:<text:s/></text:span><text:span text:style-name="T546">2032</text:span></text:p>
      <text:p text:style-name="P547"><text:span text:style-name="T548">  </text:span><text:span text:style-name="T549">},</text:span></text:p>
      <text:p text:style-name="P550"><text:span text:style-name="T551">  </text:span><text:span text:style-name="T552">crew</text:span><text:span text:style-name="T553">: {</text:span></text:p>
      <text:p text:style-name="P554"><text:span text:style-name="T555">    </text:span><text:span text:style-name="T556">captain</text:span><text:span text:style-name="T557">: { </text:span></text:p>
      <text:p text:style-name="P558"><text:span text:style-name="T559">      </text:span><text:span text:style-name="T560">name</text:span><text:span text:style-name="T561">:<text:s/></text:span><text:span text:style-name="T562">'Sandra'</text:span><text:span text:style-name="T563">,</text:span></text:p>
      <text:p text:style-name="P564"><text:span text:style-name="T565">      </text:span><text:span text:style-name="T566">degree</text:span><text:span text:style-name="T567">:<text:s/></text:span><text:span text:style-name="T568">'Computer Engineering'</text:span><text:span text:style-name="T569">,</text:span></text:p>
      <text:p text:style-name="P570"><text:span text:style-name="T571">      </text:span><text:span text:style-name="T572">encourageTeam</text:span><text:span text:style-name="T573">() { </text:span><text:span text:style-name="T574">console</text:span><text:span text:style-name="T575">.</text:span><text:span text:style-name="T576">log</text:span><text:span text:style-name="T577">(</text:span><text:span text:style-name="T578">'We got this!'</text:span><text:span text:style-name="T579">)<text:s/></text:span><text:span text:style-name="T580">} </text:span></text:p>
      <text:p text:style-name="P581"><text:span text:style-name="T582">    </text:span><text:span text:style-name="T583">}</text:span></text:p>
      <text:p text:style-name="P584"><text:span text:style-name="T585">  </text:span><text:span text:style-name="T586">},</text:span></text:p>
      <text:p text:style-name="P587"><text:span text:style-name="T588">  </text:span><text:span text:style-name="T589">engine</text:span><text:span text:style-name="T590">: {</text:span></text:p>
      <text:p text:style-name="P591"><text:span text:style-name="T592">    </text:span><text:span text:style-name="T593">model</text:span><text:span text:style-name="T594">:<text:s/></text:span><text:span text:style-name="T595">'Nimbus2000'</text:span></text:p>
      <text:p text:style-name="P596"><text:span text:style-name="T597">  </text:span><text:span text:style-name="T598">},</text:span></text:p>
      <text:p text:style-name="P599"><text:span text:style-name="T600">  </text:span><text:span text:style-name="T601">nanoelectronics</text:span><text:span text:style-name="T602">: {</text:span></text:p>
      <text:p text:style-name="P603"><text:span text:style-name="T604">    </text:span><text:span text:style-name="T605">computer</text:span><text:span text:style-name="T606">: {</text:span></text:p>
      <text:p text:style-name="P607"><text:span text:style-name="T608">      </text:span><text:span text:style-name="T609">terabytes</text:span><text:span text:style-name="T610">:<text:s/></text:span><text:span text:style-name="T611">100</text:span><text:span text:style-name="T612">,</text:span></text:p>
      <text:p text:style-name="P613"><text:span text:style-name="T614">      </text:span><text:span text:style-name="T615">monitors</text:span><text:span text:style-name="T616">:<text:s/></text:span><text:span text:style-name="T617">'HD'</text:span></text:p>
      <text:p text:style-name="P618"><text:span text:style-name="T619">    </text:span><text:span text:style-name="T620">},</text:span></text:p>
      <text:p text:style-name="P621"><text:span text:style-name="T622">    </text:span><text:span text:style-name="T623">'back-up'</text:span><text:span text:style-name="T624">: {</text:span></text:p>
      <text:p text:style-name="P625"><text:span text:style-name="T626">      </text:span><text:span text:style-name="T627">battery</text:span><text:span text:style-name="T628">:<text:s/></text:span><text:span text:style-name="T629">'Lithium'</text:span><text:span text:style-name="T630">,</text:span></text:p>
      <text:p text:style-name="P631"><text:span text:style-name="T632">      </text:span><text:span text:style-name="T633">terabytes</text:span><text:span text:style-name="T634">:<text:s/></text:span><text:span text:style-name="T635">50</text:span></text:p>
      <text:p text:style-name="P636"><text:span text:style-name="T637">    </text:span><text:span text:style-name="T638">}</text:span></text:p>
      <text:p text:style-name="P639"><text:span text:style-name="T640">  </text:span><text:span text:style-name="T641">}</text:span></text:p>
      <text:p text:style-name="P642"><text:span text:style-name="T643">};</text:span></text:p>
      <text:p text:style-name="P644"><text:span text:style-name="T645"><draw:frame draw:z-index="28" draw:id="id39" draw:style-name="a41" draw:name="Frame26" text:anchor-type="paragraph" svg:x="-104.1563in" svg:y="0in" svg:width="0.01597in" svg:height="0.01597in" style:rel-width="scale" style:rel-height="scale"><draw:text-box><text:p text:style-name="Textbody">Copy to Clipboard</text:p></draw:text-box><svg:title/><svg:desc/></draw:frame></text:span><text:span text:style-name="T646">Nous pouvons enchaîner</text:span></text:p>
      <text:p text:style-name="P647"><text:a xlink:href="https://www.codecademy.com/resources/docs/javascript/operators" office:target-frame-name="_top" xlink:show="replace"><text:span text:style-name="T648"><draw:frame draw:z-index="29" draw:id="id40" draw:style-name="a42" draw:name="Frame27" text:anchor-type="paragraph" svg:x="-104.1563in" svg:y="0in" svg:width="0.01597in" svg:height="0.01597in" style:rel-width="scale" style:rel-height="scale"><draw:text-box><text:p text:style-name="P649">Preview: Docs An<text:s/>operator is a special character or series of characters that perform a task in JavaScript.</text:p></draw:text-box><svg:title/><svg:desc/></draw:frame></text:span><text:span text:style-name="T650">opérateurs</text:span></text:a></text:p>
      <text:soft-page-break/>
      <text:p text:style-name="P651">Pour accéder aux propriétés imbriquées, il faudra prêter attention à l'opérateur le plus pertinent à utiliser dans chaque couche. Il peut être utile de se<text:s/>mettre dans la peau de l'ordinateur et d'évaluer chaque expression de gauche à droite afin que chaque opération devienne plus gérable.</text:p>
      <text:p text:style-name="P652"><text:span text:style-name="T653">spaceship</text:span><text:span text:style-name="T654">.</text:span><text:span text:style-name="T655">nanoelectronics</text:span><text:span text:style-name="T656">[</text:span><text:span text:style-name="T657">'back-up'</text:span><text:span text:style-name="T658">].</text:span><text:span text:style-name="T659">battery</text:span><text:span text:style-name="T660">;<text:s/></text:span><text:span text:style-name="T661">// Returns 'Lithium'</text:span></text:p>
      <text:p text:style-name="P662"><text:span text:style-name="T663"><draw:frame draw:z-index="30" draw:id="id41" draw:style-name="a43" draw:name="Frame28" text:anchor-type="paragraph" svg:x="-104.1563in" svg:y="0in" svg:width="0.01597in" svg:height="0.01597in" style:rel-width="scale" style:rel-height="scale"><draw:text-box><text:p text:style-name="Textbody">Copy to Clipboard</text:p></draw:text-box><svg:title/><svg:desc/></draw:frame></text:span><text:span text:style-name="T664">Dans le code précédent :</text:span></text:p>
      <text:list text:style-name="LFO2" text:continue-numbering="true">
        <text:list-item>
          <text:p text:style-name="P665"><text:span text:style-name="T666">Tout<text:s/></text:span><text:span text:style-name="T667">d'abord, l'ordinateur évalue </text:span><text:span text:style-name="T668">spaceship.nanoelectronics</text:span><text:span text:style-name="T669">, ce qui donne un objet contenant les objets </text:span><text:span text:style-name="T670">back-up</text:span><text:span text:style-name="T671">et .</text:span><text:span text:style-name="T672">computer</text:span></text:p>
        </text:list-item>
        <text:list-item>
          <text:p text:style-name="P673"><text:span text:style-name="T674">Nous avons accédé à l' </text:span><text:span text:style-name="T675">back-up</text:span><text:span text:style-name="T676">objet en ajoutant </text:span><text:span text:style-name="T677">['back-up']</text:span><text:span text:style-name="T678">.</text:span></text:p>
        </text:list-item>
        <text:list-item>
          <text:p text:style-name="P679"><text:span text:style-name="T680">L' </text:span><text:span text:style-name="T681">back-up</text:span><text:span text:style-name="T682">objet possède une </text:span><text:span text:style-name="T683">battery</text:span><text:span text:style-name="T684">propriété, accessible avec </text:span><text:span text:style-name="T685">.battery</text:span><text:span text:style-name="T686">, qui<text:s/></text:span><text:span text:style-name="T687">renvoie la valeur qui y est stockée :</text:span><text:span text:style-name="T688">'Lithium'</text:span></text:p>
        </text:list-item>
      </text:list>
      <text:h text:style-name="P689" text:outline-level="3">Passer par référence</text:h>
      <text:p text:style-name="P690">15 minutes</text:p>
      <text:p text:style-name="P691"><text:a xlink:href="https://www.codecademy.com/resources/docs/javascript/objects" office:target-frame-name="_top" xlink:show="replace"><text:span text:style-name="T692"><draw:frame draw:z-index="31" draw:id="id42" draw:style-name="a44" draw:name="Frame29"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693">Objets</text:span></text:a></text:p>
      <text:p text:style-name="P694"><text:span text:style-name="T695">sont </text:span><text:span text:style-name="T696">passés par référence</text:span><text:span text:style-name="T697"> . Cela<text:s/></text:span><text:span text:style-name="T698">signifie que lorsqu'on passe une variable affectée à un objet à une fonction en argument, l'ordinateur interprète le nom du paramètre comme pointant vers l'espace mémoire contenant cet objet. Par conséquent,</text:span></text:p>
      <text:p text:style-name="P699"><text:a xlink:href="https://www.codecademy.com/resources/docs/javascript/functions" office:target-frame-name="_top" xlink:show="replace"><text:span text:style-name="T700"><draw:frame draw:z-index="32" draw:id="id43" draw:style-name="a45" draw:name="Frame30" text:anchor-type="paragraph" svg:x="-104.1563in" svg:y="0in" svg:width="0.01597in" svg:height="0.01597in" style:rel-width="scale" style:rel-height="scale"><draw:text-box><text:p text:style-name="P701">Preview: Docs Functions are reusable pieces of code that perform tasks, process data, and possibly return values.</text:p></draw:text-box><svg:title/><svg:desc/></draw:frame></text:span><text:span text:style-name="T702">fonctions</text:span></text:a></text:p>
      <text:p text:style-name="P703"><text:span text:style-name="T704">les modifications des propriétés de l'objet modifient en fait l'objet de manière permanente (même</text:span><text:span text:style-name="T705"><text:s/>lorsque l'objet est affecté à une </text:span><text:span text:style-name="T706">const</text:span><text:span text:style-name="T707">variable).</text:span></text:p>
      <text:p text:style-name="P708"><text:span text:style-name="T709">const spaceship</text:span><text:span text:style-name="T710"><text:s/>= {</text:span></text:p>
      <text:p text:style-name="P711"><text:span text:style-name="T712">  </text:span><text:span text:style-name="T713">homePlanet</text:span><text:span text:style-name="T714"><text:s/>: </text:span><text:span text:style-name="T715">'Earth'</text:span><text:span text:style-name="T716">,</text:span></text:p>
      <text:p text:style-name="P717"><text:span text:style-name="T718">  </text:span><text:span text:style-name="T719">color</text:span><text:span text:style-name="T720"><text:s/>: </text:span><text:span text:style-name="T721">'silver'</text:span></text:p>
      <text:p text:style-name="P722"><text:span text:style-name="T723">};</text:span></text:p>
      <text:p text:style-name="P724"><text:span text:style-name="T725"><text:s/></text:span></text:p>
      <text:p text:style-name="P726"><text:span text:style-name="T727">let paintIt</text:span><text:span text:style-name="T728"><text:s/>= </text:span><text:span text:style-name="T729">obj</text:span><text:span text:style-name="T730"><text:s/>=&gt; {</text:span></text:p>
      <text:p text:style-name="P731"><text:span text:style-name="T732">  </text:span><text:span text:style-name="T733">obj</text:span><text:span text:style-name="T734">.</text:span><text:span text:style-name="T735">color</text:span><text:span text:style-name="T736"><text:s/>= </text:span><text:span text:style-name="T737">'glorious gold'</text:span></text:p>
      <text:p text:style-name="P738"><text:span text:style-name="T739">};</text:span></text:p>
      <text:p text:style-name="P740"><text:span text:style-name="T741"><text:s/></text:span></text:p>
      <text:p text:style-name="P742"><text:span text:style-name="T743">paintIt</text:span><text:span text:style-name="T744">(</text:span><text:span text:style-name="T745">spaceship</text:span><text:span text:style-name="T746">);</text:span></text:p>
      <text:soft-page-break/>
      <text:p text:style-name="P747"><text:span text:style-name="T748"><text:s/></text:span></text:p>
      <text:p text:style-name="P749"><text:span text:style-name="T750">spaceship</text:span><text:span text:style-name="T751">.</text:span><text:span text:style-name="T752">color</text:span><text:span text:style-name="T753"><text:s/></text:span><text:span text:style-name="T754">// Returns 'glorious gold'</text:span></text:p>
      <text:p text:style-name="P755"><text:span text:style-name="T756"><text:s/></text:span></text:p>
      <text:p text:style-name="P757"><text:span text:style-name="T758"><draw:frame draw:z-index="33" draw:id="id44" draw:style-name="a46" draw:name="Frame31" text:anchor-type="paragraph" svg:x="-104.1563in" svg:y="0in" svg:width="0.01597in" svg:height="0.01597in" style:rel-width="scale" style:rel-height="scale"><draw:text-box><text:p text:style-name="Textbody">Copy to Clipboard</text:p></draw:text-box><svg:title/><svg:desc/></draw:frame></text:span><text:span text:style-name="T759">Notre fonction </text:span><text:span text:style-name="T760">paintIt()</text:span><text:span text:style-name="T761">a modifié définitivement la couleur de notre </text:span><text:span text:style-name="T762">spaceship</text:span><text:span text:style-name="T763">objet. Cependant, la réaffectation de la </text:span><text:span text:style-name="T764">spaceship</text:span><text:span text:style-name="T765">variable ne fonctionnerait pas de la même manière :</text:span></text:p>
      <text:p text:style-name="P766"><text:span text:style-name="T767">let spaceship</text:span><text:span text:style-name="T768"><text:s/>= {</text:span></text:p>
      <text:p text:style-name="P769"><text:span text:style-name="T770">  </text:span><text:span text:style-name="T771">homePlanet</text:span><text:span text:style-name="T772"><text:s/>: </text:span><text:span text:style-name="T773">'Earth'</text:span><text:span text:style-name="T774">,</text:span></text:p>
      <text:p text:style-name="P775"><text:span text:style-name="T776">  </text:span><text:span text:style-name="T777">color</text:span><text:span text:style-name="T778"><text:s/>: </text:span><text:span text:style-name="T779">'red'</text:span></text:p>
      <text:p text:style-name="P780"><text:span text:style-name="T781">};</text:span></text:p>
      <text:p text:style-name="P782"><text:span text:style-name="T783">let tryReassignment</text:span><text:span text:style-name="T784"><text:s/>= </text:span><text:span text:style-name="T785">obj</text:span><text:span text:style-name="T786"><text:s/>=&gt; {</text:span></text:p>
      <text:p text:style-name="P787"><text:span text:style-name="T788">  </text:span><text:span text:style-name="T789">obj</text:span><text:span text:style-name="T790"><text:s/>= {</text:span></text:p>
      <text:p text:style-name="P791"><text:span text:style-name="T792">    </text:span><text:span text:style-name="T793">identified</text:span><text:span text:style-name="T794"><text:s/>: </text:span><text:span text:style-name="T795">false</text:span><text:span text:style-name="T796">,</text:span></text:p>
      <text:p text:style-name="P797"><text:span text:style-name="T798">    </text:span><text:span text:style-name="T799">'transport type'</text:span><text:span text:style-name="T800"><text:s/>: </text:span><text:span text:style-name="T801">'flying'</text:span></text:p>
      <text:p text:style-name="P802"><text:span text:style-name="T803">  </text:span><text:span text:style-name="T804">}</text:span></text:p>
      <text:p text:style-name="P805"><text:span text:style-name="T806">  </text:span><text:span text:style-name="T807">console</text:span><text:span text:style-name="T808">.</text:span><text:span text:style-name="T809">log</text:span><text:span text:style-name="T810">(</text:span><text:span text:style-name="T811">obj</text:span><text:span text:style-name="T812">)<text:s/></text:span><text:span text:style-name="T813">// Prints { 'identified': false, 'transport type': 'flying' }</text:span></text:p>
      <text:p text:style-name="P814"><text:span text:style-name="T815"><text:s/></text:span></text:p>
      <text:p text:style-name="P816"><text:span text:style-name="T817">};</text:span></text:p>
      <text:p text:style-name="P818"><text:span text:style-name="T819">tryReassignment</text:span><text:span text:style-name="T820">(</text:span><text:span text:style-name="T821">spaceship</text:span><text:span text:style-name="T822">)<text:s/></text:span><text:span text:style-name="T823">// The attempt at reassignment does not work.</text:span></text:p>
      <text:p text:style-name="P824"><text:span text:style-name="T825">spaceship</text:span><text:span text:style-name="T826"><text:s/></text:span><text:span text:style-name="T827">// Still returns { homePlanet: 'Earth', color: 'red' };</text:span></text:p>
      <text:p text:style-name="P828"><text:span text:style-name="T829"><text:s/></text:span></text:p>
      <text:p text:style-name="P830"><text:span text:style-name="T831">spaceship</text:span><text:span text:style-name="T832"><text:s/>= {</text:span></text:p>
      <text:p text:style-name="P833"><text:span text:style-name="T834">  </text:span><text:span text:style-name="T835">identified</text:span><text:span text:style-name="T836"><text:s/>: </text:span><text:span text:style-name="T837">false</text:span><text:span text:style-name="T838">,</text:span></text:p>
      <text:p text:style-name="P839"><text:span text:style-name="T840">  </text:span><text:span text:style-name="T841">'transport type'</text:span><text:span text:style-name="T842">:<text:s/></text:span><text:span text:style-name="T843">'flying'</text:span></text:p>
      <text:p text:style-name="P844"><text:span text:style-name="T845">};<text:s/></text:span><text:span text:style-name="T846">// Regular reassignment still works.</text:span></text:p>
      <text:p text:style-name="P847"><text:span text:style-name="T848"><draw:frame draw:z-index="34" draw:id="id45" draw:style-name="a47" draw:name="Frame32" text:anchor-type="paragraph" svg:x="-104.1563in" svg:y="0in" svg:width="0.01597in" svg:height="0.01597in" style:rel-width="scale" style:rel-height="scale"><draw:text-box><text:p text:style-name="Textbody">Copy to Clipboard</text:p></draw:text-box><svg:title/><svg:desc/></draw:frame></text:span><text:span text:style-name="T849">Regardons ce qui s’est passé dans l’exemple de code :</text:span></text:p>
      <text:list text:style-name="LFO3" text:continue-numbering="true">
        <text:list-item>
          <text:p text:style-name="P850"><text:span text:style-name="T851">Nous avons déclaré cet </text:span><text:span text:style-name="T852">spaceship</text:span><text:span text:style-name="T853">objet avec </text:span><text:span text:style-name="T854">let</text:span><text:span text:style-name="T855">. Cela nous a permis de le réaffecter<text:s/></text:span><text:span text:style-name="T856">à un nouvel objet avec </text:span><text:span text:style-name="T857">identified</text:span><text:span text:style-name="T858">les </text:span><text:span text:style-name="T859">'transport type'</text:span><text:span text:style-name="T860">propriétés et sans problème.</text:span></text:p>
        </text:list-item>
        <text:list-item>
          <text:p text:style-name="P861"><text:span text:style-name="T862">Lorsque nous avons essayé la même chose en utilisant une fonction conçue pour réaffecter l'objet qui lui était transmis, la réaffectation n'a pas fonctionné (même si l'appel </text:span><text:span text:style-name="T863">console.log()</text:span><text:span text:style-name="T864">à l'objet a produit le résultat attendu).</text:span></text:p>
        </text:list-item>
        <text:list-item>
          <text:p text:style-name="P865"><text:span text:style-name="T866">Lorsque nous avons passé </text:span><text:span text:style-name="T867">spaceship</text:span><text:span text:style-name="T868">cette fonction, </text:span><text:span text:style-name="T869">obj</text:span><text:span text:style-name="T870">elle est devenue une référence à l'emplacement mémoire de l' </text:span><text:span text:style-name="T871">spaceship</text:span><text:span text:style-name="T872">objet, mais </text:span><text:span text:style-name="T873">pas</text:span><text:span text:style-name="T874"> à la </text:span><text:span text:style-name="T875">spaceship</text:span><text:span text:style-name="T876">variable. En effet, le </text:span><text:span text:style-name="T877">obj</text:span><text:span text:style-name="T878">paramètre de la </text:span><text:span text:style-name="T879">tryRea</text:span><text:span text:style-name="T880">ssignment()</text:span><text:span text:style-name="T881">fonction est une variable à part entière. Le corps de la fonction </text:span><text:span text:style-name="T882">tryReassignment()</text:span><text:span text:style-name="T883">n'a aucune connaissance de la </text:span><text:span text:style-name="T884">spaceship</text:span><text:span text:style-name="T885">variable !</text:span></text:p>
        </text:list-item>
        <text:list-item>
          <text:p text:style-name="P886"><text:span text:style-name="T887">Lorsque nous avons effectué la réaffectation dans le corps de </text:span><text:span text:style-name="T888">tryReassignment()</text:span><text:span text:style-name="T889">, la </text:span><text:span text:style-name="T890">obj</text:span><text:span text:style-name="T891">variable s'est mise à fai</text:span><text:span text:style-name="T892">re référence à l'emplacement mémoire de l'objet </text:span><text:span text:style-name="T893">{ 'identified': false, 'transport type': 'flying' }</text:span><text:span text:style-name="T894">, alors que la </text:span><text:span text:style-name="T895">spaceship</text:span><text:span text:style-name="T896">variable était complètement inchangée par rapport à sa valeur précédente.</text:span></text:p>
        </text:list-item>
      </text:list>
      <text:p text:style-name="P897"/>
      <text:h text:style-name="P898" text:outline-level="3">Boucle à travers les objets</text:h>
      <text:p text:style-name="P899">15 minutes</text:p>
      <text:p text:style-name="P900"><text:a xlink:href="https://www.codecademy.com/resources/docs/javascript/loops" office:target-frame-name="_top" xlink:show="replace"><text:span text:style-name="T901"><draw:frame draw:z-index="35" draw:id="id46" draw:style-name="a48" draw:name="Frame33" text:anchor-type="paragraph" svg:x="-104.1563in" svg:y="0in" svg:width="0.01597in" svg:height="0.01597in" style:rel-width="scale" style:rel-height="scale"><draw:text-box><text:p text:style-name="P902">Preview: Docs A loop is a programming tool that is used to repeat a set of instructions.</text:p></draw:text-box><svg:title/><svg:desc/></draw:frame></text:span><text:span text:style-name="T903">Boucles</text:span></text:a></text:p>
      <text:p text:style-name="P904">sont des outils de programmation qui répètent un bloc de code jusqu'à ce qu'une condition soit<text:s/>remplie. Nous avons appris à itérer</text:p>
      <text:p text:style-name="P905"><text:a xlink:href="https://www.codecademy.com/resources/docs/javascript/arrays" office:target-frame-name="_top" xlink:show="replace"><text:span text:style-name="T906"><draw:frame draw:z-index="36" draw:id="id47" draw:style-name="a49" draw:name="Frame34"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907">tableaux</text:span></text:a></text:p>
      <text:p text:style-name="P908">en utilisant leur indexation numérique, mais les paires clé-valeur dans</text:p>
      <text:p text:style-name="P909"><text:a xlink:href="https://www.codecademy.com/resources/docs/javascript/objects" office:target-frame-name="_top" xlink:show="replace"><text:span text:style-name="T910"><draw:frame draw:z-index="37" draw:id="id48" draw:style-name="a50" draw:name="Frame35"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911">objets</text:span></text:a></text:p>
      <text:p text:style-name="P912"><text:span text:style-name="T913">ne sont pas ordonnés ! JavaScript nous a donné une solution alternative pour parcourir les objets avec </text:span><text:a xlink:href="https://developer.mozilla.org/en-US/docs/Web/JavaScript/Reference/Statements/for...in" office:target-frame-name="_top" xlink:show="replace"><text:span text:style-name="T914">for...in</text:span><text:span text:style-name="T915">la syntaxe</text:span></text:a><text:span text:style-name="T916"> .</text:span></text:p>
      <text:p text:style-name="P917"><text:span text:style-name="T918">for...in</text:span><text:span text:style-name="T919">exécutera un bloc de code donné pour chaque propriété d'un objet.</text:span></text:p>
      <text:p text:style-name="P920"><text:span text:style-name="T921">let spaceship</text:span><text:span text:style-name="T922"><text:s/>= {</text:span></text:p>
      <text:p text:style-name="P923"><text:span text:style-name="T924">  </text:span><text:span text:style-name="T925">crew</text:span><text:span text:style-name="T926">: {</text:span></text:p>
      <text:p text:style-name="P927"><text:span text:style-name="T928">    </text:span><text:span text:style-name="T929">captain</text:span><text:span text:style-name="T930">: { </text:span></text:p>
      <text:p text:style-name="P931"><text:span text:style-name="T932">      </text:span><text:span text:style-name="T933">name</text:span><text:span text:style-name="T934">:<text:s/></text:span><text:span text:style-name="T935">'Lily'</text:span><text:span text:style-name="T936">,</text:span></text:p>
      <text:p text:style-name="P937"><text:span text:style-name="T938">      </text:span><text:span text:style-name="T939">degree</text:span><text:span text:style-name="T940">:<text:s/></text:span><text:span text:style-name="T941">'Computer Engineering'</text:span><text:span text:style-name="T942">,</text:span></text:p>
      <text:p text:style-name="P943"><text:span text:style-name="T944">      </text:span><text:span text:style-name="T945">cheerTeam</text:span><text:span text:style-name="T946">() { </text:span><text:span text:style-name="T947">console</text:span><text:span text:style-name="T948">.</text:span><text:span text:style-name="T949">log</text:span><text:span text:style-name="T950">(</text:span><text:span text:style-name="T951">'You got this!'</text:span><text:span text:style-name="T952">)<text:s/></text:span><text:span text:style-name="T953">} </text:span></text:p>
      <text:p text:style-name="P954"><text:span text:style-name="T955">    </text:span><text:span text:style-name="T956">},</text:span></text:p>
      <text:p text:style-name="P957"><text:span text:style-name="T958">    </text:span><text:span text:style-name="T959">'chief officer'</text:span><text:span text:style-name="T960">: { </text:span></text:p>
      <text:p text:style-name="P961"><text:span text:style-name="T962">      </text:span><text:span text:style-name="T963">name</text:span><text:span text:style-name="T964">:<text:s/></text:span><text:span text:style-name="T965">'Dan'</text:span><text:span text:style-name="T966">,</text:span></text:p>
      <text:p text:style-name="P967"><text:span text:style-name="T968">      </text:span><text:span text:style-name="T969">degree</text:span><text:span text:style-name="T970">:<text:s/></text:span><text:span text:style-name="T971">'Aerospace Engineering'</text:span><text:span text:style-name="T972">,</text:span></text:p>
      <text:p text:style-name="P973"><text:span text:style-name="T974">      </text:span><text:span text:style-name="T975">agree</text:span><text:span text:style-name="T976">() { </text:span><text:span text:style-name="T977">console</text:span><text:span text:style-name="T978">.</text:span><text:span text:style-name="T979">log</text:span><text:span text:style-name="T980">(</text:span><text:span text:style-name="T981">'I agree, captain!'</text:span><text:span text:style-name="T982">)<text:s/></text:span><text:span text:style-name="T983">} </text:span></text:p>
      <text:p text:style-name="P984"><text:span text:style-name="T985">    </text:span><text:span text:style-name="T986">},</text:span></text:p>
      <text:p text:style-name="P987"><text:span text:style-name="T988">    </text:span><text:span text:style-name="T989">medic</text:span><text:span text:style-name="T990">: { </text:span></text:p>
      <text:p text:style-name="P991"><text:span text:style-name="T992">      </text:span><text:span text:style-name="T993">name</text:span><text:span text:style-name="T994">:<text:s/></text:span><text:span text:style-name="T995">'Clementine'</text:span><text:span text:style-name="T996">,</text:span></text:p>
      <text:p text:style-name="P997"><text:span text:style-name="T998">      </text:span><text:span text:style-name="T999">degree</text:span><text:span text:style-name="T1000">:<text:s/></text:span><text:span text:style-name="T1001">'Physics'</text:span><text:span text:style-name="T1002">,</text:span></text:p>
      <text:soft-page-break/>
      <text:p text:style-name="P1003"><text:span text:style-name="T1004">      </text:span><text:span text:style-name="T1005">announce</text:span><text:span text:style-name="T1006">() { </text:span><text:span text:style-name="T1007">console</text:span><text:span text:style-name="T1008">.</text:span><text:span text:style-name="T1009">log</text:span><text:span text:style-name="T1010">(</text:span><text:span text:style-name="T1011">`Jets on!`</text:span><text:span text:style-name="T1012">)<text:s/></text:span><text:span text:style-name="T1013">} },</text:span></text:p>
      <text:p text:style-name="P1014"><text:span text:style-name="T1015">    </text:span><text:span text:style-name="T1016">translator</text:span><text:span text:style-name="T1017">: {</text:span></text:p>
      <text:p text:style-name="P1018"><text:span text:style-name="T1019">      </text:span><text:span text:style-name="T1020">name</text:span><text:span text:style-name="T1021">:<text:s/></text:span><text:span text:style-name="T1022">'Shauna'</text:span><text:span text:style-name="T1023">,</text:span></text:p>
      <text:p text:style-name="P1024"><text:span text:style-name="T1025">      </text:span><text:span text:style-name="T1026">degree</text:span><text:span text:style-name="T1027">:<text:s/></text:span><text:span text:style-name="T1028">'Conservation Science'</text:span><text:span text:style-name="T1029">,</text:span></text:p>
      <text:p text:style-name="P1030"><text:span text:style-name="T1031">      </text:span><text:span text:style-name="T1032">powerFuel</text:span><text:span text:style-name="T1033">() { </text:span><text:span text:style-name="T1034">console</text:span><text:span text:style-name="T1035">.</text:span><text:span text:style-name="T1036">log</text:span><text:span text:style-name="T1037">(</text:span><text:span text:style-name="T1038">'The tank is full!'</text:span><text:span text:style-name="T1039">)<text:s/></text:span><text:span text:style-name="T1040">} </text:span></text:p>
      <text:p text:style-name="P1041"><text:span text:style-name="T1042">    </text:span><text:span text:style-name="T1043">}</text:span></text:p>
      <text:p text:style-name="P1044"><text:span text:style-name="T1045">  </text:span><text:span text:style-name="T1046">}</text:span></text:p>
      <text:p text:style-name="P1047"><text:span text:style-name="T1048">};</text:span></text:p>
      <text:p text:style-name="P1049"><text:span text:style-name="T1050">//<text:s/></text:span><text:span text:style-name="T1051">for...in</text:span></text:p>
      <text:p text:style-name="P1052"><text:span text:style-name="T1053">for<text:s/></text:span><text:span text:style-name="T1054">(</text:span><text:span text:style-name="T1055">let crewMember</text:span><text:span text:style-name="T1056"><text:s/></text:span><text:span text:style-name="T1057">in</text:span><text:span text:style-name="T1058"><text:s/></text:span><text:span text:style-name="T1059">spaceship</text:span><text:span text:style-name="T1060">.</text:span><text:span text:style-name="T1061">crew</text:span><text:span text:style-name="T1062">) {</text:span></text:p>
      <text:p text:style-name="P1063"><text:span text:style-name="T1064">  </text:span><text:span text:style-name="T1065">console</text:span><text:span text:style-name="T1066">.</text:span><text:span text:style-name="T1067">log</text:span><text:span text:style-name="T1068">(</text:span><text:span text:style-name="T1069">`</text:span><text:span text:style-name="T1070">${</text:span><text:span text:style-name="T1071">crewMember</text:span><text:span text:style-name="T1072">}</text:span><text:span text:style-name="T1073">:<text:s/></text:span><text:span text:style-name="T1074">${</text:span><text:span text:style-name="T1075">spaceship</text:span><text:span text:style-name="T1076">.</text:span><text:span text:style-name="T1077">crew</text:span><text:span text:style-name="T1078">[</text:span><text:span text:style-name="T1079">crewMember</text:span><text:span text:style-name="T1080">].</text:span><text:span text:style-name="T1081">name</text:span><text:span text:style-name="T1082">}</text:span><text:span text:style-name="T1083">`</text:span><text:span text:style-name="T1084">);</text:span></text:p>
      <text:p text:style-name="P1085"><text:span text:style-name="T1086">}</text:span></text:p>
      <text:p text:style-name="P1087"><text:span text:style-name="T1088"><draw:frame draw:z-index="38" draw:id="id49" draw:style-name="a51" draw:name="Frame36" text:anchor-type="paragraph" svg:x="-104.1563in" svg:y="0in" svg:width="0.01597in" svg:height="0.01597in" style:rel-width="scale" style:rel-height="scale"><draw:text-box><text:p text:style-name="Textbody">Copy to Clipboard</text:p></draw:text-box><svg:title/><svg:desc/></draw:frame></text:span><text:span text:style-name="T1089">Nous </text:span><text:span text:style-name="T1090">for...in</text:span><text:span text:style-name="T1091">allons parcourir chaque élément de l' </text:span><text:span text:style-name="T1092">spaceship.crew</text:span><text:span text:style-name="T1093">objet. À chaque itération, la variable </text:span><text:span text:style-name="T1094">crewMember</text:span><text:span text:style-name="T1095">est définie sur l'une </text:span><text:span text:style-name="T1096">spaceship.crew</text:span><text:span text:style-name="T1097">des clés de , ce qui nous permet d'enregistrer la liste des rôles et des attributs des membres de l'équipage </text:span><text:span text:style-name="T1098">name</text:span><text:span text:style-name="T1099">.</text:span></text:p>
      <text:h text:style-name="P1100" text:outline-level="3">Revoir</text:h>
      <text:p text:style-name="P1101">&lt;1 min</text:p>
      <text:p text:style-name="P1102">Bravo ! Vous êtes sur la bonne voie pour comprendre les mécanismes de</text:p>
      <text:p text:style-name="P1103"><text:a xlink:href="https://www.codecademy.com/resources/docs/javascript/objects" office:target-frame-name="_top" xlink:show="replace"><text:span text:style-name="T1104"><draw:frame draw:z-index="39" draw:id="id50" draw:style-name="a52" draw:name="Frame37" text:anchor-type="paragraph" svg:x="-104.1563in" svg:y="0in" svg:width="0.01597in" svg:height="0.01597in" style:rel-width="scale" style:rel-height="scale"><draw:text-box><text:p text:style-name="P1105">Preview: Docs A data type for organizing a set of custom properties and behaviors.</text:p></draw:text-box><svg:title/><svg:desc/></draw:frame></text:span><text:span text:style-name="T1106">objets</text:span></text:a></text:p>
      <text:p text:style-name="P1107">En JavaScript. En créant vos propres objets, vous comprendrez mieux le fonctionnement des objets intégrés<text:s/>à JavaScript. Vous pouvez également imaginer organiser votre code en objets et modéliser des éléments du monde réel en code.</text:p>
      <text:p text:style-name="P1108">Passons en revue ce que nous avons appris dans cette leçon :</text:p>
      <text:list text:style-name="LFO4" text:continue-numbering="true">
        <text:list-item>
          <text:p text:style-name="P1109"><text:span text:style-name="T1110">Les objets stockent des collections de paires </text:span><text:span text:style-name="T1111">clé-valeur</text:span><text:span text:style-name="T1112"> .</text:span></text:p>
        </text:list-item>
        <text:list-item>
          <text:p text:style-name="P1113">Chaque<text:s/>paire clé-valeur est une propriété — lorsqu'une propriété est une fonction, elle est appelée méthode.</text:p>
        </text:list-item>
        <text:list-item>
          <text:p text:style-name="P1114">Un objet littéral est composé de paires clé-valeur séparées par des virgules et entourées d'accolades.</text:p>
        </text:list-item>
        <text:list-item>
          <text:p text:style-name="P1115">Vous pouvez accéder, ajouter ou modifier une propriété dans un objet en utilisant la notation par points ou la notation par crochets.</text:p>
        </text:list-item>
        <text:list-item>
          <text:p text:style-name="P1116">Nous pouvons ajouter</text:p>
        </text:list-item>
      </text:list>
      <text:p text:style-name="P1117"><text:a xlink:href="https://www.codecademy.com/resources/docs/javascript/methods" office:target-frame-name="_top" xlink:show="replace"><text:span text:style-name="T1118"><draw:frame draw:z-index="40" draw:id="id51" draw:style-name="a53" draw:name="Frame38"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119">méthodes</text:span></text:a></text:p>
      <text:soft-page-break/>
      <text:p text:style-name="P1120">à nos<text:s/>littéraux d'objet en utilisant la syntaxe clé-valeur avec des expressions de fonction anonymes comme valeurs ou en utilisant la nouvelle syntaxe de méthode ES6.</text:p>
      <text:list text:style-name="LFO4" text:continue-numbering="true">
        <text:list-item>
          <text:p text:style-name="P1121">Nous pouvons naviguer dans des objets complexes et imbriqués en les chaînant</text:p>
        </text:list-item>
      </text:list>
      <text:p text:style-name="P1122"><text:a xlink:href="https://www.codecademy.com/resources/docs/javascript/operators" office:target-frame-name="_top" xlink:show="replace"><text:span text:style-name="T1123"><draw:frame draw:z-index="41" draw:id="id52" draw:style-name="a54" draw:name="Frame39"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124">opérateurs</text:span></text:a></text:p>
      <text:p text:style-name="P1125">.</text:p>
      <text:list text:style-name="LFO4" text:continue-numbering="true">
        <text:list-item>
          <text:p text:style-name="P1126"><text:span text:style-name="T1127">Les objets sont mutables : nous pouvons modifier leurs propriétés même lorsqu'ils sont déclarés avec </text:span><text:span text:style-name="T1128">const</text:span><text:span text:style-name="T1129">.</text:span></text:p>
        </text:list-item>
        <text:list-item>
          <text:p text:style-name="P1130">Les objets sont passés par référence : lorsque nous apportons des modifications à un objet passé à une fonction, ces modifications sont permanentes.</text:p>
        </text:list-item>
        <text:list-item>
          <text:p text:style-name="P1131"><text:span text:style-name="T1132">Nous pouvons parcourir les objets en utilisant la </text:span><text:span text:style-name="T1133">for...in</text:span><text:span text:style-name="T1134">syntaxe.</text:span></text:p>
        </text:list-item>
      </text:list>
      <text:p text:style-name="P1135"/>
      <text:p text:style-name="P1136"/>
      <text:p text:style-name="P1137"/>
      <text:h text:style-name="P1138" text:outline-level="3">Introduction aux objets avancés</text:h>
      <text:p text:style-name="P1139">1 min</text:p>
      <text:p text:style-name="P1140">Souviens-toi,</text:p>
      <text:p text:style-name="P1141"><text:a xlink:href="https://www.codecademy.com/resources/docs/javascript/objects" office:target-frame-name="_top" xlink:show="replace"><text:span text:style-name="T1142"><draw:frame draw:z-index="42" draw:id="id53" draw:style-name="a55" draw:name="Frame40"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143">objets</text:span></text:a></text:p>
      <text:p text:style-name="P1144">En JavaScript, les conteneurs stockent des données et des fonctionnalités. Dans cette leçon, nous développerons<text:s/>les fondamentaux de la création d'objets et explorerons des concepts avancés.</text:p>
      <text:p text:style-name="P1145">Alors s'il n'y a pas d'objections, apprenons-en plus sur les objets !</text:p>
      <text:p text:style-name="P1146">Dans cette leçon, nous aborderons ces sujets :</text:p>
      <text:list text:style-name="LFO5" text:continue-numbering="true">
        <text:list-item>
          <text:p text:style-name="P1147">comment utiliser le</text:p>
        </text:list-item>
      </text:list>
      <text:p text:style-name="P1148"><text:a xlink:href="https://www.codecademy.com/resources/docs/javascript/this" office:target-frame-name="_top" xlink:show="replace"><text:span text:style-name="T1149"><draw:frame draw:z-index="43" draw:id="id54" draw:style-name="a56" draw:name="Frame41"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150">this</text:span></text:a></text:p>
      <text:p text:style-name="P1151">mot-clé</text:p>
      <text:list text:style-name="LFO5" text:continue-numbering="true">
        <text:list-item>
          <text:p text:style-name="P1152">transmettre la confidentialité dans les méthodes JavaScript</text:p>
        </text:list-item>
        <text:list-item>
          <text:p text:style-name="P1153">définition des getters et setters dans les objets</text:p>
        </text:list-item>
        <text:list-item>
          <text:p text:style-name="P1154">création de fonctions d'usine</text:p>
        </text:list-item>
        <text:list-item>
          <text:p text:style-name="P1155">en utilisant des techniques de déstructuration.</text:p>
        </text:list-item>
      </text:list>
      <text:p text:style-name="P1156"/>
      <text:soft-page-break/>
      <text:h text:style-name="P1157" text:outline-level="3">Le mot-clé this</text:h>
      <text:p text:style-name="P1158">13 minutes</text:p>
      <text:p text:style-name="P1159"><text:a xlink:href="https://www.codecademy.com/resources/docs/javascript/objects" office:target-frame-name="_top" xlink:show="replace"><text:span text:style-name="T1160"><draw:frame draw:z-index="44" draw:id="id55" draw:style-name="a57" draw:name="Frame42"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161">Objets</text:span></text:a></text:p>
      <text:p text:style-name="P1162">sont<text:s/>des collections de données et de fonctionnalités connexes. Nous stockons ces fonctionnalités dans</text:p>
      <text:p text:style-name="P1163"><text:a xlink:href="https://www.codecademy.com/resources/docs/javascript/methods" office:target-frame-name="_top" xlink:show="replace"><text:span text:style-name="T1164"><draw:frame draw:z-index="45" draw:id="id56" draw:style-name="a58" draw:name="Frame43"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165">méthodes</text:span></text:a></text:p>
      <text:p text:style-name="P1166">sur nos<text:s/>objets :</text:p>
      <text:p text:style-name="P1167"><text:span text:style-name="T1168">const goat</text:span><text:span text:style-name="T1169"><text:s/>= {</text:span></text:p>
      <text:p text:style-name="P1170"><text:span text:style-name="T1171">  </text:span><text:span text:style-name="T1172">dietType</text:span><text:span text:style-name="T1173">:<text:s/></text:span><text:span text:style-name="T1174">'herbivore'</text:span><text:span text:style-name="T1175">,</text:span></text:p>
      <text:p text:style-name="P1176"><text:span text:style-name="T1177">  </text:span><text:span text:style-name="T1178">makeSound</text:span><text:span text:style-name="T1179">() {</text:span></text:p>
      <text:p text:style-name="P1180"><text:span text:style-name="T1181">    </text:span><text:span text:style-name="T1182">console</text:span><text:span text:style-name="T1183">.</text:span><text:span text:style-name="T1184">log</text:span><text:span text:style-name="T1185">(</text:span><text:span text:style-name="T1186">'baaa'</text:span><text:span text:style-name="T1187">);</text:span></text:p>
      <text:p text:style-name="P1188"><text:span text:style-name="T1189">  </text:span><text:span text:style-name="T1190">}</text:span></text:p>
      <text:p text:style-name="P1191"><text:span text:style-name="T1192">};</text:span></text:p>
      <text:p text:style-name="P1193"><text:span text:style-name="T1194"><draw:frame draw:z-index="46" draw:id="id57" draw:style-name="a59" draw:name="Frame44" text:anchor-type="paragraph" svg:x="-104.1563in" svg:y="0in" svg:width="0.01597in" svg:height="0.01597in" style:rel-width="scale" style:rel-height="scale"><draw:text-box><text:p text:style-name="Textbody">Copy to Clipboard</text:p></draw:text-box><svg:title/><svg:desc/></draw:frame></text:span><text:span text:style-name="T1195">Dans notre </text:span><text:span text:style-name="T1196">goat</text:span><text:span text:style-name="T1197">objet, nous avons une </text:span><text:span text:style-name="T1198">.makeSound()</text:span><text:span text:style-name="T1199">méthode. Nous pouvons l'invoquer </text:span><text:span text:style-name="T1200">.makeSound()</text:span><text:span text:style-name="T1201">sur </text:span><text:span text:style-name="T1202">goat</text:span><text:span text:style-name="T1203">.</text:span></text:p>
      <text:p text:style-name="P1204"><text:span text:style-name="T1205">goat</text:span><text:span text:style-name="T1206">.</text:span><text:span text:style-name="T1207">makeSound</text:span><text:span text:style-name="T1208">();<text:s/></text:span><text:span text:style-name="T1209">// Prints baaa</text:span></text:p>
      <text:p text:style-name="P1210"><text:span text:style-name="T1211"><draw:frame draw:z-index="47" draw:id="id58" draw:style-name="a60" draw:name="Frame45" text:anchor-type="paragraph" svg:x="-104.1563in" svg:y="0in" svg:width="0.01597in" svg:height="0.01597in" style:rel-width="scale" style:rel-height="scale"><draw:text-box><text:p text:style-name="Textbody">Copy to Clipboard</text:p></draw:text-box><svg:title/><svg:desc/></draw:frame></text:span><text:span text:style-name="T1212">Bien, nous avons un </text:span><text:span text:style-name="T1213">goat</text:span><text:span text:style-name="T1214">objet qui peut afficher les données </text:span><text:span text:style-name="T1215">baaa</text:span><text:span text:style-name="T1216">dans la console. Tout semble fonctionner correctement. Et si nous souhaitions ajouter une nouvelle méthode à notre </text:span><text:span text:style-name="T1217">goat</text:span><text:span text:style-name="T1218">objet, appelée </text:span><text:span text:style-name="T1219">.diet()</text:span><text:span text:style-name="T1220">«</text:span><text:span text:style-name="T1221">goat</text:span><text:span text:style-name="T1222"> »</text:span><text:span text:style-name="T1223">dietType</text:span><text:span text:style-name="T1224"> ?</text:span></text:p>
      <text:p text:style-name="P1225"><text:span text:style-name="T1226">const goat</text:span><text:span text:style-name="T1227"><text:s/>= {</text:span></text:p>
      <text:p text:style-name="P1228"><text:span text:style-name="T1229">  </text:span><text:span text:style-name="T1230">dietType</text:span><text:span text:style-name="T1231">:<text:s/></text:span><text:span text:style-name="T1232">'herbivore'</text:span><text:span text:style-name="T1233">,</text:span></text:p>
      <text:p text:style-name="P1234"><text:span text:style-name="T1235">  </text:span><text:span text:style-name="T1236">makeSound</text:span><text:span text:style-name="T1237">() {</text:span></text:p>
      <text:p text:style-name="P1238"><text:span text:style-name="T1239">    </text:span><text:span text:style-name="T1240">console</text:span><text:span text:style-name="T1241">.</text:span><text:span text:style-name="T1242">log</text:span><text:span text:style-name="T1243">(</text:span><text:span text:style-name="T1244">'baaa'</text:span><text:span text:style-name="T1245">);</text:span></text:p>
      <text:p text:style-name="P1246"><text:span text:style-name="T1247">  </text:span><text:span text:style-name="T1248">},</text:span></text:p>
      <text:p text:style-name="P1249"><text:span text:style-name="T1250">  </text:span><text:span text:style-name="T1251">diet</text:span><text:span text:style-name="T1252">() {</text:span></text:p>
      <text:p text:style-name="P1253"><text:span text:style-name="T1254">    </text:span><text:span text:style-name="T1255">console</text:span><text:span text:style-name="T1256">.</text:span><text:span text:style-name="T1257">log</text:span><text:span text:style-name="T1258">(</text:span><text:span text:style-name="T1259">dietType</text:span><text:span text:style-name="T1260">);</text:span></text:p>
      <text:p text:style-name="P1261"><text:span text:style-name="T1262">  </text:span><text:span text:style-name="T1263">}</text:span></text:p>
      <text:p text:style-name="P1264"><text:span text:style-name="T1265">};</text:span></text:p>
      <text:p text:style-name="P1266"><text:span text:style-name="T1267">goat</text:span><text:span text:style-name="T1268">.</text:span><text:span text:style-name="T1269">diet</text:span><text:span text:style-name="T1270">();</text:span></text:p>
      <text:p text:style-name="P1271"><text:span text:style-name="T1272">// Output will be "ReferenceError: dietType is not defined"</text:span></text:p>
      <text:p text:style-name="P1273"><text:span text:style-name="T1274"><draw:frame draw:z-index="48" draw:id="id59" draw:style-name="a61" draw:name="Frame46" text:anchor-type="paragraph" svg:x="-104.1563in" svg:y="0in" svg:width="0.01597in" svg:height="0.01597in" style:rel-width="scale" style:rel-height="scale"><draw:text-box><text:p text:style-name="Textbody">Copy to Clipboard</text:p></draw:text-box><svg:title/><svg:desc/></draw:frame></text:span><text:span text:style-name="T1275">C'est étrange, pourquoi </text:span><text:span text:style-name="T1276">dietType</text:span><text:span text:style-name="T1277">n'est-il</text:span><text:span text:style-name="T1278"><text:s/>pas défini alors qu'il s'agit d'une propriété de </text:span><text:span text:style-name="T1279">goat</text:span><text:span text:style-name="T1280">? C'est parce qu'à l'intérieur de la portée de la </text:span><text:span text:style-name="T1281">.diet()</text:span><text:span text:style-name="T1282">méthode, nous n'avons pas automatiquement accès aux autres propriétés de l' </text:span><text:span text:style-name="T1283">goat</text:span><text:span text:style-name="T1284">objet.</text:span></text:p>
      <text:p text:style-name="P1285">C'est ici que le</text:p>
      <text:p text:style-name="P1286"><text:a xlink:href="https://www.codecademy.com/resources/docs/javascript/this?page_ref=catalog" office:target-frame-name="_top" xlink:show="replace"><text:span text:style-name="T1287"><draw:frame draw:z-index="49" draw:id="id60" draw:style-name="a62" draw:name="Frame47"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288">this</text:span></text:a></text:p>
      <text:soft-page-break/>
      <text:p text:style-name="P1289"><text:span text:style-name="T1290">Le mot-clé vient à la rescousse. Si nous modifions la </text:span><text:span text:style-name="T1291">.diet()</text:span><text:span text:style-name="T1292">méthode pour utiliser </text:span><text:span text:style-name="T1293">this</text:span><text:span text:style-name="T1294">, </text:span><text:span text:style-name="T1295">.diet()</text:span><text:span text:style-name="T1296">cela fonctionnera !</text:span></text:p>
      <text:p text:style-name="P1297"><text:span text:style-name="T1298">const goat</text:span><text:span text:style-name="T1299"><text:s/>= {</text:span></text:p>
      <text:p text:style-name="P1300"><text:span text:style-name="T1301">  </text:span><text:span text:style-name="T1302">dietType</text:span><text:span text:style-name="T1303">:<text:s/></text:span><text:span text:style-name="T1304">'herbivore'</text:span><text:span text:style-name="T1305">,</text:span></text:p>
      <text:p text:style-name="P1306"><text:span text:style-name="T1307">  </text:span><text:span text:style-name="T1308">makeSound</text:span><text:span text:style-name="T1309">() {</text:span></text:p>
      <text:p text:style-name="P1310"><text:span text:style-name="T1311">    </text:span><text:span text:style-name="T1312">console</text:span><text:span text:style-name="T1313">.</text:span><text:span text:style-name="T1314">log</text:span><text:span text:style-name="T1315">(</text:span><text:span text:style-name="T1316">'baaa'</text:span><text:span text:style-name="T1317">);</text:span></text:p>
      <text:p text:style-name="P1318"><text:span text:style-name="T1319">  </text:span><text:span text:style-name="T1320">},</text:span></text:p>
      <text:p text:style-name="P1321"><text:span text:style-name="T1322">  </text:span><text:span text:style-name="T1323">diet</text:span><text:span text:style-name="T1324">() {</text:span></text:p>
      <text:p text:style-name="P1325"><text:span text:style-name="T1326">    </text:span><text:span text:style-name="T1327">console</text:span><text:span text:style-name="T1328">.</text:span><text:span text:style-name="T1329">log</text:span><text:span text:style-name="T1330">(</text:span><text:span text:style-name="T1331">this</text:span><text:span text:style-name="T1332">.</text:span><text:span text:style-name="T1333">dietType</text:span><text:span text:style-name="T1334">);</text:span></text:p>
      <text:p text:style-name="P1335"><text:span text:style-name="T1336">  </text:span><text:span text:style-name="T1337">}</text:span></text:p>
      <text:p text:style-name="P1338"><text:span text:style-name="T1339">};</text:span></text:p>
      <text:p text:style-name="P1340"><text:span text:style-name="T1341">goat</text:span><text:span text:style-name="T1342">.</text:span><text:span text:style-name="T1343">diet</text:span><text:span text:style-name="T1344">();</text:span></text:p>
      <text:p text:style-name="P1345"><text:span text:style-name="T1346">// Output: herbivore</text:span></text:p>
      <text:p text:style-name="P1347"><text:span text:style-name="T1348"><draw:frame draw:z-index="50" draw:id="id61" draw:style-name="a63" draw:name="Frame48" text:anchor-type="paragraph" svg:x="-104.1563in" svg:y="0in" svg:width="0.01597in" svg:height="0.01597in" style:rel-width="scale" style:rel-height="scale"><draw:text-box><text:p text:style-name="Textbody">Copy to Clipboard</text:p></draw:text-box><svg:title/><svg:desc/></draw:frame></text:span><text:span text:style-name="T1349">Le </text:span><text:span text:style-name="T1350">this</text:span><text:span text:style-name="T1351">mot-clé fait référence à l' </text:span><text:span text:style-name="T1352">objet appelant</text:span><text:span text:style-name="T1353"> , qui donne accès à ses propriétés.<text:s/></text:span><text:span text:style-name="T1354">Dans l'exemple précédent, l'objet appelant est </text:span><text:span text:style-name="T1355">goat</text:span><text:span text:style-name="T1356">, et en utilisant , </text:span><text:span text:style-name="T1357">this</text:span><text:span text:style-name="T1358">nous accédons à l' </text:span><text:span text:style-name="T1359">goat</text:span><text:span text:style-name="T1360">objet lui-même, puis à sa </text:span><text:span text:style-name="T1361">dietType</text:span><text:span text:style-name="T1362">propriété </text:span><text:span text:style-name="T1363">goat</text:span><text:span text:style-name="T1364">en utilisant la notation par points.</text:span></text:p>
      <text:p text:style-name="P1365"><text:span text:style-name="T1366">Familiarisons-nous avec l’utilisation du </text:span><text:span text:style-name="T1367">this</text:span><text:span text:style-name="T1368">mot-clé dans une méthode.</text:span></text:p>
      <text:p text:style-name="P1369"/>
      <text:h text:style-name="P1370" text:outline-level="3">Fonctions fléchées et ceci</text:h>
      <text:p text:style-name="P1371">6 minutes</text:p>
      <text:p text:style-name="P1372">Nous avons vu dans l'exercice précédent que, pour une méthode, l'objet appelant est l'objet auquel appartient la méthode. Si nous utilisons</text:p>
      <text:p text:style-name="P1373"><text:a xlink:href="https://www.codecademy.com/resources/docs/javascript/this?page_ref=catalog" office:target-frame-name="_top" xlink:show="replace"><text:span text:style-name="T1374"><draw:frame draw:z-index="51" draw:id="id62" draw:style-name="a64" draw:name="Frame49"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375">this</text:span></text:a></text:p>
      <text:p text:style-name="P1376"><text:span text:style-name="T1377">dans une méthode, la valeur de </text:span><text:span text:style-name="T1378">this</text:span><text:span text:style-name="T1379">est l'objet appelant. Cependant, cela se complique un peu avec l'utilisation de flèches.</text:span></text:p>
      <text:p text:style-name="P1380"><text:a xlink:href="https://www.codecademy.com/resources/docs/javascript/functions" office:target-frame-name="_top" xlink:show="replace"><text:span text:style-name="T1381"><draw:frame draw:z-index="52" draw:id="id63" draw:style-name="a65" draw:name="Frame50"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382">fonctions</text:span></text:a></text:p>
      <text:p text:style-name="P1383">pour</text:p>
      <text:p text:style-name="P1384"><text:a xlink:href="https://www.codecademy.com/resources/docs/javascript/methods" office:target-frame-name="_top" xlink:show="replace"><text:span text:style-name="T1385"><draw:frame draw:z-index="53" draw:id="id64" draw:style-name="a66" draw:name="Frame51" text:anchor-type="paragraph" svg:x="-104.1563in" svg:y="0in" svg:width="0.01597in" svg:height="0.01597in" style:rel-width="scale" style:rel-height="scale"><draw:text-box><text:p text:style-name="P1386">Preview: Docs Methods<text:s/>are object properties that contain functions.</text:p></draw:text-box><svg:title/><svg:desc/></draw:frame></text:span><text:span text:style-name="T1387">méthodes</text:span></text:a></text:p>
      <text:p text:style-name="P1388">Jetez un œil à l’exemple ci-dessous :</text:p>
      <text:p text:style-name="P1389"><text:span text:style-name="T1390">const goat</text:span><text:span text:style-name="T1391"><text:s/>= {</text:span></text:p>
      <text:p text:style-name="P1392"><text:span text:style-name="T1393">  </text:span><text:span text:style-name="T1394">dietType</text:span><text:span text:style-name="T1395">:<text:s/></text:span><text:span text:style-name="T1396">'herbivore'</text:span><text:span text:style-name="T1397">,</text:span></text:p>
      <text:p text:style-name="P1398"><text:span text:style-name="T1399">  </text:span><text:span text:style-name="T1400">makeSound</text:span><text:span text:style-name="T1401">() {</text:span></text:p>
      <text:p text:style-name="P1402"><text:span text:style-name="T1403">    </text:span><text:span text:style-name="T1404">console</text:span><text:span text:style-name="T1405">.</text:span><text:span text:style-name="T1406">log</text:span><text:span text:style-name="T1407">(</text:span><text:span text:style-name="T1408">'baaa'</text:span><text:span text:style-name="T1409">);</text:span></text:p>
      <text:p text:style-name="P1410"><text:span text:style-name="T1411">  </text:span><text:span text:style-name="T1412">},</text:span></text:p>
      <text:p text:style-name="P1413"><text:span text:style-name="T1414">  </text:span><text:span text:style-name="T1415">diet</text:span><text:span text:style-name="T1416">: () =&gt; {</text:span></text:p>
      <text:p text:style-name="P1417"><text:span text:style-name="T1418">    </text:span><text:span text:style-name="T1419">console</text:span><text:span text:style-name="T1420">.</text:span><text:span text:style-name="T1421">log</text:span><text:span text:style-name="T1422">(</text:span><text:span text:style-name="T1423">this</text:span><text:span text:style-name="T1424">.</text:span><text:span text:style-name="T1425">dietType</text:span><text:span text:style-name="T1426">);</text:span></text:p>
      <text:soft-page-break/>
      <text:p text:style-name="P1427"><text:span text:style-name="T1428">  </text:span><text:span text:style-name="T1429">}</text:span></text:p>
      <text:p text:style-name="P1430"><text:span text:style-name="T1431">};</text:span></text:p>
      <text:p text:style-name="P1432"><text:span text:style-name="T1433">goat</text:span><text:span text:style-name="T1434">.</text:span><text:span text:style-name="T1435">diet</text:span><text:span text:style-name="T1436">();<text:s/></text:span><text:span text:style-name="T1437">// Prints</text:span><text:span text:style-name="T1438"><text:s/>undefined</text:span></text:p>
      <text:p text:style-name="P1439"><text:span text:style-name="T1440"><draw:frame draw:z-index="54" draw:id="id65" draw:style-name="a67" draw:name="Frame52" text:anchor-type="paragraph" svg:x="-104.1563in" svg:y="0in" svg:width="0.01597in" svg:height="0.01597in" style:rel-width="scale" style:rel-height="scale"><draw:text-box><text:p text:style-name="Textbody">Copy to Clipboard</text:p></draw:text-box><svg:title/><svg:desc/></draw:frame></text:span><text:span text:style-name="T1441">Dans le commentaire, notez que </text:span><text:span text:style-name="T1442">goat.diet()</text:span><text:span text:style-name="T1443">would log </text:span><text:span text:style-name="T1444">undefined</text:span><text:span text:style-name="T1445">. Que s'est-il passé ? Notez que la </text:span><text:span text:style-name="T1446">.diet()</text:span><text:span text:style-name="T1447">méthode est définie à l'aide d'une fonction fléchée.</text:span></text:p>
      <text:p text:style-name="P1448"><text:span text:style-name="T1449">Les fonctions fléchées </text:span><text:span text:style-name="T1450">lient</text:span><text:span text:style-name="T1451"> intrinsèquement une valeur déjà<text:s/></text:span><text:span text:style-name="T1452">définie </text:span><text:span text:style-name="T1453">this</text:span><text:span text:style-name="T1454">à la fonction elle-même, qui n'est PAS l'objet appelant. Dans l'extrait de code précédent, la valeur de </text:span><text:span text:style-name="T1455">this</text:span><text:span text:style-name="T1456">est l' </text:span><text:span text:style-name="T1457">objet global</text:span><text:span text:style-name="T1458"> , ou un objet existant dans la portée globale, qui ne possède pas de </text:span><text:span text:style-name="T1459">dietType</text:span><text:span text:style-name="T1460">propriété et renvoie donc </text:span><text:span text:style-name="T1461">undefined</text:span><text:span text:style-name="T1462">.</text:span></text:p>
      <text:p text:style-name="P1463"><text:span text:style-name="T1464">Po</text:span><text:span text:style-name="T1465">ur en savoir plus sur les fonctions fléchées ou l'objet global, consultez la documentation MDN pour </text:span><text:a xlink:href="https://developer.mozilla.org/en-US/docs/Web/JavaScript/Reference/Functions/Arrow_functions" office:target-frame-name="_top" xlink:show="replace"><text:span text:style-name="T1466">les fonctions fléchées</text:span></text:a><text:span text:style-name="T1467"> et </text:span><text:a xlink:href="https://developer.mozilla.org/en-US/docs/Glossary/Global_object" office:target-frame-name="_top" xlink:show="replace"><text:span text:style-name="T1468">l'objet global</text:span></text:a><text:span text:style-name="T1469"> .</text:span></text:p>
      <text:p text:style-name="P1470"><text:span text:style-name="T1471">Le point clé à retenir de cet exemple est d’ </text:span><text:span text:style-name="T1472">éviter</text:span><text:span text:style-name="T1473"> d’utiliser des fonctions fléchées lors de leur utilisation </text:span><text:span text:style-name="T1474">this</text:span><text:span text:style-name="T1475">dans une méthode !</text:span></text:p>
      <text:p text:style-name="P1476"/>
      <text:h text:style-name="P1477" text:outline-level="3">Confidentialité</text:h>
      <text:p text:style-name="P1478">6 minutes</text:p>
      <text:p text:style-name="P1479">L'accès et la mise<text:s/>à jour des propriétés sont fondamentaux pour travailler avec</text:p>
      <text:p text:style-name="P1480"><text:a xlink:href="https://www.codecademy.com/resources/docs/javascript/objects" office:target-frame-name="_top" xlink:show="replace"><text:span text:style-name="T1481"><draw:frame draw:z-index="55" draw:id="id66" draw:style-name="a68" draw:name="Frame53" text:anchor-type="paragraph" svg:x="-104.1563in" svg:y="0in" svg:width="0.01597in" svg:height="0.01597in" style:rel-width="scale" style:rel-height="scale"><draw:text-box><text:p text:style-name="Textbody"><text:bookmark-start text:name=":ra:"/><text:bookmark-end text:name=":ra:"/>Aperçu : Documents Chargement de la description du lien</text:p></draw:text-box><svg:title/><svg:desc/></draw:frame></text:span><text:span text:style-name="T1482">objets</text:span></text:a></text:p>
      <text:p text:style-name="P1483"><text:span text:style-name="T1484">Cependant, il existe des cas où nous ne souhaitons</text:span><text:span text:style-name="T1485"><text:s/>pas que d'autres codes accèdent et mettent à jour les propriétés d'un objet. Lorsqu'on parle </text:span><text:span text:style-name="T1486">de confidentialité</text:span><text:span text:style-name="T1487"> des objets, on la définit comme l'idée que seules certaines propriétés doivent être mutables ou pouvoir changer de valeur.</text:span></text:p>
      <text:p text:style-name="P1488"><text:span text:style-name="T1489">Certains langages in</text:span><text:span text:style-name="T1490">tègrent la confidentialité des objets, mais JavaScript ne propose pas cette fonctionnalité. Les développeurs JavaScript suivent plutôt des conventions de nommage qui indiquent aux autres développeurs comment interagir avec une propriété. Une convention cou</text:span><text:span text:style-name="T1491">rante consiste à placer un trait de soulignement </text:span><text:span text:style-name="T1492">_</text:span><text:span text:style-name="T1493">avant le nom d'une propriété pour indiquer qu'elle ne doit pas être modifiée. Voici un exemple d'utilisation </text:span><text:span text:style-name="T1494">_</text:span><text:span text:style-name="T1495">pour ajouter une propriété au début.</text:span></text:p>
      <text:p text:style-name="P1496"><text:span text:style-name="T1497">const bankAccount</text:span><text:span text:style-name="T1498"><text:s/>= {</text:span></text:p>
      <text:p text:style-name="P1499"><text:span text:style-name="T1500">  </text:span><text:span text:style-name="T1501">_amount</text:span><text:span text:style-name="T1502">:<text:s/></text:span><text:span text:style-name="T1503">1000</text:span></text:p>
      <text:p text:style-name="P1504"><text:span text:style-name="T1505">}</text:span></text:p>
      <text:p text:style-name="P1506"><text:span text:style-name="T1507"><draw:frame draw:z-index="56" draw:id="id67" draw:style-name="a69" draw:name="Frame54" text:anchor-type="paragraph" svg:x="-104.1563in" svg:y="0in" svg:width="0.01597in" svg:height="0.01597in" style:rel-width="scale" style:rel-height="scale"><draw:text-box><text:p text:style-name="Textbody">Copy to Clipboard</text:p></draw:text-box><svg:title/><svg:desc/></draw:frame></text:span><text:span text:style-name="T1508">Dans l'exemple ci-dessus, le </text:span><text:span text:style-name="T1509">_amount</text:span><text:span text:style-name="T1510">n'est pas destiné à être manipulé directement.</text:span></text:p>
      <text:soft-page-break/>
      <text:p text:style-name="P1511"><text:span text:style-name="T1512">Il est néanmoins toujours possible de réaffecter </text:span><text:span text:style-name="T1513">_amount</text:span><text:span text:style-name="T1514">:</text:span></text:p>
      <text:p text:style-name="P1515"><text:span text:style-name="T1516">bankAccount</text:span><text:span text:style-name="T1517">.</text:span><text:span text:style-name="T1518">_amount</text:span><text:span text:style-name="T1519"><text:s/>= </text:span><text:span text:style-name="T1520">1000000</text:span><text:span text:style-name="T1521">;</text:span></text:p>
      <text:p text:style-name="P1522"><text:span text:style-name="T1523"><draw:frame draw:z-index="57" draw:id="id68" draw:style-name="a70" draw:name="Frame55" text:anchor-type="paragraph" svg:x="-104.1563in" svg:y="0in" svg:width="0.01597in" svg:height="0.01597in" style:rel-width="scale" style:rel-height="scale"><draw:text-box><text:p text:style-name="Textbody">Copy to Clipboard</text:p></draw:text-box><svg:title/><svg:desc/></draw:frame></text:span><text:span text:style-name="T1524">Dans les exercices ultérieurs, nous aborderons l’utilisation<text:s/></text:span><text:span text:style-name="T1525">de</text:span></text:p>
      <text:p text:style-name="P1526"><text:a xlink:href="https://www.codecademy.com/resources/docs/javascript/methods" office:target-frame-name="_top" xlink:show="replace"><text:span text:style-name="T1527"><draw:frame draw:z-index="58" draw:id="id69" draw:style-name="a71" draw:name="Frame56"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528">méthodes</text:span></text:a></text:p>
      <text:p text:style-name="P1529"><text:span text:style-name="T1530">On les appelle </text:span><text:span text:style-name="T1531">getters</text:span><text:span text:style-name="T1532"> et </text:span><text:span text:style-name="T1533">setters</text:span><text:span text:style-name="T1534"> . Ces deux méthodes permettent de respecter l'intention des propriétés<text:s/></text:span><text:span text:style-name="T1535">précédées ou commençant par </text:span><text:span text:style-name="T1536">_</text:span><text:span text:style-name="T1537">. Les getters peuvent renvoyer la valeur des propriétés internes, tandis que les setters peuvent réaffecter les valeurs des propriétés en toute sécurité. Voyons maintenant ce qui se passe si l'on peut modifier les propriétés qu</text:span><text:span text:style-name="T1538">i n'ont ni setters ni getters.</text:span></text:p>
      <text:h text:style-name="P1539" text:outline-level="3">Getters</text:h>
      <text:p text:style-name="P1540">15 minutes</text:p>
      <text:p text:style-name="P1541"><text:span text:style-name="T1542">Les getters</text:span><text:span text:style-name="T1543"> sont</text:span></text:p>
      <text:p text:style-name="P1544"><text:a xlink:href="https://www.codecademy.com/resources/docs/javascript/methods" office:target-frame-name="_top" xlink:show="replace"><text:span text:style-name="T1545"><draw:frame draw:z-index="59" draw:id="id70" draw:style-name="a72" draw:name="Frame57"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546">méthodes</text:span></text:a></text:p>
      <text:p text:style-name="P1547"><text:span text:style-name="T1548">Ces méthodes obtiennent et renvoient les<text:s/></text:span><text:span text:style-name="T1549">propriétés internes d'un objet. Mais elles peuvent faire bien plus que simplement récupérer la valeur d'une propriété !<text:s/></text:span><text:span text:style-name="T1550">Examinons une méthode getter :</text:span></text:p>
      <text:p text:style-name="P1551"><text:span text:style-name="T1552">const person</text:span><text:span text:style-name="T1553"><text:s/>= {</text:span></text:p>
      <text:p text:style-name="P1554"><text:span text:style-name="T1555">  </text:span><text:span text:style-name="T1556">_firstName</text:span><text:span text:style-name="T1557">:<text:s/></text:span><text:span text:style-name="T1558">'John'</text:span><text:span text:style-name="T1559">,</text:span></text:p>
      <text:p text:style-name="P1560"><text:span text:style-name="T1561">  </text:span><text:span text:style-name="T1562">_lastName</text:span><text:span text:style-name="T1563">:<text:s/></text:span><text:span text:style-name="T1564">'Doe'</text:span><text:span text:style-name="T1565">,</text:span></text:p>
      <text:p text:style-name="P1566"><text:span text:style-name="T1567">  </text:span><text:span text:style-name="T1568">get</text:span><text:span text:style-name="T1569"><text:s/></text:span><text:span text:style-name="T1570">fullName</text:span><text:span text:style-name="T1571">() {</text:span></text:p>
      <text:p text:style-name="P1572"><text:span text:style-name="T1573">    </text:span><text:span text:style-name="T1574">if</text:span><text:span text:style-name="T1575"><text:s/>(</text:span><text:span text:style-name="T1576">this</text:span><text:span text:style-name="T1577">.</text:span><text:span text:style-name="T1578">_firstName</text:span><text:span text:style-name="T1579"><text:s/>&amp;&amp;<text:s/></text:span><text:span text:style-name="T1580">this</text:span><text:span text:style-name="T1581">.</text:span><text:span text:style-name="T1582">_lastName</text:span><text:span text:style-name="T1583">){</text:span></text:p>
      <text:p text:style-name="P1584"><text:span text:style-name="T1585">      </text:span><text:span text:style-name="T1586">return</text:span><text:span text:style-name="T1587"><text:s/></text:span><text:span text:style-name="T1588">`</text:span><text:span text:style-name="T1589">${</text:span><text:span text:style-name="T1590">this</text:span><text:span text:style-name="T1591">.</text:span><text:span text:style-name="T1592">_firstName</text:span><text:span text:style-name="T1593">}</text:span><text:span text:style-name="T1594"><text:s/></text:span><text:span text:style-name="T1595">${</text:span><text:span text:style-name="T1596">this</text:span><text:span text:style-name="T1597">.</text:span><text:span text:style-name="T1598">_lastName</text:span><text:span text:style-name="T1599">}</text:span><text:span text:style-name="T1600">`</text:span><text:span text:style-name="T1601">;</text:span></text:p>
      <text:p text:style-name="P1602"><text:span text:style-name="T1603">    </text:span><text:span text:style-name="T1604">}<text:s/></text:span><text:span text:style-name="T1605">else</text:span><text:span text:style-name="T1606"><text:s/>{</text:span></text:p>
      <text:p text:style-name="P1607"><text:span text:style-name="T1608">      </text:span><text:span text:style-name="T1609">return</text:span><text:span text:style-name="T1610"><text:s/></text:span><text:span text:style-name="T1611">'Missing a first name or a last name.'</text:span><text:span text:style-name="T1612">;</text:span></text:p>
      <text:p text:style-name="P1613"><text:span text:style-name="T1614">    </text:span><text:span text:style-name="T1615">}</text:span></text:p>
      <text:p text:style-name="P1616"><text:span text:style-name="T1617">  </text:span><text:span text:style-name="T1618">}</text:span></text:p>
      <text:p text:style-name="P1619"><text:span text:style-name="T1620">}</text:span></text:p>
      <text:p text:style-name="P1621"><text:span text:style-name="T1622">// To call the getter method:</text:span></text:p>
      <text:p text:style-name="P1623"><text:span text:style-name="T1624">person</text:span><text:span text:style-name="T1625">.</text:span><text:span text:style-name="T1626">fullName</text:span><text:span text:style-name="T1627">;<text:s/></text:span><text:span text:style-name="T1628">// 'John Doe'</text:span></text:p>
      <text:p text:style-name="P1629"><text:span text:style-name="T1630"><draw:frame draw:z-index="60" draw:id="id71" draw:style-name="a73" draw:name="Frame58" text:anchor-type="paragraph" svg:x="-104.1563in" svg:y="0in" svg:width="0.01597in" svg:height="0.01597in" style:rel-width="scale" style:rel-height="scale"><draw:text-box><text:p text:style-name="Textbody">Copy to Clipboard</text:p></draw:text-box><svg:title/><svg:desc/></draw:frame></text:span><text:span text:style-name="T1631">Notez que dans la méthode getter ci-dessus :</text:span></text:p>
      <text:list text:style-name="LFO6" text:continue-numbering="true">
        <text:list-item>
          <text:p text:style-name="P1632"><text:span text:style-name="T1633">Nous utilisons le </text:span><text:span text:style-name="T1634">get</text:span><text:span text:style-name="T1635">mot-clé suivi d'une fonction.</text:span></text:p>
        </text:list-item>
        <text:list-item>
          <text:p text:style-name="P1636"><text:span text:style-name="T1637">Nous<text:s/></text:span><text:span text:style-name="T1638">utilisons une </text:span><text:span text:style-name="T1639">if...else</text:span><text:span text:style-name="T1640">condition pour vérifier si les deux </text:span><text:span text:style-name="T1641">_firstName</text:span><text:span text:style-name="T1642">et </text:span><text:span text:style-name="T1643">_lastName</text:span><text:span text:style-name="T1644">existent (en nous assurant qu'ils renvoient tous deux des valeurs véridiques), puis renvoyons une valeur différente en fonction du résultat.</text:span></text:p>
        </text:list-item>
        <text:list-item>
          <text:p text:style-name="P1645">Nous pouvons accéder aux propriétés internes de l'objet appelant en utilisant</text:p>
        </text:list-item>
      </text:list>
      <text:p text:style-name="P1646"><text:a xlink:href="https://www.codecademy.com/resources/docs/javascript/this" office:target-frame-name="_top" xlink:show="replace"><text:span text:style-name="T1647"><draw:frame draw:z-index="61" draw:id="id72" draw:style-name="a74" draw:name="Frame59"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648">this</text:span></text:a></text:p>
      <text:soft-page-break/>
      <text:p text:style-name="P1649"><text:span text:style-name="T1650">. Dans </text:span><text:span text:style-name="T1651">fullName</text:span><text:span text:style-name="T1652">, nous accédons à la fois à </text:span><text:span text:style-name="T1653">this._firstName</text:span><text:span text:style-name="T1654">et à </text:span><text:span text:style-name="T1655">this._lastName</text:span><text:span text:style-name="T1656">.</text:span></text:p>
      <text:list text:style-name="LFO6" text:continue-numbering="true">
        <text:list-item>
          <text:p text:style-name="P1657"><text:span text:style-name="T1658">Dans la dernière ligne, nous appelons </text:span><text:span text:style-name="T1659">fullName</text:span><text:span text:style-name="T1660">. </text:span><text:span text:style-name="T1661">person</text:span><text:span text:style-name="T1662">En général, les méthodes getter n'ont pas besoin d'être appelées avec un ensemble de parenthèses. Syntactiquement, cela ressemble à un accès à une propriété.</text:span></text:p>
        </text:list-item>
      </text:list>
      <text:p text:style-name="P1663">Maintenant que nous avons passé en revue la syntaxe, discutons de certains avantages notables de l'utilisation des méthodes getter :</text:p>
      <text:list text:style-name="LFO7" text:continue-numbering="true">
        <text:list-item>
          <text:p text:style-name="P1664">Les getters peuvent effectuer une action sur les données lors de l'obtention d'une propriété.</text:p>
        </text:list-item>
        <text:list-item>
          <text:p text:style-name="P1665">Les getters peuvent renvoyer différentes valeurs en utilisant</text:p>
        </text:list-item>
      </text:list>
      <text:p text:style-name="P1666"><text:a xlink:href="https://www.codecademy.com/resources/docs/javascript/conditionals" office:target-frame-name="_top" xlink:show="replace"><text:span text:style-name="T1667"><draw:frame draw:z-index="62" draw:id="id73" draw:style-name="a75" draw:name="Frame60"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668">conditionnels</text:span></text:a></text:p>
      <text:p text:style-name="P1669">.</text:p>
      <text:list text:style-name="LFO7" text:continue-numbering="true">
        <text:list-item>
          <text:p text:style-name="P1670"><text:span text:style-name="T1671">Dans un getter, nous pouvons accéder aux propriétés de l'objet appelant en utilisant </text:span><text:span text:style-name="T1672">this</text:span><text:span text:style-name="T1673">.</text:span></text:p>
        </text:list-item>
        <text:list-item>
          <text:p text:style-name="P1674">La<text:s/>fonctionnalité de notre code est plus facile à comprendre pour les autres développeurs.</text:p>
        </text:list-item>
      </text:list>
      <text:p text:style-name="P1675">Un autre point à garder à l'esprit lors de l'utilisation de méthodes getter (et setter) est que les propriétés ne peuvent pas partager le même nom que la fonction getter/setter. Dans ce cas, l'appel de la méthode entraînera une erreur de pile d'appels infinie. Une solution de contournement consiste à ajouter un trait de soulignement avant le nom de la propriété, comme dans l'exemple ci-dessus.</text:p>
      <text:p text:style-name="P1676">Super, allons-y Getter !</text:p>
      <text:p text:style-name="P1677"/>
      <text:h text:style-name="P1678" text:outline-level="3">Setters</text:h>
      <text:p text:style-name="P1679">14 minutes</text:p>
      <text:p text:style-name="P1680">Avec getter</text:p>
      <text:p text:style-name="P1681"><text:a xlink:href="https://www.codecademy.com/resources/docs/javascript/methods" office:target-frame-name="_top" xlink:show="replace"><text:span text:style-name="T1682"><draw:frame draw:z-index="63" draw:id="id74" draw:style-name="a76" draw:name="Frame61"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683">méthodes</text:span></text:a></text:p>
      <text:p text:style-name="P1684"><text:span text:style-name="T1685">, nous pouvons également créer des méthodes </text:span><text:span text:style-name="T1686">de définition</text:span><text:span text:style-name="T1687"> qui réaffectent les v</text:span><text:span text:style-name="T1688">aleurs des propriétés existantes d'un objet. Voici un exemple de méthode de définition :</text:span></text:p>
      <text:p text:style-name="P1689"><text:span text:style-name="T1690">const person</text:span><text:span text:style-name="T1691"><text:s/>= { <text:s text:c="34"/></text:span></text:p>
      <text:soft-page-break/>
      <text:p text:style-name="P1692"><text:span text:style-name="T1693">  </text:span><text:span text:style-name="T1694">_age</text:span><text:span text:style-name="T1695">:<text:s/></text:span><text:span text:style-name="T1696">37</text:span><text:span text:style-name="T1697">, <text:s text:c="40"/></text:span></text:p>
      <text:p text:style-name="P1698"><text:span text:style-name="T1699">  </text:span><text:span text:style-name="T1700">set</text:span><text:span text:style-name="T1701"><text:s/></text:span><text:span text:style-name="T1702">age</text:span><text:span text:style-name="T1703">(</text:span><text:span text:style-name="T1704">newAge</text:span><text:span text:style-name="T1705">){ <text:s text:c="33"/></text:span></text:p>
      <text:p text:style-name="P1706"><text:span text:style-name="T1707">    </text:span><text:span text:style-name="T1708">if</text:span><text:span text:style-name="T1709"><text:s/>(</text:span><text:span text:style-name="T1710">typeof</text:span><text:span text:style-name="T1711"><text:s/></text:span><text:span text:style-name="T1712">newAge</text:span><text:span text:style-name="T1713"><text:s/>===<text:s/></text:span><text:span text:style-name="T1714">'number'</text:span><text:span text:style-name="T1715">){ <text:s text:c="15"/></text:span></text:p>
      <text:p text:style-name="P1716"><text:span text:style-name="T1717">      </text:span><text:span text:style-name="T1718">this</text:span><text:span text:style-name="T1719">.</text:span><text:span text:style-name="T1720">_age</text:span><text:span text:style-name="T1721"><text:s/>= </text:span><text:span text:style-name="T1722">newAge</text:span><text:span text:style-name="T1723">;</text:span><text:span text:style-name="T1724"><text:tab/></text:span><text:span text:style-name="T1725"><text:tab/></text:span><text:span text:style-name="T1726"><text:tab/></text:span><text:span text:style-name="T1727"><text:tab/></text:span><text:span text:style-name="T1728"><text:tab/></text:span><text:span text:style-name="T1729"><text:tab/></text:span><text:span text:style-name="T1730"><text:tab/></text:span></text:p>
      <text:p text:style-name="P1731"><text:span text:style-name="T1732">    </text:span><text:span text:style-name="T1733">}<text:s/></text:span><text:span text:style-name="T1734">else</text:span><text:span text:style-name="T1735"><text:s/>{</text:span><text:span text:style-name="T1736"><text:tab/></text:span><text:span text:style-name="T1737"><text:tab/></text:span><text:span text:style-name="T1738"><text:tab/></text:span><text:span text:style-name="T1739"><text:tab/></text:span><text:span text:style-name="T1740"><text:tab/></text:span><text:span text:style-name="T1741"><text:tab/></text:span><text:span text:style-name="T1742"><text:tab/></text:span><text:span text:style-name="T1743"><text:tab/></text:span><text:span text:style-name="T1744"><text:tab/></text:span><text:span text:style-name="T1745"><text:tab/></text:span></text:p>
      <text:p text:style-name="P1746"><text:span text:style-name="T1747">      </text:span><text:span text:style-name="T1748">console</text:span><text:span text:style-name="T1749">.</text:span><text:span text:style-name="T1750">log</text:span><text:span text:style-name="T1751">(</text:span><text:span text:style-name="T1752">'You must assign a number to age'</text:span><text:span text:style-name="T1753">);</text:span></text:p>
      <text:p text:style-name="P1754"><text:span text:style-name="T1755">    </text:span><text:span text:style-name="T1756">}</text:span><text:span text:style-name="T1757"><text:tab/></text:span><text:span text:style-name="T1758"><text:tab/></text:span><text:span text:style-name="T1759"><text:tab/></text:span><text:span text:style-name="T1760"><text:tab/></text:span><text:span text:style-name="T1761"><text:tab/></text:span><text:span text:style-name="T1762"><text:tab/></text:span><text:span text:style-name="T1763"><text:tab/></text:span><text:span text:style-name="T1764"><text:tab/></text:span><text:span text:style-name="T1765"><text:tab/></text:span><text:span text:style-name="T1766"><text:tab/></text:span><text:span text:style-name="T1767"><text:tab/></text:span><text:span text:style-name="T1768"><text:tab/></text:span></text:p>
      <text:p text:style-name="P1769"><text:span text:style-name="T1770">  </text:span><text:span text:style-name="T1771">}</text:span><text:span text:style-name="T1772"><text:tab/></text:span><text:span text:style-name="T1773"><text:tab/></text:span><text:span text:style-name="T1774"><text:tab/></text:span><text:span text:style-name="T1775"><text:tab/></text:span><text:span text:style-name="T1776"><text:tab/></text:span><text:span text:style-name="T1777"><text:tab/></text:span><text:span text:style-name="T1778"><text:tab/></text:span><text:span text:style-name="T1779"><text:tab/></text:span><text:span text:style-name="T1780"><text:tab/></text:span><text:span text:style-name="T1781"><text:tab/></text:span><text:span text:style-name="T1782"><text:tab/></text:span><text:span text:style-name="T1783"><text:tab/></text:span></text:p>
      <text:p text:style-name="P1784"><text:span text:style-name="T1785">};</text:span><text:span text:style-name="T1786"><text:tab/></text:span><text:span text:style-name="T1787"><text:tab/></text:span><text:span text:style-name="T1788"><text:tab/></text:span><text:span text:style-name="T1789"><text:tab/></text:span><text:span text:style-name="T1790"><text:tab/></text:span><text:span text:style-name="T1791"><text:tab/></text:span><text:span text:style-name="T1792"><text:tab/></text:span><text:span text:style-name="T1793"><text:tab/></text:span><text:span text:style-name="T1794"><text:tab/></text:span><text:span text:style-name="T1795"><text:tab/></text:span><text:span text:style-name="T1796"><text:tab/></text:span><text:span text:style-name="T1797"><text:tab/></text:span></text:p>
      <text:p text:style-name="P1798"><text:span text:style-name="T1799"><draw:frame draw:z-index="64" draw:id="id75" draw:style-name="a77" draw:name="Frame62" text:anchor-type="paragraph" svg:x="-104.1563in" svg:y="0in" svg:width="0.01597in" svg:height="0.01597in" style:rel-width="scale" style:rel-height="scale"><draw:text-box><text:p text:style-name="Textbody">Copy to Clipboard</text:p></draw:text-box><svg:title/><svg:desc/></draw:frame></text:span><text:span text:style-name="T1800">Notez que dans l’exemple ci-dessus :</text:span></text:p>
      <text:list text:style-name="LFO8" text:continue-numbering="true">
        <text:list-item>
          <text:p text:style-name="P1801"><text:span text:style-name="T1802">Nous pouvons effectuer une vérification de la valeur attribuée à </text:span><text:span text:style-name="T1803">this._age</text:span><text:span text:style-name="T1804">.</text:span></text:p>
        </text:list-item>
        <text:list-item>
          <text:p text:style-name="P1805"><text:span text:style-name="T1806">Lorsque nous utilisons la méthode setter, seules les valeurs qui sont des nombres seront réaffectées</text:span><text:span text:style-name="T1807">this._age</text:span></text:p>
        </text:list-item>
        <text:list-item>
          <text:p text:style-name="P1808"><text:span text:style-name="T1809">Il existe différentes sorties en fonction des valeurs utilisées pour la réaffectation </text:span><text:span text:style-name="T1810">this._age</text:span><text:span text:style-name="T1811">.</text:span></text:p>
        </text:list-item>
      </text:list>
      <text:p text:style-name="P1812">Ensuite, pour utiliser la méthode setter :</text:p>
      <text:p text:style-name="P1813"><text:span text:style-name="T1814">person</text:span><text:span text:style-name="T1815">.</text:span><text:span text:style-name="T1816">age</text:span><text:span text:style-name="T1817"><text:s/>= </text:span><text:span text:style-name="T1818">40</text:span><text:span text:style-name="T1819">;</text:span></text:p>
      <text:p text:style-name="P1820"><text:span text:style-name="T1821">console</text:span><text:span text:style-name="T1822">.</text:span><text:span text:style-name="T1823">log</text:span><text:span text:style-name="T1824">(</text:span><text:span text:style-name="T1825">person</text:span><text:span text:style-name="T1826">.</text:span><text:span text:style-name="T1827">_age</text:span><text:span text:style-name="T1828">);<text:s/></text:span><text:span text:style-name="T1829">// Logs: 40</text:span></text:p>
      <text:p text:style-name="P1830"><text:span text:style-name="T1831">person</text:span><text:span text:style-name="T1832">.</text:span><text:span text:style-name="T1833">age</text:span><text:span text:style-name="T1834"><text:s/>= </text:span><text:span text:style-name="T1835">'40'</text:span><text:span text:style-name="T1836">;<text:s/></text:span><text:span text:style-name="T1837">// Logs: You must assign a number to age</text:span></text:p>
      <text:p text:style-name="P1838"><text:span text:style-name="T1839"><draw:frame draw:z-index="65" draw:id="id76" draw:style-name="a78" draw:name="Frame63" text:anchor-type="paragraph" svg:x="-104.1563in" svg:y="0in" svg:width="0.01597in" svg:height="0.01597in" style:rel-width="scale" style:rel-height="scale"><draw:text-box><text:p text:style-name="Textbody">Copy to Clipboard</text:p></draw:text-box><svg:title/><svg:desc/></draw:frame></text:span><text:span text:style-name="T1840">Les méthodes de définition </text:span><text:span text:style-name="T1841">age<text:s/></text:span><text:span text:style-name="T1842">n'ont pas besoin d'être appelées avec un ensemble de parenthèses. Syntactiquement, cela ressemble à une réaffectation de la valeur d'une propriété.</text:span></text:p>
      <text:p text:style-name="P1843"><text:span text:style-name="T1844">Tout<text:s/></text:span><text:span text:style-name="T1845">comme les méthodes getter, les méthodes setter présentent des avantages similaires : vérification des entrées, actions sur les propriétés et affichage clair de l'intention d'utilisation de l'objet. Néanmoins, même avec une méthode setter, il est possible d</text:span><text:span text:style-name="T1846">e réaffecter directement des propriétés. Par exemple, dans l'exemple ci-dessus, nous pouvons définir </text:span><text:span text:style-name="T1847">._age</text:span><text:span text:style-name="T1848">directement :</text:span></text:p>
      <text:p text:style-name="P1849"><text:span text:style-name="T1850">person</text:span><text:span text:style-name="T1851">.</text:span><text:span text:style-name="T1852">_age</text:span><text:span text:style-name="T1853"><text:s/>= </text:span><text:span text:style-name="T1854">'forty-five'</text:span></text:p>
      <text:p text:style-name="P1855"><text:span text:style-name="T1856">console</text:span><text:span text:style-name="T1857">.</text:span><text:span text:style-name="T1858">log</text:span><text:span text:style-name="T1859">(</text:span><text:span text:style-name="T1860">person</text:span><text:span text:style-name="T1861">.</text:span><text:span text:style-name="T1862">_age</text:span><text:span text:style-name="T1863">);<text:s/></text:span><text:span text:style-name="T1864">// Prints forty-five</text:span></text:p>
      <text:p text:style-name="P1865"><text:span text:style-name="T1866"><draw:frame draw:z-index="66" draw:id="id77" draw:style-name="a79" draw:name="Frame64" text:anchor-type="paragraph" svg:x="-104.1563in" svg:y="0in" svg:width="0.01597in" svg:height="0.01597in" style:rel-width="scale" style:rel-height="scale"><draw:text-box><text:p text:style-name="Textbody">Copy to Clipboard</text:p></draw:text-box><svg:title/><svg:desc/></draw:frame></text:span></text:p>
      <text:h text:style-name="P1867" text:outline-level="3">Fonctions d'usine</text:h>
      <text:p text:style-name="P1868">12 minutes</text:p>
      <text:soft-page-break/>
      <text:p text:style-name="P1869"><text:span text:style-name="T1870">Jusqu'à<text:s/></text:span><text:span text:style-name="T1871">présent, nous avons créé des objets individuellement, mais il arrive que nous souhaitions créer rapidement de nombreuses instances d'un objet. C'est là qu'interviennent </text:span><text:span text:style-name="T1872">les fonctions d'usine</text:span><text:span text:style-name="T1873"> . Une usine réelle fabrique rapidement et massivement plusieurs c</text:span><text:span text:style-name="T1874">opies d'un même objet. Une fonction d'usine renvoie un objet et peut être réutilisée pour créer plusieurs instances d'objet. Les fonctions d'usine peuvent également avoir des paramètres, ce qui permet de personnaliser l'objet renvoyé.</text:span></text:p>
      <text:p text:style-name="P1875">Imaginons que nous souhaitions créer un objet représentant des monstres en JavaScript. Il existe de nombreux types de monstres, et nous pourrions créer chaque monstre individuellement, mais nous pouvons aussi utiliser une fonction de fabrication pour nous simplifier la vie. Pour réaliser ce plan diabolique de création de plusieurs objets monstres, nous pouvons utiliser une fonction de fabrication avec des paramètres :</text:p>
      <text:p text:style-name="P1876"><text:span text:style-name="T1877">const monsterFactory</text:span><text:span text:style-name="T1878"><text:s/>= (</text:span><text:span text:style-name="T1879">name</text:span><text:span text:style-name="T1880">,<text:s/></text:span><text:span text:style-name="T1881">age</text:span><text:span text:style-name="T1882">,<text:s/></text:span><text:span text:style-name="T1883">energySource</text:span><text:span text:style-name="T1884">,<text:s/></text:span><text:span text:style-name="T1885">catchPhrase</text:span><text:span text:style-name="T1886">) =&gt; {</text:span></text:p>
      <text:p text:style-name="P1887"><text:span text:style-name="T1888">  </text:span><text:span text:style-name="T1889">return</text:span><text:span text:style-name="T1890"><text:s/>{ </text:span></text:p>
      <text:p text:style-name="P1891"><text:span text:style-name="T1892">    </text:span><text:span text:style-name="T1893">name</text:span><text:span text:style-name="T1894">:<text:s/></text:span><text:span text:style-name="T1895">name</text:span><text:span text:style-name="T1896">,</text:span></text:p>
      <text:p text:style-name="P1897"><text:span text:style-name="T1898">    </text:span><text:span text:style-name="T1899">age</text:span><text:span text:style-name="T1900">:<text:s/></text:span><text:span text:style-name="T1901">age</text:span><text:span text:style-name="T1902">,</text:span></text:p>
      <text:p text:style-name="P1903"><text:span text:style-name="T1904">    </text:span><text:span text:style-name="T1905">energySource</text:span><text:span text:style-name="T1906">:<text:s/></text:span><text:span text:style-name="T1907">energySource</text:span><text:span text:style-name="T1908">,</text:span></text:p>
      <text:p text:style-name="P1909"><text:span text:style-name="T1910">    </text:span><text:span text:style-name="T1911">scare</text:span><text:span text:style-name="T1912">() {</text:span></text:p>
      <text:p text:style-name="P1913"><text:span text:style-name="T1914">      </text:span><text:span text:style-name="T1915">console</text:span><text:span text:style-name="T1916">.</text:span><text:span text:style-name="T1917">log</text:span><text:span text:style-name="T1918">(</text:span><text:span text:style-name="T1919">catchPhrase</text:span><text:span text:style-name="T1920">);</text:span></text:p>
      <text:p text:style-name="P1921"><text:span text:style-name="T1922">    </text:span><text:span text:style-name="T1923">}</text:span></text:p>
      <text:p text:style-name="P1924"><text:span text:style-name="T1925">  </text:span><text:span text:style-name="T1926">}</text:span></text:p>
      <text:p text:style-name="P1927"><text:span text:style-name="T1928">};</text:span></text:p>
      <text:p text:style-name="P1929"><text:span text:style-name="T1930"><draw:frame draw:z-index="67" draw:id="id78" draw:style-name="a80" draw:name="Frame65" text:anchor-type="paragraph" svg:x="-104.1563in" svg:y="0in" svg:width="0.01597in" svg:height="0.01597in" style:rel-width="scale" style:rel-height="scale"><draw:text-box><text:p text:style-name="Textbody">Copy to Clipboard</text:p></draw:text-box><svg:title/><svg:desc/></draw:frame></text:span><text:span text:style-name="T1931">Dans la fonction précédente </text:span><text:span text:style-name="T1932">monsterFactory</text:span><text:span text:style-name="T1933">, quatre paramètres sont pris en compte et un objet est renvoyé, possédant les propriétés<text:s/></text:span><text:span text:style-name="T1934">suivantes : </text:span><text:span text:style-name="T1935">name</text:span><text:span text:style-name="T1936">, </text:span><text:span text:style-name="T1937">age</text:span><text:span text:style-name="T1938">, </text:span><text:span text:style-name="T1939">energySource</text:span><text:span text:style-name="T1940">et </text:span><text:span text:style-name="T1941">scare()</text:span><text:span text:style-name="T1942">. Pour créer un objet représentant un monstre spécifique, comme un fantôme, nous pouvons appeler la fonction </text:span><text:span text:style-name="T1943">monsterFactory</text:span><text:span text:style-name="T1944">avec les arguments nécessaires et affecter la valeur de retour à une variable :</text:span></text:p>
      <text:p text:style-name="P1945"><text:span text:style-name="T1946">const gh</text:span><text:span text:style-name="T1947">ost</text:span><text:span text:style-name="T1948"><text:s/>= </text:span><text:span text:style-name="T1949">monsterFactory</text:span><text:span text:style-name="T1950">(</text:span><text:span text:style-name="T1951">'Ghouly'</text:span><text:span text:style-name="T1952">,<text:s/></text:span><text:span text:style-name="T1953">251</text:span><text:span text:style-name="T1954">,<text:s/></text:span><text:span text:style-name="T1955">'ectoplasm'</text:span><text:span text:style-name="T1956">,<text:s/></text:span><text:span text:style-name="T1957">'BOO!'</text:span><text:span text:style-name="T1958">);</text:span></text:p>
      <text:p text:style-name="P1959"><text:span text:style-name="T1960">ghost</text:span><text:span text:style-name="T1961">.</text:span><text:span text:style-name="T1962">scare</text:span><text:span text:style-name="T1963">();<text:s/></text:span><text:span text:style-name="T1964">// 'BOO!'</text:span></text:p>
      <text:p text:style-name="P1965"><text:span text:style-name="T1966"><draw:frame draw:z-index="68" draw:id="id79" draw:style-name="a81" draw:name="Frame66" text:anchor-type="paragraph" svg:x="-104.1563in" svg:y="0in" svg:width="0.01597in" svg:height="0.01597in" style:rel-width="scale" style:rel-height="scale"><draw:text-box><text:p text:style-name="Textbody">Copy to Clipboard</text:p></draw:text-box><svg:title/><svg:desc/></draw:frame></text:span><text:span text:style-name="T1967">Nous obtenons maintenant un </text:span><text:span text:style-name="T1968">ghost</text:span><text:span text:style-name="T1969">objet grâce à l'appel </text:span><text:span text:style-name="T1970">monsterFactory()</text:span><text:span text:style-name="T1971">avec les arguments nécessaires. Grâce </text:span><text:span text:style-name="T1972">monsterFactory</text:span><text:span text:style-name="T1973">à cela, nous n'avons plus<text:s/></text:span><text:span text:style-name="T1974">besoin de créer<text:s/></text:span><text:soft-page-break/><text:span text:style-name="T1975">un littéral d'objet à chaque fois que nous avons besoin d'un nouveau monstre. Nous pouvons plutôt invoquer la </text:span><text:span text:style-name="T1976">monsterFactory</text:span><text:span text:style-name="T1977">fonction avec les arguments nécessaires.</text:span><text:span text:style-name="T1978">conquérir le mondefais-nous un monstre !</text:span></text:p>
      <text:p text:style-name="P1979"/>
      <text:h text:style-name="P1980" text:outline-level="3">Abréviation de la valeur de la propriété</text:h>
      <text:p text:style-name="P1981">3 minutes</text:p>
      <text:p text:style-name="P1982">ES6 a introduit de nouveaux raccourcis pour attribuer des propriétés à</text:p>
      <text:p text:style-name="P1983"><text:a xlink:href="https://www.codecademy.com/resources/docs/javascript/variables" office:target-frame-name="_top" xlink:show="replace"><text:span text:style-name="T1984"><draw:frame draw:z-index="69" draw:id="id80" draw:style-name="a82" draw:name="Frame67"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985">variables</text:span></text:a></text:p>
      <text:p text:style-name="P1986"><text:span text:style-name="T1987">connu sous le nom<text:s/></text:span><text:span text:style-name="T1988">de </text:span><text:span text:style-name="T1989">déstructuration</text:span><text:span text:style-name="T1990"> .</text:span></text:p>
      <text:p text:style-name="P1991">Dans l'exercice précédent, nous avons créé une fonction d'usine qui nous a aidé à créer</text:p>
      <text:p text:style-name="P1992"><text:a xlink:href="https://www.codecademy.com/resources/docs/javascript/objects" office:target-frame-name="_top" xlink:show="replace"><text:span text:style-name="T1993"><draw:frame draw:z-index="70" draw:id="id81" draw:style-name="a83" draw:name="Frame68"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1994">objets</text:span></text:a></text:p>
      <text:p text:style-name="P1995">Nous avons dû attribuer une clé et une valeur à chaque propriété, même si le nom de la clé était identique à celui du paramètre. Pour mémoire, voici une version tronquée de la fonction factory :</text:p>
      <text:p text:style-name="P1996"><text:span text:style-name="T1997">const monsterFactory</text:span><text:span text:style-name="T1998"><text:s/>= (</text:span><text:span text:style-name="T1999">name</text:span><text:span text:style-name="T2000">,<text:s/></text:span><text:span text:style-name="T2001">age</text:span><text:span text:style-name="T2002">) =&gt; {</text:span></text:p>
      <text:p text:style-name="P2003"><text:span text:style-name="T2004">  </text:span><text:span text:style-name="T2005">return</text:span><text:span text:style-name="T2006"><text:s/>{ </text:span></text:p>
      <text:p text:style-name="P2007"><text:span text:style-name="T2008">    </text:span><text:span text:style-name="T2009">name</text:span><text:span text:style-name="T2010">:<text:s/></text:span><text:span text:style-name="T2011">name</text:span><text:span text:style-name="T2012">,</text:span></text:p>
      <text:p text:style-name="P2013"><text:span text:style-name="T2014">    </text:span><text:span text:style-name="T2015">age</text:span><text:span text:style-name="T2016">:<text:s/></text:span><text:span text:style-name="T2017">age</text:span></text:p>
      <text:p text:style-name="P2018"><text:span text:style-name="T2019">  </text:span><text:span text:style-name="T2020">}</text:span></text:p>
      <text:p text:style-name="P2021"><text:span text:style-name="T2022">};</text:span></text:p>
      <text:p text:style-name="P2023"><text:span text:style-name="T2024"><draw:frame draw:z-index="71" draw:id="id82" draw:style-name="a84" draw:name="Frame69" text:anchor-type="paragraph" svg:x="-104.1563in" svg:y="0in" svg:width="0.01597in" svg:height="0.01597in" style:rel-width="scale" style:rel-height="scale"><draw:text-box><text:p text:style-name="Textbody">Copy to Clipboard</text:p></draw:text-box><svg:title/><svg:desc/></draw:frame></text:span><text:span text:style-name="T2025">Imaginez si nous devions inclure davantage de propriétés ! Ce processus deviendrait vite fastidieux ! Mais nous pouvons utiliser une technique de déstructuration, appelée </text:span><text:span text:style-name="T2026">raccourci de valeur de<text:s/></text:span><text:span text:style-name="T2027">propriété</text:span><text:span text:style-name="T2028"> , pour économiser quelques frappes. Nous pouvons utiliser ce raccourci lorsque la clé et la variable transmise comme valeur portent le même nom. L'exemple suivant fonctionne exactement comme le précédent :</text:span></text:p>
      <text:p text:style-name="P2029"><text:span text:style-name="T2030">const monsterFactory</text:span><text:span text:style-name="T2031"><text:s/>= (</text:span><text:span text:style-name="T2032">name</text:span><text:span text:style-name="T2033">,<text:s/></text:span><text:span text:style-name="T2034">age</text:span><text:span text:style-name="T2035">) =&gt; {</text:span></text:p>
      <text:p text:style-name="P2036"><text:span text:style-name="T2037">  </text:span><text:span text:style-name="T2038">return</text:span><text:span text:style-name="T2039"><text:s/>{ </text:span></text:p>
      <text:p text:style-name="P2040"><text:span text:style-name="T2041">    </text:span><text:span text:style-name="T2042">name</text:span><text:span text:style-name="T2043">,</text:span></text:p>
      <text:p text:style-name="P2044"><text:span text:style-name="T2045">    </text:span><text:span text:style-name="T2046">age</text:span></text:p>
      <text:p text:style-name="P2047"><text:span text:style-name="T2048">  </text:span><text:span text:style-name="T2049">}</text:span></text:p>
      <text:p text:style-name="P2050"><text:span text:style-name="T2051">};</text:span></text:p>
      <text:p text:style-name="P2052"><text:span text:style-name="T2053"><draw:frame draw:z-index="72" draw:id="id83" draw:style-name="a85" draw:name="Frame70" text:anchor-type="paragraph" svg:x="-104.1563in" svg:y="0in" svg:width="0.01597in" svg:height="0.01597in" style:rel-width="scale" style:rel-height="scale"><draw:text-box><text:p text:style-name="Textbody">Copy to Clipboard</text:p></draw:text-box><svg:title/><svg:desc/></draw:frame></text:span><text:span text:style-name="T2054">Notez que nous n'avons pas besoin de nous répéter pour les attributions de propriétés !</text:span></text:p>
      <text:p text:style-name="P2055"/>
      <text:soft-page-break/>
      <text:h text:style-name="P2056" text:outline-level="3">Devoir déstructuré</text:h>
      <text:p text:style-name="P2057">6 minutes</text:p>
      <text:p text:style-name="P2058">Nous souhaitons souvent extraire des paires clé-valeur de</text:p>
      <text:p text:style-name="P2059"><text:a xlink:href="https://www.codecademy.com/resources/docs/javascript/objects" office:target-frame-name="_top" xlink:show="replace"><text:span text:style-name="T2060"><draw:frame draw:z-index="73" draw:id="id84" draw:style-name="a86" draw:name="Frame71" text:anchor-type="paragraph" svg:x="-104.1563in" svg:y="0in" svg:width="0.01597in" svg:height="0.01597in" style:rel-width="scale" style:rel-height="scale"><draw:text-box><text:p text:style-name="P2061">Preview: Docs A data type for organizing a set of custom properties and behaviors.</text:p></draw:text-box><svg:title/><svg:desc/></draw:frame></text:span><text:span text:style-name="T2062">objets</text:span></text:a></text:p>
      <text:p text:style-name="P2063">et les enregistrer sous</text:p>
      <text:p text:style-name="P2064"><text:a xlink:href="https://www.codecademy.com/resources/docs/javascript/variables" office:target-frame-name="_top" xlink:show="replace"><text:span text:style-name="T2065"><draw:frame draw:z-index="74" draw:id="id85" draw:style-name="a87" draw:name="Frame72" text:anchor-type="paragraph" svg:x="-104.1563in" svg:y="0in" svg:width="0.01597in" svg:height="0.01597in" style:rel-width="scale" style:rel-height="scale"><draw:text-box><text:p text:style-name="P2066">Preview: Docs Variables are used to store a piece of data at a named location in memory.</text:p></draw:text-box><svg:title/><svg:desc/></draw:frame></text:span><text:span text:style-name="T2067">variables</text:span></text:a></text:p>
      <text:p text:style-name="P2068">Prenons par exemple l’objet suivant :</text:p>
      <text:p text:style-name="P2069"><text:span text:style-name="T2070">const vampire</text:span><text:span text:style-name="T2071"><text:s/>= {</text:span></text:p>
      <text:p text:style-name="P2072"><text:span text:style-name="T2073">  </text:span><text:span text:style-name="T2074">name</text:span><text:span text:style-name="T2075">:<text:s/></text:span><text:span text:style-name="T2076">'Dracula'</text:span><text:span text:style-name="T2077">,</text:span></text:p>
      <text:p text:style-name="P2078"><text:span text:style-name="T2079">  </text:span><text:span text:style-name="T2080">residence</text:span><text:span text:style-name="T2081">:<text:s/></text:span><text:span text:style-name="T2082">'Transylvania'</text:span><text:span text:style-name="T2083">,</text:span></text:p>
      <text:p text:style-name="P2084"><text:span text:style-name="T2085">  </text:span><text:span text:style-name="T2086">preferences</text:span><text:span text:style-name="T2087">: {</text:span></text:p>
      <text:p text:style-name="P2088"><text:span text:style-name="T2089">    </text:span><text:span text:style-name="T2090">day</text:span><text:span text:style-name="T2091">:<text:s/></text:span><text:span text:style-name="T2092">'stay inside'</text:span><text:span text:style-name="T2093">,</text:span></text:p>
      <text:p text:style-name="P2094"><text:span text:style-name="T2095">    </text:span><text:span text:style-name="T2096">night</text:span><text:span text:style-name="T2097">:<text:s/></text:span><text:span text:style-name="T2098">'satisfy appetite'</text:span></text:p>
      <text:p text:style-name="P2099"><text:span text:style-name="T2100">  </text:span><text:span text:style-name="T2101">}</text:span></text:p>
      <text:p text:style-name="P2102"><text:span text:style-name="T2103">};</text:span></text:p>
      <text:p text:style-name="P2104"><text:span text:style-name="T2105"><draw:frame draw:z-index="75" draw:id="id86" draw:style-name="a88" draw:name="Frame73" text:anchor-type="paragraph" svg:x="-104.1563in" svg:y="0in" svg:width="0.01597in" svg:height="0.01597in" style:rel-width="scale" style:rel-height="scale"><draw:text-box><text:p text:style-name="Textbody">Copy to Clipboard</text:p></draw:text-box><svg:title/><svg:desc/></draw:frame></text:span><text:span text:style-name="T2106">Si nous voulions extraire la </text:span><text:span text:style-name="T2107">residence</text:span><text:span text:style-name="T2108">propriété en tant que variable, nous pourrions utiliser le code suivant :</text:span></text:p>
      <text:p text:style-name="P2109"><text:span text:style-name="T2110">const residence</text:span><text:span text:style-name="T2111"><text:s/>= </text:span><text:span text:style-name="T2112">vampire</text:span><text:span text:style-name="T2113">.</text:span><text:span text:style-name="T2114">residence</text:span><text:span text:style-name="T2115">;</text:span></text:p>
      <text:p text:style-name="P2116"><text:span text:style-name="T2117">console</text:span><text:span text:style-name="T2118">.</text:span><text:span text:style-name="T2119">log</text:span><text:span text:style-name="T2120">(</text:span><text:span text:style-name="T2121">residence</text:span><text:span text:style-name="T2122">);<text:s/></text:span><text:span text:style-name="T2123">// Prints 'Transylvania'</text:span></text:p>
      <text:p text:style-name="P2124"><text:span text:style-name="T2125"><draw:frame draw:z-index="76" draw:id="id87" draw:style-name="a89" draw:name="Frame74" text:anchor-type="paragraph" svg:x="-104.1563in" svg:y="0in" svg:width="0.01597in" svg:height="0.01597in" style:rel-width="scale" style:rel-height="scale"><draw:text-box><text:p text:style-name="Textbody">Copy to Clipboard</text:p></draw:text-box><svg:title/><svg:desc/></draw:frame></text:span><text:span text:style-name="T2126">Cependant, nous pouvons également utiliser une technique de déstructuration appelée </text:span><text:span text:style-name="T2127">affectation déstructurée</text:span><text:span text:style-name="T2128"> pour économiser quelques frappes. Dans cette<text:s/></text:span><text:span text:style-name="T2129">technique, nous créons une variable portant le nom de la clé d'un objet, entourée d'accolades, </text:span><text:span text:style-name="T2130">{ }</text:span><text:span text:style-name="T2131">et nous lui assignons l'objet. Prenons l'exemple ci-dessous :</text:span></text:p>
      <text:p text:style-name="P2132"><text:span text:style-name="T2133">const<text:s/></text:span><text:span text:style-name="T2134">{<text:s/></text:span><text:span text:style-name="T2135">residence</text:span><text:span text:style-name="T2136"><text:s/>} =<text:s/></text:span><text:span text:style-name="T2137">vampire</text:span><text:span text:style-name="T2138">;</text:span></text:p>
      <text:p text:style-name="P2139"><text:span text:style-name="T2140">console</text:span><text:span text:style-name="T2141">.</text:span><text:span text:style-name="T2142">log</text:span><text:span text:style-name="T2143">(</text:span><text:span text:style-name="T2144">residence</text:span><text:span text:style-name="T2145">);<text:s/></text:span><text:span text:style-name="T2146">// Prints 'Transylvania'</text:span></text:p>
      <text:p text:style-name="P2147"><text:span text:style-name="T2148"><draw:frame draw:z-index="77" draw:id="id88" draw:style-name="a90" draw:name="Frame75" text:anchor-type="paragraph" svg:x="-104.1563in" svg:y="0in" svg:width="0.01597in" svg:height="0.01597in" style:rel-width="scale" style:rel-height="scale"><draw:text-box><text:p text:style-name="Textbody">Copy to<text:s/>Clipboard</text:p></draw:text-box><svg:title/><svg:desc/></draw:frame></text:span><text:span text:style-name="T2149">Revenons aux </text:span><text:span text:style-name="T2150">vampire</text:span><text:span text:style-name="T2151">propriétés de l'objet dans le premier exemple de code. Ensuite, dans l'exemple ci-dessus, nous déclarons une nouvelle variable </text:span><text:span text:style-name="T2152">residence</text:span><text:span text:style-name="T2153">qui extrait la valeur de la </text:span><text:span text:style-name="T2154">residence</text:span><text:span text:style-name="T2155">propriété de </text:span><text:span text:style-name="T2156">vampire</text:span><text:span text:style-name="T2157">. Lorsque nous enregistrons la v</text:span><text:span text:style-name="T2158">aleur de </text:span><text:span text:style-name="T2159">residence</text:span><text:span text:style-name="T2160">dans la console, </text:span><text:span text:style-name="T2161">'Transylvania'</text:span><text:span text:style-name="T2162">elle est affichée.</text:span></text:p>
      <text:p text:style-name="P2163">Nous pouvons même utiliser une affectation déstructurée pour récupérer les propriétés imbriquées d'un objet :</text:p>
      <text:p text:style-name="P2164"><text:span text:style-name="T2165">const<text:s/></text:span><text:span text:style-name="T2166">{<text:s/></text:span><text:span text:style-name="T2167">day</text:span><text:span text:style-name="T2168"><text:s/>} =<text:s/></text:span><text:span text:style-name="T2169">vampire</text:span><text:span text:style-name="T2170">.</text:span><text:span text:style-name="T2171">preferences</text:span><text:span text:style-name="T2172">;</text:span></text:p>
      <text:p text:style-name="P2173"><text:span text:style-name="T2174">console</text:span><text:span text:style-name="T2175">.</text:span><text:span text:style-name="T2176">log</text:span><text:span text:style-name="T2177">(</text:span><text:span text:style-name="T2178">day</text:span><text:span text:style-name="T2179">);<text:s/></text:span><text:span text:style-name="T2180">// Prints 'stay<text:s/></text:span><text:span text:style-name="T2181">inside'</text:span></text:p>
      <text:p text:style-name="P2182"><text:span text:style-name="T2183"><draw:frame draw:z-index="78" draw:id="id89" draw:style-name="a91" draw:name="Frame76" text:anchor-type="paragraph" svg:x="-104.1563in" svg:y="0in" svg:width="0.01597in" svg:height="0.01597in" style:rel-width="scale" style:rel-height="scale"><draw:text-box><text:p text:style-name="Textbody">Copy to Clipboard</text:p></draw:text-box><svg:title/><svg:desc/></draw:frame></text:span></text:p>
      <text:p text:style-name="P2184"/>
      <text:h text:style-name="P2185" text:outline-level="3">Méthodes d'objet intégrées</text:h>
      <text:p text:style-name="P2186">13 minutes</text:p>
      <text:p text:style-name="P2187">Dans les exercices précédents, nous avons créé des instances de</text:p>
      <text:p text:style-name="P2188"><text:a xlink:href="https://www.codecademy.com/resources/docs/javascript/objects" office:target-frame-name="_top" xlink:show="replace"><text:span text:style-name="T2189"><draw:frame draw:z-index="79" draw:id="id90" draw:style-name="a92" draw:name="Frame77" text:anchor-type="paragraph" svg:x="-104.1563in" svg:y="0in" svg:width="0.01597in" svg:height="0.01597in" style:rel-width="scale" style:rel-height="scale"><draw:text-box><text:p text:style-name="Textbody">Aperçu : Documents Chargement de la<text:s/>description du lien</text:p></draw:text-box><svg:title/><svg:desc/></draw:frame></text:span><text:span text:style-name="T2190">objets</text:span></text:a></text:p>
      <text:p text:style-name="P2191">qui ont leur propre</text:p>
      <text:p text:style-name="P2192"><text:a xlink:href="https://www.codecademy.com/resources/docs/javascript/methods" office:target-frame-name="_top" xlink:show="replace"><text:span text:style-name="T2193"><draw:frame draw:z-index="80" draw:id="id91" draw:style-name="a93" draw:name="Frame78" text:anchor-type="paragraph" svg:x="-104.1563in" svg:y="0in" svg:width="0.01597in" svg:height="0.01597in" style:rel-width="scale" style:rel-height="scale"><draw:text-box><text:p text:style-name="P2194">Preview: Docs Methods are object properties that contain functions.</text:p></draw:text-box><svg:title/><svg:desc/></draw:frame></text:span><text:span text:style-name="T2195">méthodes</text:span></text:a></text:p>
      <text:p text:style-name="P2196">. Mais nous pouvons également profiter des méthodes<text:s/>intégrées pour les objets !</text:p>
      <text:p text:style-name="P2197"><text:span text:style-name="T2198">Par exemple, nous avons accès à des méthodes d'instance d'objet telles que : </text:span><text:span text:style-name="T2199">.hasOwnProperty()</text:span><text:span text:style-name="T2200">, </text:span><text:span text:style-name="T2201">.valueOf()</text:span><text:span text:style-name="T2202">, et bien d'autres ! Entraînez-vous à lire la documentation et consultez : </text:span><text:a xlink:href="https://developer.mozilla.org/en-US/docs/Web/JavaScript/Reference/Global_Objects/Object#Methods" office:target-frame-name="_top" xlink:show="replace"><text:span text:style-name="T2203">la documentation d'instance d'objet de MDN</text:span></text:a><text:span text:style-name="T2204"> .</text:span></text:p>
      <text:p text:style-name="P2205"><text:span text:style-name="T2206">Il existe également des méthodes de classe Object utiles, telles que </text:span><text:span text:style-name="T2207">Object.assign()</text:span><text:span text:style-name="T2208">, </text:span><text:span text:style-name="T2209">Object.entries()</text:span><text:span text:style-name="T2210">et </text:span><text:span text:style-name="T2211">Object.keys()</text:span><text:span text:style-name="T2212">, pour n'en citer que quel</text:span><text:span text:style-name="T2213">ques-unes. Pour une liste complète, consultez </text:span><text:a xlink:href="https://developer.mozilla.org/en-US/docs/Web/JavaScript/Reference/Global_Objects/Object#Methods_of_the_Object_constructor" office:target-frame-name="_top" xlink:show="replace"><text:span text:style-name="T2214">la documentation des instances d'objets de MDN</text:span></text:a><text:span text:style-name="T2215"> .</text:span></text:p>
      <text:p text:style-name="P2216">Faisons connaissance avec certaines de ces méthodes et leur documentation.</text:p>
      <text:p text:style-name="P2217">Remarque : vous verrez</text:p>
      <text:p text:style-name="P2218"><text:a xlink:href="https://www.codecademy.com/resources/docs/javascript/errors" office:target-frame-name="_top" xlink:show="replace"><text:span text:style-name="T2219"><draw:frame draw:z-index="81" draw:id="id92" draw:style-name="a94" draw:name="Frame79"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2220">erreurs</text:span></text:a></text:p>
      <text:p text:style-name="P2221">au fur et à mesure que vous<text:s/>travaillez sur cet exercice, mais ils seront corrigés à la fin !</text:p>
      <text:p text:style-name="P2222"/>
      <text:h text:style-name="P2223" text:outline-level="3">Méthodes d'objet intégrées</text:h>
      <text:p text:style-name="P2224">13 minutes</text:p>
      <text:p text:style-name="P2225">Dans les exercices précédents, nous avons créé des instances de</text:p>
      <text:p text:style-name="P2226"><text:a xlink:href="https://www.codecademy.com/resources/docs/javascript/objects" office:target-frame-name="_top" xlink:show="replace"><text:span text:style-name="T2227"><draw:frame draw:z-index="82" draw:id="id93" draw:style-name="a95" draw:name="Frame80" text:anchor-type="paragraph" svg:x="-104.1563in" svg:y="0in" svg:width="0.01597in" svg:height="0.01597in" style:rel-width="scale" style:rel-height="scale"><draw:text-box><text:p text:style-name="Textbody"><text:bookmark-start text:name=":rea:"/><text:bookmark-end text:name=":rea:"/>Aperçu : Documents Chargement de la description du lien</text:p></draw:text-box><svg:title/><svg:desc/></draw:frame></text:span><text:span text:style-name="T2228">objets</text:span></text:a></text:p>
      <text:p text:style-name="P2229">qui ont leur propre</text:p>
      <text:p text:style-name="P2230"><text:a xlink:href="https://www.codecademy.com/resources/docs/javascript/methods" office:target-frame-name="_top" xlink:show="replace"><text:span text:style-name="T2231"><draw:frame draw:z-index="83" draw:id="id94" draw:style-name="a96" draw:name="Frame81" text:anchor-type="paragraph" svg:x="-104.1563in" svg:y="0in" svg:width="0.01597in" svg:height="0.01597in" style:rel-width="scale" style:rel-height="scale"><draw:text-box><text:p text:style-name="Textbody"><text:bookmark-start text:name=":rep:"/><text:bookmark-end text:name=":rep:"/>Aperçu : Les méthodes de documentation sont des propriétés d’objet qui contiennent des fonctions.</text:p></draw:text-box><svg:title/><svg:desc/></draw:frame></text:span><text:span text:style-name="T2232">m</text:span><text:span text:style-name="T2233">éthodes</text:span></text:a></text:p>
      <text:p text:style-name="P2234">. Mais nous pouvons également profiter des méthodes intégrées pour les objets !</text:p>
      <text:p text:style-name="P2235"><text:span text:style-name="T2236">Par exemple, nous avons accès à des méthodes d'instance d'objet telles que : </text:span><text:span text:style-name="T2237">.hasOwnProperty()</text:span><text:span text:style-name="T2238">, </text:span><text:span text:style-name="T2239">.valueOf()</text:span><text:span text:style-name="T2240">, et bien d'autres ! Entraînez-vous à lire la documentation et</text:span><text:span text:style-name="T2241"><text:s/>consultez : </text:span><text:a xlink:href="https://developer.mozilla.org/en-US/docs/Web/JavaScript/Reference/Global_Objects/Object#Methods" office:target-frame-name="_top" xlink:show="replace"><text:span text:style-name="T2242">la documentation d'instance d'objet de MDN</text:span></text:a><text:span text:style-name="T2243"> .</text:span></text:p>
      <text:soft-page-break/>
      <text:p text:style-name="P2244"><text:span text:style-name="T2245">Il existe également des méthodes de classe Object utiles, telles que </text:span><text:span text:style-name="T2246">Object.assign()</text:span><text:span text:style-name="T2247">, </text:span><text:span text:style-name="T2248">Object.entries()</text:span><text:span text:style-name="T2249">et </text:span><text:span text:style-name="T2250">Object.keys()</text:span><text:span text:style-name="T2251">, pour n'en citer que quelques-unes. Pour une liste complète, consultez </text:span><text:a xlink:href="https://developer.mozilla.org/en-US/docs/Web/JavaScript/Reference/Global_Objects/Object#Methods_of_the_Object_constructor" office:target-frame-name="_top" xlink:show="replace"><text:span text:style-name="T2252">la document</text:span><text:span text:style-name="T2253">ation des instances d'objets de MDN</text:span></text:a><text:span text:style-name="T2254"> .</text:span></text:p>
      <text:p text:style-name="P2255">Faisons connaissance avec certaines de ces méthodes et leur documentation.</text:p>
      <text:p text:style-name="P2256">Remarque : vous verrez</text:p>
      <text:p text:style-name="P2257"><text:a xlink:href="https://www.codecademy.com/resources/docs/javascript/errors" office:target-frame-name="_top" xlink:show="replace"><text:span text:style-name="T2258"><draw:frame draw:z-index="84" draw:id="id95" draw:style-name="a97" draw:name="Frame82" text:anchor-type="paragraph" svg:x="-104.1563in" svg:y="0in" svg:width="0.01597in" svg:height="0.01597in" style:rel-width="scale" style:rel-height="scale"><draw:text-box><text:p text:style-name="Textbody"><text:bookmark-start text:name=":rer:"/><text:bookmark-end text:name=":rer:"/>Aperçu : Documents Chargement de la description du lien</text:p></draw:text-box><svg:title/><svg:desc/></draw:frame></text:span><text:span text:style-name="T2259">erreurs</text:span></text:a></text:p>
      <text:p text:style-name="P2260">au fur et à mesure que vous travaillez sur cet exercice, mais ils seront corrigés à la fin !</text:p>
      <text:p text:style-name="P2261">Instructions</text:p>
      <text:list text:style-name="LFO9" text:continue-numbering="true">
        <text:list-item>
          <text:p text:style-name="P2262"><text:span text:style-name="T2263"><draw:frame draw:z-index="85" draw:id="id96" draw:style-name="a98" draw:name="Frame83" text:anchor-type="paragraph" svg:x="-104.1563in" svg:y="0in" svg:width="0.01597in" svg:height="0.01597in" style:rel-width="scale" style:rel-height="scale"><draw:text-box><text:p text:style-name="Textbody">Point de contrôle 1 passé</text:p></draw:text-box><svg:title/><svg:desc/></draw:frame></text:span><text:span text:style-name="T2264">Dans </text:span><text:span text:style-name="T2265">main.js</text:span><text:span text:style-name="T2266">, il y a un objet, </text:span><text:span text:style-name="T2267">robot</text:span><text:span text:style-name="T2268">. Nous aimerions récupérer les noms de propriétés, autrement<text:s/></text:span><text:span text:style-name="T2269">appelés clés, et les enregistrer dans un tableau assigné à </text:span><text:span text:style-name="T2270">robotKeys</text:span><text:span text:style-name="T2271">. Cependant, il manque quelque chose dans l'appel de méthode.</text:span></text:p>
        </text:list-item>
      </text:list>
      <text:p text:style-name="P2272"><text:span text:style-name="T2273">Découvrez ce que nous devons inclure en lisant </text:span><text:a xlink:href="https://developer.mozilla.org/en-US/docs/Web/JavaScript/Reference/Global_Objects/Object/keys" office:target-frame-name="_top" xlink:show="replace"><text:span text:style-name="T2274">la documentation de MDN</text:span><text:span text:style-name="T2275">Object.keys()</text:span></text:a><text:span text:style-name="T2276"> .</text:span></text:p>
      <text:p text:style-name="P2277">Bloqué ? Trouvez un indice</text:p>
      <text:list text:style-name="LFO9" text:continue-numbering="true">
        <text:list-item>
          <text:p text:style-name="P2278"><text:span text:style-name="T2279"><draw:frame draw:z-index="88" draw:id="id97" draw:style-name="a99" draw:name="Frame86" text:anchor-type="paragraph" svg:x="-104.1563in" svg:y="0in" svg:width="0.01597in" svg:height="0.01597in" style:rel-width="scale" style:rel-height="scale"><draw:text-box><text:p text:style-name="Textbody">Point de contrôle 2 passé</text:p></draw:text-box><svg:title/><svg:desc/></draw:frame></text:span><text:span text:style-name="T2280">Object.entries()</text:span><text:span text:style-name="T2281">renverra également un tableau, mais le tableau contiendra plus de tableaux qui ont à la fois la clé et la valeur<text:s/></text:span><text:span text:style-name="T2282">des propriétés d'un objet.</text:span></text:p>
        </text:list-item>
      </text:list>
      <text:p text:style-name="P2283"><text:span text:style-name="T2284">Déclarez une </text:span><text:span text:style-name="T2285">const<text:s/></text:span><text:span text:style-name="T2286">variable nommée </text:span><text:span text:style-name="T2287">robotEntries</text:span><text:span text:style-name="T2288">et attribuez-lui les entrées de </text:span><text:span text:style-name="T2289">robot<text:s/></text:span><text:span text:style-name="T2290">en appelant </text:span><text:span text:style-name="T2291">Object.entries()</text:span><text:span text:style-name="T2292">.</text:span></text:p>
      <text:p text:style-name="P2293"><text:span text:style-name="T2294">Pour savoir comment l'utiliser </text:span><text:span text:style-name="T2295">Object.entries()</text:span><text:span text:style-name="T2296">, lisez </text:span><text:a xlink:href="https://developer.mozilla.org/en-US/docs/Web/JavaScript/Reference/Global_Objects/Object/entries" office:target-frame-name="_top" xlink:show="replace"><text:span text:style-name="T2297">la documentation sur MDN</text:span></text:a><text:span text:style-name="T2298"> .</text:span></text:p>
      <text:p text:style-name="P2299">Bloqué ? Trouvez un indice</text:p>
      <text:list text:style-name="LFO9" text:continue-numbering="true">
        <text:list-item>
          <text:p text:style-name="P2300"><text:span text:style-name="T2301"><draw:frame draw:z-index="91" draw:id="id98" draw:style-name="a100" draw:name="Frame89" text:anchor-type="paragraph" svg:x="-104.1563in" svg:y="0in" svg:width="0.01597in" svg:height="0.01597in" style:rel-width="scale" style:rel-height="scale"><draw:text-box><text:p text:style-name="Textbody">Point de contrôle 3 passé</text:p></draw:text-box><svg:title/><svg:desc/></draw:frame></text:span><text:span text:style-name="T2302">Maintenant, que se passe-t-il si nous voulons un autre objet q</text:span><text:span text:style-name="T2303">ui a les propriétés de </text:span><text:span text:style-name="T2304">robot</text:span><text:span text:style-name="T2305">mais avec quelques propriétés supplémentaires ? </text:span><text:span text:style-name="T2306">Object.assign()</text:span><text:span text:style-name="T2307">Cela semble être une excellente méthode à utiliser, mais comme les exemples précédents, nous devrions vérifier </text:span><text:a xlink:href="https://developer.mozilla.org/en-US/docs/Web/JavaScript/Reference/Global_Objects/Object/assign" office:target-frame-name="_top" xlink:show="replace"><text:span text:style-name="T2308">la documentation Object.assign() sur MDN</text:span></text:a><text:span text:style-name="T2309"> .</text:span></text:p>
        </text:list-item>
      </text:list>
      <text:soft-page-break/>
      <text:p text:style-name="P2310"><text:span text:style-name="T2311">Déclarez une </text:span><text:span text:style-name="T2312">const</text:span><text:span text:style-name="T2313">variable nommée </text:span><text:span text:style-name="T2314">newRobot</text:span><text:span text:style-name="T2315">. </text:span><text:span text:style-name="T2316">newRobot</text:span><text:span text:style-name="T2317">sera un nouvel objet qui possède toutes les propriétés de </text:span><text:span text:style-name="T2318">robot</text:span><text:span text:style-name="T2319">et les propriétés de l'objet suivant : </text:span><text:span text:style-name="T2320">{</text:span><text:span text:style-name="T2321"><text:s/>laserBlaster: true, voiceRecognition: true }</text:span><text:span text:style-name="T2322">. Assurez-vous de </text:span><text:span text:style-name="T2323">ne pas</text:span><text:span text:style-name="T2324"> modifier l' </text:span><text:span text:style-name="T2325">robot</text:span><text:span text:style-name="T2326">objet !</text:span></text:p>
      <text:h text:style-name="P2327" text:outline-level="3">Revoir</text:h>
      <text:p text:style-name="P2328">&lt;1 min</text:p>
      <text:p text:style-name="P2329">Félicitations pour avoir terminé Advanced Objects !</text:p>
      <text:p text:style-name="P2330">Passons en revue les concepts abordés dans cette leçon :</text:p>
      <text:list text:style-name="LFO10" text:continue-numbering="true">
        <text:list-item>
          <text:p text:style-name="P2331"><text:span text:style-name="T2332">L'objet auquel appartient une méthode<text:s/></text:span><text:span text:style-name="T2333">est appelé </text:span><text:span text:style-name="T2334">objet appelant</text:span><text:span text:style-name="T2335"> .</text:span></text:p>
        </text:list-item>
        <text:list-item>
          <text:p text:style-name="P2336">Le</text:p>
        </text:list-item>
      </text:list>
      <text:p text:style-name="P2337"><text:a xlink:href="https://www.codecademy.com/resources/docs/javascript/this" office:target-frame-name="_top" xlink:show="replace"><text:span text:style-name="T2338"><draw:frame draw:z-index="93" draw:id="id99" draw:style-name="a101" draw:name="Frame91"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2339">this</text:span></text:a></text:p>
      <text:p text:style-name="P2340">Le mot-clé fait référence à l'objet appelant et peut être utilisé pour accéder aux<text:s/>propriétés de l'objet appelant.</text:p>
      <text:list text:style-name="LFO10" text:continue-numbering="true">
        <text:list-item>
          <text:p text:style-name="P2341"><text:a xlink:href="https://www.codecademy.com/resources/docs/javascript/methods" office:target-frame-name="_top" xlink:show="replace"><text:span text:style-name="T2342"><draw:frame draw:z-index="94" draw:id="id100" draw:style-name="a102" draw:name="Frame92"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2343">Méthodes</text:span></text:a></text:p>
        </text:list-item>
      </text:list>
      <text:p text:style-name="P2344">n'ont pas automatiquement accès aux autres propriétés internes de l'objet<text:s/>appelant.</text:p>
      <text:list text:style-name="LFO10" text:continue-numbering="true">
        <text:list-item>
          <text:p text:style-name="P2345"><text:span text:style-name="T2346">La valeur de </text:span><text:span text:style-name="T2347">this</text:span><text:span text:style-name="T2348">dépend de l'endroit d'où l' </text:span><text:span text:style-name="T2349">this</text:span><text:span text:style-name="T2350">on accède à.</text:span></text:p>
        </text:list-item>
        <text:list-item>
          <text:p text:style-name="P2351">Nous ne pouvons pas utiliser</text:p>
        </text:list-item>
      </text:list>
      <text:p text:style-name="P2352"><text:a xlink:href="https://www.codecademy.com/resources/docs/javascript/arrow-functions" office:target-frame-name="_top" xlink:show="replace"><text:span text:style-name="T2353"><draw:frame draw:z-index="95" draw:id="id101" draw:style-name="a103" draw:name="Frame93" text:anchor-type="paragraph" svg:x="-104.1563in" svg:y="0in" svg:width="0.01597in" svg:height="0.01597in" style:rel-width="scale" style:rel-height="scale"><draw:text-box><text:p text:style-name="P2354">Preview: Docs Arrow function expressions were introduced in ES6. These expressions are a clean and concise alternative to the traditional function syntax.</text:p></draw:text-box><svg:title/><svg:desc/></draw:frame></text:span><text:span text:style-name="T2355">fonctions fléchées</text:span></text:a></text:p>
      <text:p text:style-name="P2356">comme méthodes si nous voulons accéder à d'autres propriétés internes.</text:p>
      <text:list text:style-name="LFO10" text:continue-numbering="true">
        <text:list-item>
          <text:p text:style-name="P2357">JavaScript</text:p>
        </text:list-item>
      </text:list>
      <text:p text:style-name="P2358"><text:a xlink:href="https://www.codecademy.com/resources/docs/javascript/objects" office:target-frame-name="_top" xlink:show="replace"><text:span text:style-name="T2359"><draw:frame draw:z-index="96" draw:id="id102" draw:style-name="a104" draw:name="Frame94"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2360">objets</text:span></text:a></text:p>
      <text:p text:style-name="P2361">ils ne disposent pas de confidentialité intégrée — cependant, il existe des conventions à suivre pour informer les autres développeurs de l'intention du code.</text:p>
      <text:list text:style-name="LFO10" text:continue-numbering="true">
        <text:list-item>
          <text:p text:style-name="P2362">L'utilisation d'un<text:s/>trait de soulignement avant le nom d'une propriété signifie que le développeur d'origine n'avait pas l'intention que cette propriété soit directement modifiée.</text:p>
        </text:list-item>
        <text:list-item>
          <text:p text:style-name="P2363">Les méthodes setters et getter permettent des moyens plus détaillés d'accéder et d'attribuer des<text:s/>propriétés.</text:p>
        </text:list-item>
        <text:list-item>
          <text:p text:style-name="P2364">Usine</text:p>
        </text:list-item>
      </text:list>
      <text:p text:style-name="P2365"><text:a xlink:href="https://www.codecademy.com/resources/docs/javascript/functions" office:target-frame-name="_top" xlink:show="replace"><text:span text:style-name="T2366"><draw:frame draw:z-index="97" draw:id="id103" draw:style-name="a105" draw:name="Frame95"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2367">fonctions</text:span></text:a></text:p>
      <text:p text:style-name="P2368">nous permet de créer des instances d'objets rapidement et à plusieurs reprises.</text:p>
      <text:list text:style-name="LFO10" text:continue-numbering="true">
        <text:list-item>
          <text:p text:style-name="P2369">Il<text:s/>existe différentes manières d'utiliser la déstructuration d'objet : l'une d'elles est l'abréviation de valeur de propriété et l'autre est l'affectation déstructurée.</text:p>
        </text:list-item>
        <text:list-item>
          <text:p text:style-name="P2370">Comme pour tout concept, c’est une bonne compétence d’apprendre à utiliser la documentation avec des objets !</text:p>
        </text:list-item>
      </text:list>
      <text:p text:style-name="P2371">Vous êtes prêt à commencer à exploiter un code plus élégant pour créer et accéder aux objets !</text:p>
      <text:p text:style-name="P2372"/>
      <text:h text:style-name="P2373" text:outline-level="3">Introduction</text:h>
      <text:p text:style-name="P2374">1 min</text:p>
      <text:p text:style-name="P2375">Nous ignorons souvent le nombre d'hypothèses que nous faisons lorsque nous communiquons dans notre langue maternelle. Si<text:s/>on vous demandait de « compter jusqu'à trois », nous nous attendrions à ce que vous disiez les chiffres « un », « deux » et « trois ». Nous supposions que vous sauriez commencer par « un » et terminer par « trois ». En programmation, nous devons être plus<text:s/>explicites dans nos instructions à l'ordinateur. Voici comment nous pourrions lui dire de « compter jusqu'à trois » :</text:p>
      <text:p text:style-name="P2376"><text:span text:style-name="T2377">for<text:s/></text:span><text:span text:style-name="T2378">(</text:span><text:span text:style-name="T2379">let i</text:span><text:span text:style-name="T2380"><text:s/>= </text:span><text:span text:style-name="T2381">1</text:span><text:span text:style-name="T2382">;<text:s/></text:span><text:span text:style-name="T2383">i</text:span><text:span text:style-name="T2384"><text:s/>&lt;=<text:s/></text:span><text:span text:style-name="T2385">3</text:span><text:span text:style-name="T2386">;<text:s/></text:span><text:span text:style-name="T2387">i</text:span><text:span text:style-name="T2388">++) {</text:span></text:p>
      <text:p text:style-name="P2389"><text:span text:style-name="T2390">  </text:span><text:span text:style-name="T2391">console</text:span><text:span text:style-name="T2392">.</text:span><text:span text:style-name="T2393">log</text:span><text:span text:style-name="T2394">(</text:span><text:span text:style-name="T2395">i</text:span><text:span text:style-name="T2396">);</text:span></text:p>
      <text:p text:style-name="P2397"><text:span text:style-name="T2398">}</text:span></text:p>
      <text:p text:style-name="P2399"><text:span text:style-name="T2400"><draw:frame draw:z-index="98" draw:id="id104" draw:style-name="a106" draw:name="Frame96" text:anchor-type="paragraph" svg:x="-104.1563in" svg:y="0in" svg:width="0.01597in" svg:height="0.01597in" style:rel-width="scale" style:rel-height="scale"><draw:text-box><text:p text:style-name="Textbody">Copy to Clipboard</text:p></draw:text-box><svg:title/><svg:desc/></draw:frame></text:span><text:span text:style-name="T2401">Lorsque nous parlons à d'autres humains, nous partageons un<text:s/></text:span><text:span text:style-name="T2402">vocabulaire qui permet de communiquer rapidement des concepts complexes. Le mot « cuire » évoque une routine familière : préchauffer un four, y mettre un aliment pendant une durée déterminée, puis le retirer. Cela nous permet d' </text:span><text:span text:style-name="T2403">abstraire</text:span><text:span text:style-name="T2404"> de nombreux détai</text:span><text:span text:style-name="T2405">ls et de communiquer les concepts clés de manière plus concise. Au lieu d'énumérer tous ces détails, nous pouvons dire : « Nous avons fait un gâteau » et vous transmettre tout le sens de cette phrase.</text:span></text:p>
      <text:soft-page-break/>
      <text:p text:style-name="P2406">Dans cette leçon, nous apprendrons à utiliser « l’abstraction » dans la programmation en écrivant</text:p>
      <text:p text:style-name="P2407"><text:a xlink:href="https://www.codecademy.com/resources/docs/javascript/functions" office:target-frame-name="_top" xlink:show="replace"><text:span text:style-name="T2408"><draw:frame draw:z-index="99" draw:id="id105" draw:style-name="a107" draw:name="Frame97" text:anchor-type="paragraph" svg:x="-104.1563in" svg:y="0in" svg:width="0.01597in" svg:height="0.01597in" style:rel-width="scale" style:rel-height="scale"><draw:text-box><text:p text:style-name="Textbody"><text:bookmark-start text:name=":ra:_Copy_1"/><text:bookmark-end text:name=":ra:_Copy_1"/>Aperçu : Documents Chargement de la description du lien</text:p></draw:text-box><svg:title/><svg:desc/></draw:frame></text:span><text:span text:style-name="T2409">fonctions</text:span></text:a></text:p>
      <text:p text:style-name="P2410"><text:span text:style-name="T2411">En plus de nous permettre de réutiliser notre code, les<text:s/></text:span><text:span text:style-name="T2412">fonctions contribuent à créer des programmes clairs et lisibles. Si vous rencontrez ce problème </text:span><text:span text:style-name="T2413">countToThree()</text:span><text:span text:style-name="T2414">dans un programme, vous pourrez peut-être deviner rapidement ce que fait la fonction sans avoir à vous arrêter pour lire son corps.</text:span></text:p>
      <text:p text:style-name="P2415"><text:span text:style-name="T2416">Nous allons ég</text:span><text:span text:style-name="T2417">alement découvrir un moyen d'ajouter un niveau d'abstraction supplémentaire à notre programmation : </text:span><text:span text:style-name="T2418">les fonctions d'ordre supérieur . Ces fonctions</text:span><text:span text:style-name="T2419"> acceptent d'autres fonctions comme arguments et/ou renvoient des fonctions en sortie. Cela nous permet de co</text:span><text:span text:style-name="T2420">nstruire des abstractions sur d'autres abstractions, tout comme « Nous avons organisé une fête d'anniversaire » est une abstraction qui peut s'appuyer sur l'abstraction « Nous avons fait un gâteau ».</text:span></text:p>
      <text:p text:style-name="P2421"/>
      <text:h text:style-name="P2422" text:outline-level="3">Fonctions en tant que données</text:h>
      <text:p text:style-name="P2423">9 minutes</text:p>
      <text:p text:style-name="P2424">JavaScript</text:p>
      <text:p text:style-name="P2425"><text:a xlink:href="https://www.codecademy.com/resources/docs/javascript/functions" office:target-frame-name="_top" xlink:show="replace"><text:span text:style-name="T2426"><draw:frame draw:z-index="100" draw:id="id106" draw:style-name="a108" draw:name="Frame98" text:anchor-type="paragraph" svg:x="-104.1563in" svg:y="0in" svg:width="0.01597in" svg:height="0.01597in" style:rel-width="scale" style:rel-height="scale"><draw:text-box><text:p text:style-name="Textbody">Preview content is loading</text:p></draw:text-box><svg:title/><svg:desc/></draw:frame></text:span><text:span text:style-name="T2427">fonctions</text:span></text:a></text:p>
      <text:p text:style-name="P2428">se comportent comme n'importe quel autre type de données dans le langage — nous pouvons attribuer des fonctions à</text:p>
      <text:p text:style-name="P2429"><text:a xlink:href="https://www.codecademy.com/resources/docs/javascript/variables" office:target-frame-name="_top" xlink:show="replace"><text:span text:style-name="T2430"><draw:frame draw:z-index="101" draw:id="id107" draw:style-name="a109" draw:name="Frame99"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2431">variables</text:span></text:a></text:p>
      <text:p text:style-name="P2432">, et nous pouvons les réaffecter à de nouvelles variables.</text:p>
      <text:p text:style-name="P2433">Ci-dessous, nous avons un nom de fonction ennuyeux et long qui nuit à la lisibilité de tout code dans lequel il est utilisé.</text:p>
      <text:p text:style-name="P2434">Remarque : si la syntaxe de la fonction ci-dessous ne vous semble pas familière, visitez le</text:p>
      <text:p text:style-name="P2435"><text:a xlink:href="https://www.codecademy.com/resources/docs/javascript/arrow-functions" office:target-frame-name="_top" xlink:show="replace"><text:span text:style-name="T2436"><draw:frame draw:z-index="102" draw:id="id108" draw:style-name="a110" draw:name="Frame100" text:anchor-type="paragraph" svg:x="-104.1563in" svg:y="0in" svg:width="0.01597in" svg:height="0.01597in" style:rel-width="scale" style:rel-height="scale"><draw:text-box><text:p text:style-name="Textbody">Preview content is<text:s/>loading</text:p></draw:text-box><svg:title/><svg:desc/></draw:frame></text:span><text:span text:style-name="T2437">Page de documentation sur les fonctions fléchées</text:span></text:a></text:p>
      <text:p text:style-name="P2438">pour rafraîchir vos connaissances sur la notation des flèches ES6.</text:p>
      <text:p text:style-name="P2439"><text:span text:style-name="T2440">const announceThatIAmDoingImportantWork</text:span><text:span text:style-name="T2441"><text:s/>= () =&gt; {</text:span></text:p>
      <text:p text:style-name="P2442"><text:span text:style-name="T2443">    </text:span><text:span text:style-name="T2444">console</text:span><text:span text:style-name="T2445">.</text:span><text:span text:style-name="T2446">log</text:span><text:span text:style-name="T2447">(</text:span><text:span text:style-name="T2448">"I’m doing very important work!"</text:span><text:span text:style-name="T2449">);</text:span></text:p>
      <text:p text:style-name="P2450"><text:span text:style-name="T2451">};</text:span></text:p>
      <text:soft-page-break/>
      <text:p text:style-name="P2452"><text:span text:style-name="T2453"><draw:frame draw:z-index="103" draw:id="id109" draw:style-name="a111" draw:name="Frame101" text:anchor-type="paragraph" svg:x="-104.1563in" svg:y="0in" svg:width="0.01597in" svg:height="0.01597in" style:rel-width="scale" style:rel-height="scale"><draw:text-box><text:p text:style-name="Textbody">Copy to Clipboard</text:p></draw:text-box><svg:title/><svg:desc/></draw:frame></text:span><text:span text:style-name="T2454">Imaginons que cette fonction effectue un travail important et doive être appelée à plusieurs reprises. Pour renommer cette fonction sans compromettre le code source, nous pouvons la réaffecter à une variable avec un nom suffisamment court :</text:span></text:p>
      <text:p text:style-name="P2455"><text:span text:style-name="T2456">const busy</text:span><text:span text:style-name="T2457"><text:s/>= </text:span><text:span text:style-name="T2458">an</text:span><text:span text:style-name="T2459">nounceThatIAmDoingImportantWork</text:span><text:span text:style-name="T2460">;</text:span></text:p>
      <text:p text:style-name="P2461"><text:span text:style-name="T2462">busy</text:span><text:span text:style-name="T2463">();<text:s/></text:span><text:span text:style-name="T2464">// This function call barely takes any space!</text:span></text:p>
      <text:p text:style-name="P2465"><text:span text:style-name="T2466"><draw:frame draw:z-index="104" draw:id="id110" draw:style-name="a112" draw:name="Frame102" text:anchor-type="paragraph" svg:x="-104.1563in" svg:y="0in" svg:width="0.01597in" svg:height="0.01597in" style:rel-width="scale" style:rel-height="scale"><draw:text-box><text:p text:style-name="Textbody">Copy to Clipboard</text:p></draw:text-box><svg:title/><svg:desc/></draw:frame></text:span><text:span text:style-name="T2467">busy</text:span><text:span text:style-name="T2468">est une variable qui contient une </text:span><text:span text:style-name="T2469">référence</text:span><text:span text:style-name="T2470"> à notre fonction d'origine. Si nous pouvions rechercher l'adresse en mémoire de </text:span><text:span text:style-name="T2471">busy</text:span><text:span text:style-name="T2472">et l'adresse en<text:s/></text:span><text:span text:style-name="T2473">mémoire de </text:span><text:span text:style-name="T2474">announceThatIAmDoingImportantWork</text:span><text:span text:style-name="T2475">, elles pointeraient au même endroit. Notre nouvelle </text:span><text:span text:style-name="T2476">busy()</text:span><text:span text:style-name="T2477">fonction peut être appelée avec des parenthèses, comme s'il s'agissait du nom initial.</text:span></text:p>
      <text:p text:style-name="P2478"><text:span text:style-name="T2479">Notez que nous attribuons </text:span><text:span text:style-name="T2480">announceThatIAmDoingImportantWork</text:span><text:span text:style-name="T2481">la vale</text:span><text:span text:style-name="T2482">ur de la </text:span><text:span text:style-name="T2483">busy</text:span><text:span text:style-name="T2484">variable sans parenthèses. Nous souhaitons attribuer la valeur de la fonction elle-même, et non celle qu'elle renvoie lorsqu'elle est invoquée.</text:span></text:p>
      <text:p text:style-name="P2485"><text:span text:style-name="T2486">En JavaScript, les fonctions sont </text:span><text:span text:style-name="T2487">des objets de première classe</text:span><text:span text:style-name="T2488"> . Cela signifie que, comme les autr</text:span><text:span text:style-name="T2489">es</text:span></text:p>
      <text:p text:style-name="P2490"><text:a xlink:href="https://www.codecademy.com/resources/docs/javascript/objects" office:target-frame-name="_top" xlink:show="replace"><text:span text:style-name="T2491"><draw:frame draw:z-index="105" draw:id="id111" draw:style-name="a113" draw:name="Frame103" text:anchor-type="paragraph" svg:x="-104.1563in" svg:y="0in" svg:width="0.01597in" svg:height="0.01597in" style:rel-width="scale" style:rel-height="scale"><draw:text-box><text:p text:style-name="Textbody"><text:bookmark-start text:name=":rs:"/><text:bookmark-end text:name=":rs:"/>Aperçu : Documents Chargement de la description du lien</text:p></draw:text-box><svg:title/><svg:desc/></draw:frame></text:span><text:span text:style-name="T2492">objets</text:span></text:a></text:p>
      <text:p text:style-name="P2493">nous avons rencontré, les fonctions JavaScript peuvent avoir des propriétés et</text:p>
      <text:p text:style-name="P2494"><text:a xlink:href="https://www.codecademy.com/resources/docs/javascript/methods" office:target-frame-name="_top" xlink:show="replace"><text:span text:style-name="T2495"><draw:frame draw:z-index="106" draw:id="id112" draw:style-name="a114" draw:name="Frame104" text:anchor-type="paragraph" svg:x="-104.1563in" svg:y="0in" svg:width="0.01597in" svg:height="0.01597in" style:rel-width="scale" style:rel-height="scale"><draw:text-box><text:p text:style-name="Textbody"><text:bookmark-start text:name=":ru:"/><text:bookmark-end text:name=":ru:"/>Preview content is loading</text:p></draw:text-box><svg:title/><svg:desc/></draw:frame></text:span><text:span text:style-name="T2496">méthodes</text:span></text:a></text:p>
      <text:p text:style-name="P2497">.</text:p>
      <text:p text:style-name="P2498"><text:span text:style-name="T2499">Les fonctions étant un type d'objet, elles possèdent des propriétés telles que </text:span><text:span text:style-name="T2500">.length</text:span><text:span text:style-name="T2501">et </text:span><text:span text:style-name="T2502">.name</text:span><text:span text:style-name="T2503">et des méthodes telles que </text:span><text:span text:style-name="T2504">.toString()</text:span><text:span text:style-name="T2505">. Pour<text:s/></text:span><text:span text:style-name="T2506">en savoir plus sur les méthodes et propriétés des fonctions, consultez </text:span><text:a xlink:href="https://developer.mozilla.org/en-US/docs/Web/JavaScript/Reference/Global_Objects/Function" office:target-frame-name="_top" xlink:show="replace"><text:span text:style-name="T2507">la documentation MDN</text:span></text:a><text:span text:style-name="T2508"> .</text:span></text:p>
      <text:p text:style-name="P2509">Les fonctions sont particulières car nous pouvons les invoquer, mais les traiter comme n'importe quel autre type de données. Entraînons-nous à le faire !</text:p>
      <text:p text:style-name="P2510"/>
      <text:h text:style-name="P2511" text:outline-level="3">Fonctions comme paramètres</text:h>
      <text:p text:style-name="P2512">16 minutes</text:p>
      <text:p text:style-name="P2513"><text:span text:style-name="T2514">Rappelons qu'un </text:span><text:a xlink:href="https://www.codecademy.com/courses/introduction-to-javascript/lessons/functions/exercises/parameters" office:target-frame-name="_top" xlink:show="replace"><text:span text:style-name="T2515">paramètre</text:span></text:a><text:span text:style-name="T2516"> est un espace réservé aux données transmises à une fonction. Puisque les fonctions se comportent comme n'importe quel autre type de données en JavaScript, il n'est pas surprenant d'apprendre qu'elles peuvent accepter<text:s/></text:span><text:soft-page-break/><text:span text:style-name="T2517">d'autres fonc</text:span><text:span text:style-name="T2518">tions comme paramètres. Une </text:span><text:span text:style-name="T2519">fonction d'ordre supérieur</text:span><text:span text:style-name="T2520"> est une fonction qui accepte des fonctions comme paramètres, renvoie une fonction, ou les deux ! Les fonctions transmises comme paramètres sont appelées </text:span><text:span text:style-name="T2521">fonctions de rappel</text:span><text:span text:style-name="T2522"> . Les fonctions de rappel<text:s/></text:span><text:span text:style-name="T2523">sont invoquées lors de l'exécution de la fonction d'ordre supérieur.</text:span></text:p>
      <text:p text:style-name="P2524"><text:span text:style-name="T2525">Lorsque nous invoquons une fonction d'ordre supérieur et passons une autre fonction en argument, nous n'invoquons pas la fonction argument. Son invocation équivaudrait à transmettre la va</text:span><text:span text:style-name="T2526">leur de retour de cet appel de fonction. Avec les fonctions de rappel, nous passons la fonction elle-même en saisissant son nom </text:span><text:span text:style-name="T2527">sans</text:span><text:span text:style-name="T2528"> les parenthèses :</text:span></text:p>
      <text:p text:style-name="P2529"><text:span text:style-name="T2530">const higherOrderFunc</text:span><text:span text:style-name="T2531"><text:s/>= </text:span><text:span text:style-name="T2532">param</text:span><text:span text:style-name="T2533"><text:s/>=&gt; {</text:span></text:p>
      <text:p text:style-name="P2534"><text:span text:style-name="T2535">  </text:span><text:span text:style-name="T2536">param</text:span><text:span text:style-name="T2537">();</text:span></text:p>
      <text:p text:style-name="P2538"><text:span text:style-name="T2539">  </text:span><text:span text:style-name="T2540">return</text:span><text:span text:style-name="T2541"><text:s/></text:span><text:span text:style-name="T2542">`I just invoked<text:s/></text:span><text:span text:style-name="T2543">${</text:span><text:span text:style-name="T2544">param</text:span><text:span text:style-name="T2545">.</text:span><text:span text:style-name="T2546">name</text:span><text:span text:style-name="T2547">}</text:span><text:span text:style-name="T2548"><text:s/>as a callback function!`</text:span></text:p>
      <text:p text:style-name="P2549"><text:span text:style-name="T2550">}</text:span></text:p>
      <text:p text:style-name="P2551"><text:span text:style-name="T2552"><text:s/></text:span></text:p>
      <text:p text:style-name="P2553"><text:span text:style-name="T2554">const anotherFunc</text:span><text:span text:style-name="T2555"><text:s/>= () =&gt; {</text:span></text:p>
      <text:p text:style-name="P2556"><text:span text:style-name="T2557">  </text:span><text:span text:style-name="T2558">return</text:span><text:span text:style-name="T2559"><text:s/></text:span><text:span text:style-name="T2560">'I\'m being invoked by the higher-order function!'</text:span><text:span text:style-name="T2561">;</text:span></text:p>
      <text:p text:style-name="P2562"><text:span text:style-name="T2563">}</text:span></text:p>
      <text:p text:style-name="P2564"><text:span text:style-name="T2565">higherOrderFunc</text:span><text:span text:style-name="T2566">(</text:span><text:span text:style-name="T2567">anotherFunc</text:span><text:span text:style-name="T2568">);</text:span></text:p>
      <text:p text:style-name="P2569"><text:span text:style-name="T2570"><draw:frame draw:z-index="107" draw:id="id113" draw:style-name="a115" draw:name="Frame105" text:anchor-type="paragraph" svg:x="-104.1563in" svg:y="0in" svg:width="0.01597in" svg:height="0.01597in" style:rel-width="scale" style:rel-height="scale"><draw:text-box><text:p text:style-name="Textbody">Copy to Clipboard</text:p></draw:text-box><svg:title/><svg:desc/></draw:frame></text:span><text:span text:style-name="T2571">Nous avons écrit une fonction d'ordre supérieur </text:span><text:span text:style-name="T2572">higherOrderFunc</text:span><text:span text:style-name="T2573">acceptant un seul<text:s/></text:span><text:span text:style-name="T2574">paramètre : </text:span><text:span text:style-name="T2575">param</text:span><text:span text:style-name="T2576">. Dans le corps, </text:span><text:span text:style-name="T2577">param</text:span><text:span text:style-name="T2578">elle est invoquée entre parenthèses. Enfin, une chaîne est renvoyée, indiquant le nom de la fonction de rappel transmise.</text:span></text:p>
      <text:p text:style-name="P2579"><text:span text:style-name="T2580">Sous la fonction d'ordre supérieur se trouve une autre fonction judicieusement nommée </text:span><text:span text:style-name="T2581">anotherFunc</text:span><text:span text:style-name="T2582">.<text:s/></text:span><text:span text:style-name="T2583">Nous invoquons ensuite </text:span><text:span text:style-name="T2584">higherOrderFunc()</text:span><text:span text:style-name="T2585">, en la passant </text:span><text:span text:style-name="T2586">anotherFunc</text:span><text:span text:style-name="T2587">comme argument.</text:span></text:p>
      <text:p text:style-name="P2588"><text:span text:style-name="T2589">higherOrderFunc</text:span><text:span text:style-name="T2590">(() =&gt; {</text:span></text:p>
      <text:p text:style-name="P2591"><text:span text:style-name="T2592">  </text:span><text:span text:style-name="T2593">for<text:s/></text:span><text:span text:style-name="T2594">(</text:span><text:span text:style-name="T2595">let i</text:span><text:span text:style-name="T2596"><text:s/>= </text:span><text:span text:style-name="T2597">0</text:span><text:span text:style-name="T2598">;<text:s/></text:span><text:span text:style-name="T2599">i</text:span><text:span text:style-name="T2600"><text:s/>&lt;=<text:s/></text:span><text:span text:style-name="T2601">10</text:span><text:span text:style-name="T2602">;<text:s/></text:span><text:span text:style-name="T2603">i</text:span><text:span text:style-name="T2604">++){</text:span></text:p>
      <text:p text:style-name="P2605"><text:span text:style-name="T2606">    </text:span><text:span text:style-name="T2607">console</text:span><text:span text:style-name="T2608">.</text:span><text:span text:style-name="T2609">log</text:span><text:span text:style-name="T2610">(</text:span><text:span text:style-name="T2611">i</text:span><text:span text:style-name="T2612">);</text:span></text:p>
      <text:p text:style-name="P2613"><text:span text:style-name="T2614">  </text:span><text:span text:style-name="T2615">}</text:span></text:p>
      <text:p text:style-name="P2616"><text:span text:style-name="T2617">});</text:span></text:p>
      <text:p text:style-name="P2618"><text:span text:style-name="T2619"><draw:frame draw:z-index="108" draw:id="id114" draw:style-name="a116" draw:name="Frame106" text:anchor-type="paragraph" svg:x="-104.1563in" svg:y="0in" svg:width="0.01597in" svg:height="0.01597in" style:rel-width="scale" style:rel-height="scale"><draw:text-box><text:p text:style-name="Textbody">Copy to Clipboard</text:p></draw:text-box><svg:title/><svg:desc/></draw:frame></text:span><text:span text:style-name="T2620">Dans cet exemple, nous avons invoqué </text:span><text:span text:style-name="T2621">higherOrderFunc()</text:span><text:span text:style-name="T2622"><text:s/></text:span><text:span text:style-name="T2623">avec un</text:span></text:p>
      <text:p text:style-name="P2624"><text:a xlink:href="https://www.codecademy.com/resources/docs/javascript/functions#heading-anonymous-functions" office:target-frame-name="_top" xlink:show="replace"><text:span text:style-name="T2625"><draw:frame draw:z-index="109" draw:id="id115" draw:style-name="a117" draw:name="Frame107" text:anchor-type="paragraph" svg:x="-104.1563in" svg:y="0in" svg:width="0.01597in" svg:height="0.01597in" style:rel-width="scale" style:rel-height="scale"><draw:text-box><text:p text:style-name="P2626">Preview: Docs Functions are reusable pieces of code that perform tasks, process data, and possibly return values.</text:p></draw:text-box><svg:title/><svg:desc/></draw:frame></text:span><text:span text:style-name="T2627">fonction anonyme</text:span></text:a></text:p>
      <text:p text:style-name="P2628">(une<text:s/>fonction sans nom) qui compte jusqu'à 10. Les fonctions anonymes peuvent également être des arguments !</text:p>
      <text:p text:style-name="P2629"/>
      <text:soft-page-break/>
      <text:h text:style-name="P2630" text:outline-level="3">Revoir</text:h>
      <text:p text:style-name="P2631">1 min</text:p>
      <text:p text:style-name="P2632">Excellent travail ! En y réfléchissant,</text:p>
      <text:p text:style-name="P2633"><text:a xlink:href="https://www.codecademy.com/resources/docs/javascript/functions" office:target-frame-name="_top" xlink:show="replace"><text:span text:style-name="T2634"><draw:frame draw:z-index="110" draw:id="id116" draw:style-name="a118" draw:name="Frame108"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2635">fonctions</text:span></text:a></text:p>
      <text:p text:style-name="P2636">en tant que données et en apprenant les fonctions d'ordre supérieur, vous avez franchi des étapes importantes pour apprendre à écrire du code propre et modulaire qui tire parti de la flexibilité de<text:s/>JavaScript.</text:p>
      <text:p text:style-name="P2637">Passons en revue ce que nous avons appris dans cette leçon :</text:p>
      <text:list text:style-name="LFO11" text:continue-numbering="true">
        <text:list-item>
          <text:p text:style-name="P2638">L'abstraction nous permet d'écrire du code complexe d'une manière qui est facile à réutiliser, à déboguer et à comprendre pour les lecteurs humains.</text:p>
        </text:list-item>
        <text:list-item>
          <text:p text:style-name="P2639">Nous pouvons travailler avec des fonctions de la même manière que nous travaillons avec tout autre type de données, y compris en les réaffectant à de nouvelles</text:p>
        </text:list-item>
      </text:list>
      <text:p text:style-name="P2640"><text:a xlink:href="https://www.codecademy.com/resources/docs/javascript/variables" office:target-frame-name="_top" xlink:show="replace"><text:span text:style-name="T2641"><draw:frame draw:z-index="111" draw:id="id117" draw:style-name="a119" draw:name="Frame109" text:anchor-type="paragraph" svg:x="-104.1563in" svg:y="0in" svg:width="0.01597in" svg:height="0.01597in" style:rel-width="scale" style:rel-height="scale"><draw:text-box><text:p text:style-name="Textbody">Aperçu : Documents Chargement de la description<text:s/>du lien</text:p></draw:text-box><svg:title/><svg:desc/></draw:frame></text:span><text:span text:style-name="T2642">variables</text:span></text:a></text:p>
      <text:p text:style-name="P2643">.</text:p>
      <text:list text:style-name="LFO11" text:continue-numbering="true">
        <text:list-item>
          <text:p text:style-name="P2644">Les fonctions JavaScript sont de première classe</text:p>
        </text:list-item>
      </text:list>
      <text:p text:style-name="P2645"><text:a xlink:href="https://www.codecademy.com/resources/docs/javascript/objects" office:target-frame-name="_top" xlink:show="replace"><text:span text:style-name="T2646"><draw:frame draw:z-index="112" draw:id="id118" draw:style-name="a120" draw:name="Frame110"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2647">objets</text:span></text:a></text:p>
      <text:p text:style-name="P2648">, donc ils ont des propriétés et</text:p>
      <text:p text:style-name="P2649"><text:a xlink:href="https://www.codecademy.com/resources/docs/javascript/methods" office:target-frame-name="_top" xlink:show="replace"><text:span text:style-name="T2650"><draw:frame draw:z-index="113" draw:id="id119" draw:style-name="a121" draw:name="Frame111"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2651">méthodes</text:span></text:a></text:p>
      <text:p text:style-name="P2652">comme tout autre objet.</text:p>
      <text:list text:style-name="LFO11" text:continue-numbering="true">
        <text:list-item>
          <text:p text:style-name="P2653">Les fonctions peuvent être transmises à d’autres fonctions en tant que paramètres.</text:p>
        </text:list-item>
        <text:list-item>
          <text:p text:style-name="P2654">Une fonction<text:s/>d'ordre supérieur est une fonction qui accepte des fonctions comme paramètres, renvoie une fonction ou les deux.</text:p>
        </text:list-item>
      </text:list>
      <text:p text:style-name="P2655"/>
      <text:h text:style-name="P2656" text:outline-level="3">Introduction aux itérateurs</text:h>
      <text:p text:style-name="P2657">2 min</text:p>
      <text:p text:style-name="P2658">Imaginez que nous ayons une liste de courses et que nous souhaitions connaître la composition de chaque<text:s/>article. Nous pourrions parcourir chaque ligne et lire chaque élément. Cette tâche courante est similaire à celle que nous devons effectuer pour parcourir un tableau. La <text:span text:style-name="T2659">for</text:span>boucle est un outil à notre disposition. Cependant, nous avons également accès à un<text:s/>tableau intégré.</text:p>
      <text:p text:style-name="P2660"><text:a xlink:href="https://www.codecademy.com/resources/docs/javascript/methods" office:target-frame-name="_top" xlink:show="replace"><text:span text:style-name="T2661"><draw:frame draw:z-index="114" draw:id="id120" draw:style-name="a122" draw:name="Frame112" text:anchor-type="paragraph" svg:x="-104.1563in" svg:y="0in" svg:width="0.01597in" svg:height="0.01597in" style:rel-width="scale" style:rel-height="scale"><draw:text-box><text:p text:style-name="Textbody"><text:bookmark-start text:name=":r9:"/><text:bookmark-end text:name=":r9:"/>Aperçu : Documents Chargement de la description du lien</text:p></draw:text-box><svg:title/><svg:desc/></draw:frame></text:span><text:span text:style-name="T2662">méthodes</text:span></text:a></text:p>
      <text:p text:style-name="P2663">qui fournissent des fonctionnalités d'itération spécialisées.</text:p>
      <text:p text:style-name="P2664">Les méthodes de tableau JavaScript intégrées qui nous aident à itérer sont appelées <text:span text:style-name="Accentuation">méthodes d'itération</text:span> , parfois appelées</text:p>
      <text:p text:style-name="P2665"><text:a xlink:href="https://www.codecademy.com/resources/docs/javascript/iterators" office:target-frame-name="_top" xlink:show="replace"><text:span text:style-name="T2666"><draw:frame draw:z-index="115" draw:id="id121" draw:style-name="a123" draw:name="Frame113" text:anchor-type="paragraph" svg:x="-104.1563in" svg:y="0in" svg:width="0.01597in" svg:height="0.01597in" style:rel-width="scale" style:rel-height="scale"><draw:text-box><text:p text:style-name="Textbody"><text:bookmark-start text:name=":rb:"/><text:bookmark-end text:name=":rb:"/>Aperçu : Documents Chargement de la description du lien</text:p></draw:text-box><svg:title/><svg:desc/></draw:frame></text:span><text:span text:style-name="T2667">itérateurs</text:span></text:a></text:p>
      <text:p text:style-name="P2668">Les itérateurs sont des méthodes appelées sur</text:p>
      <text:p text:style-name="P2669"><text:a xlink:href="https://www.codecademy.com/resources/docs/javascript/arrays" office:target-frame-name="_top" xlink:show="replace"><text:span text:style-name="T2670"><draw:frame draw:z-index="116" draw:id="id122" draw:style-name="a124" draw:name="Frame114" text:anchor-type="paragraph" svg:x="-104.1563in" svg:y="0in" svg:width="0.01597in" svg:height="0.01597in" style:rel-width="scale" style:rel-height="scale"><draw:text-box><text:p text:style-name="Textbody"><text:bookmark-start text:name=":rd:"/><text:bookmark-end text:name=":rd:"/>Aperçu : Documents Chargement de la description du lien</text:p></draw:text-box><svg:title/><svg:desc/></draw:frame></text:span><text:span text:style-name="T2671">tableaux</text:span></text:a></text:p>
      <text:p text:style-name="P2672">pour manipuler des éléments et renvoyer des valeurs.</text:p>
      <text:p text:style-name="P2673">Dans cette leçon, nous<text:s/>découvrirons la syntaxe de ces méthodes d'itération, leurs valeurs de retour et comment utiliser la documentation pour les comprendre. Nous verrons également comment choisir la méthode d'itération adaptée à une tâche donnée.</text:p>
      <text:p text:style-name="P2674"/>
      <text:h text:style-name="P2675" text:outline-level="3">La méthode .forEach()</text:h>
      <text:p text:style-name="P2676">La première méthode d'itération que nous allons apprendre est</text:p>
      <text:p text:style-name="P2677"><text:a xlink:href="https://www.codecademy.com/resources/docs/javascript/arrays/forEach?page_ref=catalog" office:target-frame-name="_top" xlink:show="replace"><text:span text:style-name="T2678"><draw:frame draw:z-index="117" draw:id="id123" draw:style-name="a125" draw:name="Frame115"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2679">.forEach()</text:span></text:a></text:p>
      <text:p text:style-name="P2680"><text:span text:style-name="T2681">. Bien nommé, </text:span><text:span text:style-name="T2682">.forEach()</text:span><text:span text:style-name="T2683">exécutera le même code pour chaque élément d'un tableau.</text:span></text:p>
      <text:p text:style-name="P2684"/>
      <text:p text:style-name="P2685"><text:span text:style-name="T2686">L'exemple de code précédent enregistre une liste de courses correctement formatée dans la console. Explorons la syntaxe d'invocation de </text:span><text:span text:style-name="T2687">.forEach()</text:span><text:span text:style-name="T2688">.</text:span></text:p>
      <text:list text:style-name="LFO12" text:continue-numbering="true">
        <text:list-item>
          <text:p text:style-name="P2689"><text:span text:style-name="T2690">groceries.forEach()</text:span><text:span text:style-name="T2691">appelle la </text:span><text:span text:style-name="T2692">forEach</text:span><text:span text:style-name="T2693">méthode sur l</text:span><text:span text:style-name="T2694">e </text:span><text:span text:style-name="T2695">groceries</text:span><text:span text:style-name="T2696">tableau.</text:span></text:p>
        </text:list-item>
        <text:list-item>
          <text:p text:style-name="P2697"><text:span text:style-name="T2698">.</text:span><text:span text:style-name="T2699">forEach()</text:span><text:span text:style-name="T2700"><text:s/></text:span><text:span text:style-name="T2701">prend une fonction de rappel comme argument. Pour rappel, une fonction de rappel est une fonction passée en argument à une autre fonction.</text:span></text:p>
        </text:list-item>
        <text:list-item>
          <text:p text:style-name="P2702"><text:span text:style-name="T2703">.forEach()</text:span><text:span text:style-name="T2704"> </text:span></text:p>
        </text:list-item>
      </text:list>
      <text:p text:style-name="P2705"><text:a xlink:href="https://www.codecademy.com/resources/docs/javascript/loops" office:target-frame-name="_top" xlink:show="replace"><text:span text:style-name="T2706"><draw:frame draw:z-index="118" draw:id="id124" draw:style-name="a126" draw:name="Frame116"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2707">boucles</text:span></text:a></text:p>
      <text:p text:style-name="P2708">parcourt le tableau et exécute la fonction de rappel pour chaque élément. À chaque exécution, l'élément courant est<text:s/>passé en argument à la fonction de rappel.</text:p>
      <text:list text:style-name="LFO12" text:continue-numbering="true">
        <text:list-item>
          <text:p text:style-name="P2709"><text:span text:style-name="T2710">La valeur de retour pour </text:span><text:span text:style-name="T2711">.forEach()</text:span><text:span text:style-name="T2712">sera toujours </text:span><text:span text:style-name="T2713">undefined</text:span><text:span text:style-name="T2714">.</text:span></text:p>
        </text:list-item>
      </text:list>
      <text:p text:style-name="P2715"><text:span text:style-name="T2716">Une autre façon de transmettre un rappel </text:span><text:span text:style-name="T2717">.forEach()</text:span><text:span text:style-name="T2718">est d’utiliser la syntaxe de fonction fléchée.</text:span></text:p>
      <text:p text:style-name="PreformattedText"><text:span text:style-name="T2719">groceries</text:span><text:span text:style-name="T2720">.</text:span><text:span text:style-name="T2721">forEach</text:span><text:span text:style-name="T2722">(</text:span><text:span text:style-name="T2723">groceryItem</text:span><text:span text:style-name="T2724"><text:s/>=&gt;<text:s/></text:span><text:span text:style-name="T2725">console</text:span><text:span text:style-name="T2726">.</text:span><text:span text:style-name="T2727">log</text:span><text:span text:style-name="T2728">(</text:span><text:span text:style-name="T2729">groceryItem</text:span><text:span text:style-name="T2730">));</text:span></text:p>
      <text:soft-page-break/>
      <text:p text:style-name="P2731"><text:span text:style-name="T2732"><draw:frame draw:z-index="119" draw:id="id125" draw:style-name="a127" draw:name="Frame117" text:anchor-type="paragraph" svg:x="-104.1563in" svg:y="0in" svg:width="0.01597in" svg:height="0.01597in" style:rel-width="scale" style:rel-height="scale"><draw:text-box><text:p text:style-name="Textbody">Copy to Clipboard</text:p></draw:text-box><svg:title/><svg:desc/></draw:frame></text:span><text:span text:style-name="T2733">Nous pouvons également définir au préalable une fonction à utiliser comme fonction de rappel.</text:span></text:p>
      <text:p text:style-name="PreformattedText"><text:span text:style-name="T2734">function printGrocery</text:span><text:span text:style-name="T2735">(</text:span><text:span text:style-name="T2736">element</text:span><text:span text:style-name="T2737">){</text:span></text:p>
      <text:p text:style-name="PreformattedText"><text:span text:style-name="T2738">  </text:span><text:span text:style-name="T2739">console</text:span><text:span text:style-name="T2740">.</text:span><text:span text:style-name="T2741">log</text:span><text:span text:style-name="T2742">(</text:span><text:span text:style-name="T2743">element</text:span><text:span text:style-name="T2744">);</text:span></text:p>
      <text:p text:style-name="PreformattedText"><text:span text:style-name="T2745">}</text:span></text:p>
      <text:p text:style-name="PreformattedText"><text:span text:style-name="T2746">groceries</text:span><text:span text:style-name="T2747">.</text:span><text:span text:style-name="T2748">forEach</text:span><text:span text:style-name="T2749">(</text:span><text:span text:style-name="T2750">printGrocery</text:span><text:span text:style-name="T2751">);</text:span></text:p>
      <text:p text:style-name="P2752"><text:span text:style-name="T2753"><draw:frame draw:z-index="120" draw:id="id126" draw:style-name="a128" draw:name="Frame118" text:anchor-type="paragraph" svg:x="-104.1563in" svg:y="0in" svg:width="0.01597in" svg:height="0.01597in" style:rel-width="scale" style:rel-height="scale"><draw:text-box><text:p text:style-name="Textbody">Copy to Clipboard</text:p></draw:text-box><svg:title/><svg:desc/></draw:frame></text:span><text:span text:style-name="T2754">L'exemple précédent utilise une déclaration de fonction, mais nous pouvons également utiliser une expression de fonction ou une fonction fléchée.</text:span></text:p>
      <text:p text:style-name="P2755">Les trois extraits de code ont le même effet. Dans chaque méthode d'itération de tableau, nous pouvons utiliser l'un des trois exemples pour fournir une fonction de rappel comme argument à l'itérateur. Il est important de connaître les différentes manières de transmettre une fonction de rappel.</text:p>
      <text:p text:style-name="P2756"><text:a xlink:href="https://www.codecademy.com/resources/docs/javascript/functions" office:target-frame-name="_top" xlink:show="replace"><text:span text:style-name="T2757"><draw:frame draw:z-index="121" draw:id="id127" draw:style-name="a129" draw:name="Frame119"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2758">fonctions</text:span></text:a></text:p>
      <text:p text:style-name="P2759">comme arguments dans</text:p>
      <text:p text:style-name="P2760"><text:a xlink:href="https://www.codecademy.com/resources/docs/javascript/iterators" office:target-frame-name="_top" xlink:show="replace"><text:span text:style-name="T2761"><draw:frame draw:z-index="122" draw:id="id128" draw:style-name="a130" draw:name="Frame120" text:anchor-type="paragraph" svg:x="-104.1563in" svg:y="0in" svg:width="0.01597in" svg:height="0.01597in" style:rel-width="scale" style:rel-height="scale"><draw:text-box><text:p text:style-name="Textbody"><text:bookmark-start text:name=":r1d:"/><text:bookmark-end text:name=":r1d:"/>Aperçu : Documents Chargement de la description du lien</text:p></draw:text-box><svg:title/><svg:desc/></draw:frame></text:span><text:span text:style-name="T2762">itérateurs</text:span></text:a></text:p>
      <text:p text:style-name="P2763">Les<text:s/>développeurs ont des préférences stylistiques différentes. Néanmoins, compte tenu de la forte adoption d'ES6, nous utiliserons la syntaxe des fonctions fléchées dans les exercices suivants.</text:p>
      <text:p text:style-name="P2764"/>
      <text:h text:style-name="P2765" text:outline-level="3">La méthode .map()</text:h>
      <text:p text:style-name="P2766">13 minutes</text:p>
      <text:p text:style-name="P2767"><text:span text:style-name="T2768">Le deuxième itérateur que nous allon</text:span><text:span text:style-name="T2769">s aborder est </text:span><text:span text:style-name="T2770">.map()</text:span><text:span text:style-name="T2771">. Lorsque</text:span></text:p>
      <text:p text:style-name="P2772"><text:a xlink:href="https://www.codecademy.com/resources/docs/javascript/arrays/map?page_ref=catalog" office:target-frame-name="_top" xlink:show="replace"><text:span text:style-name="T2773"><draw:frame draw:z-index="123" draw:id="id129" draw:style-name="a131" draw:name="Frame121" text:anchor-type="paragraph" svg:x="-104.1563in" svg:y="0in" svg:width="0.01597in" svg:height="0.01597in" style:rel-width="scale" style:rel-height="scale"><draw:text-box><text:p text:style-name="Textbody">Preview: Docs Loading link description</text:p></draw:text-box><svg:title/><svg:desc/></draw:frame></text:span><text:span text:style-name="T2774">.map()</text:span></text:a></text:p>
      <text:p text:style-name="P2775"><text:span text:style-name="T2776">Si elle est appelée sur un tableau, elle prend l'argument d'une fonction de rap</text:span><text:span text:style-name="T2777">pel et renvoie un nouveau tableau ! Voici un exemple d'appel</text:span><text:span text:style-name="T2778">.map()</text:span><text:span text:style-name="T2779"> :</text:span></text:p>
      <text:p text:style-name="PreformattedText"><text:span text:style-name="T2780">const numbers</text:span><text:span text:style-name="T2781"><text:s/>= [</text:span><text:span text:style-name="T2782">1</text:span><text:span text:style-name="T2783">,<text:s/></text:span><text:span text:style-name="T2784">2</text:span><text:span text:style-name="T2785">,<text:s/></text:span><text:span text:style-name="T2786">3</text:span><text:span text:style-name="T2787">,<text:s/></text:span><text:span text:style-name="T2788">4</text:span><text:span text:style-name="T2789">,<text:s/></text:span><text:span text:style-name="T2790">5</text:span><text:span text:style-name="T2791">];</text:span></text:p>
      <text:p text:style-name="PreformattedText"><text:span text:style-name="T2792">const bigNumbers</text:span><text:span text:style-name="T2793"><text:s/>= </text:span><text:span text:style-name="T2794">numbers</text:span><text:span text:style-name="T2795">.</text:span><text:span text:style-name="T2796">map</text:span><text:span text:style-name="T2797">(</text:span><text:span text:style-name="T2798">number</text:span><text:span text:style-name="T2799"><text:s/>=&gt; {</text:span></text:p>
      <text:p text:style-name="PreformattedText"><text:span text:style-name="T2800">  </text:span><text:span text:style-name="T2801">return</text:span><text:span text:style-name="T2802"><text:s/></text:span><text:span text:style-name="T2803">number</text:span><text:span text:style-name="T2804"><text:s/>* </text:span><text:span text:style-name="T2805">10</text:span><text:span text:style-name="T2806">;</text:span></text:p>
      <text:p text:style-name="PreformattedText"><text:span text:style-name="T2807">});</text:span></text:p>
      <text:p text:style-name="P2808"><text:span text:style-name="T2809"><draw:frame draw:z-index="124" draw:id="id130" draw:style-name="a132" draw:name="Frame122" text:anchor-type="paragraph" svg:x="-104.1563in" svg:y="0in" svg:width="0.01597in" svg:height="0.01597in" style:rel-width="scale" style:rel-height="scale"><draw:text-box><text:p text:style-name="Textbody">Copy to Clipboard</text:p></draw:text-box><svg:title/><svg:desc/></draw:frame></text:span><text:span text:style-name="T2810">.map()</text:span><text:span text:style-name="T2811">fonctionne de manière similaire à</text:span></text:p>
      <text:p text:style-name="P2812"><text:a xlink:href="https://www.codecademy.com/resources/docs/javascript/arrays/forEach" office:target-frame-name="_top" xlink:show="replace"><text:span text:style-name="T2813"><draw:frame draw:z-index="125" draw:id="id131" draw:style-name="a133" draw:name="Frame123" text:anchor-type="paragraph" svg:x="-104.1563in" svg:y="0in" svg:width="0.01597in" svg:height="0.01597in" style:rel-width="scale" style:rel-height="scale"><draw:text-box><text:p text:style-name="P2814">Preview: Docs Loops over the array, passing each item in the array into the callback function provided.</text:p></draw:text-box><svg:title/><svg:desc/></draw:frame></text:span><text:span text:style-name="T2815">.forEach()</text:span></text:a></text:p>
      <text:p text:style-name="P2816"><text:span text:style-name="T2817">—<text:s/></text:span><text:span text:style-name="T2818">la principale différence est que </text:span><text:span text:style-name="T2819">.map()</text:span><text:span text:style-name="T2820">renvoie un nouveau tableau.</text:span></text:p>
      <text:p text:style-name="P2821">Dans l’exemple ci-dessus :</text:p>
      <text:list text:style-name="LFO13" text:continue-numbering="true">
        <text:list-item>
          <text:p text:style-name="P2822"><text:span text:style-name="T2823">numbers</text:span><text:span text:style-name="T2824">est un tableau de nombres.</text:span></text:p>
        </text:list-item>
        <text:list-item>
          <text:p text:style-name="P2825"><text:span text:style-name="T2826">bigNumbers</text:span><text:span text:style-name="T2827">stockera la valeur de retour de l'appel </text:span><text:span text:style-name="T2828">.map()</text:span><text:span text:style-name="T2829">sur </text:span><text:span text:style-name="T2830">numbers</text:span><text:span text:style-name="T2831">.</text:span></text:p>
        </text:list-item>
        <text:list-item>
          <text:p text:style-name="P2832"><text:span text:style-name="T2833">numbers.map</text:span><text:span text:style-name="T2834">parcourra chaque élément<text:s/></text:span><text:span text:style-name="T2835">du </text:span><text:span text:style-name="T2836">numbers</text:span><text:span text:style-name="T2837">tableau et transmettra l'élément à la fonction de rappel.</text:span></text:p>
        </text:list-item>
        <text:list-item>
          <text:p text:style-name="P2838"><text:span text:style-name="T2839">return number * 10</text:span><text:span text:style-name="T2840">est le code que nous souhaitons exécuter sur chaque élément du tableau. Cela enregistrera chaque valeur du </text:span><text:span text:style-name="T2841">numbers</text:span><text:span text:style-name="T2842">tableau, multipliée par </text:span><text:span text:style-name="T2843">10</text:span><text:span text:style-name="T2844">, dans un nouveau tableau.</text:span></text:p>
        </text:list-item>
      </text:list>
      <text:p text:style-name="P2845"><text:span text:style-name="T2846">Si<text:s/></text:span><text:span text:style-name="T2847">nous regardons </text:span><text:span text:style-name="T2848">numbers</text:span><text:span text:style-name="T2849">et </text:span><text:span text:style-name="T2850">bigNumbers</text:span><text:span text:style-name="T2851">:</text:span></text:p>
      <text:p text:style-name="PreformattedText"><text:span text:style-name="T2852">console</text:span><text:span text:style-name="T2853">.</text:span><text:span text:style-name="T2854">log</text:span><text:span text:style-name="T2855">(</text:span><text:span text:style-name="T2856">numbers</text:span><text:span text:style-name="T2857">);<text:s/></text:span><text:span text:style-name="T2858">// Output: [1, 2, 3, 4, 5]</text:span></text:p>
      <text:p text:style-name="PreformattedText"><text:span text:style-name="T2859">console</text:span><text:span text:style-name="T2860">.</text:span><text:span text:style-name="T2861">log</text:span><text:span text:style-name="T2862">(</text:span><text:span text:style-name="T2863">bigNumbers</text:span><text:span text:style-name="T2864">);<text:s/></text:span><text:span text:style-name="T2865">// Output: [10, 20, 30, 40, 50]</text:span></text:p>
      <text:p text:style-name="P2866"/>
      <text:h text:style-name="P2867" text:outline-level="3">La méthode .filter()</text:h>
      <text:p text:style-name="P2868">10 minutes</text:p>
      <text:p text:style-name="P2869">Une autre méthode d'itération utile est</text:p>
      <text:p text:style-name="P2870"><text:a xlink:href="https://www.codecademy.com/resources/docs/javascript/arrays/filter?page_ref=catalog" office:target-frame-name="_top" xlink:show="replace"><text:span text:style-name="T2871"><draw:frame draw:z-index="126" draw:id="id132" draw:style-name="a134" draw:name="Frame124" text:anchor-type="paragraph" svg:x="-104.1563in" svg:y="0in" svg:width="0.01597in" svg:height="0.01597in" style:rel-width="scale" style:rel-height="scale"><draw:text-box><text:p text:style-name="P2872">Preview: Docs Creates a new array with all elements that pass the test from the provided function.</text:p></draw:text-box><svg:title/><svg:desc/></draw:frame></text:span><text:span text:style-name="T2873">.filter()</text:span></text:a></text:p>
      <text:p text:style-name="P2874">. Comme</text:p>
      <text:p text:style-name="P2875"><text:a xlink:href="https://www.codecademy.com/resources/docs/javascript/arrays/map" office:target-frame-name="_top" xlink:show="replace"><text:span text:style-name="T2876"><draw:frame draw:z-index="127" draw:id="id133" draw:style-name="a135" draw:name="Frame125" text:anchor-type="paragraph" svg:x="-104.1563in" svg:y="0in" svg:width="0.01597in" svg:height="0.01597in" style:rel-width="scale" style:rel-height="scale"><draw:text-box><text:p text:style-name="Textbody">Preview: Docs Loading link description</text:p></draw:text-box><svg:title/><svg:desc/></draw:frame></text:span><text:span text:style-name="T2877">.map()</text:span></text:a></text:p>
      <text:p text:style-name="P2878"><text:span text:style-name="T2879">, </text:span><text:span text:style-name="T2880">.filter()</text:span><text:span text:style-name="T2881">renvoie un nouveau tableau. Cependant, </text:span><text:span text:style-name="T2882">.filter()</text:span><text:span text:style-name="T2883">renvoie un tableau d'éléments après avoir filtré certains éléments du</text:span><text:span text:style-name="T2884"><text:s/>tableau d'origine. La fonction de rappel de la </text:span><text:span text:style-name="T2885">.filter()</text:span><text:span text:style-name="T2886">méthode doit renvoyer </text:span><text:span text:style-name="T2887">true</text:span><text:span text:style-name="T2888">« ou » </text:span><text:span text:style-name="T2889">false</text:span><text:span text:style-name="T2890">selon l'élément qui lui est passé. Les éléments qui provoquent le retour de la fonction de rappel </text:span><text:span text:style-name="T2891">true</text:span><text:span text:style-name="T2892">sont ajoutés au nouveau tableau.<text:s/></text:span><text:span text:style-name="T2893">Prenons l'exemple suivant </text:span><text:span text:style-name="T2894">:</text:span></text:p>
      <text:p text:style-name="PreformattedText"><text:span text:style-name="T2895">const words</text:span><text:span text:style-name="T2896"><text:s/>= [</text:span><text:span text:style-name="T2897">'chair'</text:span><text:span text:style-name="T2898">,<text:s/></text:span><text:span text:style-name="T2899">'music'</text:span><text:span text:style-name="T2900">,<text:s/></text:span><text:span text:style-name="T2901">'pillow'</text:span><text:span text:style-name="T2902">,<text:s/></text:span><text:span text:style-name="T2903">'brick'</text:span><text:span text:style-name="T2904">,<text:s/></text:span><text:span text:style-name="T2905">'pen'</text:span><text:span text:style-name="T2906">,<text:s/></text:span><text:span text:style-name="T2907">'door'</text:span><text:span text:style-name="T2908">];</text:span></text:p>
      <text:p text:style-name="PreformattedText"><text:span text:style-name="T2909">const shortWords</text:span><text:span text:style-name="T2910"><text:s/>= </text:span><text:span text:style-name="T2911">words</text:span><text:span text:style-name="T2912">.</text:span><text:span text:style-name="T2913">filter</text:span><text:span text:style-name="T2914">(</text:span><text:span text:style-name="T2915">word</text:span><text:span text:style-name="T2916"><text:s/>=&gt; {</text:span></text:p>
      <text:p text:style-name="PreformattedText"><text:span text:style-name="T2917">  </text:span><text:span text:style-name="T2918">return</text:span><text:span text:style-name="T2919"><text:s/></text:span><text:span text:style-name="T2920">word</text:span><text:span text:style-name="T2921">.</text:span><text:span text:style-name="T2922">length</text:span><text:span text:style-name="T2923"><text:s/>&lt;<text:s/></text:span><text:span text:style-name="T2924">6</text:span><text:span text:style-name="T2925">;</text:span></text:p>
      <text:p text:style-name="PreformattedText"><text:span text:style-name="T2926">});</text:span></text:p>
      <text:list text:style-name="LFO14" text:continue-numbering="true">
        <text:list-item>
          <text:p text:style-name="P2927"><text:span text:style-name="T2928"><draw:frame draw:z-index="128" draw:id="id134" draw:style-name="a136" draw:name="Frame126" text:anchor-type="paragraph" svg:x="-104.1563in" svg:y="0in" svg:width="0.01597in" svg:height="0.01597in" style:rel-width="scale" style:rel-height="scale"><draw:text-box><text:p text:style-name="Textbody">Copy to Clipboard</text:p></draw:text-box><svg:title/><svg:desc/></draw:frame></text:span><text:span text:style-name="T2929">words</text:span><text:span text:style-name="T2930">est un tableau qui contient des éléments de chaîne.</text:span></text:p>
        </text:list-item>
        <text:list-item>
          <text:p text:style-name="P2931"><text:span text:style-name="T2932">const shortWords = </text:span><text:span text:style-name="T2933">déclare une nouvelle variable qui stockera le tableau renvoyé par l'appel de </text:span><text:span text:style-name="T2934">.filter()</text:span><text:span text:style-name="T2935">.</text:span></text:p>
        </text:list-item>
        <text:list-item>
          <text:p text:style-name="P2936"><text:span text:style-name="T2937">La fonction de<text:s/></text:span><text:span text:style-name="T2938">rappel est une fonction fléchée qui prend un seul paramètre. </text:span><text:span text:style-name="T2939">word</text:span><text:span text:style-name="T2940">Chaque élément du </text:span><text:span text:style-name="T2941">words</text:span><text:span text:style-name="T2942">tableau lui sera transmis comme argument.</text:span></text:p>
        </text:list-item>
        <text:list-item>
          <text:p text:style-name="P2943"><text:span text:style-name="T2944">word.length &lt; 6;</text:span><text:span text:style-name="T2945">est la condition de la fonction de rappel. Tout </text:span><text:span text:style-name="T2946">word</text:span><text:span text:style-name="T2947">élément du </text:span><text:span text:style-name="T2948">words</text:span><text:span text:style-name="T2949">tableau contenant moins de </text:span><text:span text:style-name="T2950">6</text:span><text:span text:style-name="T2951">caractères ser</text:span><text:span text:style-name="T2952">a ajouté au </text:span><text:span text:style-name="T2953">shortWords</text:span><text:span text:style-name="T2954">tableau.</text:span></text:p>
        </text:list-item>
      </text:list>
      <text:p text:style-name="P2955"><text:span text:style-name="T2956">Vérifions également les valeurs de </text:span><text:span text:style-name="T2957">words</text:span><text:span text:style-name="T2958">et </text:span><text:span text:style-name="T2959">shortWords</text:span><text:span text:style-name="T2960">:</text:span></text:p>
      <text:soft-page-break/>
      <text:p text:style-name="PreformattedText"><text:span text:style-name="T2961">console</text:span><text:span text:style-name="T2962">.</text:span><text:span text:style-name="T2963">log</text:span><text:span text:style-name="T2964">(</text:span><text:span text:style-name="T2965">words</text:span><text:span text:style-name="T2966">);<text:s/></text:span><text:span text:style-name="T2967">// Output: ['chair', 'music', 'pillow', 'brick', 'pen', 'door'];</text:span></text:p>
      <text:p text:style-name="PreformattedText"><text:span text:style-name="T2968">console</text:span><text:span text:style-name="T2969">.</text:span><text:span text:style-name="T2970">log</text:span><text:span text:style-name="T2971">(</text:span><text:span text:style-name="T2972">shortWords</text:span><text:span text:style-name="T2973">);<text:s/></text:span><text:span text:style-name="T2974">// Output: ['chair', 'music', 'brick', 'pen', 'door']</text:span></text:p>
      <text:p text:style-name="P2975"><text:span text:style-name="T2976"><draw:frame draw:z-index="129" draw:id="id135" draw:style-name="a137" draw:name="Frame127" text:anchor-type="paragraph" svg:x="-104.1563in" svg:y="0in" svg:width="0.01597in" svg:height="0.01597in" style:rel-width="scale" style:rel-height="scale"><draw:text-box><text:p text:style-name="Textbody">Copy to Clipboard</text:p></draw:text-box><svg:title/><svg:desc/></draw:frame></text:span><text:span text:style-name="T2977">Observez comment </text:span><text:span text:style-name="T2978">words</text:span><text:span text:style-name="T2979">il n'a pas été muté, c'est-à-dire modifié, et </text:span><text:span text:style-name="T2980">shortWords</text:span><text:span text:style-name="T2981">qu'il s'agit d'un nouveau tableau.</text:span></text:p>
      <text:h text:style-name="P2982" text:outline-level="3">La méthode .findIndex()</text:h>
      <text:p text:style-name="P2983">11 min</text:p>
      <text:p text:style-name="P2984"><text:span text:style-name="T2985">Nous souhaitons parfois trouver l'emplacement d'un élément dans un tableau. C'est là </text:span><text:span text:style-name="T2986">.findIndex()</text:span><text:span text:style-name="T2987">qu'intervient la méthode ! Appel</text:span></text:p>
      <text:p text:style-name="P2988"><text:a xlink:href="https://www.codecademy.com/resources/docs/javascript/arrays/findIndex?page_ref=catalog" office:target-frame-name="_top" xlink:show="replace"><text:span text:style-name="T2989"><draw:frame draw:z-index="130" draw:id="id136" draw:style-name="a138" draw:name="Frame128" text:anchor-type="paragraph" svg:x="-104.1563in" svg:y="0in" svg:width="0.01597in" svg:height="0.01597in" style:rel-width="scale" style:rel-height="scale"><draw:text-box><text:p text:style-name="Textbody"><text:bookmark-start text:name=":re:"/><text:bookmark-end text:name=":re:"/>Aperçu : Documents Chargement de la description du lien</text:p></draw:text-box><svg:title/><svg:desc/></draw:frame></text:span><text:span text:style-name="T2990">.findIndex()</text:span></text:a></text:p>
      <text:p text:style-name="P2991"><text:span text:style-name="T2992">sur un tableau renverra l'index du<text:s/></text:span><text:span text:style-name="T2993">premier élément évalué </text:span><text:span text:style-name="T2994">true</text:span><text:span text:style-name="T2995">dans la fonction de rappel.</text:span></text:p>
      <text:p text:style-name="PreformattedText"><text:span text:style-name="T2996">const jumbledNums</text:span><text:span text:style-name="T2997"><text:s/>= [</text:span><text:span text:style-name="T2998">123</text:span><text:span text:style-name="T2999">,<text:s/></text:span><text:span text:style-name="T3000">25</text:span><text:span text:style-name="T3001">,<text:s/></text:span><text:span text:style-name="T3002">78</text:span><text:span text:style-name="T3003">,<text:s/></text:span><text:span text:style-name="T3004">5</text:span><text:span text:style-name="T3005">,<text:s/></text:span><text:span text:style-name="T3006">9</text:span><text:span text:style-name="T3007">];</text:span></text:p>
      <text:p text:style-name="PreformattedText"><text:span text:style-name="T3008">const lessThanTen</text:span><text:span text:style-name="T3009"><text:s/>= </text:span><text:span text:style-name="T3010">jumbledNums</text:span><text:span text:style-name="T3011">.</text:span><text:span text:style-name="T3012">findIndex</text:span><text:span text:style-name="T3013">(</text:span><text:span text:style-name="T3014">num</text:span><text:span text:style-name="T3015"><text:s/>=&gt; {</text:span></text:p>
      <text:p text:style-name="PreformattedText"><text:span text:style-name="T3016">  </text:span><text:span text:style-name="T3017">return</text:span><text:span text:style-name="T3018"><text:s/></text:span><text:span text:style-name="T3019">num</text:span><text:span text:style-name="T3020"><text:s/>&lt;<text:s/></text:span><text:span text:style-name="T3021">10</text:span><text:span text:style-name="T3022">;</text:span></text:p>
      <text:p text:style-name="PreformattedText"><text:span text:style-name="T3023">});</text:span></text:p>
      <text:list text:style-name="LFO15" text:continue-numbering="true">
        <text:list-item>
          <text:p text:style-name="P3024"><text:span text:style-name="T3025"><draw:frame draw:z-index="131" draw:id="id137" draw:style-name="a139" draw:name="Frame129" text:anchor-type="paragraph" svg:x="-104.1563in" svg:y="0in" svg:width="0.01597in" svg:height="0.01597in" style:rel-width="scale" style:rel-height="scale"><draw:text-box><text:p text:style-name="Textbody">Copy to Clipboard</text:p></draw:text-box><svg:title/><svg:desc/></draw:frame></text:span><text:span text:style-name="T3026">jumbledNums</text:span><text:span text:style-name="T3027">est un tableau qui contient des éléments qui sont des nombres.</text:span></text:p>
        </text:list-item>
        <text:list-item>
          <text:p text:style-name="P3028"><text:span text:style-name="T3029">const lessThanTen = </text:span><text:span text:style-name="T3030">déclare une nouvelle variable qui stocke le numéro d'index renvoyé par l'appel de </text:span><text:span text:style-name="T3031">.findIndex()</text:span><text:span text:style-name="T3032">.</text:span></text:p>
        </text:list-item>
        <text:list-item>
          <text:p text:style-name="P3033"><text:span text:style-name="T3034">La fonction de rappel est une fonction fléchée possédant un seul paramètre. </text:span><text:span text:style-name="T3035">num</text:span><text:span text:style-name="T3036">Chaque élément du </text:span><text:span text:style-name="T3037">jumbledNums</text:span><text:span text:style-name="T3038">tableau lui sera transmis comme argument.</text:span></text:p>
        </text:list-item>
        <text:list-item>
          <text:p text:style-name="P3039"><text:span text:style-name="T3040">num &lt; 10;</text:span><text:span text:style-name="T3041">est la condition par rapport à laquelle les éléments sont vérifiés. </text:span><text:span text:style-name="T3042">.findIndex()</text:span><text:span text:style-name="T3043">ren</text:span><text:span text:style-name="T3044">verra l'index du premier élément évalué </text:span><text:span text:style-name="T3045">true</text:span><text:span text:style-name="T3046">pour cette condition.</text:span></text:p>
        </text:list-item>
      </text:list>
      <text:p text:style-name="P3047"><text:span text:style-name="T3048">Voyons ce qui </text:span><text:span text:style-name="T3049">lessThanTen</text:span><text:span text:style-name="T3050">correspond à :</text:span></text:p>
      <text:p text:style-name="PreformattedText"><text:span text:style-name="T3051">console</text:span><text:span text:style-name="T3052">.</text:span><text:span text:style-name="T3053">log</text:span><text:span text:style-name="T3054">(</text:span><text:span text:style-name="T3055">lessThanTen</text:span><text:span text:style-name="T3056">);<text:s/></text:span><text:span text:style-name="T3057">// Output: 3 </text:span></text:p>
      <text:p text:style-name="P3058"><text:span text:style-name="T3059"><draw:frame draw:z-index="132" draw:id="id138" draw:style-name="a140" draw:name="Frame130" text:anchor-type="paragraph" svg:x="-104.1563in" svg:y="0in" svg:width="0.01597in" svg:height="0.01597in" style:rel-width="scale" style:rel-height="scale"><draw:text-box><text:p text:style-name="Textbody">Copy to Clipboard</text:p></draw:text-box><svg:title/><svg:desc/></draw:frame></text:span><text:span text:style-name="T3060">Si nous vérifions quel élément a un indice de 3 :</text:span></text:p>
      <text:p text:style-name="PreformattedText"><text:span text:style-name="T3061">console</text:span><text:span text:style-name="T3062">.</text:span><text:span text:style-name="T3063">log</text:span><text:span text:style-name="T3064">(</text:span><text:span text:style-name="T3065">jumbledNums</text:span><text:span text:style-name="T3066">[</text:span><text:span text:style-name="T3067">3</text:span><text:span text:style-name="T3068">]);<text:s/></text:span><text:span text:style-name="T3069">// Output:</text:span><text:span text:style-name="T3070"><text:s/>5</text:span></text:p>
      <text:p text:style-name="P3071"><text:span text:style-name="T3072"><draw:frame draw:z-index="133" draw:id="id139" draw:style-name="a141" draw:name="Frame131" text:anchor-type="paragraph" svg:x="-104.1563in" svg:y="0in" svg:width="0.01597in" svg:height="0.01597in" style:rel-width="scale" style:rel-height="scale"><draw:text-box><text:p text:style-name="Textbody">Copy to Clipboard</text:p></draw:text-box><svg:title/><svg:desc/></draw:frame></text:span><text:span text:style-name="T3073">Parfait, l'élément dans index </text:span><text:span text:style-name="T3074">3</text:span><text:span text:style-name="T3075">est le nombre </text:span><text:span text:style-name="T3076">5</text:span><text:span text:style-name="T3077">. C'est logique, car </text:span><text:span text:style-name="T3078">5</text:span><text:span text:style-name="T3079">c'est le premier élément inférieur à 10.</text:span></text:p>
      <text:p text:style-name="P3080"><text:span text:style-name="T3081">S'il n'y a pas un seul élément dans le tableau qui satisfait la condition dans le rappel, alors </text:span><text:span text:style-name="T3082">.findIndex()</text:span><text:span text:style-name="T3083">renverra </text:span><text:span text:style-name="T3084">-1</text:span><text:span text:style-name="T3085">.</text:span></text:p>
      <text:soft-page-break/>
      <text:p text:style-name="PreformattedText"><text:span text:style-name="T3086">const greaterThan1000</text:span><text:span text:style-name="T3087"><text:s/>= </text:span><text:span text:style-name="T3088">jumbledNums</text:span><text:span text:style-name="T3089">.</text:span><text:span text:style-name="T3090">findIndex</text:span><text:span text:style-name="T3091">(</text:span><text:span text:style-name="T3092">num</text:span><text:span text:style-name="T3093"><text:s/>=&gt; {</text:span></text:p>
      <text:p text:style-name="PreformattedText"><text:span text:style-name="T3094">  </text:span><text:span text:style-name="T3095">return</text:span><text:span text:style-name="T3096"><text:s/></text:span><text:span text:style-name="T3097">num</text:span><text:span text:style-name="T3098"><text:s/>&gt;<text:s/></text:span><text:span text:style-name="T3099">1000</text:span><text:span text:style-name="T3100">;</text:span></text:p>
      <text:p text:style-name="PreformattedText"><text:span text:style-name="T3101">});</text:span></text:p>
      <text:p text:style-name="PreformattedText"><text:span text:style-name="T3102">console</text:span><text:span text:style-name="T3103">.</text:span><text:span text:style-name="T3104">log</text:span><text:span text:style-name="T3105">(</text:span><text:span text:style-name="T3106">greaterThan1000</text:span><text:span text:style-name="T3107">);<text:s/></text:span><text:span text:style-name="T3108">// Output: -1</text:span></text:p>
      <text:p text:style-name="P3109"/>
      <text:p text:style-name="P3110"/>
      <text:h text:style-name="P3111" text:outline-level="3">The .reduce() Method</text:h>
      <text:p text:style-name="P3112">14 min</text:p>
      <text:p text:style-name="P3113"><text:span text:style-name="T3114">Another widely used iteration method is </text:span><text:span text:style-name="T3115">.reduce()</text:span><text:span text:style-name="T3116">. The </text:span></text:p>
      <text:p text:style-name="P3117"><text:a xlink:href="https://www.codecademy.com/resources/docs/javascript/arrays/reduce?page_ref=catalog" office:target-frame-name="_top" xlink:show="replace"><text:span text:style-name="T3118"><draw:frame draw:z-index="134" draw:id="id140" draw:style-name="a142" draw:name="Frame132" text:anchor-type="paragraph" svg:x="-104.1563in" svg:y="0in" svg:width="0.01597in" svg:height="0.01597in" style:rel-width="scale" style:rel-height="scale"><draw:text-box><text:p text:style-name="P3119">Preview: Docs Combines each element of an array, using a specified reducer function, and returns a single value.</text:p></draw:text-box><svg:title/><svg:desc/></draw:frame></text:span><text:span text:style-name="T3120">.reduce()</text:span></text:a></text:p>
      <text:p text:style-name="Textbody"><text:span text:style-name="T3121"> </text:span><text:span text:style-name="T3122">method returns a single value<text:s/></text:span><text:span text:style-name="T3123">after iterating through the elements of an array, thereby </text:span><text:span text:style-name="T3124">reducing</text:span><text:span text:style-name="T3125"> the array. Take a look at the following example:</text:span></text:p>
      <text:p text:style-name="PreformattedText"><text:span text:style-name="T3126">const numbers</text:span><text:span text:style-name="T3127"><text:s/>= [</text:span><text:span text:style-name="T3128">1</text:span><text:span text:style-name="T3129">,<text:s/></text:span><text:span text:style-name="T3130">2</text:span><text:span text:style-name="T3131">,<text:s/></text:span><text:span text:style-name="T3132">4</text:span><text:span text:style-name="T3133">,<text:s/></text:span><text:span text:style-name="T3134">10</text:span><text:span text:style-name="T3135">];</text:span></text:p>
      <text:p text:style-name="PreformattedText"><text:span text:style-name="T3136">const summedNums</text:span><text:span text:style-name="T3137"><text:s/>= </text:span><text:span text:style-name="T3138">numbers</text:span><text:span text:style-name="T3139">.</text:span><text:span text:style-name="T3140">reduce</text:span><text:span text:style-name="T3141">((</text:span><text:span text:style-name="T3142">accumulator</text:span><text:span text:style-name="T3143">,<text:s/></text:span><text:span text:style-name="T3144">currentValue</text:span><text:span text:style-name="T3145">) =&gt; {</text:span></text:p>
      <text:p text:style-name="PreformattedText"><text:span text:style-name="T3146">  </text:span><text:span text:style-name="T3147">return</text:span><text:span text:style-name="T3148"><text:s/></text:span><text:span text:style-name="T3149">accumulator</text:span><text:span text:style-name="T3150"><text:s/>+ </text:span><text:span text:style-name="T3151">currentValue</text:span></text:p>
      <text:p text:style-name="PreformattedText"><text:span text:style-name="T3152">})</text:span></text:p>
      <text:p text:style-name="PreformattedText"><text:span text:style-name="T3153">console</text:span><text:span text:style-name="T3154">.</text:span><text:span text:style-name="T3155">log</text:span><text:span text:style-name="T3156">(</text:span><text:span text:style-name="T3157">summedNums</text:span><text:span text:style-name="T3158">)<text:s/></text:span><text:span text:style-name="T3159">// Output: 17</text:span></text:p>
      <text:p text:style-name="P3160"><text:span text:style-name="T3161"><draw:frame draw:z-index="135" draw:id="id141" draw:style-name="a143" draw:name="Frame133" text:anchor-type="paragraph" svg:x="-104.1563in" svg:y="0in" svg:width="0.01597in" svg:height="0.01597in" style:rel-width="scale" style:rel-height="scale"><draw:text-box><text:p text:style-name="Textbody">Copy to Clipboard</text:p></draw:text-box><svg:title/><svg:desc/></draw:frame></text:span><text:span text:style-name="T3162">Here are the values of </text:span><text:span text:style-name="T3163">accumulator</text:span><text:span text:style-name="T3164"> and </text:span><text:span text:style-name="T3165">currentValue</text:span><text:span text:style-name="T3166"> as we iterate through the </text:span><text:span text:style-name="T3167">numbers</text:span><text:span text:style-name="T3168"> array:</text:span></text:p>
      <table:table table:style-name="Table3169">
        <table:table-columns>
          <table:table-column table:style-name="TableColumn3170"/>
          <table:table-column table:style-name="TableColumn3171"/>
          <table:table-column table:style-name="TableColumn3172"/>
          <table:table-column table:style-name="TableColumn3173"/>
        </table:table-columns>
        <table:table-header-rows>
          <table:table-row table:style-name="TableRow3174">
            <table:table-cell table:style-name="TableCell3175">
              <text:p text:style-name="TableHeading">Iteration</text:p>
            </table:table-cell>
            <table:table-cell table:style-name="TableCell3176">
              <text:p text:style-name="TableHeading"><text:span text:style-name="T3177">accumulator</text:span></text:p>
            </table:table-cell>
            <table:table-cell table:style-name="TableCell3178">
              <text:p text:style-name="TableHeading"><text:span text:style-name="T3179">currentValue</text:span></text:p>
            </table:table-cell>
            <table:table-cell table:style-name="TableCell3180">
              <text:p text:style-name="TableHeading">return value</text:p>
            </table:table-cell>
          </table:table-row>
        </table:table-header-rows>
        <table:table-row table:style-name="TableRow3181">
          <table:table-cell table:style-name="TableCell3182">
            <text:p text:style-name="TableContents">First</text:p>
          </table:table-cell>
          <table:table-cell table:style-name="TableCell3183">
            <text:p text:style-name="TableContents">1</text:p>
          </table:table-cell>
          <table:table-cell table:style-name="TableCell3184">
            <text:p text:style-name="TableContents">2</text:p>
          </table:table-cell>
          <table:table-cell table:style-name="TableCell3185">
            <text:p text:style-name="TableContents">3</text:p>
          </table:table-cell>
        </table:table-row>
        <table:table-row table:style-name="TableRow3186">
          <table:table-cell table:style-name="TableCell3187">
            <text:p text:style-name="TableContents">Second</text:p>
          </table:table-cell>
          <table:table-cell table:style-name="TableCell3188">
            <text:p text:style-name="TableContents">3</text:p>
          </table:table-cell>
          <table:table-cell table:style-name="TableCell3189">
            <text:p text:style-name="TableContents">4</text:p>
          </table:table-cell>
          <table:table-cell table:style-name="TableCell3190">
            <text:p text:style-name="TableContents">7</text:p>
          </table:table-cell>
        </table:table-row>
        <table:table-row table:style-name="TableRow3191">
          <table:table-cell table:style-name="TableCell3192">
            <text:p text:style-name="TableContents">Third</text:p>
          </table:table-cell>
          <table:table-cell table:style-name="TableCell3193">
            <text:p text:style-name="TableContents">7</text:p>
          </table:table-cell>
          <table:table-cell table:style-name="TableCell3194">
            <text:p text:style-name="TableContents">10</text:p>
          </table:table-cell>
          <table:table-cell table:style-name="TableCell3195">
            <text:p text:style-name="TableContents">17</text:p>
          </table:table-cell>
        </table:table-row>
      </table:table>
      <text:p text:style-name="Textbody"/>
      <text:p text:style-name="P3196"><text:span text:style-name="T3197">Now let’s go over the use of </text:span><text:span text:style-name="T3198">.reduce()</text:span><text:span text:style-name="T3199"> from the example above:</text:span></text:p>
      <text:list text:style-name="LFO16" text:continue-numbering="true">
        <text:list-item>
          <text:p text:style-name="P3200"><text:span text:style-name="T3201">numbers</text:span><text:span text:style-name="T3202"> is an array that contains numbers.</text:span></text:p>
        </text:list-item>
        <text:list-item>
          <text:p text:style-name="P3203"><text:span text:style-name="T3204">summedNums</text:span><text:span text:style-name="T3205"> is a variable that stores the returned value of invoking </text:span><text:span text:style-name="T3206">.reduce()</text:span><text:span text:style-name="T3207"> on </text:span><text:span text:style-name="T3208">numbers</text:span><text:span text:style-name="T3209">.</text:span></text:p>
        </text:list-item>
        <text:list-item>
          <text:p text:style-name="P3210"><text:span text:style-name="T3211">numbers.reduce()</text:span><text:span text:style-name="T3212"> calls the </text:span><text:span text:style-name="T3213">.reduce()</text:span><text:span text:style-name="T3214"> method on the </text:span><text:span text:style-name="T3215">numbers</text:span><text:span text:style-name="T3216"> array and takes in a callback function as an argument.</text:span></text:p>
        </text:list-item>
        <text:list-item>
          <text:p text:style-name="P3217"><text:span text:style-name="T3218">The callback function has two parameters, </text:span><text:span text:style-name="T3219">accumulator</text:span><text:span text:style-name="T3220"> and </text:span><text:span text:style-name="T3221">currentValue</text:span><text:span text:style-name="T3222">. The value of </text:span><text:span text:style-name="T3223">accumulator</text:span><text:span text:style-name="T3224"> starts off as the value</text:span><text:span text:style-name="T3225"><text:s/>of the first element in the array, and the </text:span><text:span text:style-name="T3226">currentValue</text:span><text:span text:style-name="T3227"> starts as the second element. To see the values of </text:span><text:span text:style-name="T3228">accumulator</text:span><text:span text:style-name="T3229"> and </text:span><text:span text:style-name="T3230">currentValue</text:span><text:span text:style-name="T3231"> change, review the chart above.</text:span></text:p>
        </text:list-item>
        <text:list-item>
          <text:p text:style-name="P3232"><text:span text:style-name="T3233">As </text:span><text:span text:style-name="T3234">.reduce()</text:span><text:span text:style-name="T3235"> iterates through the array, the return value of the callback function<text:s/></text:span><text:span text:style-name="T3236">becomes the </text:span><text:span text:style-name="T3237">accumulator</text:span><text:span text:style-name="T3238"> value for the next iteration, </text:span><text:span text:style-name="T3239">currentValue</text:span><text:span text:style-name="T3240"> takes on the value of the current element in the looping process.</text:span></text:p>
        </text:list-item>
      </text:list>
      <text:p text:style-name="P3241"><text:span text:style-name="T3242">The </text:span><text:span text:style-name="T3243">.reduce()</text:span><text:span text:style-name="T3244"> method can also take an optional second parameter to set an initial value for </text:span><text:span text:style-name="T3245">accumulator</text:span><text:span text:style-name="T3246"> (remember, the firs</text:span><text:span text:style-name="T3247">t argument is the callback function!). For instance:</text:span></text:p>
      <text:p text:style-name="PreformattedText"><text:span text:style-name="T3248">const numbers</text:span><text:span text:style-name="T3249"><text:s/>= [</text:span><text:span text:style-name="T3250">1</text:span><text:span text:style-name="T3251">,<text:s/></text:span><text:span text:style-name="T3252">2</text:span><text:span text:style-name="T3253">,<text:s/></text:span><text:span text:style-name="T3254">4</text:span><text:span text:style-name="T3255">,<text:s/></text:span><text:span text:style-name="T3256">10</text:span><text:span text:style-name="T3257">];</text:span></text:p>
      <text:p text:style-name="PreformattedText"><text:span text:style-name="T3258">const summedNums</text:span><text:span text:style-name="T3259"><text:s/>= </text:span><text:span text:style-name="T3260">numbers</text:span><text:span text:style-name="T3261">.</text:span><text:span text:style-name="T3262">reduce</text:span><text:span text:style-name="T3263">((</text:span><text:span text:style-name="T3264">accumulator</text:span><text:span text:style-name="T3265">,<text:s/></text:span><text:span text:style-name="T3266">currentValue</text:span><text:span text:style-name="T3267">) =&gt; {</text:span></text:p>
      <text:p text:style-name="PreformattedText"><text:span text:style-name="T3268">  </text:span><text:span text:style-name="T3269">return</text:span><text:span text:style-name="T3270"><text:s/></text:span><text:span text:style-name="T3271">accumulator</text:span><text:span text:style-name="T3272"><text:s/>+ </text:span><text:span text:style-name="T3273">currentValue</text:span></text:p>
      <text:p text:style-name="PreformattedText"><text:span text:style-name="T3274">},<text:s/></text:span><text:span text:style-name="T3275">100</text:span><text:span text:style-name="T3276">)  </text:span><text:span text:style-name="T3277">// &lt;- Second argument for .reduce()</text:span></text:p>
      <text:p text:style-name="PreformattedText"><text:span text:style-name="T3278">console</text:span><text:span text:style-name="T3279">.</text:span><text:span text:style-name="T3280">log</text:span><text:span text:style-name="T3281">(</text:span><text:span text:style-name="T3282">summedNums</text:span><text:span text:style-name="T3283">);<text:s/></text:span><text:span text:style-name="T3284">// Output: 117</text:span></text:p>
      <text:p text:style-name="P3285"><text:span text:style-name="T3286"><draw:frame draw:z-index="136" draw:id="id142" draw:style-name="a144" draw:name="Frame134" text:anchor-type="paragraph" svg:x="-104.1563in" svg:y="0in" svg:width="0.01597in" svg:height="0.01597in" style:rel-width="scale" style:rel-height="scale"><draw:text-box><text:p text:style-name="Textbody">Copy to Clipboard</text:p></draw:text-box><svg:title/><svg:desc/></draw:frame></text:span><text:span text:style-name="T3287">Here’s an updated chart that accounts for the second argument of </text:span><text:span text:style-name="T3288">100</text:span><text:span text:style-name="T3289">:</text:span></text:p>
      <table:table table:style-name="Table3290">
        <table:table-columns>
          <table:table-column table:style-name="TableColumn3291"/>
          <table:table-column table:style-name="TableColumn3292"/>
          <table:table-column table:style-name="TableColumn3293"/>
          <table:table-column table:style-name="TableColumn3294"/>
        </table:table-columns>
        <table:table-header-rows>
          <table:table-row table:style-name="TableRow3295">
            <table:table-cell table:style-name="TableCell3296">
              <text:p text:style-name="TableHeading">Iteration #</text:p>
            </table:table-cell>
            <table:table-cell table:style-name="TableCell3297">
              <text:p text:style-name="TableHeading"><text:span text:style-name="T3298">accumulator</text:span></text:p>
            </table:table-cell>
            <table:table-cell table:style-name="TableCell3299">
              <text:p text:style-name="TableHeading"><text:span text:style-name="T3300">currentValue</text:span></text:p>
            </table:table-cell>
            <table:table-cell table:style-name="TableCell3301">
              <text:p text:style-name="TableHeading">return value</text:p>
            </table:table-cell>
          </table:table-row>
        </table:table-header-rows>
        <table:table-row table:style-name="TableRow3302">
          <table:table-cell table:style-name="TableCell3303">
            <text:p text:style-name="TableContents">First</text:p>
          </table:table-cell>
          <table:table-cell table:style-name="TableCell3304">
            <text:p text:style-name="TableContents">100</text:p>
          </table:table-cell>
          <table:table-cell table:style-name="TableCell3305">
            <text:p text:style-name="TableContents">1</text:p>
          </table:table-cell>
          <table:table-cell table:style-name="TableCell3306">
            <text:p text:style-name="TableContents">101</text:p>
          </table:table-cell>
        </table:table-row>
        <table:table-row table:style-name="TableRow3307">
          <table:table-cell table:style-name="TableCell3308">
            <text:p text:style-name="TableContents">Second</text:p>
          </table:table-cell>
          <table:table-cell table:style-name="TableCell3309">
            <text:p text:style-name="TableContents">101</text:p>
          </table:table-cell>
          <table:table-cell table:style-name="TableCell3310">
            <text:p text:style-name="TableContents">2</text:p>
          </table:table-cell>
          <table:table-cell table:style-name="TableCell3311">
            <text:p text:style-name="TableContents">103</text:p>
          </table:table-cell>
        </table:table-row>
        <table:table-row table:style-name="TableRow3312">
          <table:table-cell table:style-name="TableCell3313">
            <text:p text:style-name="TableContents">Third</text:p>
          </table:table-cell>
          <table:table-cell table:style-name="TableCell3314">
            <text:p text:style-name="TableContents">103</text:p>
          </table:table-cell>
          <table:table-cell table:style-name="TableCell3315">
            <text:p text:style-name="TableContents">4</text:p>
          </table:table-cell>
          <table:table-cell table:style-name="TableCell3316">
            <text:p text:style-name="TableContents">107</text:p>
          </table:table-cell>
        </table:table-row>
        <table:table-row table:style-name="TableRow3317">
          <table:table-cell table:style-name="TableCell3318">
            <text:p text:style-name="TableContents">Fourth</text:p>
          </table:table-cell>
          <table:table-cell table:style-name="TableCell3319">
            <text:p text:style-name="TableContents">107</text:p>
          </table:table-cell>
          <table:table-cell table:style-name="TableCell3320">
            <text:p text:style-name="TableContents">10</text:p>
          </table:table-cell>
          <table:table-cell table:style-name="TableCell3321">
            <text:p text:style-name="TableContents">117</text:p>
          </table:table-cell>
        </table:table-row>
      </table:table>
      <text:p text:style-name="P3322"><text:line-break/></text:p>
      <text:h text:style-name="P3323" text:outline-level="3">Documentation de l'itérateur</text:h>
      <text:p text:style-name="P3324">13 minutes</text:p>
      <text:p text:style-name="P3325">Il existe de nombreux tableaux intégrés supplémentaires</text:p>
      <text:p text:style-name="P3326"><text:a xlink:href="https://www.codecademy.com/resources/docs/javascript/methods" office:target-frame-name="_top" xlink:show="replace"><text:span text:style-name="T3327"><draw:frame draw:z-index="137" draw:id="id143" draw:style-name="a145" draw:name="Frame135" text:anchor-type="paragraph" svg:x="-104.1563in" svg:y="0in" svg:width="0.01597in" svg:height="0.01597in" style:rel-width="scale" style:rel-height="scale"><draw:text-box><text:p text:style-name="Textbody"><text:bookmark-start text:name=":r9c:"/><text:bookmark-end text:name=":r9c:"/>Aperçu : Documents Chargement de la description du lien</text:p></draw:text-box><svg:title/><svg:desc/></draw:frame></text:span><text:span text:style-name="T3328">méthodes</text:span></text:a></text:p>
      <text:p text:style-name="Textbody"><text:span text:style-name="T3329">, dont une liste complète peut être trouvée sur </text:span><text:a xlink:href="https://developer.mozilla.org/en-US/docs/Web/JavaScript/Reference/Global_Objects/Array#iterative_methods" office:target-frame-name="_top" xlink:show="replace"><text:span text:style-name="T3330">la page Méthodes d'it</text:span><text:span text:style-name="T3331">ération de tableau de MDN</text:span></text:a><text:span text:style-name="T3332"> .</text:span></text:p>
      <text:p text:style-name="P3333">La documentation de chaque méthode contient plusieurs sections :</text:p>
      <text:list text:style-name="LFO17" text:continue-numbering="true">
        <text:list-item>
          <text:p text:style-name="P3334">une courte définition</text:p>
        </text:list-item>
        <text:list-item>
          <text:p text:style-name="P3335">un bloc avec la syntaxe correcte pour utiliser la méthode</text:p>
        </text:list-item>
        <text:list-item>
          <text:p text:style-name="P3336">une liste de paramètres que la méthode accepte ou requiert</text:p>
        </text:list-item>
        <text:list-item>
          <text:p text:style-name="P3337">la valeur de retour de la fonction</text:p>
        </text:list-item>
        <text:list-item>
          <text:p text:style-name="P3338">une description détaillée</text:p>
        </text:list-item>
        <text:list-item>
          <text:p text:style-name="P3339">exemples d'utilisation de la méthode</text:p>
        </text:list-item>
        <text:list-item>
          <text:p text:style-name="P3340">autres informations complémentaires</text:p>
        </text:list-item>
      </text:list>
      <text:p text:style-name="P3341">En suivant les instructions qui suivent, notez que le code contient des</text:p>
      <text:p text:style-name="P3342"><text:a xlink:href="https://www.codecademy.com/resources/docs/javascript/errors" office:target-frame-name="_top" xlink:show="replace"><text:span text:style-name="T3343"><draw:frame draw:z-index="138" draw:id="id144" draw:style-name="a146" draw:name="Frame136"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3344">erreurs</text:span></text:a></text:p>
      <text:p text:style-name="P3345">Utilisez la documentation d’une méthode donnée pour déterminer l’erreur ou remplissez un espace vide pour que le code s’exécute correctement.</text:p>
      <text:h text:style-name="P3346" text:outline-level="3">Choisissez le bon itérateur</text:h>
      <text:p text:style-name="P3347">9 minutes</text:p>
      <text:p text:style-name="P3348">Il existe de nombreuses itérations</text:p>
      <text:p text:style-name="P3349"><text:a xlink:href="https://www.codecademy.com/resources/docs/javascript/methods" office:target-frame-name="_top" xlink:show="replace"><text:span text:style-name="T3350"><draw:frame draw:z-index="139" draw:id="id145" draw:style-name="a147" draw:name="Frame137" text:anchor-type="paragraph" svg:x="-104.1563in" svg:y="0in" svg:width="0.01597in" svg:height="0.01597in" style:rel-width="scale" style:rel-height="scale"><draw:text-box><text:p text:style-name="P3351">Preview: Docs Methods are object properties that contain functions.</text:p></draw:text-box><svg:title/><svg:desc/></draw:frame></text:span><text:span text:style-name="T3352">méthodes</text:span></text:a></text:p>
      <text:p text:style-name="P3353">Parmi les options disponibles. Outre l'apprentissage de la syntaxe correcte pour utiliser les méthodes d'itération, il est également important d'apprendre à choisir la méthode adaptée à différents scénarios. Les points de contrôle suivants vous offrent l'occasion de le faire !</text:p>
      <text:p text:style-name="P3354">Au fur et à mesure que vous effectuez cet exercice,</text:p>
      <text:p text:style-name="P3355"><text:a xlink:href="https://www.codecademy.com/resources/docs/javascript/errors" office:target-frame-name="_top" xlink:show="replace"><text:span text:style-name="T3356"><draw:frame draw:z-index="140" draw:id="id146" draw:style-name="a148" draw:name="Frame138"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3357">erreurs</text:span></text:a></text:p>
      <text:p text:style-name="P3358">apparaîtront dans le terminal, mais ils devraient tous avoir disparu à la fin !</text:p>
      <text:p text:style-name="P3359">Instructions</text:p>
      <text:list text:style-name="LFO18" text:continue-numbering="true">
        <text:list-item>
          <text:p text:style-name="P3360"><text:span text:style-name="T3361"><draw:frame draw:z-index="141" draw:id="id147" draw:style-name="a149" draw:name="Frame139" text:anchor-type="paragraph" svg:x="-104.1563in" svg:y="0in" svg:width="0.01597in" svg:height="0.01597in" style:rel-width="scale" style:rel-height="scale"><draw:text-box><text:p text:style-name="Textbody">Checkpoint 1 Passed</text:p></draw:text-box><svg:title/><svg:desc/></draw:frame></text:span><text:span text:style-name="T3362">Remplacez le mot </text:span><text:span text:style-name="T3363">method</text:span><text:span text:style-name="T3364">dans le premier appel de méthode par une méthode qui fera quelque chose à chacune des valeurs du tableau et renverra </text:span><text:span text:style-name="T3365">undefined</text:span><text:span text:style-name="T3366">.</text:span></text:p>
        </text:list-item>
      </text:list>
      <text:p text:style-name="P3367">Bloqué ? Trouvez<text:s/>un indice</text:p>
      <text:list text:style-name="LFO18" text:continue-numbering="true">
        <text:list-item>
          <text:p text:style-name="P3368"><text:span text:style-name="T3369"><draw:frame draw:z-index="144" draw:id="id148" draw:style-name="a150" draw:name="Frame142" text:anchor-type="paragraph" svg:x="-104.1563in" svg:y="0in" svg:width="0.01597in" svg:height="0.01597in" style:rel-width="scale" style:rel-height="scale"><draw:text-box><text:p text:style-name="Textbody">Checkpoint 2 Passed</text:p></draw:text-box><svg:title/><svg:desc/></draw:frame></text:span><text:span text:style-name="T3370">Dans le deuxième appel de méthode, remplacez le mot </text:span><text:span text:style-name="T3371">method</text:span><text:span text:style-name="T3372">par une méthode qui renverra un nouveau tableau contenant uniquement les éléments plus longs que </text:span><text:span text:style-name="T3373">7</text:span><text:span text:style-name="T3374">caractères.</text:span></text:p>
        </text:list-item>
        <text:list-item>
          <text:p text:style-name="P3375"><text:span text:style-name="T3376"><draw:frame draw:z-index="147" draw:id="id149" draw:style-name="a151" draw:name="Frame145" text:anchor-type="paragraph" svg:x="-104.1563in" svg:y="0in" svg:width="0.01597in" svg:height="0.01597in" style:rel-width="scale" style:rel-height="scale"><draw:text-box><text:p text:style-name="Textbody">Checkpoint 3 Passed</text:p></draw:text-box><svg:title/><svg:desc/></draw:frame></text:span><text:span text:style-name="T3377">Dans le troisième appel de métho</text:span><text:span text:style-name="T3378">de, remplacez le mot </text:span><text:span text:style-name="T3379">method</text:span><text:span text:style-name="T3380">par une méthode qui accepte un tableau contenant plusieurs valeurs et renvoie une seule valeur.</text:span></text:p>
        </text:list-item>
      </text:list>
      <text:p text:style-name="P3381">Bloqué ? Trouvez un indice</text:p>
      <text:soft-page-break/>
      <text:list text:style-name="LFO18" text:continue-numbering="true">
        <text:list-item>
          <text:p text:style-name="P3382"><text:span text:style-name="T3383"><draw:frame draw:z-index="150" draw:id="id150" draw:style-name="a152" draw:name="Frame148" text:anchor-type="paragraph" svg:x="-104.1563in" svg:y="0in" svg:width="0.01597in" svg:height="0.01597in" style:rel-width="scale" style:rel-height="scale"><draw:text-box><text:p text:style-name="Textbody">Checkpoint 4 Passed</text:p></draw:text-box><svg:title/><svg:desc/></draw:frame></text:span><text:span text:style-name="T3384">Dans le quatrième appel de méthode, remplacez le mot </text:span><text:span text:style-name="T3385">method</text:span><text:span text:style-name="T3386">par une méthode qui renv</text:span><text:span text:style-name="T3387">erra un nouveau tableau de nombres renvoyés par la fonction.</text:span></text:p>
        </text:list-item>
      </text:list>
      <text:p text:style-name="P3388">Bloqué ? Trouvez un indice</text:p>
      <text:list text:style-name="LFO18" text:continue-numbering="true">
        <text:list-item>
          <text:p text:style-name="P3389"><text:span text:style-name="T3390"><draw:frame draw:z-index="153" draw:id="id151" draw:style-name="a153" draw:name="Frame151" text:anchor-type="paragraph" svg:x="-104.1563in" svg:y="0in" svg:width="0.01597in" svg:height="0.01597in" style:rel-width="scale" style:rel-height="scale"><draw:text-box><text:p text:style-name="Textbody">Point de contrôle 5 activé</text:p></draw:text-box><svg:title/><svg:desc/></draw:frame></text:span><text:span text:style-name="T3391">Dans le cinquième appel de méthode, remplacez le mot </text:span><text:span text:style-name="T3392">method</text:span><text:span text:style-name="T3393">par une méthode qui renverra une valeur booléenne.</text:span></text:p>
        </text:list-item>
      </text:list>
      <text:p text:style-name="P3394"/>
      <text:h text:style-name="P3395" text:outline-level="3">Revoir</text:h>
      <text:p text:style-name="P3396">&lt;1 min</text:p>
      <text:p text:style-name="P3397">Excellent<text:s/>travail pour nettoyer le</text:p>
      <text:p text:style-name="P3398"><text:a xlink:href="https://www.codecademy.com/resources/docs/javascript/iterators" office:target-frame-name="_top" xlink:show="replace"><text:span text:style-name="T3399"><draw:frame draw:z-index="155" draw:id="id152" draw:style-name="a154" draw:name="Frame153"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3400">itérateurs</text:span></text:a></text:p>
      <text:p text:style-name="P3401">leçon ! Vous avez appris un certain nombre de choses utiles</text:p>
      <text:p text:style-name="P3402"><text:a xlink:href="https://www.codecademy.com/resources/docs/javascript/methods" office:target-frame-name="_top" xlink:show="replace"><text:span text:style-name="T3403"><draw:frame draw:z-index="156" draw:id="id153" draw:style-name="a155" draw:name="Frame154" text:anchor-type="paragraph" svg:x="-104.1563in" svg:y="0in" svg:width="0.01597in" svg:height="0.01597in" style:rel-width="scale" style:rel-height="scale"><draw:text-box><text:p text:style-name="Textbody">Aperçu : Les méthodes de documentation sont des propriétés d’objet qui contiennent des fonctions.</text:p></draw:text-box><svg:title/><svg:desc/></draw:frame></text:span><text:span text:style-name="T3404">méthodes</text:span></text:a></text:p>
      <text:p text:style-name="P3405">Dans cette leçon, nous verrons comment utiliser la documentation JavaScript du réseau de<text:s/>développeurs Mozilla pour découvrir et comprendre d'autres méthodes. Récapitulons !</text:p>
      <text:list text:style-name="LFO19" text:continue-numbering="true">
        <text:list-item>
          <text:p text:style-name="P3406"><text:a xlink:href="https://www.codecademy.com/resources/docs/javascript/arrays/forEach" office:target-frame-name="_top" xlink:show="replace"><text:span text:style-name="T3407"><draw:frame draw:z-index="157" draw:id="id154" draw:style-name="a156" draw:name="Frame155"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3408">.forEach()</text:span></text:a></text:p>
        </text:list-item>
      </text:list>
      <text:p text:style-name="P3409"><text:span text:style-name="T3410">est utilisé pour<text:s/></text:span><text:span text:style-name="T3411">exécuter le même code sur chaque élément d'un tableau, mais ne modifie pas le tableau et renvoie </text:span><text:span text:style-name="T3412">undefined</text:span><text:span text:style-name="T3413">.</text:span></text:p>
      <text:list text:style-name="LFO19" text:continue-numbering="true">
        <text:list-item>
          <text:p text:style-name="P3414"><text:a xlink:href="https://www.codecademy.com/resources/docs/javascript/arrays/map" office:target-frame-name="_top" xlink:show="replace"><text:span text:style-name="T3415"><draw:frame draw:z-index="158" draw:id="id155" draw:style-name="a157" draw:name="Frame156"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3416">.map()</text:span></text:a></text:p>
        </text:list-item>
      </text:list>
      <text:p text:style-name="P3417">exécute le même code sur chaque élément d'un tableau et renvoie un nouveau tableau avec les éléments mis à jour.</text:p>
      <text:list text:style-name="LFO19" text:continue-numbering="true">
        <text:list-item>
          <text:p text:style-name="P3418"><text:a xlink:href="https://www.codecademy.com/resources/docs/javascript/arrays/filter" office:target-frame-name="_top" xlink:show="replace"><text:span text:style-name="T3419"><draw:frame draw:z-index="159" draw:id="id156" draw:style-name="a158" draw:name="Frame157"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3420">.filter()</text:span></text:a></text:p>
        </text:list-item>
      </text:list>
      <text:p text:style-name="P3421">vérifie chaque élément d'un tableau pour voir s'il répond à certains critères et renvoie un nouveau tableau avec les éléments qui renvoient la vérité pour les critères.</text:p>
      <text:list text:style-name="LFO19" text:continue-numbering="true">
        <text:list-item>
          <text:p text:style-name="P3422"><text:a xlink:href="https://www.codecademy.com/resources/docs/javascript/arrays/findIndex" office:target-frame-name="_top" xlink:show="replace"><text:span text:style-name="T3423"><draw:frame draw:z-index="160" draw:id="id157" draw:style-name="a159" draw:name="Frame158"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3424">.findIndex()</text:span></text:a></text:p>
        </text:list-item>
      </text:list>
      <text:p text:style-name="P3425"><text:span text:style-name="T3426">Renvoie l'index du premier élément d'un tableau qui satisfait une condition de la fonction de rappel. La valeur est renvoyée </text:span><text:span text:style-name="T3427">-1</text:span><text:span text:style-name="T3428">si aucun élément du tableau ne satisfait la con</text:span><text:span text:style-name="T3429">dition.</text:span></text:p>
      <text:list text:style-name="LFO19" text:continue-numbering="true">
        <text:list-item>
          <text:p text:style-name="P3430"><text:a xlink:href="https://www.codecademy.com/resources/docs/javascript/arrays/reduce" office:target-frame-name="_top" xlink:show="replace"><text:span text:style-name="T3431"><draw:frame draw:z-index="161" draw:id="id158" draw:style-name="a160" draw:name="Frame159"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3432">.reduce()</text:span></text:a></text:p>
        </text:list-item>
      </text:list>
      <text:soft-page-break/>
      <text:p text:style-name="P3433">parcourt un tableau et prend les valeurs des éléments et renvoie une valeur unique.</text:p>
      <text:list text:style-name="LFO19" text:continue-numbering="true">
        <text:list-item>
          <text:p text:style-name="P3434">Toutes les<text:s/>méthodes d'itération prennent une fonction de rappel, qui peut être une fonction prédéfinie, une expression de fonction ou une fonction fléchée.</text:p>
        </text:list-item>
        <text:list-item>
          <text:p text:style-name="P3435"><text:span text:style-name="T3436">Vous pouvez visiter le </text:span><text:a xlink:href="https://developer.mozilla.org/en-US/docs/Web/JavaScript/Reference/Global_Objects/Array" office:target-frame-name="_top" xlink:show="replace"><text:span text:style-name="T3437">réseau de développeurs Mozilla</text:span></text:a><text:span text:style-name="T3438"> pour en savoir plus sur les méthodes d'itération (et toutes les autres parties de JavaScript !).</text:span></text:p>
        </text:list-item>
      </text:list>
      <text:p text:style-name="P3439">Instructions</text:p>
      <text:p text:style-name="P3440">Si vous voulez vous mettre au défi :</text:p>
      <text:list text:style-name="LFO20" text:continue-numbering="true">
        <text:list-item>
          <text:list>
            <text:list-item>
              <text:p text:style-name="P3441">Définissez une fonction de rappel avant de l’utiliser dans un<text:s/>itérateur.</text:p>
            </text:list-item>
            <text:list-item>
              <text:p text:style-name="P3442">Enchaînez deux méthodes d'itération sur le même tableau.</text:p>
            </text:list-item>
            <text:list-item>
              <text:p text:style-name="P3443"><text:span text:style-name="T3444">Utilisez les arguments facultatifs d'un itérateur pour inclure l'index ou le tableau entier. (Consultez </text:span><text:a xlink:href="https://developer.mozilla.org/en-US/docs/Web/JavaScript/Reference/Global_Objects/Array#iterative_methods" office:target-frame-name="_top" xlink:show="replace"><text:span text:style-name="T3445">la page Méthodes d'itération de tableau de MDN</text:span></text:a><text:span text:style-name="T3446"> pour plus d'informations.)</text:span></text:p>
            </text:list-item>
            <text:list-item>
              <text:p text:style-name="P3447"><text:span text:style-name="T3448">Utilisé </text:span><text:span text:style-name="T3449">.reduce()</text:span><text:span text:style-name="T3450">pour prendre un tableau multicouche et renvoyer un tableau monocouche à partir de zéro.</text:span></text:p>
            </text:list-item>
          </text:list>
        </text:list-item>
      </text:list>
      <text:p text:style-name="P3451"/>
      <text:p text:style-name="P3452"/>
      <text:h text:style-name="P3453" text:outline-level="3">Lecture des traces de pile d'erreurs</text:h>
      <text:p text:style-name="P3454">4 min</text:p>
      <text:p text:style-name="P3455">Maintenant que nous savons quelles informations nous pouvons obtenir à partir d’une trace de pile d’erreurs, examinons un exemple.</text:p>
      <text:p text:style-name="P3456"><text:span text:style-name="T3457">/</text:span><text:span text:style-name="T3458">home</text:span><text:span text:style-name="T3459">/</text:span><text:span text:style-name="T3460">ccuser</text:span><text:span text:style-name="T3461">/</text:span><text:span text:style-name="T3462">workspace</text:span><text:span text:style-name="T3463">/</text:span><text:span text:style-name="T3464">learn-javascript-debugging-code</text:span><text:span text:style-name="T3465">/</text:span><text:span text:style-name="T3466">app</text:span><text:span text:style-name="T3467">.</text:span><text:span text:style-name="T3468">js:</text:span><text:span text:style-name="T3469">1</text:span></text:p>
      <text:p text:style-name="P3470"><text:span text:style-name="T3471">myVariable</text:span><text:span text:style-name="T3472">;</text:span></text:p>
      <text:p text:style-name="P3473"><text:span text:style-name="T3474">^</text:span></text:p>
      <text:p text:style-name="P3475"><text:span text:style-name="T3476">ReferenceError: myVariable is not defined</text:span></text:p>
      <text:p text:style-name="P3477"><text:span text:style-name="T3478">...</text:span></text:p>
      <text:p text:style-name="P3479"><text:span text:style-name="T3480"><draw:frame draw:z-index="162" draw:id="id159" draw:style-name="a161" draw:name="Frame160" text:anchor-type="paragraph" svg:x="-104.1563in" svg:y="0in" svg:width="0.01597in" svg:height="0.01597in" style:rel-width="scale" style:rel-height="scale"><draw:text-box><text:p text:style-name="Textbody">Copy to Clipboard</text:p></draw:text-box><svg:title/><svg:desc/></draw:frame></text:span>En utilisant cette trace de pile, répondons à trois questions que vous devriez vous poser chaque fois que vous souhaitez déboguer une erreur :</text:p>
      <text:list text:style-name="LFO21" text:continue-numbering="true">
        <text:list-item>
          <text:p text:style-name="P3481"><text:span text:style-name="StrongEmphasis">Sur quelle ligne l'erreur s'est-elle produite ?</text:span> Vous trouverez presque toujours cette information sur la première ligne de la trace de la pile, au format suivant <text:span text:style-name="T3482">&lt;file path&gt;/&lt;file name&gt;:&lt;line number&gt;</text:span>. Dans cet exemple, l'emplacement est <text:span text:style-name="T3483">app.js:1</text:span>. Cela signifie que l'erreur a été générée dans le fichier nommé <text:span text:style-name="T3484">app.js</text:span>à la ligne <text:span text:style-name="T3485">1</text:span>.</text:p>
        </text:list-item>
        <text:list-item>
          <text:p text:style-name="P3486"><text:span text:style-name="StrongEmphasis">Quel type d'e</text:span><text:span text:style-name="StrongEmphasis">rreur a été généré ?</text:span> Le premier mot de la cinquième ligne de la trace de la pile correspond au type d'erreur généré. Dans ce cas, le type d'erreur était <text:span text:style-name="T3487">ReferenceError</text:span>. Nous aborderons ce type d'erreur dans le prochain exercice.</text:p>
        </text:list-item>
        <text:list-item>
          <text:p text:style-name="P3488"><text:span text:style-name="StrongEmphasis">Quel est le message d'erreu</text:span><text:span text:style-name="StrongEmphasis">r ?</text:span> La cinquième ligne après le type d'erreur fournit un message d'erreur décrivant le problème. Dans ce cas, la description est <text:span text:style-name="T3489">myVariable is not defined</text:span>.</text:p>
        </text:list-item>
      </text:list>
      <text:p text:style-name="P3490">Vous remarquerez peut-être que dans cet exemple, nous avons omis d'expliquer quelques lignes de la trace de la pile et n'avons inclus que le début de celle-ci. Une grande partie du débogage</text:p>
      <text:p text:style-name="P3491"><text:a xlink:href="https://www.codecademy.com/resources/docs/javascript/errors" office:target-frame-name="_top" xlink:show="replace"><text:span text:style-name="T3492"><draw:frame draw:z-index="163" draw:id="id160" draw:style-name="a162" draw:name="Frame161"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3493">erreurs</text:span></text:a></text:p>
      <text:p text:style-name="P3494">Il s'agit d'identifier<text:s/>les informations utiles et celles qui ne le sont pas. Pour l'instant, concentrez-vous uniquement sur les première et cinquième lignes de vos traces d'erreurs.</text:p>
      <text:p text:style-name="P3495"/>
      <text:h text:style-name="P3496" text:outline-level="3">Types d'erreurs JavaScript</text:h>
      <text:p text:style-name="P3497">4 min</text:p>
      <text:p text:style-name="P3498">Maintenant que vous pouvez identifier le type d'erreur à<text:s/>partir d'une trace de pile d'erreurs, vous vous demandez peut-être quels sont les différents types d'erreurs.</text:p>
      <text:p text:style-name="P3499"><text:a xlink:href="https://www.codecademy.com/resources/docs/javascript/errors" office:target-frame-name="_top" xlink:show="replace"><text:span text:style-name="T3500"><draw:frame draw:z-index="164" draw:id="id161" draw:style-name="a163" draw:name="Frame162" text:anchor-type="paragraph" svg:x="-104.1563in" svg:y="0in" svg:width="0.01597in" svg:height="0.01597in" style:rel-width="scale" style:rel-height="scale"><draw:text-box><text:p text:style-name="P3501">Preview: Docs The JavaScript Error object represents runtime errors, providing information for throwing exceptions and handling them with try-catch blocks.</text:p></draw:text-box><svg:title/><svg:desc/></draw:frame></text:span><text:span text:style-name="T3502">erreurs</text:span></text:a></text:p>
      <text:p text:style-name="P3503">signifier.</text:p>
      <text:p text:style-name="P3504">Voici trois types d’erreurs courants :</text:p>
      <text:list text:style-name="LFO22" text:continue-numbering="true">
        <text:list-item>
          <text:p text:style-name="P3505"><text:span text:style-name="T3506">SyntaxError</text:span><text:span text:style-name="T3507"> : cette erreur est générée lorsqu'une faute de frappe crée du code non valide, illisible par le<text:s/></text:span><text:span text:style-name="T3508">compilateur. Dans ce cas, vérifiez que vous avez correctement ouvert et fermé tous les crochets, accolades et parenthèses, et que vous n'avez inclus aucun point-virgule non valide.</text:span></text:p>
        </text:list-item>
        <text:list-item>
          <text:p text:style-name="P3509"><text:span text:style-name="T3510">ReferenceError</text:span><text:span text:style-name="T3511"> : Cette erreur sera générée si vous essayez d'utiliser une v</text:span><text:span text:style-name="T3512">ariable inexistante. Dans ce cas, assurez-vous que toutes les variables sont correctement définies.</text:span></text:p>
        </text:list-item>
      </text:list>
      <text:p text:style-name="P3513"><text:a xlink:href="https://www.codecademy.com/resources/docs/javascript/variables" office:target-frame-name="_top" xlink:show="replace"><text:span text:style-name="T3514"><draw:frame draw:z-index="165" draw:id="id162" draw:style-name="a164" draw:name="Frame163"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3515">variables</text:span></text:a></text:p>
      <text:p text:style-name="P3516">sont dûment déclarés.</text:p>
      <text:list text:style-name="LFO22" text:continue-numbering="true">
        <text:list-item>
          <text:p text:style-name="P3517"><text:span text:style-name="T3518">TypeError</text:span><text:span text:style-name="T3519"> : Cette erreur est générée si vous tentez d'effectuer une opération sur une valeur de type incorrect. Par exemple, si vous essayez d'utiliser une méthode de chaîne sur un nombre, une erreur TypeError est générée.</text:span></text:p>
        </text:list-item>
      </text:list>
      <text:soft-page-break/>
      <text:p text:style-name="P3520"><text:span text:style-name="T3521">Il existe sept typ</text:span><text:span text:style-name="T3522">es d'erreurs JavaScript intégrées. Vous trouverez plus d'informations sur chacune d'elles dans la </text:span><text:a xlink:href="https://developer.mozilla.org/en-US/docs/Web/JavaScript/Reference/Global_Objects/Error" office:target-frame-name="_top" xlink:show="replace"><text:span text:style-name="T3523">documentation des erreurs JavaScript de MDN</text:span></text:a><text:span text:style-name="T3524"> . Si vous<text:s/></text:span><text:span text:style-name="T3525">rencontrez une erreur que vous ne comprenez pas, consultez cette documentation.</text:span></text:p>
      <text:p text:style-name="P3526"/>
      <text:h text:style-name="P3527" text:outline-level="3">Erreurs de débogage</text:h>
      <text:p text:style-name="P3528">4 min</text:p>
      <text:p text:style-name="P3529">Voici un processus pour travailler efficacement sur votre code</text:p>
      <text:p text:style-name="P3530"><text:a xlink:href="https://www.codecademy.com/resources/docs/javascript/errors" office:target-frame-name="_top" xlink:show="replace"><text:span text:style-name="T3531"><draw:frame draw:z-index="166" draw:id="id163" draw:style-name="a165" draw:name="Frame164"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3532">erreurs</text:span></text:a></text:p>
      <text:p text:style-name="P3533">un par un:</text:p>
      <text:list text:style-name="LFO23" text:continue-numbering="true">
        <text:list-item>
          <text:p text:style-name="P3534">Exécutez votre code. À l'aide de la trace de la première erreur, identifiez son type, sa description et son emplacement.</text:p>
        </text:list-item>
        <text:list-item>
          <text:p text:style-name="P3535">Accédez au nom du fichier et au numéro de ligne indiqués par<text:s/>la trace de la pile d'erreurs. À l'aide du type et de la description de l'erreur, identifiez le bug dans votre code.</text:p>
        </text:list-item>
        <text:list-item>
          <text:p text:style-name="P3536">Corrigez le bug et réexécutez votre code.</text:p>
        </text:list-item>
        <text:list-item>
          <text:p text:style-name="P3537">Répétez les étapes 1 à 3 jusqu’à ce que votre code ne génère plus d’erreurs.</text:p>
        </text:list-item>
      </text:list>
      <text:p text:style-name="P3538">Bien que ces étapes<text:s/>puissent paraître simples, il est facile de se laisser submerger par les erreurs en pratique. Grâce à elles, vous pourrez corriger vos erreurs une par une et bientôt votre code fonctionnera sans erreur.</text:p>
      <text:h text:style-name="P3539" text:outline-level="3">Débogage avec console.log()</text:h>
      <text:p text:style-name="P3540">10 minutes</text:p>
      <text:p text:style-name="P3541">Synthétisons<text:s/>notre flux de travail de l’exercice précédent dans un ensemble réutilisable d’étapes de débogage.</text:p>
      <text:list text:style-name="LFO24" text:continue-numbering="true">
        <text:list-item>
          <text:p text:style-name="P3542">Accédez au début du code défectueux. Imprimez tous les codes de départ.</text:p>
        </text:list-item>
      </text:list>
      <text:p text:style-name="P3543"><text:a xlink:href="https://www.codecademy.com/resources/docs/javascript/variables" office:target-frame-name="_top" xlink:show="replace"><text:span text:style-name="T3544"><draw:frame draw:z-index="167" draw:id="id164" draw:style-name="a166" draw:name="Frame165" text:anchor-type="paragraph" svg:x="-104.1563in" svg:y="0in" svg:width="0.01597in" svg:height="0.01597in" style:rel-width="scale" style:rel-height="scale"><draw:text-box><text:p text:style-name="P3545"><text:bookmark-start text:name=":ra:_Copy_2"/><text:bookmark-end text:name=":ra:_Copy_2"/>Preview: Docs Variables are used to store a piece of data at a named location in memory.</text:p></draw:text-box><svg:title/><svg:desc/></draw:frame></text:span><text:span text:style-name="T3546">variables</text:span></text:a></text:p>
      <text:p text:style-name="P3547">, les valeurs existantes et les arguments utilisant <text:span text:style-name="T3548">console.log()</text:span>. Si les valeurs correspondent à vos attentes, passez à l'élément logique suivant du code. Sinon, vous avez identifié un bug et devez passer à l'étape 3.</text:p>
      <text:list text:style-name="LFO24" text:continue-numbering="true">
        <text:list-item>
          <text:p text:style-name="P3549">Après le prochain élément logique de votre code, ajoutez<text:span text:style-name="T3550">console.log()</text:span> </text:p>
        </text:list-item>
      </text:list>
      <text:p text:style-name="P3551"><text:a xlink:href="https://www.codecademy.com/resources/docs/javascript/statements" office:target-frame-name="_top" xlink:show="replace"><text:span text:style-name="T3552"><draw:frame draw:z-index="168" draw:id="id165" draw:style-name="a167" draw:name="Frame166" text:anchor-type="paragraph" svg:x="-104.1563in" svg:y="0in" svg:width="0.01597in" svg:height="0.01597in" style:rel-width="scale" style:rel-height="scale"><draw:text-box><text:p text:style-name="Textbody"><text:bookmark-start text:name=":rc:_Copy_1"/><text:bookmark-end text:name=":rc:_Copy_1"/>Aperçu : Documents Chargement de la<text:s/>description du lien</text:p></draw:text-box><svg:title/><svg:desc/></draw:frame></text:span><text:span text:style-name="T3553">déclarations</text:span></text:a></text:p>
      <text:p text:style-name="P3554">pour garantir que les variables mises à jour ont les valeurs attendues et que le bloc de code est exécuté. Si la logique fonctionne correctement, répétez cette étape jusqu'à ce qu'une ligne ne fonctionne pas correctement,<text:s/>puis passez à l'étape 3.</text:p>
      <text:list text:style-name="LFO24" text:continue-numbering="true">
        <text:list-item>
          <text:p text:style-name="P3555">Corrigez le bug identifié et réexécutez votre code. S'il fonctionne comme prévu, le débogage est terminé ! Sinon, continuez à exécuter votre code pas à pas en utilisant l'étape 2 jusqu'à ce qu'il fonctionne.</text:p>
        </text:list-item>
      </text:list>
      <text:p text:style-name="P3556">Cela peut sembler beaucoup d'impressions, mais une fois que vous aurez pris l'habitude, ce sera bien plus rapide que de regarder votre code jusqu'à trouver des bugs. Reprenons ce processus de débogage en pratique.</text:p>
      <text:p text:style-name="P3557"/>
      <text:h text:style-name="P3558" text:outline-level="3">Trouver de la documentation</text:h>
      <text:p text:style-name="P3559">5 minutes</text:p>
      <text:p text:style-name="P3560"><text:span text:style-name="T3561">Parfois, une fois un bug i</text:span><text:span text:style-name="T3562">dentifié, vous ne savez toujours pas comment le corriger ! Pour en savoir plus sur le fonctionnement et les fonctionnalités de JavaScript, la meilleure source d'information est </text:span><text:span text:style-name="T3563">la documentation</text:span><text:span text:style-name="T3564"> . Vous trouverez la documentation JavaScript sur la </text:span><text:a xlink:href="https://developer.mozilla.org/en-US/docs/Web/JavaScript" office:target-frame-name="_top" xlink:show="replace"><text:span text:style-name="T3565">page web JavaScript de MDN</text:span></text:a><text:span text:style-name="T3566"> .</text:span></text:p>
      <text:p text:style-name="P3567">La documentation web JavaScript de MDN est une ressource précieuse, mais elle peut être complexe car elle couvre une quantité d'informations considérable. Nous vous<text:s/>encourageons à explorer la documentation, mais le moyen le plus rapide d'accéder à une partie spécifique de la documentation qui vous intéresse est souvent de la rechercher sur Google.</text:p>
      <text:p text:style-name="P3568"><text:span text:style-name="T3569">Par exemple, si nous souhaitons plus d'informations sur la méthode </text:span><text:span text:style-name="T3570">Num</text:span><text:span text:style-name="T3571">ber</text:span><text:span text:style-name="T3572">de l'objet </text:span><text:span text:style-name="T3573">.isNan()</text:span><text:span text:style-name="T3574">, nous pouvons rechercher « MDN isNan » sur Google, puis cliquer sur le lien vers la page MDN. Si nous cherchons à afficher la liste de toutes les </text:span><text:span text:style-name="T3575">String</text:span><text:span text:style-name="T3576">méthodes intégrées,</text:span></text:p>
      <text:p text:style-name="P3577"><text:a xlink:href="https://www.codecademy.com/resources/docs/javascript/methods" office:target-frame-name="_top" xlink:show="replace"><text:span text:style-name="T3578"><draw:frame draw:z-index="169" draw:id="id166" draw:style-name="a168" draw:name="Frame167" text:anchor-type="paragraph" svg:x="-104.1563in" svg:y="0in" svg:width="0.01597in" svg:height="0.01597in" style:rel-width="scale" style:rel-height="scale"><draw:text-box><text:p text:style-name="Textbody"><text:bookmark-start text:name=":r1i:"/><text:bookmark-end text:name=":r1i:"/>Aperçu : Documents Chargement de la description du lien</text:p></draw:text-box><svg:title/><svg:desc/></draw:frame></text:span><text:span text:style-name="T3579">méthodes</text:span></text:a></text:p>
      <text:p text:style-name="P3580">, nous pourrions rechercher « MDN String » sur Google, cliquer sur le lien vers MDN, puis faire défiler jusqu'à la section « Méthodes » de la documentation.</text:p>
      <text:soft-page-break/>
      <text:p text:style-name="P3581">Il existe de<text:s/>nombreuses façons d'accéder à la documentation que vous recherchez. Trouvez celle qui convient le mieux à votre flux de travail.</text:p>
      <text:h text:style-name="P3582" text:outline-level="3">Débordement de pile</text:h>
      <text:p text:style-name="P3583">6 minutes</text:p>
      <text:p text:style-name="P3584">À ce stade, vous vous dites peut-être que la documentation, c'est bien beau, mais qu'elle ne résoudra pas tous mes problèmes ! Et nous sommes tout à fait d'accord. Tous les langages de programmation ont des problèmes complexes et des cas limites étranges qui apparaissent de manière inattendue et sont parfois impossibles à résoudre seul.</text:p>
      <text:p text:style-name="P3585"><text:a xlink:href="https://stackoverflow.com/questions/51165/how-to-sort-strings-in-javascript" office:target-frame-name="_top" xlink:show="replace"><text:span text:style-name="T3586">Si vous êtes bloqué(e) par un problème de codage, nous vous encourageons vivement à rechercher une solution sur Google. Stack Overflow</text:span></text:a><text:span text:style-name="T3587"> est l'un des meilleurs sites que vous verr</text:span><text:span text:style-name="T3588">ez apparaître dans les résultats de recherche .</text:span></text:p>
      <text:p text:style-name="P3589">Stack Overflow est un forum de questions-réponses où des programmeurs frustrés exposent leurs problèmes, tandis que d'autres programmeurs discutent et votent pour des solutions. Si vous rencontrez un problème, Stack Overflow a presque toujours une solution.</text:p>
      <text:p text:style-name="P3590"><text:span text:style-name="T3591">Par exemple, si vous ne parvenez pas à écrire une fonction d'alphabétisation, recherchez « alphabétisation de chaînes JavaScript » sur Google et vous obtiendrez </text:span><text:a xlink:href="https://stackoverflow.com/questions/51165/how-to-sort-strings-in-javascript" office:target-frame-name="_top" xlink:show="replace"><text:span text:style-name="T3592">ce résultat sur Stack Overflow</text:span></text:a><text:span text:style-name="T3593"> . Vous pouvez parcourir rapidement les réponses pour trouver celles qui vous conviennent.</text:span></text:p>
      <text:p text:style-name="P3594">Si jamais vous programmez et qu'un problème<text:s/>devient si insurmontable que vous souhaitez abandonner, Stack Overflow est un excellent endroit où aller pour vous débloquer.</text:p>
      <text:h text:style-name="P3595" text:outline-level="3">Examen de débogage</text:h>
      <text:p text:style-name="P3596">6 minutes</text:p>
      <text:soft-page-break/>
      <text:p text:style-name="P3597">Vous venez d'apprendre de nombreuses techniques pour vous aider à débloquer toutes les situations de<text:s/>débogage. Félicitations ! Synthétisons tout ce que vous avez appris en un seul processus de débogage.</text:p>
      <text:list text:style-name="LFO25" text:continue-numbering="true">
        <text:list-item>
          <text:p text:style-name="P3598"><text:span text:style-name="T3599">Votre code génère-t-il des erreurs ?</text:span><text:span text:style-name="T3600"> Si oui, consultez la trace de la pile d'erreurs pour connaître le type, la description et l'emplacement de l'erreur.<text:s/></text:span><text:span text:style-name="T3601">Accédez à l'emplacement de l'erreur et essayez de la corriger.</text:span></text:p>
        </text:list-item>
        <text:list-item>
          <text:p text:style-name="P3602"><text:span text:style-name="T3603">Votre code est-il défectueux, mais ne génère pas d'erreurs ?</text:span><text:span text:style-name="T3604"> Parcourez votre code à l'aide de</text:span><text:span text:style-name="T3605">console.log()</text:span><text:span text:style-name="T3606"> </text:span></text:p>
        </text:list-item>
      </text:list>
      <text:p text:style-name="P3607"><text:a xlink:href="https://www.codecademy.com/resources/docs/javascript/statements" office:target-frame-name="_top" xlink:show="replace"><text:span text:style-name="T3608"><draw:frame draw:z-index="170" draw:id="id167" draw:style-name="a169" draw:name="Frame168" text:anchor-type="paragraph" svg:x="-104.1563in" svg:y="0in" svg:width="0.01597in" svg:height="0.01597in" style:rel-width="scale" style:rel-height="scale"><draw:text-box><text:p text:style-name="Textbody">Aperçu : Documents Chargement de la description du lien</text:p></draw:text-box><svg:title/><svg:desc/></draw:frame></text:span><text:span text:style-name="T3609">déclarations</text:span></text:a></text:p>
      <text:p text:style-name="P3610">Lorsque des résultats inattendus se produisent, isolez le bogue et essayez de le corriger.</text:p>
      <text:list text:style-name="LFO25" text:continue-numbering="true">
        <text:list-item>
          <text:p text:style-name="P3611"><text:span text:style-name="T3612">Vous avez identifié le bug en suivant les étapes 1 et 2, mais vous ne parvenez pas à le corriger</text:span><text:span text:style-name="T3613"> ?</text:span><text:span text:style-name="T3614"> Consultez la documentation pour vous assurer d'utiliser correctement toutes les fonctionnalités JavaScript. Si vous rencontrez toujours des difficultés, recherchez votre problème sur Google et consultez Stack Overflow pour obtenir de l'aide. Consultez l</text:span><text:span text:style-name="T3615">es solutions ou posez votre propre question Stack Overflow s'il n'existe aucune solution sur le sujet.</text:span></text:p>
        </text:list-item>
      </text:list>
      <text:p text:style-name="P3616">Cela peut prendre du temps et de la pratique, mais c'est ainsi que tous les développeurs résolvent leurs problèmes, alors n'abandonnez pas et vous deviendrez un expert en un rien de temps.</text:p>
      <text:p text:style-name="P3617">Félicitations encore pour avoir appris toutes ces nouvelles techniques. Entraînons-les encore une fois pour constater vos progrès !</text:p>
      <text:p text:style-name="P36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Apercu, apple-system, system-ui" svg:font-family="Apercu, apple-system, system-ui" style:font-family-generic="system"/>
    <style:font-face style:name="Monaco, Menlo, 'Ubuntu Mono', '" svg:font-family="Monaco, Menlo, 'Ubuntu Mono', '"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D"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Songti SC"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Accentuation" style:display-name="Accentuation"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8">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bullet text:level="2" text:style-name="WW_CharLFO20LVL2"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drigue Malemba</dc:creator>
    <meta:creation-date>2025-06-23T16:04:00Z</meta:creation-date>
    <dc:date>2025-08-11T11:37:00Z</dc:date>
    <meta:template xlink:href="Normal" xlink:type="simple"/>
    <meta:editing-cycles>59</meta:editing-cycles>
    <meta:editing-duration>PT380460S</meta:editing-duration>
    <meta:document-statistic meta:page-count="43" meta:paragraph-count="141" meta:word-count="10598" meta:character-count="70867" meta:row-count="503" meta:non-whitespace-character-count="60410"/>
  </office:meta>
</office:document-meta>
</file>